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opperplate Gothic Bold" svg:font-family="'Copperplate Gothic Bold'" style:font-family-generic="swiss" style:font-pitch="variable"/>
    <style:font-face style:name="Franklin Gothic Demi" svg:font-family="'Franklin Gothic Demi'" style:font-family-generic="swiss" style:font-pitch="variable"/>
    <style:font-face style:name="Franklin Gothic Medium Cond" svg:font-family="'Franklin Gothic Medium Cond'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3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font-name="Franklin Gothic Medium Cond"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7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Demi" fo:font-weight="bold" style:font-weight-asian="bold" style:font-weight-complex="bold"/>
    </style:style>
    <style:style style:name="ce8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fo:color="#ff0000" style:font-name="Franklin Gothic Demi" fo:font-weight="normal" style:font-weight-asian="normal" style:font-weight-complex="normal"/>
    </style:style>
    <style:style style:name="ce9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fo:color="#ff0000" style:font-name="Franklin Gothic Demi"/>
    </style:style>
    <style:style style:name="ce10" style:family="table-cell" style:parent-style-name="Default">
      <style:table-cell-properties fo:background-color="#e6e6e6"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Demi" fo:font-weight="bold" style:font-weight-asian="bold" style:font-weight-complex="bold"/>
    </style:style>
    <style:style style:name="ce11" style:family="table-cell" style:parent-style-name="Default">
      <style:table-cell-properties fo:background-color="#e6e6e6"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Demi"/>
    </style:style>
    <style:style style:name="ce12" style:family="table-cell" style:parent-style-name="Default">
      <style:table-cell-properties fo:background-color="#d7ebcc" style:text-align-source="fix" style:repeat-content="false" fo:border="none" style:vertical-align="middle"/>
      <style:paragraph-properties fo:text-align="center" fo:margin-left="0cm"/>
      <style:text-properties style:font-name="Copperplate Gothic Bold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style:font-name="Franklin Gothic Demi" fo:font-weight="bold" style:font-weight-asian="bold" style:font-weight-complex="bold"/>
    </style:style>
    <style:style style:name="ce14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Medium Cond" fo:font-weight="normal" style:font-weight-asian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Demi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Demi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Franklin Gothic Medium Cond" fo:font-weight="normal" style:font-weight-asian="normal" style:font-weight-complex="normal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Demi" fo:font-weight="normal" style:font-weight-asian="normal" style:font-weight-complex="normal"/>
    </style:style>
    <style:style style:name="ce20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Demi" fo:font-weight="normal" style:font-weight-asian="normal" style:font-weight-complex="normal"/>
    </style:style>
    <style:style style:name="ce21" style:family="table-cell" style:parent-style-name="Default">
      <style:table-cell-properties style:cell-protect="protected" style:print-content="true"/>
    </style:style>
    <style:style style:name="ce22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Demi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Demi"/>
    </style:style>
    <style:style style:name="ce24" style:family="table-cell" style:parent-style-name="Default">
      <style:table-cell-properties fo:background-color="#f2f2f2"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Demi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Verdana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Verdana" fo:font-weight="bold" style:font-weight-asian="bold" style:font-weight-complex="bold"/>
    </style:style>
    <style:style style:name="ce27" style:family="table-cell" style:parent-style-name="Default">
      <style:table-cell-properties fo:background-color="#e6e6e6"/>
    </style:style>
    <style:style style:name="ce28" style:family="table-cell" style:parent-style-name="Default">
      <style:table-cell-properties style:cell-protect="none" style:print-content="true"/>
      <style:text-properties fo:color="#ff0000"/>
    </style:style>
    <style:style style:name="ce29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Demi"/>
    </style:style>
    <style:style style:name="ce30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Medium Con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32" style:family="table-cell" style:parent-style-name="Default">
      <style:table-cell-properties fo:background-color="#e6e6e6"/>
      <style:text-properties style:font-name="Franklin Gothic Medium Cond"/>
    </style:style>
    <style:style style:name="ce33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fo:color="#ff0000" style:font-name="Franklin Gothic Medium Cond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Medium Cond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Medium Cond" fo:font-weight="normal" style:font-weight-asian="normal" style:font-weight-complex="normal"/>
    </style:style>
    <style:style style:name="ce36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Demi" fo:font-weight="bold" style:font-weight-asian="bold" style:font-weight-complex="bold"/>
    </style:style>
    <style:style style:name="ce37" style:family="table-cell" style:parent-style-name="Default">
      <style:table-cell-properties fo:background-color="#f2f2f2"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Medium Cond" fo:font-weight="normal" style:font-weight-asian="normal" style:font-weight-complex="normal"/>
    </style:style>
    <style:style style:name="ce38" style:family="table-cell" style:parent-style-name="Default">
      <style:table-cell-properties fo:background-color="#f2f2f2" style:text-align-source="fix" style:repeat-content="false" fo:border="none" style:vertical-align="middle"/>
      <style:paragraph-properties fo:text-align="center" fo:margin-left="0cm"/>
      <style:text-properties style:use-window-font-color="true" style:font-name="Verdana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 style:font-name="Courier New"/>
    </style:style>
    <style:style style:name="ce40" style:family="table-cell" style:parent-style-name="Default">
      <style:table-cell-properties fo:background-color="#f2f2f2" style:text-align-source="fix" style:repeat-content="false" fo:border="none" style:vertical-align="middle"/>
      <style:paragraph-properties fo:text-align="center" fo:margin-left="0cm"/>
      <style:text-properties style:use-window-font-color="true" style:font-name="Verdana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999999" style:font-name="Courier New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Courier New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999999" style:font-name="Courier New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4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6" style:family="table-cell" style:parent-style-name="Default">
      <style:table-cell-properties fo:background-color="#f2f2f2" style:cell-protect="none" style:print-content="true" style:text-align-source="fix" style:repeat-content="false" fo:border="none" style:vertical-align="middle"/>
      <style:paragraph-properties fo:text-align="center" fo:margin-left="0cm"/>
      <style:text-properties fo:color="#ff0000" style:font-name="Century Gothic" fo:font-weight="normal" style:font-weight-asian="normal" style:font-weight-complex="normal"/>
    </style:style>
    <style:style style:name="ce47" style:family="table-cell" style:parent-style-name="Default">
      <style:table-cell-properties fo:background-color="#f2f2f2" style:text-align-source="fix" style:repeat-content="false" fo:border="none" style:vertical-align="middle"/>
      <style:paragraph-properties fo:text-align="center" fo:margin-left="0cm"/>
      <style:text-properties style:use-window-font-color="true" style:font-name="Lucida Sans Unicode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Courier New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Franklin Gothic Demi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Franklin Gothic Medium Cond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Franklin Gothic Medium Cond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Franklin Gothic Medium Cond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/>
    </style:style>
    <style:style style:name="ce54" style:family="table-cell" style:parent-style-name="Default">
      <style:table-cell-properties fo:background-color="transparent"/>
      <style:text-properties fo:color="#ffffff"/>
    </style:style>
    <style:style style:name="ce55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Demi" fo:font-weight="normal" style:font-weight-asian="normal" style:font-weight-complex="normal"/>
    </style:style>
    <style:style style:name="ce56" style:family="table-cell" style:parent-style-name="Default">
      <style:text-properties fo:color="#999999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Courier New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Verdana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Verdana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 style:font-name="Courier New" fo:font-weight="normal" style:font-weight-asian="normal" style:font-weight-complex="normal"/>
    </style:style>
    <style:style style:name="ce6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Century Gothic" fo:font-weight="normal" style:font-weight-asian="normal" style:font-weight-complex="normal"/>
    </style:style>
    <style:style style:name="ce62" style:family="table-cell" style:parent-style-name="Default">
      <style:table-cell-properties fo:background-color="#f2f2f2" style:text-align-source="fix" style:repeat-content="false" fo:border="none" style:vertical-align="middle"/>
      <style:paragraph-properties fo:text-align="center" fo:margin-left="0cm"/>
      <style:text-properties fo:color="#ff0000" style:font-name="Century Gothic"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Lucida Sans Unicode" fo:font-weight="bold" style:font-weight-asian="bold" style:font-weight-complex="bold"/>
    </style:style>
    <style:style style:name="ce64" style:family="table-cell" style:parent-style-name="Default">
      <style:table-cell-properties fo:border-bottom="none" fo:border-left="none" fo:border-right="0.06pt solid #000000" fo:border-top="0.06pt solid #000000"/>
    </style:style>
    <style:style style:name="ce65" style:family="table-cell" style:parent-style-name="Default">
      <style:table-cell-properties fo:border-bottom="none" fo:border-left="none" fo:border-right="0.06pt solid #000000" fo:border-top="none"/>
    </style:style>
    <style:style style:name="ce66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999999" style:font-name="Courier New" fo:font-weight="normal" style:font-weight-asian="normal" style:font-weight-complex="normal"/>
    </style:style>
    <style:style style:name="ce67" style:family="table-cell" style:parent-style-name="Default">
      <style:table-cell-properties fo:border-bottom="0.06pt solid #000000" fo:border-left="none" fo:border-right="0.06pt solid #000000" fo:border-top="none"/>
    </style:style>
    <style:style style:name="ce68" style:family="table-cell" style:parent-style-name="Default">
      <style:table-cell-properties fo:background-color="transparent"/>
      <style:text-properties fo:color="#999999" style:font-name="Courier New"/>
    </style:style>
    <style:style style:name="ce69" style:family="table-cell" style:parent-style-name="Default">
      <style:table-cell-properties fo:background-color="#d8e5f2" style:text-align-source="fix" style:repeat-content="false" fo:border="none" style:vertical-align="middle"/>
      <style:paragraph-properties fo:text-align="center" fo:margin-left="0cm"/>
      <style:text-properties style:font-name="Copperplate Gothic Bold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Century Gothic" fo:font-weight="normal" style:font-weight-asian="normal" style:font-weight-complex="normal"/>
    </style:style>
    <style:style style:name="ce71" style:family="table-cell" style:parent-style-name="Default">
      <style:table-cell-properties fo:background-color="#ffcccc" style:text-align-source="fix" style:repeat-content="false" fo:border="none" style:vertical-align="middle"/>
      <style:paragraph-properties fo:text-align="center" fo:margin-left="0cm"/>
      <style:text-properties style:use-window-font-color="true" style:font-name="Copperplate Gothic Bold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ackground-color="#e5ffff" style:text-align-source="fix" style:repeat-content="false" fo:border="none" style:vertical-align="middle"/>
      <style:paragraph-properties fo:text-align="center" fo:margin-left="0cm"/>
      <style:text-properties style:font-name="Copperplate Gothic Bold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ackground-color="#edccff" style:text-align-source="fix" style:repeat-content="false" fo:border="none" style:vertical-align="middle"/>
      <style:paragraph-properties fo:text-align="center" fo:margin-left="0cm"/>
      <style:text-properties style:font-name="Copperplate Gothic Bold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#f2f2cc" style:text-align-source="fix" style:repeat-content="false" fo:border="none" style:vertical-align="middle"/>
      <style:paragraph-properties fo:text-align="center" fo:margin-left="0cm"/>
      <style:text-properties style:font-name="Copperplate Gothic Bold"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ext-properties style:text-underline-style="none"/>
    </style:style>
    <style:style style:name="ce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Demi" style:text-underline-style="none" fo:font-weight="normal" style:font-weight-asian="normal" style:font-weight-complex="normal"/>
    </style:style>
    <style:style style:name="ce7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ffffff" style:font-name="Franklin Gothic Medium Cond" fo:font-weight="normal" style:font-weight-asian="normal" style:font-weight-complex="normal"/>
    </style:style>
    <style:style style:name="ce78" style:family="table-cell" style:parent-style-name="Default">
      <style:table-cell-properties fo:background-color="#ffffff"/>
      <style:text-properties fo:color="#ffffff"/>
    </style:style>
    <style:style style:name="ce7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ffffff" style:font-name="Verdana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color="#ffffff" style:font-name="Courier New"/>
    </style:style>
    <style:style style:name="ce8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ffffff" style:font-name="Verdana" fo:font-weight="bold" style:font-weight-asian="bold" style:font-weight-complex="bold"/>
    </style:style>
    <style:style style:name="ce8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ffffff" style:font-name="Courier New" fo:font-weight="normal" style:font-weight-asian="normal" style:font-weight-complex="normal"/>
    </style:style>
    <style:style style:name="ce8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color="#ffffff" style:font-name="Courier New" fo:font-weight="normal" style:font-weight-asian="normal" style:font-weight-complex="normal"/>
    </style:style>
    <style:style style:name="ce8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color="#ffffff"/>
    </style:style>
    <style:style style:name="ce85" style:family="table-cell" style:parent-style-name="Default">
      <style:table-cell-properties fo:background-color="#ffffff" style:cell-protect="none" style:print-content="true" style:text-align-source="fix" style:repeat-content="false" fo:border="none" style:vertical-align="middle"/>
      <style:paragraph-properties fo:text-align="center" fo:margin-left="0cm"/>
      <style:text-properties fo:color="#ffffff" style:font-name="Century Gothic" fo:font-weight="normal" style:font-weight-asian="normal" style:font-weight-complex="normal"/>
    </style:style>
    <style:style style:name="ce8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ffffff" style:font-name="Century Gothic" fo:font-weight="normal" style:font-weight-asian="normal" style:font-weight-complex="normal"/>
    </style:style>
    <style:style style:name="ce8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ffffff" style:font-name="Lucida Sans Unicode" fo:font-weight="bold" style:font-weight-asian="bold" style:font-weight-complex="bold"/>
    </style:style>
    <style:style style:name="ce88" style:family="table-cell" style:parent-style-name="Default">
      <style:table-cell-properties fo:background-color="#e5ffbf" style:text-align-source="fix" style:repeat-content="false" fo:border="none" style:vertical-align="middle"/>
      <style:paragraph-properties fo:text-align="center" fo:margin-left="0cm"/>
      <style:text-properties style:font-name="Copperplate Gothic Bold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ffffe5" style:text-align-source="fix" style:repeat-content="false" fo:border="none" style:vertical-align="middle"/>
      <style:paragraph-properties fo:text-align="center" fo:margin-left="0cm"/>
      <style:text-properties style:font-name="Copperplate Gothic Bold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fo:background-color="#ffe5cc" style:text-align-source="fix" style:repeat-content="false" fo:border="none" style:vertical-align="middle"/>
      <style:paragraph-properties fo:text-align="center" fo:margin-left="0cm"/>
      <style:text-properties style:font-name="Copperplate Gothic Bold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Franklin Gothic Demi" fo:font-weight="normal" style:font-weight-asian="normal" style:font-weight-complex="normal"/>
    </style:style>
    <style:style style:name="ce92" style:family="table-cell" style:parent-style-name="Default">
      <style:table-cell-properties fo:background-color="#f2f2f2" style:text-align-source="fix" style:repeat-content="false" fo:border="none" style:vertical-align="middle"/>
      <style:paragraph-properties fo:text-align="center" fo:margin-left="0cm"/>
      <style:text-properties style:font-name="Copperplate Gothic Bold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01 Imperial" table:style-name="ta1" table:print="false">
        <table:table-column table:style-name="co1" table:default-cell-style-name="ce3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1" table:default-cell-style-name="ce65"/>
        <table:table-column table:style-name="co3" table:number-columns-repeated="4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6" table:number-columns-repeated="29"/>
          <table:table-cell table:style-name="ce64"/>
          <table:table-cell table:number-columns-repeated="5"/>
        </table:table-row>
        <table:table-row table:style-name="ro2">
          <table:table-cell table:style-name="ce2"/>
          <table:table-cell table:style-name="ce7" office:value-type="string" calcext:value-type="string" table:number-columns-spanned="3" table:number-rows-spanned="1">
            <text:p>LOG N°</text:p>
          </table:table-cell>
          <table:covered-table-cell table:style-name="ce19"/>
          <table:covered-table-cell/>
          <table:table-cell table:style-name="ce7" office:value-type="string" calcext:value-type="string" table:number-columns-spanned="2" table:number-rows-spanned="1">
            <text:p>SECTEUR</text:p>
          </table:table-cell>
          <table:covered-table-cell table:style-name="ce19"/>
          <table:table-cell table:style-name="ce7" office:value-type="string" calcext:value-type="string" table:number-columns-spanned="2" table:number-rows-spanned="1">
            <text:p>PLANETE</text:p>
          </table:table-cell>
          <table:covered-table-cell table:style-name="ce19"/>
          <table:table-cell table:style-name="ce16"/>
          <table:table-cell table:style-name="ce36" office:value-type="string" calcext:value-type="string" table:number-columns-spanned="21" table:number-rows-spanned="1">
            <text:p>CONTINGENT</text:p>
          </table:table-cell>
          <table:covered-table-cell table:number-columns-repeated="9" table:style-name="ce31"/>
          <table:covered-table-cell table:style-name="ce23"/>
          <table:covered-table-cell table:number-columns-repeated="10" table:style-name="ce31"/>
          <table:table-cell table:number-columns-repeated="6"/>
        </table:table-row>
        <table:table-row table:style-name="ro2">
          <table:table-cell/>
          <table:table-cell table:style-name="ce8" office:value-type="string" calcext:value-type="string" table:number-columns-spanned="3" table:number-rows-spanned="1">
            <text:p>X</text:p>
          </table:table-cell>
          <table:covered-table-cell table:style-name="ce20"/>
          <table:covered-table-cell/>
          <table:table-cell table:style-name="ce8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8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16"/>
          <table:table-cell table:style-name="ce14" office:value-type="string" calcext:value-type="string">
            <text:p>N°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 table:number-columns-spanned="5" table:number-rows-spanned="1">
            <text:p>Nom</text:p>
          </table:table-cell>
          <table:covered-table-cell table:number-columns-repeated="2" table:style-name="ce14"/>
          <table:covered-table-cell table:style-name="ce45"/>
          <table:covered-table-cell table:style-name="ce14"/>
          <table:table-cell table:style-name="ce14" office:value-type="string" calcext:value-type="string">
            <text:p>Surv</text:p>
          </table:table-cell>
          <table:table-cell table:style-name="ce14" office:value-type="string" calcext:value-type="string">
            <text:p>Renf</text:p>
          </table:table-cell>
          <table:table-cell table:style-name="ce14" office:value-type="string" calcext:value-type="string">
            <text:p>Nbr</text:p>
          </table:table-cell>
          <table:table-cell table:style-name="ce16"/>
          <table:table-cell table:style-name="ce14" office:value-type="string" calcext:value-type="string">
            <text:p>N°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 table:number-columns-spanned="5" table:number-rows-spanned="1">
            <text:p>Nom</text:p>
          </table:table-cell>
          <table:covered-table-cell table:number-columns-repeated="2" table:style-name="ce14"/>
          <table:covered-table-cell table:style-name="ce45"/>
          <table:covered-table-cell table:style-name="ce14"/>
          <table:table-cell table:style-name="ce14" office:value-type="string" calcext:value-type="string">
            <text:p>Surv</text:p>
          </table:table-cell>
          <table:table-cell table:style-name="ce14" office:value-type="string" calcext:value-type="string">
            <text:p>Renf</text:p>
          </table:table-cell>
          <table:table-cell table:style-name="ce14" office:value-type="string" calcext:value-type="string">
            <text:p>Nbr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PHASE</text:p>
          </table:table-cell>
          <table:covered-table-cell table:style-name="ce7"/>
          <table:covered-table-cell table:number-columns-repeated="2" table:style-name="ce27"/>
          <table:table-cell table:style-name="ce7" office:value-type="string" calcext:value-type="string" table:number-columns-spanned="3" table:number-rows-spanned="1">
            <text:p>VS CONFLIT</text:p>
          </table:table-cell>
          <table:covered-table-cell table:style-name="ce19"/>
          <table:covered-table-cell table:style-name="ce27"/>
          <table:table-cell table:style-name="ce23"/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>
            <text:p>QG</text:p>
          </table:table-cell>
          <table:table-cell table:style-name="ce40" office:value-type="string" calcext:value-type="string" table:number-columns-spanned="5" table:number-rows-spanned="1">
            <text:p>CAPITAIN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5]+[.R5]" office:value-type="float" office:value="0" calcext:value-type="float">
            <text:p>0</text:p>
          </table:table-cell>
          <table:table-cell table:style-name="ce16"/>
          <table:table-cell table:style-name="ce37" office:value-type="float" office:value="19" calcext:value-type="float">
            <text:p>19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HYDR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AB5]+[.AC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calcext:value-type="float" table:number-columns-spanned="4" table:number-rows-spanned="1">
            <text:p>0</text:p>
          </table:table-cell>
          <table:covered-table-cell table:style-name="ce9"/>
          <table:covered-table-cell table:number-columns-repeated="2" table:style-name="ce28"/>
          <table:table-cell table:style-name="ce8" office:value-type="float" office:value="150" calcext:value-type="float" table:number-columns-spanned="3" table:number-rows-spanned="1">
            <text:p>150</text:p>
          </table:table-cell>
          <table:covered-table-cell table:style-name="ce8"/>
          <table:covered-table-cell table:style-name="ce28"/>
          <table:table-cell table:style-name="ce23"/>
          <table:table-cell/>
          <table:table-cell table:style-name="ce39" table:formula="of:=([.R5]+1/2*[.Q5])*(-[.M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30" calcext:value-type="float">
            <text:p>3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24" calcext:value-type="float">
            <text:p>24</text:p>
          </table:table-cell>
          <table:table-cell table:style-name="ce42" table:formula="of:=([.R5]+1/2*[.Q5])*[.P6]" office:value-type="float" office:value="0" calcext:value-type="float">
            <text:p>0</text:p>
          </table:table-cell>
          <table:table-cell table:style-name="ce44"/>
          <table:table-cell table:style-name="ce48" table:formula="of:=[.S5]*([.M6]-[.P6])" office:value-type="float" office:value="0" calcext:value-type="float">
            <text:p>0</text:p>
          </table:table-cell>
          <table:table-cell table:style-name="ce49"/>
          <table:table-cell table:style-name="ce44"/>
          <table:table-cell table:style-name="ce39" table:formula="of:=([.AC5]+1/2*[.AB5])*(-[.X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5" calcext:value-type="float">
            <text:p>2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5]+1/2*[.AB5])*[.AA6]" office:value-type="float" office:value="0" calcext:value-type="float">
            <text:p>0</text:p>
          </table:table-cell>
          <table:table-cell table:style-name="ce44"/>
          <table:table-cell table:style-name="ce48" table:formula="of:=[.AD5]*([.X6]-[.AA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string" calcext:value-type="string" table:number-columns-spanned="4" table:number-rows-spanned="1">
            <text:p>ÉVENEMENTS</text:p>
          </table:table-cell>
          <table:covered-table-cell table:number-columns-repeated="3" table:style-name="ce21"/>
          <table:table-cell table:number-columns-repeated="3"/>
          <table:table-cell table:style-name="ce16"/>
          <table:table-cell table:style-name="ce37" office:value-type="float" office:value="2" calcext:value-type="float">
            <text:p>2</text:p>
          </table:table-cell>
          <table:table-cell table:style-name="ce38" office:value-type="string" calcext:value-type="string">
            <text:p>QG</text:p>
          </table:table-cell>
          <table:table-cell table:style-name="ce40" office:value-type="string" calcext:value-type="string" table:number-columns-spanned="5" table:number-rows-spanned="1">
            <text:p>COMMISSAIR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7]+[.R7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0" calcext:value-type="float">
            <text:p>20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7]+[.AC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M</text:p>
          </table:table-cell>
          <table:table-cell table:number-columns-repeated="3"/>
          <table:table-cell table:style-name="ce23"/>
          <table:table-cell table:style-name="ce31"/>
          <table:table-cell table:style-name="ce39" table:formula="of:=([.R7]+1/2*[.Q7])*(-[.M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5" calcext:value-type="float">
            <text:p>15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12" calcext:value-type="float">
            <text:p>12</text:p>
          </table:table-cell>
          <table:table-cell table:style-name="ce42" table:formula="of:=([.R7]+1/2*[.Q7])*[.P8]" office:value-type="float" office:value="0" calcext:value-type="float">
            <text:p>0</text:p>
          </table:table-cell>
          <table:table-cell table:style-name="ce44"/>
          <table:table-cell table:style-name="ce48" table:formula="of:=[.S7]*([.M8]-[.P8])" office:value-type="float" office:value="0" calcext:value-type="float">
            <text:p>0</text:p>
          </table:table-cell>
          <table:table-cell table:style-name="ce44"/>
          <table:table-cell table:style-name="ce53"/>
          <table:table-cell table:style-name="ce39" table:formula="of:=([.AC7]+1/2*[.AB7])*(-[.X8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7]+1/2*[.AB7])*[.AA8]" office:value-type="float" office:value="0" calcext:value-type="float">
            <text:p>0</text:p>
          </table:table-cell>
          <table:table-cell table:style-name="ce53"/>
          <table:table-cell table:style-name="ce39" table:formula="of:=[.AD7]*([.X8]-[.AA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number-columns-repeated="4" table:style-name="ce9" office:value-type="string" calcext:value-type="string">
            <text:p>X</text:p>
          </table:table-cell>
          <table:table-cell table:number-columns-repeated="3"/>
          <table:table-cell table:style-name="ce31"/>
          <table:table-cell table:style-name="ce37" office:value-type="float" office:value="3" calcext:value-type="float">
            <text:p>3</text:p>
          </table:table-cell>
          <table:table-cell table:style-name="ce38" office:value-type="string" calcext:value-type="string">
            <text:p>QG</text:p>
          </table:table-cell>
          <table:table-cell table:style-name="ce40" office:value-type="string" calcext:value-type="string" table:number-columns-spanned="5" table:number-rows-spanned="1">
            <text:p>LIEUTENANT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9]+[.R9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1" calcext:value-type="float">
            <text:p>21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9]+[.AC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4"/>
          <table:table-cell table:style-name="ce31"/>
          <table:table-cell table:style-name="ce39" table:formula="of:=([.R9]+1/2*[.Q9])*(-[.M10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9" calcext:value-type="float">
            <text:p>9</text:p>
          </table:table-cell>
          <table:table-cell table:style-name="ce42" table:formula="of:=([.R9]+1/2*[.Q9])*[.P10]" office:value-type="float" office:value="0" calcext:value-type="float">
            <text:p>0</text:p>
          </table:table-cell>
          <table:table-cell table:style-name="ce44"/>
          <table:table-cell table:style-name="ce48" table:formula="of:=[.S9]*([.M10]-[.P10])" office:value-type="float" office:value="0" calcext:value-type="float">
            <text:p>0</text:p>
          </table:table-cell>
          <table:table-cell table:style-name="ce50"/>
          <table:table-cell table:style-name="ce53"/>
          <table:table-cell table:style-name="ce39" table:formula="of:=([.AC9]+1/2*[.AB9])*(-[.X1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9]+1/2*[.AB9])*[.AA10]" office:value-type="float" office:value="0" calcext:value-type="float">
            <text:p>0</text:p>
          </table:table-cell>
          <table:table-cell table:style-name="ce53"/>
          <table:table-cell table:style-name="ce39" table:formula="of:=[.AD9]*([.X10]-[.AA10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FACTION</text:p>
          </table:table-cell>
          <table:covered-table-cell table:style-name="ce19"/>
          <table:covered-table-cell table:number-columns-repeated="4" table:style-name="ce29"/>
          <table:table-cell table:style-name="ce7" office:value-type="string" calcext:value-type="string">
            <text:p>VS F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GARD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1]+[.R11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2" calcext:value-type="float">
            <text:p>22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11]+[.AC1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2" office:value-type="string" calcext:value-type="string" table:number-columns-spanned="6" table:number-rows-spanned="1">
            <text:p>GARDE <text:s/>IMPERIALE</text:p>
          </table:table-cell>
          <table:covered-table-cell table:number-columns-repeated="5"/>
          <table:table-cell table:style-name="ce16" table:formula="of:=3*(IF([.B6]=1;1;0))+1*(IF([.B6]=2;1;0))+5*(IF([.B6]=3;1;0))" office:value-type="float" office:value="0" calcext:value-type="float">
            <text:p>0</text:p>
          </table:table-cell>
          <table:table-cell table:style-name="ce31" table:number-columns-repeated="2"/>
          <table:table-cell table:style-name="ce39" table:formula="of:=([.R11]+1/2*[.Q11])*(-[.M1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1" calcext:value-type="float">
            <text:p>-1</text:p>
          </table:table-cell>
          <table:table-cell table:style-name="ce42" table:formula="of:=([.R11]+1/2*[.Q11])*[.P12]" office:value-type="float" office:value="-0" calcext:value-type="float">
            <text:p>0</text:p>
          </table:table-cell>
          <table:table-cell table:style-name="ce44"/>
          <table:table-cell table:style-name="ce48" table:formula="of:=[.S11]*([.M12]-[.P12])" office:value-type="float" office:value="0" calcext:value-type="float">
            <text:p>0</text:p>
          </table:table-cell>
          <table:table-cell table:style-name="ce51"/>
          <table:table-cell table:style-name="ce53"/>
          <table:table-cell table:style-name="ce39" table:formula="of:=([.AC11]+1/2*[.AB11])*(-[.X1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11]+1/2*[.AB11])*[.AA12]" office:value-type="float" office:value="0" calcext:value-type="float">
            <text:p>0</text:p>
          </table:table-cell>
          <table:table-cell table:style-name="ce53"/>
          <table:table-cell table:style-name="ce39" table:formula="of:=[.AD11]*([.X12]-[.AA1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5" calcext:value-type="float">
            <text:p>5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LEGIONNAIR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3]+[.R13]" office:value-type="float" office:value="0" calcext:value-type="float">
            <text:p>0</text:p>
          </table:table-cell>
          <table:table-cell table:style-name="ce34"/>
          <table:table-cell table:style-name="ce52" office:value-type="float" office:value="23" calcext:value-type="float">
            <text:p>23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13]+[.AC1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7" table:number-rows-spanned="1">
            <text:p>COMMANDANT</text:p>
          </table:table-cell>
          <table:covered-table-cell table:style-name="ce16"/>
          <table:covered-table-cell table:number-columns-repeated="4" table:style-name="ce23"/>
          <table:covered-table-cell/>
          <table:table-cell table:style-name="ce31" table:number-columns-repeated="2"/>
          <table:table-cell table:style-name="ce39" table:formula="of:=([.R13]+1/2*[.Q13])*(-[.M1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1" calcext:value-type="float">
            <text:p>-1</text:p>
          </table:table-cell>
          <table:table-cell table:style-name="ce42" table:formula="of:=([.R13]+1/2*[.Q13])*[.P14]" office:value-type="float" office:value="-0" calcext:value-type="float">
            <text:p>0</text:p>
          </table:table-cell>
          <table:table-cell table:style-name="ce44"/>
          <table:table-cell table:style-name="ce48" table:formula="of:=[.S13]*([.M14]-[.P14])" office:value-type="float" office:value="0" calcext:value-type="float">
            <text:p>0</text:p>
          </table:table-cell>
          <table:table-cell table:style-name="ce51"/>
          <table:table-cell table:style-name="ce54"/>
          <table:table-cell table:style-name="ce39" table:formula="of:=([.AC13]+1/2*[.AB13])*(-[.X1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13]+1/2*[.AB13])*[.AA14]" office:value-type="float" office:value="0" calcext:value-type="float">
            <text:p>0</text:p>
          </table:table-cell>
          <table:table-cell table:style-name="ce53"/>
          <table:table-cell table:style-name="ce39" table:formula="of:=[.AD13]*([.X14]-[.AA1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 table:number-columns-spanned="7" table:number-rows-spanned="1">
            <text:p>X</text:p>
          </table:table-cell>
          <table:covered-table-cell table:style-name="ce16"/>
          <table:covered-table-cell table:number-columns-repeated="4" table:style-name="ce23"/>
          <table:covered-table-cell/>
          <table:table-cell table:style-name="ce31"/>
          <table:table-cell table:style-name="ce37" office:value-type="float" office:value="6" calcext:value-type="float">
            <text:p>6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VETERAN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5]+[.R15]" office:value-type="float" office:value="0" calcext:value-type="float">
            <text:p>0</text:p>
          </table:table-cell>
          <table:table-cell table:style-name="ce31"/>
          <table:table-cell table:number-columns-repeated="16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VICTOIRES </text:p>
          </table:table-cell>
          <table:covered-table-cell table:style-name="ce19"/>
          <table:covered-table-cell table:style-name="ce29"/>
          <table:covered-table-cell table:style-name="ce19"/>
          <table:table-cell table:style-name="ce7" office:value-type="string" calcext:value-type="string" table:number-columns-spanned="3" table:number-rows-spanned="1">
            <text:p>DEFAITES</text:p>
          </table:table-cell>
          <table:covered-table-cell table:number-columns-repeated="2" table:style-name="ce19"/>
          <table:table-cell table:style-name="ce31" table:number-columns-repeated="2"/>
          <table:table-cell table:style-name="ce39" table:formula="of:=([.R15]+1/2*[.Q15])*(-[.M1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" calcext:value-type="float">
            <text:p>-2</text:p>
          </table:table-cell>
          <table:table-cell table:style-name="ce42" table:formula="of:=([.R15]+1/2*[.Q15])*[.P16]" office:value-type="float" office:value="-0" calcext:value-type="float">
            <text:p>0</text:p>
          </table:table-cell>
          <table:table-cell table:style-name="ce44"/>
          <table:table-cell table:style-name="ce48" table:formula="of:=[.S15]*([.M16]-[.P16])" office:value-type="float" office:value="0" calcext:value-type="float">
            <text:p>0</text:p>
          </table:table-cell>
          <table:table-cell table:style-name="ce51"/>
          <table:table-cell table:style-name="ce55" office:value-type="string" calcext:value-type="string" table:number-columns-spanned="10" table:number-rows-spanned="1">
            <text:p>CAPTURE</text:p>
          </table:table-cell>
          <table:covered-table-cell table:number-columns-repeated="9" table:style-name="ce31"/>
          <table:table-cell table:number-columns-repeated="6"/>
        </table:table-row>
        <table:table-row table:style-name="ro2">
          <table:table-cell/>
          <table:table-cell table:style-name="ce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2"/>
          <table:table-cell table:style-name="ce31"/>
          <table:table-cell table:style-name="ce37" office:value-type="float" office:value="7" calcext:value-type="float">
            <text:p>7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ECLAIREU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7]+[.R17]" office:value-type="float" office:value="0" calcext:value-type="float">
            <text:p>0</text:p>
          </table:table-cell>
          <table:table-cell table:style-name="ce31"/>
          <table:table-cell table:style-name="ce14" office:value-type="string" calcext:value-type="string">
            <text:p>N°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 table:number-columns-spanned="5" table:number-rows-spanned="1">
            <text:p>Nom</text:p>
          </table:table-cell>
          <table:covered-table-cell table:number-columns-repeated="2" table:style-name="ce14"/>
          <table:covered-table-cell table:style-name="ce45"/>
          <table:covered-table-cell table:style-name="ce14"/>
          <table:table-cell table:style-name="ce14" office:value-type="string" calcext:value-type="string" table:number-columns-spanned="2" table:number-rows-spanned="1">
            <text:p>Surv</text:p>
          </table:table-cell>
          <table:covered-table-cell table:style-name="ce31"/>
          <table:table-cell table:style-name="ce14" office:value-type="string" calcext:value-type="string">
            <text:p>Nbr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17]+1/2*[.Q17])*(-[.M1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3" calcext:value-type="float">
            <text:p>3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2" calcext:value-type="float">
            <text:p>2</text:p>
          </table:table-cell>
          <table:table-cell table:style-name="ce42" table:formula="of:=([.R17]+1/2*[.Q17])*[.P18]" office:value-type="float" office:value="0" calcext:value-type="float">
            <text:p>0</text:p>
          </table:table-cell>
          <table:table-cell table:style-name="ce44"/>
          <table:table-cell table:style-name="ce48" table:formula="of:=[.S17]*([.M18]-[.P18])" office:value-type="float" office:value="0" calcext:value-type="float">
            <text:p>0</text:p>
          </table:table-cell>
          <table:table-cell table:style-name="ce51"/>
          <table:table-cell table:number-columns-repeated="16"/>
        </table:table-row>
        <table:table-row table:style-name="ro2">
          <table:table-cell/>
          <table:table-cell table:style-name="ce13" office:value-type="string" calcext:value-type="string" table:number-columns-spanned="7" table:number-rows-spanned="1">
            <text:p>VALEUR STRATEGIQUE</text:p>
          </table:table-cell>
          <table:covered-table-cell table:number-columns-repeated="6"/>
          <table:table-cell table:style-name="ce31"/>
          <table:table-cell table:style-name="ce37" office:value-type="float" office:value="8" calcext:value-type="float">
            <text:p>8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COMMANDO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9]+[.R19]" office:value-type="float" office:value="0" calcext:value-type="float">
            <text:p>0</text:p>
          </table:table-cell>
          <table:table-cell table:style-name="ce17"/>
          <table:table-cell table:style-name="ce37" office:value-type="float" office:value="24" calcext:value-type="float">
            <text:p>24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MOTO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19]+[.AC1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 calcext:value-type="string" table:number-columns-spanned="3" table:number-rows-spanned="1">
            <text:p>Précédente</text:p>
          </table:table-cell>
          <table:covered-table-cell table:style-name="ce14"/>
          <table:covered-table-cell table:style-name="ce30"/>
          <table:table-cell table:style-name="ce14" office:value-type="string" calcext:value-type="string" table:number-columns-spanned="2" table:number-rows-spanned="1">
            <text:p>Actuelle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Terminale</text:p>
          </table:table-cell>
          <table:covered-table-cell table:style-name="ce32"/>
          <table:table-cell table:style-name="ce31" table:number-columns-repeated="2"/>
          <table:table-cell table:style-name="ce39" table:formula="of:=([.R19]+1/2*[.Q19])*(-[.M20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5" calcext:value-type="float">
            <text:p>5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3" calcext:value-type="float">
            <text:p>3</text:p>
          </table:table-cell>
          <table:table-cell table:style-name="ce42" table:formula="of:=([.R19]+1/2*[.Q19])*[.P20]" office:value-type="float" office:value="0" calcext:value-type="float">
            <text:p>0</text:p>
          </table:table-cell>
          <table:table-cell table:style-name="ce44"/>
          <table:table-cell table:style-name="ce48" table:formula="of:=[.S19]*([.M20]-[.P20])" office:value-type="float" office:value="0" calcext:value-type="float">
            <text:p>0</text:p>
          </table:table-cell>
          <table:table-cell table:style-name="ce50"/>
          <table:table-cell table:style-name="ce44"/>
          <table:table-cell table:style-name="ce39" table:formula="of:=([.AC19]+1/2*[.AB19])*(-[.X20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19]+1/2*[.AB19])*[.AA20]" office:value-type="float" office:value="0" calcext:value-type="float">
            <text:p>0</text:p>
          </table:table-cell>
          <table:table-cell table:style-name="ce44"/>
          <table:table-cell table:style-name="ce48" table:formula="of:=[.AD19]*([.X20]-[.AA20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3"/>
          <table:table-cell table:style-name="ce16" table:formula="of:=[.S6]+[.S8]+[.S10]+[.S12]+[.S14]+[.S16]+[.S18]+[.S20]+[.S22]+[.S24]+[.S26]+[.S28]+[.S30]+[.S32]+[.S34]+[.S36]+[.S38]+[.S40]+[.AD6]+[.AD8]+[.AD10]+[.AD12]+[.AD14]+[.AD20]+[.AD22]+[.AD24]+[.AD26]+[.AD28]+[.AD30]+[.AD32]+[.AD34]+[.AD36]+[.AD38]+[.AD40]" office:value-type="float" office:value="0" calcext:value-type="float" table:number-columns-spanned="2" table:number-rows-spanned="1">
            <text:p>0</text:p>
          </table:table-cell>
          <table:covered-table-cell table:style-name="ce23"/>
          <table:table-cell table:style-name="ce9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/>
          <table:table-cell table:style-name="ce37" office:value-type="float" office:value="9" calcext:value-type="float">
            <text:p>9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VOSTROYEN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1]+[.R21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5" calcext:value-type="float">
            <text:p>25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LAND SPEEDE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1]+[.AC2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1]+1/2*[.Q21])*(-[.M22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5" calcext:value-type="float">
            <text:p>5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4" calcext:value-type="float">
            <text:p>4</text:p>
          </table:table-cell>
          <table:table-cell table:style-name="ce42" table:formula="of:=([.R21]+1/2*[.Q21])*[.P22]" office:value-type="float" office:value="0" calcext:value-type="float">
            <text:p>0</text:p>
          </table:table-cell>
          <table:table-cell table:style-name="ce44"/>
          <table:table-cell table:style-name="ce48" table:formula="of:=[.S21]*([.M22]-[.P22])" office:value-type="float" office:value="0" calcext:value-type="float">
            <text:p>0</text:p>
          </table:table-cell>
          <table:table-cell table:style-name="ce51"/>
          <table:table-cell table:style-name="ce44"/>
          <table:table-cell table:style-name="ce39" table:formula="of:=([.AC21]+1/2*[.AB21])*(-[.X22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5" calcext:value-type="float">
            <text:p>1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21]+1/2*[.AB21])*[.AA22]" office:value-type="float" office:value="0" calcext:value-type="float">
            <text:p>0</text:p>
          </table:table-cell>
          <table:table-cell table:style-name="ce44"/>
          <table:table-cell table:style-name="ce48" table:formula="of:=[.AD21]*([.X22]-[.AA2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7" table:number-rows-spanned="1">
            <text:p>RENFORTS</text:p>
          </table:table-cell>
          <table:covered-table-cell table:style-name="ce24"/>
          <table:covered-table-cell table:number-columns-repeated="5"/>
          <table:table-cell table:style-name="ce31"/>
          <table:table-cell table:style-name="ce37" office:value-type="float" office:value="10" calcext:value-type="float">
            <text:p>10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BAZOOKA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3]+[.R23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6" calcext:value-type="float">
            <text:p>26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MOBZ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3]+[.AC2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5" table:formula="of:=[.F6]+(([.H12]+[.H32])*[.F6]/10)" office:value-type="float" office:value="150" calcext:value-type="float" table:number-columns-spanned="7" table:number-rows-spanned="1">
            <text:p>150</text:p>
          </table:table-cell>
          <table:covered-table-cell table:style-name="ce23"/>
          <table:covered-table-cell table:number-columns-repeated="5"/>
          <table:table-cell table:style-name="ce31" table:number-columns-repeated="2"/>
          <table:table-cell table:style-name="ce39" table:formula="of:=([.R23]+1/2*[.Q23])*(-[.M2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R23]+1/2*[.Q23])*[.P24]" office:value-type="float" office:value="-0" calcext:value-type="float">
            <text:p>0</text:p>
          </table:table-cell>
          <table:table-cell table:style-name="ce44"/>
          <table:table-cell table:style-name="ce48" table:formula="of:=[.S23]*([.M24]-[.P24])" office:value-type="float" office:value="0" calcext:value-type="float">
            <text:p>0</text:p>
          </table:table-cell>
          <table:table-cell table:style-name="ce51"/>
          <table:table-cell table:style-name="ce56"/>
          <table:table-cell table:style-name="ce39" table:formula="of:=([.AC23]+1/2*[.AB23])*(-[.X24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23]+1/2*[.AB23])*[.AA24]" office:value-type="float" office:value="0" calcext:value-type="float">
            <text:p>0</text:p>
          </table:table-cell>
          <table:table-cell table:style-name="ce44"/>
          <table:table-cell table:style-name="ce48" table:formula="of:=[.AD23]*([.X24]-[.AA2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1" calcext:value-type="float">
            <text:p>11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SAPEU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5]+[.R25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7" calcext:value-type="float">
            <text:p>27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BUGGYZ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5]+[.AC2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COM</text:p>
          </table:table-cell>
          <table:covered-table-cell table:style-name="ce19"/>
          <table:covered-table-cell table:number-columns-repeated="2" table:style-name="ce29"/>
          <table:table-cell table:style-name="ce7" office:value-type="string" calcext:value-type="string" table:number-columns-spanned="3" table:number-rows-spanned="1">
            <text:p>REQ</text:p>
          </table:table-cell>
          <table:covered-table-cell table:number-columns-repeated="2" table:style-name="ce29"/>
          <table:table-cell table:style-name="ce31" table:number-columns-repeated="2"/>
          <table:table-cell table:style-name="ce39" table:formula="of:=([.R25]+1/2*[.Q25])*(-[.M2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6" calcext:value-type="float">
            <text:p>6</text:p>
          </table:table-cell>
          <table:table-cell table:style-name="ce42" table:formula="of:=([.R25]+1/2*[.Q25])*[.P26]" office:value-type="float" office:value="0" calcext:value-type="float">
            <text:p>0</text:p>
          </table:table-cell>
          <table:table-cell table:style-name="ce44"/>
          <table:table-cell table:style-name="ce48" table:formula="of:=[.S25]*([.M26]-[.P26])" office:value-type="float" office:value="0" calcext:value-type="float">
            <text:p>0</text:p>
          </table:table-cell>
          <table:table-cell table:style-name="ce35"/>
          <table:table-cell table:style-name="ce44"/>
          <table:table-cell table:style-name="ce39" table:formula="of:=([.AC25]+1/2*[.AB25])*(-[.X2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5" calcext:value-type="float">
            <text:p>1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25]+1/2*[.AB25])*[.AA26]" office:value-type="float" office:value="0" calcext:value-type="float">
            <text:p>0</text:p>
          </table:table-cell>
          <table:table-cell table:style-name="ce44"/>
          <table:table-cell table:style-name="ce48" table:formula="of:=[.AD25]*([.X26]-[.AA2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6" table:formula="of:=([.B24])+([.K6]+[.K8]+[.K10]+[.K12]+[.K14]+[.K16]+[.K18]+[.K20]+[.K22]+[.K24]+[.K26]+[.K28]+[.K30]+[.K32]+[.K34]+[.K36]+[.K38]+[.K40]+[.V6]+[.V8]+[.V10]+[.V12]+[.V14]+[.V20]+[.V22]+[.V24]+[.V26]+[.V28]+[.V30]+[.V32]+[.V34]+[.V36]+[.V38]+[.V40])" office:value-type="float" office:value="150" calcext:value-type="float" table:number-columns-spanned="4" table:number-rows-spanned="1">
            <text:p>150</text:p>
          </table:table-cell>
          <table:covered-table-cell table:style-name="ce16"/>
          <table:covered-table-cell table:style-name="ce23"/>
          <table:covered-table-cell table:style-name="ce31"/>
          <table:table-cell table:style-name="ce16" table:formula="of:=[.Q6]+[.Q8]+[.Q10]+[.Q12]+[.Q14]+[.Q16]+[.Q18]+[.Q20]+[.Q22]+[.Q24]+[.Q26]+[.Q28]+[.Q30]+[.Q32]+[.Q34]+[.Q36]+[.Q38]+[.Q40]+[.AB6]+[.AB8]+[.AB10]+[.AB12]+[.AB14]+[.AB20]+[.AB22]+[.AB24]+[.AB26]+[.AB28]+[.AB30]+[.AB32]+[.AB34]+[.AB36]+[.AB38]+[.AB40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3"/>
          <table:table-cell table:style-name="ce31"/>
          <table:table-cell table:style-name="ce37" office:value-type="float" office:value="12" calcext:value-type="float">
            <text:p>12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TIREURS D'ELITE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7]+[.R27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8" calcext:value-type="float">
            <text:p>28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MOTOS GROT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7]+[.AC2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7]+1/2*[.Q27])*(-[.M2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4" calcext:value-type="float">
            <text:p>14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6" calcext:value-type="float">
            <text:p>6</text:p>
          </table:table-cell>
          <table:table-cell table:style-name="ce42" table:formula="of:=([.R27]+1/2*[.Q27])*[.P28]" office:value-type="float" office:value="0" calcext:value-type="float">
            <text:p>0</text:p>
          </table:table-cell>
          <table:table-cell table:style-name="ce44"/>
          <table:table-cell table:style-name="ce48" table:formula="of:=[.S27]*([.M28]-[.P28])" office:value-type="float" office:value="0" calcext:value-type="float">
            <text:p>0</text:p>
          </table:table-cell>
          <table:table-cell table:style-name="ce35"/>
          <table:table-cell table:style-name="ce56"/>
          <table:table-cell table:style-name="ce39" table:formula="of:=([.AC27]+1/2*[.AB27])*(-[.X2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27]+1/2*[.AB27])*[.AA28]" office:value-type="float" office:value="0" calcext:value-type="float">
            <text:p>0</text:p>
          </table:table-cell>
          <table:table-cell table:style-name="ce44"/>
          <table:table-cell table:style-name="ce48" table:formula="of:=[.AD27]*([.X28]-[.AA2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3" calcext:value-type="float">
            <text:p>13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MITRAILLEUSES MKIV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9]+[.R29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9" calcext:value-type="float">
            <text:p>29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TRUK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9]+[.AC2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9]+1/2*[.Q29])*(-[.M3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R29]+1/2*[.Q29])*[.P30]" office:value-type="float" office:value="-0" calcext:value-type="float">
            <text:p>0</text:p>
          </table:table-cell>
          <table:table-cell table:style-name="ce44"/>
          <table:table-cell table:style-name="ce48" table:formula="of:=[.S29]*([.M30]-[.P30])" office:value-type="float" office:value="0" calcext:value-type="float">
            <text:p>0</text:p>
          </table:table-cell>
          <table:table-cell table:style-name="ce31"/>
          <table:table-cell/>
          <table:table-cell table:style-name="ce39" table:formula="of:=([.AC29]+1/2*[.AB29])*(-[.X3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15" calcext:value-type="float">
            <text:p>-15</text:p>
          </table:table-cell>
          <table:table-cell table:style-name="ce42" table:formula="of:=([.AC29]+1/2*[.AB29])*[.AA30]" office:value-type="float" office:value="-0" calcext:value-type="float">
            <text:p>0</text:p>
          </table:table-cell>
          <table:table-cell table:style-name="ce44"/>
          <table:table-cell table:style-name="ce48" table:formula="of:=[.AD29]*([.X30]-[.AA30]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4" calcext:value-type="float">
            <text:p>14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CANONS LASE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1]+[.R31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30" calcext:value-type="float">
            <text:p>30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RHINO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1]+[.AC31]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BONUS <text:s/>DE <text:s/>RENFORTS</text:p>
          </table:table-cell>
          <table:covered-table-cell table:number-columns-repeated="2"/>
          <table:covered-table-cell table:style-name="ce31"/>
          <table:covered-table-cell table:number-columns-repeated="2"/>
          <table:table-cell table:style-name="ce8" office:value-type="float" office:value="0" calcext:value-type="float">
            <text:p>0</text:p>
          </table:table-cell>
          <table:table-cell table:style-name="ce31" table:number-columns-repeated="2"/>
          <table:table-cell table:style-name="ce39" table:formula="of:=([.R31]+1/2*[.Q31])*(-[.M3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R31]+1/2*[.Q31])*[.P32]" office:value-type="float" office:value="-0" calcext:value-type="float">
            <text:p>0</text:p>
          </table:table-cell>
          <table:table-cell table:style-name="ce44"/>
          <table:table-cell table:style-name="ce48" table:formula="of:=[.S31]*([.M32]-[.P32])" office:value-type="float" office:value="0" calcext:value-type="float">
            <text:p>0</text:p>
          </table:table-cell>
          <table:table-cell table:style-name="ce31"/>
          <table:table-cell table:style-name="ce57"/>
          <table:table-cell table:style-name="ce39" table:formula="of:=([.AC31]+1/2*[.AB31])*(-[.X3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0" calcext:value-type="float">
            <text:p>-20</text:p>
          </table:table-cell>
          <table:table-cell table:style-name="ce42" table:formula="of:=([.AC31]+1/2*[.AB31])*[.AA32]" office:value-type="float" office:value="-0" calcext:value-type="float">
            <text:p>0</text:p>
          </table:table-cell>
          <table:table-cell table:style-name="ce44"/>
          <table:table-cell table:style-name="ce48" table:formula="of:=[.AD31]*([.X32]-[.AA3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5" calcext:value-type="float">
            <text:p>15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MORTIE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3]+[.R33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31" calcext:value-type="float">
            <text:p>31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LAND RAIDE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3]+[.A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 calcext:value-type="string">
            <text:p>N°</text:p>
          </table:table-cell>
          <table:table-cell table:style-name="ce7" office:value-type="string" calcext:value-type="string" table:number-columns-spanned="5" table:number-rows-spanned="1">
            <text:p>GRENADES</text:p>
          </table:table-cell>
          <table:covered-table-cell table:number-columns-repeated="4"/>
          <table:table-cell table:style-name="ce7" office:value-type="string" calcext:value-type="string">
            <text:p>Nbr</text:p>
          </table:table-cell>
          <table:table-cell table:style-name="ce35"/>
          <table:table-cell table:style-name="ce31"/>
          <table:table-cell table:style-name="ce39" table:formula="of:=([.R33]+1/2*[.Q33])*(-[.M3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R33]+1/2*[.Q33])*[.P34]" office:value-type="float" office:value="-0" calcext:value-type="float">
            <text:p>0</text:p>
          </table:table-cell>
          <table:table-cell table:style-name="ce44"/>
          <table:table-cell table:style-name="ce48" table:formula="of:=[.S33]*([.M34]-[.P34])" office:value-type="float" office:value="0" calcext:value-type="float">
            <text:p>0</text:p>
          </table:table-cell>
          <table:table-cell table:style-name="ce31"/>
          <table:table-cell table:style-name="ce57"/>
          <table:table-cell table:style-name="ce39" table:formula="of:=([.AC33]+1/2*[.AB33])*(-[.X3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5" calcext:value-type="float">
            <text:p>-25</text:p>
          </table:table-cell>
          <table:table-cell table:style-name="ce42" table:formula="of:=([.AC33]+1/2*[.AB33])*[.AA34]" office:value-type="float" office:value="-0" calcext:value-type="float">
            <text:p>0</text:p>
          </table:table-cell>
          <table:table-cell table:style-name="ce44"/>
          <table:table-cell table:style-name="ce48" table:formula="of:=[.AD33]*([.X34]-[.AA3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5" calcext:value-type="float">
            <text:p>35</text:p>
          </table:table-cell>
          <table:table-cell table:style-name="ce25" office:value-type="string" calcext:value-type="string" table:number-columns-spanned="5" table:number-rows-spanned="1">
            <text:p>FRAGMENTATION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7" office:value-type="float" office:value="16" calcext:value-type="float">
            <text:p>16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OBUSIE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5]+[.R35]" office:value-type="float" office:value="0" calcext:value-type="float">
            <text:p>0</text:p>
          </table:table-cell>
          <table:table-cell/>
          <table:table-cell table:style-name="ce37" office:value-type="float" office:value="32" calcext:value-type="float">
            <text:p>32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WARTRUK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5]+[.A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6" calcext:value-type="float">
            <text:p>36</text:p>
          </table:table-cell>
          <table:table-cell table:style-name="ce25" office:value-type="string" calcext:value-type="string" table:number-columns-spanned="5" table:number-rows-spanned="1">
            <text:p>FUMIGENE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1"/>
          <table:table-cell table:style-name="ce39" table:formula="of:=([.R35]+1/2*[.Q35])*(-[.M3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R35]+1/2*[.Q35])*[.P36]" office:value-type="float" office:value="-0" calcext:value-type="float">
            <text:p>0</text:p>
          </table:table-cell>
          <table:table-cell table:style-name="ce44"/>
          <table:table-cell table:style-name="ce48" table:formula="of:=[.S35]*([.M36]-[.P36])" office:value-type="float" office:value="0" calcext:value-type="float">
            <text:p>0</text:p>
          </table:table-cell>
          <table:table-cell table:number-columns-repeated="2"/>
          <table:table-cell table:style-name="ce39" table:formula="of:=([.AC35]+1/2*[.AB35])*(-[.X3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5" calcext:value-type="float">
            <text:p>-25</text:p>
          </table:table-cell>
          <table:table-cell table:style-name="ce42" table:formula="of:=([.AC35]+1/2*[.AB35])*[.AA36]" office:value-type="float" office:value="-0" calcext:value-type="float">
            <text:p>0</text:p>
          </table:table-cell>
          <table:table-cell table:style-name="ce44"/>
          <table:table-cell table:style-name="ce48" table:formula="of:=[.AD35]*([.X36]-[.AA3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7" calcext:value-type="float">
            <text:p>37</text:p>
          </table:table-cell>
          <table:table-cell table:style-name="ce25" office:value-type="string" calcext:value-type="string" table:number-columns-spanned="5" table:number-rows-spanned="1">
            <text:p>FLASHBANG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7" office:value-type="float" office:value="17" calcext:value-type="float">
            <text:p>17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SENTINELL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7]+[.R37]" office:value-type="float" office:value="0" calcext:value-type="float">
            <text:p>0</text:p>
          </table:table-cell>
          <table:table-cell/>
          <table:table-cell table:style-name="ce37" office:value-type="float" office:value="33" calcext:value-type="float">
            <text:p>33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PREDATO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7]+[.A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8" calcext:value-type="float">
            <text:p>38</text:p>
          </table:table-cell>
          <table:table-cell table:style-name="ce25" office:value-type="string" calcext:value-type="string" table:number-columns-spanned="5" table:number-rows-spanned="1">
            <text:p>GAZ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1"/>
          <table:table-cell table:style-name="ce39" table:formula="of:=([.R37]+1/2*[.Q37])*(-[.M3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R37]+1/2*[.Q37])*[.P38]" office:value-type="float" office:value="0" calcext:value-type="float">
            <text:p>0</text:p>
          </table:table-cell>
          <table:table-cell table:style-name="ce44"/>
          <table:table-cell table:style-name="ce48" table:formula="of:=[.S37]*([.M38]-[.P38])" office:value-type="float" office:value="0" calcext:value-type="float">
            <text:p>0</text:p>
          </table:table-cell>
          <table:table-cell table:number-columns-repeated="2"/>
          <table:table-cell table:style-name="ce39" table:formula="of:=([.AC37]+1/2*[.AB37])*(-[.X3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5" calcext:value-type="float">
            <text:p>2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37]+1/2*[.AB37])*[.AA38]" office:value-type="float" office:value="0" calcext:value-type="float">
            <text:p>0</text:p>
          </table:table-cell>
          <table:table-cell table:style-name="ce44"/>
          <table:table-cell table:style-name="ce48" table:formula="of:=[.AD37]*([.X38]-[.AA3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9" calcext:value-type="float">
            <text:p>39</text:p>
          </table:table-cell>
          <table:table-cell table:style-name="ce26" office:value-type="string" calcext:value-type="string" table:number-columns-spanned="5" table:number-rows-spanned="1">
            <text:p>FUSION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7" office:value-type="float" office:value="18" calcext:value-type="float">
            <text:p>18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CHIMER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9]+[.R39]" office:value-type="float" office:value="0" calcext:value-type="float">
            <text:p>0</text:p>
          </table:table-cell>
          <table:table-cell/>
          <table:table-cell table:style-name="ce37" office:value-type="float" office:value="34" calcext:value-type="float">
            <text:p>34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EXPLOZO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9]+[.A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40" calcext:value-type="float">
            <text:p>40</text:p>
          </table:table-cell>
          <table:table-cell table:style-name="ce26" office:value-type="string" calcext:value-type="string" table:number-columns-spanned="5" table:number-rows-spanned="1">
            <text:p>PLASMA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1"/>
          <table:table-cell table:style-name="ce39" table:formula="of:=([.R39]+1/2*[.Q39])*(-[.M4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0" calcext:value-type="float">
            <text:p>-20</text:p>
          </table:table-cell>
          <table:table-cell table:style-name="ce42" table:formula="of:=([.R39]+1/2*[.Q39])*[.P40]" office:value-type="float" office:value="-0" calcext:value-type="float">
            <text:p>0</text:p>
          </table:table-cell>
          <table:table-cell table:style-name="ce44"/>
          <table:table-cell table:style-name="ce48" table:formula="of:=[.S39]*([.M40]-[.P40])" office:value-type="float" office:value="0" calcext:value-type="float">
            <text:p>0</text:p>
          </table:table-cell>
          <table:table-cell table:number-columns-repeated="2"/>
          <table:table-cell table:style-name="ce39" table:formula="of:=([.AC39]+1/2*[.AB39])*(-[.X40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5" calcext:value-type="float">
            <text:p>2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39]+1/2*[.AB39])*[.AA40]" office:value-type="float" office:value="0" calcext:value-type="float">
            <text:p>0</text:p>
          </table:table-cell>
          <table:table-cell table:style-name="ce44"/>
          <table:table-cell table:style-name="ce48" table:formula="of:=[.AD39]*([.X40]-[.AA4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8" table:number-columns-repeated="29"/>
          <table:table-cell table:style-name="ce67"/>
          <table:table-cell table:number-columns-repeated="5"/>
        </table:table-row>
        <table:table-row table:style-name="ro2" table:number-rows-repeated="25">
          <table:table-cell table:style-name="Default"/>
          <table:table-cell table:number-columns-repeated="29"/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29"/>
          <table:table-cell table:style-name="Default"/>
          <table:table-cell table:number-columns-repeated="5"/>
        </table:table-row>
      </table:table>
      <table:table table:name="02 Inquisition" table:style-name="ta1" table:protected="true" table:protection-key="+UTc1jX5gB96yQpAf7xHmWTewCQ=" table:protection-key-digest-algorithm="http://www.w3.org/2000/09/xmldsig#sha1" table:print="false">
        <table:table-protection table:select-protected-cells="true" table:select-unprotected-cells="true"/>
        <table:table-column table:style-name="co1" table:default-cell-style-name="ce3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1" table:default-cell-style-name="ce65"/>
        <table:table-column table:style-name="co3" table:number-columns-repeated="4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6" table:number-columns-repeated="29"/>
          <table:table-cell table:style-name="ce64"/>
          <table:table-cell table:number-columns-repeated="5"/>
        </table:table-row>
        <table:table-row table:style-name="ro2">
          <table:table-cell table:style-name="ce2"/>
          <table:table-cell table:style-name="ce7" office:value-type="string" calcext:value-type="string" table:number-columns-spanned="3" table:number-rows-spanned="1">
            <text:p>LOG N°</text:p>
          </table:table-cell>
          <table:covered-table-cell table:style-name="ce19"/>
          <table:covered-table-cell/>
          <table:table-cell table:style-name="ce7" office:value-type="string" calcext:value-type="string" table:number-columns-spanned="2" table:number-rows-spanned="1">
            <text:p>SECTEUR</text:p>
          </table:table-cell>
          <table:covered-table-cell table:style-name="ce19"/>
          <table:table-cell table:style-name="ce7" office:value-type="string" calcext:value-type="string" table:number-columns-spanned="2" table:number-rows-spanned="1">
            <text:p>PLANETE</text:p>
          </table:table-cell>
          <table:covered-table-cell table:style-name="ce19"/>
          <table:table-cell table:style-name="ce16"/>
          <table:table-cell table:style-name="ce36" office:value-type="string" calcext:value-type="string" table:number-columns-spanned="21" table:number-rows-spanned="1">
            <text:p>CONTINGENT</text:p>
          </table:table-cell>
          <table:covered-table-cell table:number-columns-repeated="9" table:style-name="ce31"/>
          <table:covered-table-cell table:style-name="ce23"/>
          <table:covered-table-cell table:number-columns-repeated="10" table:style-name="ce31"/>
          <table:table-cell table:number-columns-repeated="6"/>
        </table:table-row>
        <table:table-row table:style-name="ro2">
          <table:table-cell/>
          <table:table-cell table:style-name="ce8" office:value-type="string" calcext:value-type="string" table:number-columns-spanned="3" table:number-rows-spanned="1">
            <text:p>X</text:p>
          </table:table-cell>
          <table:covered-table-cell table:style-name="ce20"/>
          <table:covered-table-cell/>
          <table:table-cell table:style-name="ce8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8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16"/>
          <table:table-cell table:style-name="ce14" office:value-type="string" calcext:value-type="string">
            <text:p>N°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 table:number-columns-spanned="5" table:number-rows-spanned="1">
            <text:p>Nom</text:p>
          </table:table-cell>
          <table:covered-table-cell table:number-columns-repeated="2" table:style-name="ce14"/>
          <table:covered-table-cell table:style-name="ce45"/>
          <table:covered-table-cell table:style-name="ce14"/>
          <table:table-cell table:style-name="ce14" office:value-type="string" calcext:value-type="string">
            <text:p>Surv</text:p>
          </table:table-cell>
          <table:table-cell table:style-name="ce14" office:value-type="string" calcext:value-type="string">
            <text:p>Renf</text:p>
          </table:table-cell>
          <table:table-cell table:style-name="ce14" office:value-type="string" calcext:value-type="string">
            <text:p>Nbr</text:p>
          </table:table-cell>
          <table:table-cell table:style-name="ce16"/>
          <table:table-cell table:style-name="ce14" office:value-type="string" calcext:value-type="string">
            <text:p>N°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 table:number-columns-spanned="5" table:number-rows-spanned="1">
            <text:p>Nom</text:p>
          </table:table-cell>
          <table:covered-table-cell table:number-columns-repeated="2" table:style-name="ce14"/>
          <table:covered-table-cell table:style-name="ce45"/>
          <table:covered-table-cell table:style-name="ce14"/>
          <table:table-cell table:style-name="ce14" office:value-type="string" calcext:value-type="string">
            <text:p>Surv</text:p>
          </table:table-cell>
          <table:table-cell table:style-name="ce14" office:value-type="string" calcext:value-type="string">
            <text:p>Renf</text:p>
          </table:table-cell>
          <table:table-cell table:style-name="ce14" office:value-type="string" calcext:value-type="string">
            <text:p>Nbr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PHASE</text:p>
          </table:table-cell>
          <table:covered-table-cell table:style-name="ce7"/>
          <table:covered-table-cell table:number-columns-repeated="2" table:style-name="ce27"/>
          <table:table-cell table:style-name="ce7" office:value-type="string" calcext:value-type="string" table:number-columns-spanned="3" table:number-rows-spanned="1">
            <text:p>VS CONFLIT</text:p>
          </table:table-cell>
          <table:covered-table-cell table:style-name="ce19"/>
          <table:covered-table-cell table:style-name="ce27"/>
          <table:table-cell table:style-name="ce23"/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>
            <text:p>QG</text:p>
          </table:table-cell>
          <table:table-cell table:style-name="ce40" office:value-type="string" calcext:value-type="string" table:number-columns-spanned="5" table:number-rows-spanned="1">
            <text:p>INQUISITEU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5]+[.R5]" office:value-type="float" office:value="0" calcext:value-type="float">
            <text:p>0</text:p>
          </table:table-cell>
          <table:table-cell table:style-name="ce16"/>
          <table:table-cell table:style-name="ce52" office:value-type="float" office:value="19" calcext:value-type="float">
            <text:p>19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5]+[.AC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calcext:value-type="float" table:number-columns-spanned="4" table:number-rows-spanned="1">
            <text:p>0</text:p>
          </table:table-cell>
          <table:covered-table-cell table:style-name="ce9"/>
          <table:covered-table-cell table:number-columns-repeated="2" table:style-name="ce28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style-name="ce8"/>
          <table:covered-table-cell table:style-name="ce28"/>
          <table:table-cell table:style-name="ce23"/>
          <table:table-cell/>
          <table:table-cell table:style-name="ce39" table:formula="of:=([.R5]+1/2*[.Q5])*(-[.M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50" calcext:value-type="float">
            <text:p>5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45" calcext:value-type="float">
            <text:p>45</text:p>
          </table:table-cell>
          <table:table-cell table:style-name="ce42" table:formula="of:=([.R5]+1/2*[.Q5])*[.P6]" office:value-type="float" office:value="0" calcext:value-type="float">
            <text:p>0</text:p>
          </table:table-cell>
          <table:table-cell table:style-name="ce44"/>
          <table:table-cell table:style-name="ce48" table:formula="of:=[.S5]*([.M6]-[.P6])" office:value-type="float" office:value="0" calcext:value-type="float">
            <text:p>0</text:p>
          </table:table-cell>
          <table:table-cell table:style-name="ce49"/>
          <table:table-cell table:style-name="ce53"/>
          <table:table-cell table:style-name="ce39" table:formula="of:=([.AC5]+1/2*[.AB5])*(-[.X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5]+1/2*[.AB5])*[.AA6]" office:value-type="float" office:value="0" calcext:value-type="float">
            <text:p>0</text:p>
          </table:table-cell>
          <table:table-cell table:style-name="ce53"/>
          <table:table-cell table:style-name="ce39" table:formula="of:=[.AD5]*([.X6]-[.AA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string" calcext:value-type="string" table:number-columns-spanned="4" table:number-rows-spanned="1">
            <text:p>ÉVENEMENTS</text:p>
          </table:table-cell>
          <table:covered-table-cell table:number-columns-repeated="3" table:style-name="ce21"/>
          <table:table-cell table:number-columns-repeated="3"/>
          <table:table-cell table:style-name="ce16"/>
          <table:table-cell table:style-name="ce37" office:value-type="float" office:value="2" calcext:value-type="float">
            <text:p>2</text:p>
          </table:table-cell>
          <table:table-cell table:style-name="ce38" office:value-type="string" calcext:value-type="string">
            <text:p>QG</text:p>
          </table:table-cell>
          <table:table-cell table:style-name="ce40" office:value-type="string" calcext:value-type="string" table:number-columns-spanned="5" table:number-rows-spanned="1">
            <text:p>CHAPELAIN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7]+[.R7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0" calcext:value-type="float">
            <text:p>20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7]+[.AC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M</text:p>
          </table:table-cell>
          <table:table-cell table:number-columns-repeated="3"/>
          <table:table-cell table:style-name="ce23"/>
          <table:table-cell table:style-name="ce31"/>
          <table:table-cell table:style-name="ce39" table:formula="of:=([.R7]+1/2*[.Q7])*(-[.M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30" calcext:value-type="float">
            <text:p>3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27" calcext:value-type="float">
            <text:p>27</text:p>
          </table:table-cell>
          <table:table-cell table:style-name="ce42" table:formula="of:=([.R7]+1/2*[.Q7])*[.P8]" office:value-type="float" office:value="0" calcext:value-type="float">
            <text:p>0</text:p>
          </table:table-cell>
          <table:table-cell table:style-name="ce44"/>
          <table:table-cell table:style-name="ce48" table:formula="of:=[.S7]*([.M8]-[.P8])" office:value-type="float" office:value="0" calcext:value-type="float">
            <text:p>0</text:p>
          </table:table-cell>
          <table:table-cell table:style-name="ce44"/>
          <table:table-cell table:style-name="ce53"/>
          <table:table-cell table:style-name="ce39" table:formula="of:=([.AC7]+1/2*[.AB7])*(-[.X8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7]+1/2*[.AB7])*[.AA8]" office:value-type="float" office:value="0" calcext:value-type="float">
            <text:p>0</text:p>
          </table:table-cell>
          <table:table-cell table:style-name="ce53"/>
          <table:table-cell table:style-name="ce39" table:formula="of:=[.AD7]*([.X8]-[.AA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number-columns-repeated="4" table:style-name="ce9" office:value-type="string" calcext:value-type="string">
            <text:p>X</text:p>
          </table:table-cell>
          <table:table-cell table:number-columns-repeated="3"/>
          <table:table-cell table:style-name="ce31"/>
          <table:table-cell table:style-name="ce37" office:value-type="float" office:value="3" calcext:value-type="float">
            <text:p>3</text:p>
          </table:table-cell>
          <table:table-cell table:style-name="ce38" office:value-type="string" calcext:value-type="string">
            <text:p>QG</text:p>
          </table:table-cell>
          <table:table-cell table:style-name="ce40" office:value-type="string" calcext:value-type="string" table:number-columns-spanned="5" table:number-rows-spanned="1">
            <text:p>PRIEU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9]+[.R9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1" calcext:value-type="float">
            <text:p>21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9]+[.AC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4"/>
          <table:table-cell table:style-name="ce31"/>
          <table:table-cell table:style-name="ce39" table:formula="of:=([.R9]+1/2*[.Q9])*(-[.M10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5" calcext:value-type="float">
            <text:p>15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12" calcext:value-type="float">
            <text:p>12</text:p>
          </table:table-cell>
          <table:table-cell table:style-name="ce42" table:formula="of:=([.R9]+1/2*[.Q9])*[.P10]" office:value-type="float" office:value="0" calcext:value-type="float">
            <text:p>0</text:p>
          </table:table-cell>
          <table:table-cell table:style-name="ce44"/>
          <table:table-cell table:style-name="ce48" table:formula="of:=[.S9]*([.M10]-[.P10])" office:value-type="float" office:value="0" calcext:value-type="float">
            <text:p>0</text:p>
          </table:table-cell>
          <table:table-cell table:style-name="ce50"/>
          <table:table-cell table:style-name="ce53"/>
          <table:table-cell table:style-name="ce39" table:formula="of:=([.AC9]+1/2*[.AB9])*(-[.X1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9]+1/2*[.AB9])*[.AA10]" office:value-type="float" office:value="0" calcext:value-type="float">
            <text:p>0</text:p>
          </table:table-cell>
          <table:table-cell table:style-name="ce53"/>
          <table:table-cell table:style-name="ce39" table:formula="of:=[.AD9]*([.X10]-[.AA10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FACTION</text:p>
          </table:table-cell>
          <table:covered-table-cell table:style-name="ce19"/>
          <table:covered-table-cell table:number-columns-repeated="4" table:style-name="ce29"/>
          <table:table-cell table:style-name="ce7" office:value-type="string" calcext:value-type="string">
            <text:p>VS F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PRECHEU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1]+[.R11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2" calcext:value-type="float">
            <text:p>22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11]+[.AC1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69" office:value-type="string" calcext:value-type="string" table:number-columns-spanned="6" table:number-rows-spanned="1">
            <text:p>I N Q U I S I T I O N</text:p>
          </table:table-cell>
          <table:covered-table-cell table:number-columns-repeated="5"/>
          <table:table-cell table:style-name="ce16" table:formula="of:=4*(IF([.B6]=1;1;0))+3*(IF([.B6]=2;1;0))+2*(IF([.B6]=3;1;0))" office:value-type="float" office:value="0" calcext:value-type="float">
            <text:p>0</text:p>
          </table:table-cell>
          <table:table-cell table:style-name="ce31" table:number-columns-repeated="2"/>
          <table:table-cell table:style-name="ce39" table:formula="of:=([.R11]+1/2*[.Q11])*(-[.M1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3" calcext:value-type="float">
            <text:p>-3</text:p>
          </table:table-cell>
          <table:table-cell table:style-name="ce42" table:formula="of:=([.R11]+1/2*[.Q11])*[.P12]" office:value-type="float" office:value="-0" calcext:value-type="float">
            <text:p>0</text:p>
          </table:table-cell>
          <table:table-cell table:style-name="ce44"/>
          <table:table-cell table:style-name="ce48" table:formula="of:=[.S11]*([.M12]-[.P12])" office:value-type="float" office:value="0" calcext:value-type="float">
            <text:p>0</text:p>
          </table:table-cell>
          <table:table-cell table:style-name="ce51"/>
          <table:table-cell table:style-name="ce53"/>
          <table:table-cell table:style-name="ce39" table:formula="of:=([.AC11]+1/2*[.AB11])*(-[.X1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11]+1/2*[.AB11])*[.AA12]" office:value-type="float" office:value="0" calcext:value-type="float">
            <text:p>0</text:p>
          </table:table-cell>
          <table:table-cell table:style-name="ce53"/>
          <table:table-cell table:style-name="ce39" table:formula="of:=[.AD11]*([.X12]-[.AA1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5" calcext:value-type="float">
            <text:p>5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CONFESSEU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3]+[.R13]" office:value-type="float" office:value="0" calcext:value-type="float">
            <text:p>0</text:p>
          </table:table-cell>
          <table:table-cell table:style-name="ce34"/>
          <table:table-cell table:style-name="ce52" office:value-type="float" office:value="23" calcext:value-type="float">
            <text:p>23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13]+[.AC1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7" table:number-rows-spanned="1">
            <text:p>COMMANDANT</text:p>
          </table:table-cell>
          <table:covered-table-cell table:style-name="ce16"/>
          <table:covered-table-cell table:number-columns-repeated="4" table:style-name="ce23"/>
          <table:covered-table-cell/>
          <table:table-cell table:style-name="ce31" table:number-columns-repeated="2"/>
          <table:table-cell table:style-name="ce39" table:formula="of:=([.R13]+1/2*[.Q13])*(-[.M1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R13]+1/2*[.Q13])*[.P14]" office:value-type="float" office:value="-0" calcext:value-type="float">
            <text:p>0</text:p>
          </table:table-cell>
          <table:table-cell table:style-name="ce44"/>
          <table:table-cell table:style-name="ce48" table:formula="of:=[.S13]*([.M14]-[.P14])" office:value-type="float" office:value="0" calcext:value-type="float">
            <text:p>0</text:p>
          </table:table-cell>
          <table:table-cell table:style-name="ce51"/>
          <table:table-cell table:style-name="ce54"/>
          <table:table-cell table:style-name="ce39" table:formula="of:=([.AC13]+1/2*[.AB13])*(-[.X1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13]+1/2*[.AB13])*[.AA14]" office:value-type="float" office:value="0" calcext:value-type="float">
            <text:p>0</text:p>
          </table:table-cell>
          <table:table-cell table:style-name="ce53"/>
          <table:table-cell table:style-name="ce39" table:formula="of:=[.AD13]*([.X14]-[.AA1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 table:number-columns-spanned="7" table:number-rows-spanned="1">
            <text:p>X</text:p>
          </table:table-cell>
          <table:covered-table-cell table:style-name="ce16"/>
          <table:covered-table-cell table:number-columns-repeated="4" table:style-name="ce23"/>
          <table:covered-table-cell/>
          <table:table-cell table:style-name="ce31"/>
          <table:table-cell table:style-name="ce37" office:value-type="float" office:value="6" calcext:value-type="float">
            <text:p>6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MISSIONNAIR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5]+[.R15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4" calcext:value-type="float">
            <text:p>24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15]+[.AC1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VICTOIRES </text:p>
          </table:table-cell>
          <table:covered-table-cell table:style-name="ce19"/>
          <table:covered-table-cell table:style-name="ce29"/>
          <table:covered-table-cell table:style-name="ce19"/>
          <table:table-cell table:style-name="ce7" office:value-type="string" calcext:value-type="string" table:number-columns-spanned="3" table:number-rows-spanned="1">
            <text:p>DEFAITES</text:p>
          </table:table-cell>
          <table:covered-table-cell table:number-columns-repeated="2" table:style-name="ce19"/>
          <table:table-cell table:style-name="ce31" table:number-columns-repeated="2"/>
          <table:table-cell table:style-name="ce39" table:formula="of:=([.R15]+1/2*[.Q15])*(-[.M1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3" calcext:value-type="float">
            <text:p>-3</text:p>
          </table:table-cell>
          <table:table-cell table:style-name="ce42" table:formula="of:=([.R15]+1/2*[.Q15])*[.P16]" office:value-type="float" office:value="-0" calcext:value-type="float">
            <text:p>0</text:p>
          </table:table-cell>
          <table:table-cell table:style-name="ce44"/>
          <table:table-cell table:style-name="ce48" table:formula="of:=[.S15]*([.M16]-[.P16])" office:value-type="float" office:value="0" calcext:value-type="float">
            <text:p>0</text:p>
          </table:table-cell>
          <table:table-cell table:style-name="ce51"/>
          <table:table-cell table:style-name="ce53"/>
          <table:table-cell table:style-name="ce39" table:formula="of:=([.AC15]+1/2*[.AB15])*(-[.X1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15]+1/2*[.AB15])*[.AA16]" office:value-type="float" office:value="0" calcext:value-type="float">
            <text:p>0</text:p>
          </table:table-cell>
          <table:table-cell table:style-name="ce53"/>
          <table:table-cell table:style-name="ce39" table:formula="of:=[.AD15]*([.X16]-[.AA1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2"/>
          <table:table-cell table:style-name="ce31"/>
          <table:table-cell table:style-name="ce37" office:value-type="float" office:value="7" calcext:value-type="float">
            <text:p>7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REPURGATEU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7]+[.R17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5" calcext:value-type="float">
            <text:p>25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17]+[.AC1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17]+1/2*[.Q17])*(-[.M1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6" calcext:value-type="float">
            <text:p>6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2" calcext:value-type="float">
            <text:p>2</text:p>
          </table:table-cell>
          <table:table-cell table:style-name="ce42" table:formula="of:=([.R17]+1/2*[.Q17])*[.P18]" office:value-type="float" office:value="0" calcext:value-type="float">
            <text:p>0</text:p>
          </table:table-cell>
          <table:table-cell table:style-name="ce44"/>
          <table:table-cell table:style-name="ce48" table:formula="of:=[.S17]*([.M18]-[.P18])" office:value-type="float" office:value="0" calcext:value-type="float">
            <text:p>0</text:p>
          </table:table-cell>
          <table:table-cell table:style-name="ce51"/>
          <table:table-cell table:style-name="ce53"/>
          <table:table-cell table:style-name="ce39" table:formula="of:=([.AC17]+1/2*[.AB17])*(-[.X18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17]+1/2*[.AB17])*[.AA18]" office:value-type="float" office:value="0" calcext:value-type="float">
            <text:p>0</text:p>
          </table:table-cell>
          <table:table-cell table:style-name="ce53"/>
          <table:table-cell table:style-name="ce39" table:formula="of:=[.AD17]*([.X18]-[.AA1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3" office:value-type="string" calcext:value-type="string" table:number-columns-spanned="7" table:number-rows-spanned="1">
            <text:p>VALEUR STRATEGIQUE</text:p>
          </table:table-cell>
          <table:covered-table-cell table:number-columns-repeated="6"/>
          <table:table-cell table:style-name="ce31"/>
          <table:table-cell table:style-name="ce37" office:value-type="float" office:value="8" calcext:value-type="float">
            <text:p>8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PREDICATEU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9]+[.R19]" office:value-type="float" office:value="0" calcext:value-type="float">
            <text:p>0</text:p>
          </table:table-cell>
          <table:table-cell table:style-name="ce17"/>
          <table:table-cell table:style-name="ce52" office:value-type="float" office:value="26" calcext:value-type="float">
            <text:p>26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19]+[.AC1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 calcext:value-type="string" table:number-columns-spanned="3" table:number-rows-spanned="1">
            <text:p>Précédente</text:p>
          </table:table-cell>
          <table:covered-table-cell table:style-name="ce14"/>
          <table:covered-table-cell table:style-name="ce30"/>
          <table:table-cell table:style-name="ce14" office:value-type="string" calcext:value-type="string" table:number-columns-spanned="2" table:number-rows-spanned="1">
            <text:p>Actuelle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Terminale</text:p>
          </table:table-cell>
          <table:covered-table-cell table:style-name="ce32"/>
          <table:table-cell table:style-name="ce31" table:number-columns-repeated="2"/>
          <table:table-cell table:style-name="ce39" table:formula="of:=([.R19]+1/2*[.Q19])*(-[.M2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" calcext:value-type="float">
            <text:p>-2</text:p>
          </table:table-cell>
          <table:table-cell table:style-name="ce42" table:formula="of:=([.R19]+1/2*[.Q19])*[.P20]" office:value-type="float" office:value="-0" calcext:value-type="float">
            <text:p>0</text:p>
          </table:table-cell>
          <table:table-cell table:style-name="ce44"/>
          <table:table-cell table:style-name="ce48" table:formula="of:=[.S19]*([.M20]-[.P20])" office:value-type="float" office:value="0" calcext:value-type="float">
            <text:p>0</text:p>
          </table:table-cell>
          <table:table-cell table:style-name="ce50"/>
          <table:table-cell table:style-name="ce54"/>
          <table:table-cell table:style-name="ce39" table:formula="of:=([.AC19]+1/2*[.AB19])*(-[.X2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19]+1/2*[.AB19])*[.AA20]" office:value-type="float" office:value="0" calcext:value-type="float">
            <text:p>0</text:p>
          </table:table-cell>
          <table:table-cell table:style-name="ce53"/>
          <table:table-cell table:style-name="ce39" table:formula="of:=[.AD19]*([.X20]-[.AA20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3"/>
          <table:table-cell table:style-name="ce16" table:formula="of:=[.S6]+[.S8]+[.S10]+[.S12]+[.S14]+[.S16]+[.S18]+[.S20]+[.S22]+[.S24]+[.S26]+[.S28]+[.S30]+[.S32]+[.S34]+[.S36]+[.S38]+[.S40]+[.AD6]+[.AD8]+[.AD10]+[.AD12]+[.AD14]+[.AD16]+[.AD18]+[.AD20]+[.AD22]+[.AD24]+[.AD30]+[.AD32]+[.AD34]+[.AD36]+[.AD38]+[.AD40]" office:value-type="float" office:value="0" calcext:value-type="float" table:number-columns-spanned="2" table:number-rows-spanned="1">
            <text:p>0</text:p>
          </table:table-cell>
          <table:covered-table-cell table:style-name="ce23"/>
          <table:table-cell table:style-name="ce9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/>
          <table:table-cell table:style-name="ce37" office:value-type="float" office:value="9" calcext:value-type="float">
            <text:p>9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EVANGELIST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1]+[.R21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7" calcext:value-type="float">
            <text:p>27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21]+[.AC2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1]+1/2*[.Q21])*(-[.M22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4" calcext:value-type="float">
            <text:p>4</text:p>
          </table:table-cell>
          <table:table-cell table:style-name="ce42" table:formula="of:=([.R21]+1/2*[.Q21])*[.P22]" office:value-type="float" office:value="0" calcext:value-type="float">
            <text:p>0</text:p>
          </table:table-cell>
          <table:table-cell table:style-name="ce44"/>
          <table:table-cell table:style-name="ce48" table:formula="of:=[.S21]*([.M22]-[.P22])" office:value-type="float" office:value="0" calcext:value-type="float">
            <text:p>0</text:p>
          </table:table-cell>
          <table:table-cell table:style-name="ce51"/>
          <table:table-cell table:style-name="ce53"/>
          <table:table-cell table:style-name="ce39" table:formula="of:=([.AC21]+1/2*[.AB21])*(-[.X2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21]+1/2*[.AB21])*[.AA22]" office:value-type="float" office:value="0" calcext:value-type="float">
            <text:p>0</text:p>
          </table:table-cell>
          <table:table-cell table:style-name="ce53"/>
          <table:table-cell table:style-name="ce39" table:formula="of:=[.AD21]*([.X22]-[.AA2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7" table:number-rows-spanned="1">
            <text:p>RENFORTS</text:p>
          </table:table-cell>
          <table:covered-table-cell table:style-name="ce24"/>
          <table:covered-table-cell table:number-columns-repeated="5"/>
          <table:table-cell table:style-name="ce31"/>
          <table:table-cell table:style-name="ce37" office:value-type="float" office:value="10" calcext:value-type="float">
            <text:p>10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PURIFICATEU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3]+[.R23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8" calcext:value-type="float">
            <text:p>28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23]+[.AC2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5" table:formula="of:=[.F6]+(([.H12]+[.H32])*[.F6]/10)" office:value-type="float" office:value="0" calcext:value-type="float" table:number-columns-spanned="7" table:number-rows-spanned="1">
            <text:p>0</text:p>
          </table:table-cell>
          <table:covered-table-cell table:style-name="ce23"/>
          <table:covered-table-cell table:number-columns-repeated="5"/>
          <table:table-cell table:style-name="ce31" table:number-columns-repeated="2"/>
          <table:table-cell table:style-name="ce39" table:formula="of:=([.R23]+1/2*[.Q23])*(-[.M24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8" calcext:value-type="float">
            <text:p>8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4" calcext:value-type="float">
            <text:p>4</text:p>
          </table:table-cell>
          <table:table-cell table:style-name="ce42" table:formula="of:=([.R23]+1/2*[.Q23])*[.P24]" office:value-type="float" office:value="0" calcext:value-type="float">
            <text:p>0</text:p>
          </table:table-cell>
          <table:table-cell table:style-name="ce44"/>
          <table:table-cell table:style-name="ce48" table:formula="of:=[.S23]*([.M24]-[.P24])" office:value-type="float" office:value="0" calcext:value-type="float">
            <text:p>0</text:p>
          </table:table-cell>
          <table:table-cell table:style-name="ce51"/>
          <table:table-cell table:style-name="ce54"/>
          <table:table-cell table:style-name="ce39" table:formula="of:=([.AC23]+1/2*[.AB23])*(-[.X2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23]+1/2*[.AB23])*[.AA24]" office:value-type="float" office:value="0" calcext:value-type="float">
            <text:p>0</text:p>
          </table:table-cell>
          <table:table-cell table:style-name="ce53"/>
          <table:table-cell table:style-name="ce39" table:formula="of:=[.AD23]*([.X24]-[.AA2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1" calcext:value-type="float">
            <text:p>11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REDEMPTEU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5]+[.R25]" office:value-type="float" office:value="0" calcext:value-type="float">
            <text:p>0</text:p>
          </table:table-cell>
          <table:table-cell table:style-name="ce31"/>
          <table:table-cell table:number-columns-repeated="16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COM</text:p>
          </table:table-cell>
          <table:covered-table-cell table:style-name="ce19"/>
          <table:covered-table-cell table:number-columns-repeated="2" table:style-name="ce29"/>
          <table:table-cell table:style-name="ce7" office:value-type="string" calcext:value-type="string" table:number-columns-spanned="3" table:number-rows-spanned="1">
            <text:p>REQ</text:p>
          </table:table-cell>
          <table:covered-table-cell table:number-columns-repeated="2" table:style-name="ce29"/>
          <table:table-cell table:style-name="ce31" table:number-columns-repeated="2"/>
          <table:table-cell table:style-name="ce39" table:formula="of:=([.R25]+1/2*[.Q25])*(-[.M2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8" calcext:value-type="float">
            <text:p>8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4" calcext:value-type="float">
            <text:p>4</text:p>
          </table:table-cell>
          <table:table-cell table:style-name="ce42" table:formula="of:=([.R25]+1/2*[.Q25])*[.P26]" office:value-type="float" office:value="0" calcext:value-type="float">
            <text:p>0</text:p>
          </table:table-cell>
          <table:table-cell table:style-name="ce44"/>
          <table:table-cell table:style-name="ce48" table:formula="of:=[.S25]*([.M26]-[.P26])" office:value-type="float" office:value="0" calcext:value-type="float">
            <text:p>0</text:p>
          </table:table-cell>
          <table:table-cell table:style-name="ce35"/>
          <table:table-cell table:style-name="ce55" office:value-type="string" calcext:value-type="string" table:number-columns-spanned="10" table:number-rows-spanned="1">
            <text:p>CAPTURE</text:p>
          </table:table-cell>
          <table:covered-table-cell table:number-columns-repeated="9" table:style-name="ce31"/>
          <table:table-cell table:number-columns-repeated="6"/>
        </table:table-row>
        <table:table-row table:style-name="ro2">
          <table:table-cell/>
          <table:table-cell table:style-name="ce16" table:formula="of:=([.B24])+([.K6]+[.K8]+[.K10]+[.K12]+[.K14]+[.K16]+[.K18]+[.K20]+[.K22]+[.K24]+[.K26]+[.K28]+[.K30]+[.K32]+[.K34]+[.K36]+[.K38]+[.K40]+[.V6]+[.V8]+[.V10]+[.V12]+[.V14]+[.V16]+[.V18]+[.V20]+[.V22]+[.V24]+[.V30]+[.V32]+[.V34]+[.V36]+[.V38]+[.V40])" office:value-type="float" office:value="0" calcext:value-type="float" table:number-columns-spanned="4" table:number-rows-spanned="1">
            <text:p>0</text:p>
          </table:table-cell>
          <table:covered-table-cell table:style-name="ce16"/>
          <table:covered-table-cell table:style-name="ce23"/>
          <table:covered-table-cell table:style-name="ce31"/>
          <table:table-cell table:style-name="ce16" table:formula="of:=[.Q6]+[.Q8]+[.Q10]+[.Q12]+[.Q14]+[.Q16]+[.Q18]+[.Q20]+[.Q22]+[.Q24]+[.Q26]+[.Q28]+[.Q30]+[.Q32]+[.Q34]+[.Q36]+[.Q38]+[.Q40]+[.AB6]+[.AB8]+[.AB10]+[.AB12]+[.AB14]+[.AB16]+[.AB18]+[.AB20]+[.AB22]+[.AB24]+[.AB30]+[.AB32]+[.AB34]+[.AB36]+[.AB38]+[.AB40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3"/>
          <table:table-cell table:style-name="ce31"/>
          <table:table-cell table:style-name="ce37" office:value-type="float" office:value="12" calcext:value-type="float">
            <text:p>12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ARCHANG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7]+[.R27]" office:value-type="float" office:value="0" calcext:value-type="float">
            <text:p>0</text:p>
          </table:table-cell>
          <table:table-cell table:style-name="ce31"/>
          <table:table-cell table:style-name="ce14" office:value-type="string" calcext:value-type="string">
            <text:p>N°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 table:number-columns-spanned="5" table:number-rows-spanned="1">
            <text:p>Nom</text:p>
          </table:table-cell>
          <table:covered-table-cell table:number-columns-repeated="2" table:style-name="ce14"/>
          <table:covered-table-cell table:style-name="ce45"/>
          <table:covered-table-cell table:style-name="ce14"/>
          <table:table-cell table:style-name="ce14" office:value-type="string" calcext:value-type="string" table:number-columns-spanned="2" table:number-rows-spanned="1">
            <text:p>Surv</text:p>
          </table:table-cell>
          <table:covered-table-cell table:style-name="ce31"/>
          <table:table-cell table:style-name="ce14" office:value-type="string" calcext:value-type="string">
            <text:p>Nbr</text:p>
          </table:table-cell>
          <table:table-cell table:number-columns-repeated="6"/>
        </table:table-row>
        <table:table-row table:style-name="ro2">
          <table:table-cell/>
          <table:table-cell table:style-name="ce16" table:number-columns-repeated="7"/>
          <table:table-cell table:style-name="ce31" table:number-columns-repeated="2"/>
          <table:table-cell table:style-name="ce39" table:formula="of:=([.R27]+1/2*[.Q27])*(-[.M2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0" calcext:value-type="float">
            <text:p>2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12" calcext:value-type="float">
            <text:p>12</text:p>
          </table:table-cell>
          <table:table-cell table:style-name="ce42" table:formula="of:=([.R27]+1/2*[.Q27])*[.P28]" office:value-type="float" office:value="0" calcext:value-type="float">
            <text:p>0</text:p>
          </table:table-cell>
          <table:table-cell table:style-name="ce44"/>
          <table:table-cell table:style-name="ce48" table:formula="of:=[.S27]*([.M28]-[.P28])" office:value-type="float" office:value="0" calcext:value-type="float">
            <text:p>0</text:p>
          </table:table-cell>
          <table:table-cell table:style-name="ce35"/>
          <table:table-cell table:number-columns-repeated="1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3" calcext:value-type="float">
            <text:p>13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MOTO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9]+[.R29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9" calcext:value-type="float">
            <text:p>29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MITRAILLEUSES MKIV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9]+[.AC2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9]+1/2*[.Q29])*(-[.M30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R29]+1/2*[.Q29])*[.P30]" office:value-type="float" office:value="0" calcext:value-type="float">
            <text:p>0</text:p>
          </table:table-cell>
          <table:table-cell table:style-name="ce44"/>
          <table:table-cell table:style-name="ce48" table:formula="of:=[.S29]*([.M30]-[.P30])" office:value-type="float" office:value="0" calcext:value-type="float">
            <text:p>0</text:p>
          </table:table-cell>
          <table:table-cell table:style-name="ce31"/>
          <table:table-cell/>
          <table:table-cell table:style-name="ce39" table:formula="of:=([.AC29]+1/2*[.AB29])*(-[.X3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AC29]+1/2*[.AB29])*[.AA30]" office:value-type="float" office:value="-0" calcext:value-type="float">
            <text:p>0</text:p>
          </table:table-cell>
          <table:table-cell table:style-name="ce44"/>
          <table:table-cell table:style-name="ce48" table:formula="of:=[.AD29]*([.X30]-[.AA30]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4" calcext:value-type="float">
            <text:p>14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LAND SPEEDE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1]+[.R31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30" calcext:value-type="float">
            <text:p>30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CANONS LASER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1]+[.AC31]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BONUS <text:s/>DE <text:s/>RENFORTS</text:p>
          </table:table-cell>
          <table:covered-table-cell table:number-columns-repeated="2"/>
          <table:covered-table-cell table:style-name="ce31"/>
          <table:covered-table-cell table:number-columns-repeated="2"/>
          <table:table-cell table:style-name="ce8" office:value-type="float" office:value="0" calcext:value-type="float">
            <text:p>0</text:p>
          </table:table-cell>
          <table:table-cell table:style-name="ce31" table:number-columns-repeated="2"/>
          <table:table-cell table:style-name="ce39" table:formula="of:=([.R31]+1/2*[.Q31])*(-[.M32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5" calcext:value-type="float">
            <text:p>1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R31]+1/2*[.Q31])*[.P32]" office:value-type="float" office:value="0" calcext:value-type="float">
            <text:p>0</text:p>
          </table:table-cell>
          <table:table-cell table:style-name="ce44"/>
          <table:table-cell table:style-name="ce48" table:formula="of:=[.S31]*([.M32]-[.P32])" office:value-type="float" office:value="0" calcext:value-type="float">
            <text:p>0</text:p>
          </table:table-cell>
          <table:table-cell table:style-name="ce31"/>
          <table:table-cell table:style-name="ce57"/>
          <table:table-cell table:style-name="ce39" table:formula="of:=([.AC31]+1/2*[.AB31])*(-[.X3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AC31]+1/2*[.AB31])*[.AA32]" office:value-type="float" office:value="-0" calcext:value-type="float">
            <text:p>0</text:p>
          </table:table-cell>
          <table:table-cell table:style-name="ce44"/>
          <table:table-cell table:style-name="ce48" table:formula="of:=[.AD31]*([.X32]-[.AA3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5" calcext:value-type="float">
            <text:p>15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DREADNOUGHT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3]+[.R33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31" calcext:value-type="float">
            <text:p>31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MORTIE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3]+[.A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 calcext:value-type="string">
            <text:p>N°</text:p>
          </table:table-cell>
          <table:table-cell table:style-name="ce7" office:value-type="string" calcext:value-type="string" table:number-columns-spanned="5" table:number-rows-spanned="1">
            <text:p>GRENADES</text:p>
          </table:table-cell>
          <table:covered-table-cell table:number-columns-repeated="4"/>
          <table:table-cell table:style-name="ce7" office:value-type="string" calcext:value-type="string">
            <text:p>Nbr</text:p>
          </table:table-cell>
          <table:table-cell table:style-name="ce35"/>
          <table:table-cell table:style-name="ce31"/>
          <table:table-cell table:style-name="ce39" table:formula="of:=([.R33]+1/2*[.Q33])*(-[.M34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5" calcext:value-type="float">
            <text:p>1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R33]+1/2*[.Q33])*[.P34]" office:value-type="float" office:value="0" calcext:value-type="float">
            <text:p>0</text:p>
          </table:table-cell>
          <table:table-cell table:style-name="ce44"/>
          <table:table-cell table:style-name="ce48" table:formula="of:=[.S33]*([.M34]-[.P34])" office:value-type="float" office:value="0" calcext:value-type="float">
            <text:p>0</text:p>
          </table:table-cell>
          <table:table-cell table:style-name="ce31"/>
          <table:table-cell table:style-name="ce57"/>
          <table:table-cell table:style-name="ce39" table:formula="of:=([.AC33]+1/2*[.AB33])*(-[.X3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AC33]+1/2*[.AB33])*[.AA34]" office:value-type="float" office:value="-0" calcext:value-type="float">
            <text:p>0</text:p>
          </table:table-cell>
          <table:table-cell table:style-name="ce44"/>
          <table:table-cell table:style-name="ce48" table:formula="of:=[.AD33]*([.X34]-[.AA3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5" calcext:value-type="float">
            <text:p>35</text:p>
          </table:table-cell>
          <table:table-cell table:style-name="ce25" office:value-type="string" calcext:value-type="string" table:number-columns-spanned="5" table:number-rows-spanned="1">
            <text:p>FRAGMENTATION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7" office:value-type="float" office:value="16" calcext:value-type="float">
            <text:p>16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RHINO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5]+[.R35]" office:value-type="float" office:value="0" calcext:value-type="float">
            <text:p>0</text:p>
          </table:table-cell>
          <table:table-cell/>
          <table:table-cell table:style-name="ce37" office:value-type="float" office:value="32" calcext:value-type="float">
            <text:p>32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OBUSIE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5]+[.A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6" calcext:value-type="float">
            <text:p>36</text:p>
          </table:table-cell>
          <table:table-cell table:style-name="ce25" office:value-type="string" calcext:value-type="string" table:number-columns-spanned="5" table:number-rows-spanned="1">
            <text:p>FUMIGENE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1"/>
          <table:table-cell table:style-name="ce39" table:formula="of:=([.R35]+1/2*[.Q35])*(-[.M3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0" calcext:value-type="float">
            <text:p>-20</text:p>
          </table:table-cell>
          <table:table-cell table:style-name="ce42" table:formula="of:=([.R35]+1/2*[.Q35])*[.P36]" office:value-type="float" office:value="-0" calcext:value-type="float">
            <text:p>0</text:p>
          </table:table-cell>
          <table:table-cell table:style-name="ce44"/>
          <table:table-cell table:style-name="ce48" table:formula="of:=[.S35]*([.M36]-[.P36])" office:value-type="float" office:value="0" calcext:value-type="float">
            <text:p>0</text:p>
          </table:table-cell>
          <table:table-cell table:number-columns-repeated="2"/>
          <table:table-cell table:style-name="ce39" table:formula="of:=([.AC35]+1/2*[.AB35])*(-[.X3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AC35]+1/2*[.AB35])*[.AA36]" office:value-type="float" office:value="-0" calcext:value-type="float">
            <text:p>0</text:p>
          </table:table-cell>
          <table:table-cell table:style-name="ce44"/>
          <table:table-cell table:style-name="ce48" table:formula="of:=[.AD35]*([.X36]-[.AA3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7" calcext:value-type="float">
            <text:p>37</text:p>
          </table:table-cell>
          <table:table-cell table:style-name="ce25" office:value-type="string" calcext:value-type="string" table:number-columns-spanned="5" table:number-rows-spanned="1">
            <text:p>FLASHBANG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7" office:value-type="float" office:value="17" calcext:value-type="float">
            <text:p>17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LAND RAIDE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7]+[.R37]" office:value-type="float" office:value="0" calcext:value-type="float">
            <text:p>0</text:p>
          </table:table-cell>
          <table:table-cell/>
          <table:table-cell table:style-name="ce52" office:value-type="float" office:value="33" calcext:value-type="float">
            <text:p>33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7]+[.A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8" calcext:value-type="float">
            <text:p>38</text:p>
          </table:table-cell>
          <table:table-cell table:style-name="ce25" office:value-type="string" calcext:value-type="string" table:number-columns-spanned="5" table:number-rows-spanned="1">
            <text:p>GAZ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1"/>
          <table:table-cell table:style-name="ce39" table:formula="of:=([.R37]+1/2*[.Q37])*(-[.M38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5" calcext:value-type="float">
            <text:p>-25</text:p>
          </table:table-cell>
          <table:table-cell table:style-name="ce42" table:formula="of:=([.R37]+1/2*[.Q37])*[.P38]" office:value-type="float" office:value="-0" calcext:value-type="float">
            <text:p>0</text:p>
          </table:table-cell>
          <table:table-cell table:style-name="ce44"/>
          <table:table-cell table:style-name="ce48" table:formula="of:=[.S37]*([.M38]-[.P38])" office:value-type="float" office:value="0" calcext:value-type="float">
            <text:p>0</text:p>
          </table:table-cell>
          <table:table-cell/>
          <table:table-cell table:style-name="ce54"/>
          <table:table-cell table:style-name="ce39" table:formula="of:=([.AC37]+1/2*[.AB37])*(-[.X38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37]+1/2*[.AB37])*[.AA38]" office:value-type="float" office:value="0" calcext:value-type="float">
            <text:p>0</text:p>
          </table:table-cell>
          <table:table-cell table:style-name="ce53"/>
          <table:table-cell table:style-name="ce39" table:formula="of:=[.AD37]*([.X38]-[.AA3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9" calcext:value-type="float">
            <text:p>39</text:p>
          </table:table-cell>
          <table:table-cell table:style-name="ce26" office:value-type="string" calcext:value-type="string" table:number-columns-spanned="5" table:number-rows-spanned="1">
            <text:p>FUSION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7" office:value-type="float" office:value="18" calcext:value-type="float">
            <text:p>18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PREDATO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9]+[.R39]" office:value-type="float" office:value="0" calcext:value-type="float">
            <text:p>0</text:p>
          </table:table-cell>
          <table:table-cell/>
          <table:table-cell table:style-name="ce52" office:value-type="float" office:value="34" calcext:value-type="float">
            <text:p>34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9]+[.A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40" calcext:value-type="float">
            <text:p>40</text:p>
          </table:table-cell>
          <table:table-cell table:style-name="ce26" office:value-type="string" calcext:value-type="string" table:number-columns-spanned="5" table:number-rows-spanned="1">
            <text:p>PLASMA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1"/>
          <table:table-cell table:style-name="ce39" table:formula="of:=([.R39]+1/2*[.Q39])*(-[.M40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5" calcext:value-type="float">
            <text:p>2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R39]+1/2*[.Q39])*[.P40]" office:value-type="float" office:value="0" calcext:value-type="float">
            <text:p>0</text:p>
          </table:table-cell>
          <table:table-cell table:style-name="ce44"/>
          <table:table-cell table:style-name="ce48" table:formula="of:=[.S39]*([.M40]-[.P40])" office:value-type="float" office:value="0" calcext:value-type="float">
            <text:p>0</text:p>
          </table:table-cell>
          <table:table-cell/>
          <table:table-cell table:style-name="ce54"/>
          <table:table-cell table:style-name="ce39" table:formula="of:=([.AC39]+1/2*[.AB39])*(-[.X4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39]+1/2*[.AB39])*[.AA40]" office:value-type="float" office:value="0" calcext:value-type="float">
            <text:p>0</text:p>
          </table:table-cell>
          <table:table-cell table:style-name="ce53"/>
          <table:table-cell table:style-name="ce39" table:formula="of:=[.AD39]*([.X40]-[.AA4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8" table:number-columns-repeated="29"/>
          <table:table-cell table:style-name="ce67"/>
          <table:table-cell table:number-columns-repeated="5"/>
        </table:table-row>
        <table:table-row table:style-name="ro2" table:number-rows-repeated="25">
          <table:table-cell table:style-name="Default"/>
          <table:table-cell table:number-columns-repeated="29"/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29"/>
          <table:table-cell table:style-name="Default"/>
          <table:table-cell table:number-columns-repeated="5"/>
        </table:table-row>
      </table:table>
      <table:table table:name="03 Chaos" table:style-name="ta1" table:protected="true" table:protection-key="+UTc1jX5gB96yQpAf7xHmWTewCQ=" table:protection-key-digest-algorithm="http://www.w3.org/2000/09/xmldsig#sha1" table:print="false">
        <table:table-protection table:select-protected-cells="true" table:select-unprotected-cells="true"/>
        <table:table-column table:style-name="co1" table:default-cell-style-name="ce3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1" table:default-cell-style-name="ce65"/>
        <table:table-column table:style-name="co3" table:number-columns-repeated="4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6" table:number-columns-repeated="29"/>
          <table:table-cell table:style-name="ce64"/>
          <table:table-cell table:number-columns-repeated="5"/>
        </table:table-row>
        <table:table-row table:style-name="ro2">
          <table:table-cell table:style-name="ce2"/>
          <table:table-cell table:style-name="ce7" office:value-type="string" calcext:value-type="string" table:number-columns-spanned="3" table:number-rows-spanned="1">
            <text:p>LOG N°</text:p>
          </table:table-cell>
          <table:covered-table-cell table:style-name="ce19"/>
          <table:covered-table-cell/>
          <table:table-cell table:style-name="ce7" office:value-type="string" calcext:value-type="string" table:number-columns-spanned="2" table:number-rows-spanned="1">
            <text:p>SECTEUR</text:p>
          </table:table-cell>
          <table:covered-table-cell table:style-name="ce19"/>
          <table:table-cell table:style-name="ce7" office:value-type="string" calcext:value-type="string" table:number-columns-spanned="2" table:number-rows-spanned="1">
            <text:p>PLANETE</text:p>
          </table:table-cell>
          <table:covered-table-cell table:style-name="ce19"/>
          <table:table-cell table:style-name="ce16"/>
          <table:table-cell table:style-name="ce36" office:value-type="string" calcext:value-type="string" table:number-columns-spanned="21" table:number-rows-spanned="1">
            <text:p>CONTINGENT</text:p>
          </table:table-cell>
          <table:covered-table-cell table:number-columns-repeated="9" table:style-name="ce31"/>
          <table:covered-table-cell table:style-name="ce23"/>
          <table:covered-table-cell table:number-columns-repeated="10" table:style-name="ce31"/>
          <table:table-cell table:number-columns-repeated="6"/>
        </table:table-row>
        <table:table-row table:style-name="ro2">
          <table:table-cell/>
          <table:table-cell table:style-name="ce8" office:value-type="string" calcext:value-type="string" table:number-columns-spanned="3" table:number-rows-spanned="1">
            <text:p>X</text:p>
          </table:table-cell>
          <table:covered-table-cell table:style-name="ce20"/>
          <table:covered-table-cell/>
          <table:table-cell table:style-name="ce8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8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16"/>
          <table:table-cell table:style-name="ce14" office:value-type="string" calcext:value-type="string">
            <text:p>N°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 table:number-columns-spanned="5" table:number-rows-spanned="1">
            <text:p>Nom</text:p>
          </table:table-cell>
          <table:covered-table-cell table:number-columns-repeated="2" table:style-name="ce14"/>
          <table:covered-table-cell table:style-name="ce45"/>
          <table:covered-table-cell table:style-name="ce14"/>
          <table:table-cell table:style-name="ce14" office:value-type="string" calcext:value-type="string">
            <text:p>Surv</text:p>
          </table:table-cell>
          <table:table-cell table:style-name="ce14" office:value-type="string" calcext:value-type="string">
            <text:p>Renf</text:p>
          </table:table-cell>
          <table:table-cell table:style-name="ce14" office:value-type="string" calcext:value-type="string">
            <text:p>Nbr</text:p>
          </table:table-cell>
          <table:table-cell table:style-name="ce16"/>
          <table:table-cell table:style-name="ce14" office:value-type="string" calcext:value-type="string">
            <text:p>N°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 table:number-columns-spanned="5" table:number-rows-spanned="1">
            <text:p>Nom</text:p>
          </table:table-cell>
          <table:covered-table-cell table:number-columns-repeated="2" table:style-name="ce14"/>
          <table:covered-table-cell table:style-name="ce45"/>
          <table:covered-table-cell table:style-name="ce14"/>
          <table:table-cell table:style-name="ce14" office:value-type="string" calcext:value-type="string">
            <text:p>Surv</text:p>
          </table:table-cell>
          <table:table-cell table:style-name="ce14" office:value-type="string" calcext:value-type="string">
            <text:p>Renf</text:p>
          </table:table-cell>
          <table:table-cell table:style-name="ce14" office:value-type="string" calcext:value-type="string">
            <text:p>Nbr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PHASE</text:p>
          </table:table-cell>
          <table:covered-table-cell table:style-name="ce7"/>
          <table:covered-table-cell table:number-columns-repeated="2" table:style-name="ce27"/>
          <table:table-cell table:style-name="ce7" office:value-type="string" calcext:value-type="string" table:number-columns-spanned="3" table:number-rows-spanned="1">
            <text:p>VS CONFLIT</text:p>
          </table:table-cell>
          <table:covered-table-cell table:style-name="ce19"/>
          <table:covered-table-cell table:style-name="ce27"/>
          <table:table-cell table:style-name="ce23"/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>
            <text:p>QG</text:p>
          </table:table-cell>
          <table:table-cell table:style-name="ce40" office:value-type="string" calcext:value-type="string" table:number-columns-spanned="5" table:number-rows-spanned="1">
            <text:p>ELU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5]+[.R5]" office:value-type="float" office:value="0" calcext:value-type="float">
            <text:p>0</text:p>
          </table:table-cell>
          <table:table-cell table:style-name="ce16"/>
          <table:table-cell table:style-name="ce37" office:value-type="float" office:value="19" calcext:value-type="float">
            <text:p>19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SENTINELL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AB5]+[.AC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calcext:value-type="float" table:number-columns-spanned="4" table:number-rows-spanned="1">
            <text:p>0</text:p>
          </table:table-cell>
          <table:covered-table-cell table:style-name="ce9"/>
          <table:covered-table-cell table:number-columns-repeated="2" table:style-name="ce28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style-name="ce8"/>
          <table:covered-table-cell table:style-name="ce28"/>
          <table:table-cell table:style-name="ce23"/>
          <table:table-cell/>
          <table:table-cell table:style-name="ce39" table:formula="of:=([.R5]+1/2*[.Q5])*(-[.M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0" calcext:value-type="float">
            <text:p>2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16" calcext:value-type="float">
            <text:p>16</text:p>
          </table:table-cell>
          <table:table-cell table:style-name="ce42" table:formula="of:=([.R5]+1/2*[.Q5])*[.P6]" office:value-type="float" office:value="0" calcext:value-type="float">
            <text:p>0</text:p>
          </table:table-cell>
          <table:table-cell table:style-name="ce44"/>
          <table:table-cell table:style-name="ce48" table:formula="of:=[.S5]*([.M6]-[.P6])" office:value-type="float" office:value="0" calcext:value-type="float">
            <text:p>0</text:p>
          </table:table-cell>
          <table:table-cell table:style-name="ce49"/>
          <table:table-cell table:style-name="ce44"/>
          <table:table-cell table:style-name="ce39" table:formula="of:=([.AC5]+1/2*[.AB5])*(-[.X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5]+1/2*[.AB5])*[.AA6]" office:value-type="float" office:value="0" calcext:value-type="float">
            <text:p>0</text:p>
          </table:table-cell>
          <table:table-cell table:style-name="ce44"/>
          <table:table-cell table:style-name="ce48" table:formula="of:=[.AD5]*([.X6]-[.AA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string" calcext:value-type="string" table:number-columns-spanned="4" table:number-rows-spanned="1">
            <text:p>ÉVENEMENTS</text:p>
          </table:table-cell>
          <table:covered-table-cell table:number-columns-repeated="3" table:style-name="ce21"/>
          <table:table-cell table:number-columns-repeated="3"/>
          <table:table-cell table:style-name="ce16"/>
          <table:table-cell table:style-name="ce37" office:value-type="float" office:value="2" calcext:value-type="float">
            <text:p>2</text:p>
          </table:table-cell>
          <table:table-cell table:style-name="ce38" office:value-type="string" calcext:value-type="string">
            <text:p>QG</text:p>
          </table:table-cell>
          <table:table-cell table:style-name="ce40" office:value-type="string" calcext:value-type="string" table:number-columns-spanned="5" table:number-rows-spanned="1">
            <text:p>ALCHIMIST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7]+[.R7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0" calcext:value-type="float">
            <text:p>20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DREADNOUGHT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AB7]+[.AC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M</text:p>
          </table:table-cell>
          <table:table-cell table:number-columns-repeated="3"/>
          <table:table-cell table:style-name="ce23"/>
          <table:table-cell table:style-name="ce31"/>
          <table:table-cell table:style-name="ce39" table:formula="of:=([.R7]+1/2*[.Q7])*(-[.M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5" calcext:value-type="float">
            <text:p>15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12" calcext:value-type="float">
            <text:p>12</text:p>
          </table:table-cell>
          <table:table-cell table:style-name="ce42" table:formula="of:=([.R7]+1/2*[.Q7])*[.P8]" office:value-type="float" office:value="0" calcext:value-type="float">
            <text:p>0</text:p>
          </table:table-cell>
          <table:table-cell table:style-name="ce44"/>
          <table:table-cell table:style-name="ce48" table:formula="of:=[.S7]*([.M8]-[.P8])" office:value-type="float" office:value="0" calcext:value-type="float">
            <text:p>0</text:p>
          </table:table-cell>
          <table:table-cell table:style-name="ce44" table:number-columns-repeated="2"/>
          <table:table-cell table:style-name="ce39" table:formula="of:=([.AC7]+1/2*[.AB7])*(-[.X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5" calcext:value-type="float">
            <text:p>1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7]+1/2*[.AB7])*[.AA8]" office:value-type="float" office:value="0" calcext:value-type="float">
            <text:p>0</text:p>
          </table:table-cell>
          <table:table-cell table:style-name="ce44"/>
          <table:table-cell table:style-name="ce48" table:formula="of:=[.AD7]*([.X8]-[.AA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number-columns-repeated="2" table:style-name="ce9" office:value-type="string" calcext:value-type="string">
            <text:p>X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table:style-name="ce31"/>
          <table:table-cell table:style-name="ce37" office:value-type="float" office:value="3" calcext:value-type="float">
            <text:p>3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CHEVALIE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9]+[.R9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1" calcext:value-type="float">
            <text:p>21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CHIMER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AB9]+[.AC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4"/>
          <table:table-cell table:style-name="ce31"/>
          <table:table-cell table:style-name="ce39" table:formula="of:=([.R9]+1/2*[.Q9])*(-[.M10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5" calcext:value-type="float">
            <text:p>5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2" calcext:value-type="float">
            <text:p>2</text:p>
          </table:table-cell>
          <table:table-cell table:style-name="ce42" table:formula="of:=([.R9]+1/2*[.Q9])*[.P10]" office:value-type="float" office:value="0" calcext:value-type="float">
            <text:p>0</text:p>
          </table:table-cell>
          <table:table-cell table:style-name="ce44"/>
          <table:table-cell table:style-name="ce48" table:formula="of:=[.S9]*([.M10]-[.P10])" office:value-type="float" office:value="0" calcext:value-type="float">
            <text:p>0</text:p>
          </table:table-cell>
          <table:table-cell table:style-name="ce50"/>
          <table:table-cell table:style-name="ce44"/>
          <table:table-cell table:style-name="ce39" table:formula="of:=([.AC9]+1/2*[.AB9])*(-[.X1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20" calcext:value-type="float">
            <text:p>20</text:p>
          </table:table-cell>
          <table:table-cell table:style-name="ce42" table:formula="of:=([.AC9]+1/2*[.AB9])*[.AA10]" office:value-type="float" office:value="0" calcext:value-type="float">
            <text:p>0</text:p>
          </table:table-cell>
          <table:table-cell table:style-name="ce44"/>
          <table:table-cell table:style-name="ce48" table:formula="of:=[.AD9]*([.X10]-[.AA10])" office:value-type="float" office:value="-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FACTION</text:p>
          </table:table-cell>
          <table:covered-table-cell table:style-name="ce19"/>
          <table:covered-table-cell table:number-columns-repeated="4" table:style-name="ce29"/>
          <table:table-cell table:style-name="ce7" office:value-type="string" calcext:value-type="string">
            <text:p>VS F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ECUYE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1]+[.R11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2" calcext:value-type="float">
            <text:p>22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RHINO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AB11]+[.AC1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1" office:value-type="string" calcext:value-type="string" table:number-columns-spanned="6" table:number-rows-spanned="1">
            <text:p>C H A O S</text:p>
          </table:table-cell>
          <table:covered-table-cell table:number-columns-repeated="5"/>
          <table:table-cell table:style-name="ce16" table:formula="of:=3*(IF([.B6]=1;1;0))+5*(IF([.B6]=2;1;0))+1*(IF([.B6]=3;1;0))" office:value-type="float" office:value="0" calcext:value-type="float">
            <text:p>0</text:p>
          </table:table-cell>
          <table:table-cell table:style-name="ce31" table:number-columns-repeated="2"/>
          <table:table-cell table:style-name="ce39" table:formula="of:=([.R11]+1/2*[.Q11])*(-[.M1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1" calcext:value-type="float">
            <text:p>-1</text:p>
          </table:table-cell>
          <table:table-cell table:style-name="ce42" table:formula="of:=([.R11]+1/2*[.Q11])*[.P12]" office:value-type="float" office:value="-0" calcext:value-type="float">
            <text:p>0</text:p>
          </table:table-cell>
          <table:table-cell table:style-name="ce44"/>
          <table:table-cell table:style-name="ce48" table:formula="of:=[.S11]*([.M12]-[.P12])" office:value-type="float" office:value="0" calcext:value-type="float">
            <text:p>0</text:p>
          </table:table-cell>
          <table:table-cell table:style-name="ce51"/>
          <table:table-cell table:style-name="ce44"/>
          <table:table-cell table:style-name="ce39" table:formula="of:=([.AC11]+1/2*[.AB11])*(-[.X1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20" calcext:value-type="float">
            <text:p>20</text:p>
          </table:table-cell>
          <table:table-cell table:style-name="ce42" table:formula="of:=([.AC11]+1/2*[.AB11])*[.AA12]" office:value-type="float" office:value="0" calcext:value-type="float">
            <text:p>0</text:p>
          </table:table-cell>
          <table:table-cell table:style-name="ce44"/>
          <table:table-cell table:style-name="ce48" table:formula="of:=[.AD11]*([.X12]-[.AA12])" office:value-type="float" office:value="-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5" calcext:value-type="float">
            <text:p>5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LOUPS GAROU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3]+[.R13]" office:value-type="float" office:value="0" calcext:value-type="float">
            <text:p>0</text:p>
          </table:table-cell>
          <table:table-cell table:style-name="ce34"/>
          <table:table-cell table:style-name="ce37" office:value-type="float" office:value="23" calcext:value-type="float">
            <text:p>23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LAND RAIDE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AB13]+[.AC1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7" table:number-rows-spanned="1">
            <text:p>COMMANDANT</text:p>
          </table:table-cell>
          <table:covered-table-cell table:style-name="ce16"/>
          <table:covered-table-cell table:number-columns-repeated="4" table:style-name="ce23"/>
          <table:covered-table-cell/>
          <table:table-cell table:style-name="ce31" table:number-columns-repeated="2"/>
          <table:table-cell table:style-name="ce39" table:formula="of:=([.R13]+1/2*[.Q13])*(-[.M14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5" calcext:value-type="float">
            <text:p>5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2" calcext:value-type="float">
            <text:p>2</text:p>
          </table:table-cell>
          <table:table-cell table:style-name="ce42" table:formula="of:=([.R13]+1/2*[.Q13])*[.P14]" office:value-type="float" office:value="0" calcext:value-type="float">
            <text:p>0</text:p>
          </table:table-cell>
          <table:table-cell table:style-name="ce44"/>
          <table:table-cell table:style-name="ce48" table:formula="of:=[.S13]*([.M14]-[.P14])" office:value-type="float" office:value="0" calcext:value-type="float">
            <text:p>0</text:p>
          </table:table-cell>
          <table:table-cell table:style-name="ce51"/>
          <table:table-cell table:style-name="ce56"/>
          <table:table-cell table:style-name="ce39" table:formula="of:=([.AC13]+1/2*[.AB13])*(-[.X1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25" calcext:value-type="float">
            <text:p>25</text:p>
          </table:table-cell>
          <table:table-cell table:style-name="ce42" table:formula="of:=([.AC13]+1/2*[.AB13])*[.AA14]" office:value-type="float" office:value="0" calcext:value-type="float">
            <text:p>0</text:p>
          </table:table-cell>
          <table:table-cell table:style-name="ce44"/>
          <table:table-cell table:style-name="ce48" table:formula="of:=[.AD13]*([.X14]-[.AA14])" office:value-type="float" office:value="-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 table:number-columns-spanned="7" table:number-rows-spanned="1">
            <text:p>X</text:p>
          </table:table-cell>
          <table:covered-table-cell table:style-name="ce16"/>
          <table:covered-table-cell table:number-columns-repeated="4" table:style-name="ce23"/>
          <table:covered-table-cell/>
          <table:table-cell table:style-name="ce31"/>
          <table:table-cell table:style-name="ce37" office:value-type="float" office:value="6" calcext:value-type="float">
            <text:p>6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SPADASSIN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5]+[.R15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4" calcext:value-type="float">
            <text:p>24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HYDR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AB15]+[.AC1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VICTOIRES </text:p>
          </table:table-cell>
          <table:covered-table-cell table:style-name="ce19"/>
          <table:covered-table-cell table:style-name="ce29"/>
          <table:covered-table-cell table:style-name="ce19"/>
          <table:table-cell table:style-name="ce7" office:value-type="string" calcext:value-type="string" table:number-columns-spanned="3" table:number-rows-spanned="1">
            <text:p>DEFAITES</text:p>
          </table:table-cell>
          <table:covered-table-cell table:number-columns-repeated="2" table:style-name="ce19"/>
          <table:table-cell table:style-name="ce31" table:number-columns-repeated="2"/>
          <table:table-cell table:style-name="ce39" table:formula="of:=([.R15]+1/2*[.Q15])*(-[.M1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" calcext:value-type="float">
            <text:p>-2</text:p>
          </table:table-cell>
          <table:table-cell table:style-name="ce42" table:formula="of:=([.R15]+1/2*[.Q15])*[.P16]" office:value-type="float" office:value="-0" calcext:value-type="float">
            <text:p>0</text:p>
          </table:table-cell>
          <table:table-cell table:style-name="ce44"/>
          <table:table-cell table:style-name="ce48" table:formula="of:=[.S15]*([.M16]-[.P16])" office:value-type="float" office:value="0" calcext:value-type="float">
            <text:p>0</text:p>
          </table:table-cell>
          <table:table-cell table:style-name="ce51"/>
          <table:table-cell table:style-name="ce44"/>
          <table:table-cell table:style-name="ce39" table:formula="of:=([.AC15]+1/2*[.AB15])*(-[.X1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5" calcext:value-type="float">
            <text:p>2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15]+1/2*[.AB15])*[.AA16]" office:value-type="float" office:value="0" calcext:value-type="float">
            <text:p>0</text:p>
          </table:table-cell>
          <table:table-cell table:style-name="ce44"/>
          <table:table-cell table:style-name="ce48" table:formula="of:=[.AD15]*([.X16]-[.AA1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2"/>
          <table:table-cell table:style-name="ce31"/>
          <table:table-cell table:style-name="ce37" office:value-type="float" office:value="7" calcext:value-type="float">
            <text:p>7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GRENDEL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7]+[.R17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5" calcext:value-type="float">
            <text:p>25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PREDATO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AB17]+[.AC1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17]+1/2*[.Q17])*(-[.M1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4" calcext:value-type="float">
            <text:p>4</text:p>
          </table:table-cell>
          <table:table-cell table:style-name="ce42" table:formula="of:=([.R17]+1/2*[.Q17])*[.P18]" office:value-type="float" office:value="0" calcext:value-type="float">
            <text:p>0</text:p>
          </table:table-cell>
          <table:table-cell table:style-name="ce44"/>
          <table:table-cell table:style-name="ce48" table:formula="of:=[.S17]*([.M18]-[.P18])" office:value-type="float" office:value="0" calcext:value-type="float">
            <text:p>0</text:p>
          </table:table-cell>
          <table:table-cell table:style-name="ce51"/>
          <table:table-cell table:style-name="ce44"/>
          <table:table-cell table:style-name="ce39" table:formula="of:=([.AC17]+1/2*[.AB17])*(-[.X1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5" calcext:value-type="float">
            <text:p>2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17]+1/2*[.AB17])*[.AA18]" office:value-type="float" office:value="0" calcext:value-type="float">
            <text:p>0</text:p>
          </table:table-cell>
          <table:table-cell table:style-name="ce44"/>
          <table:table-cell table:style-name="ce48" table:formula="of:=[.AD17]*([.X18]-[.AA1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3" office:value-type="string" calcext:value-type="string" table:number-columns-spanned="7" table:number-rows-spanned="1">
            <text:p>VALEUR STRATEGIQUE</text:p>
          </table:table-cell>
          <table:covered-table-cell table:number-columns-repeated="6"/>
          <table:table-cell table:style-name="ce31"/>
          <table:table-cell table:style-name="ce37" office:value-type="float" office:value="8" calcext:value-type="float">
            <text:p>8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PALADIN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9]+[.R19]" office:value-type="float" office:value="0" calcext:value-type="float">
            <text:p>0</text:p>
          </table:table-cell>
          <table:table-cell table:style-name="ce17"/>
          <table:table-cell table:style-name="ce52" office:value-type="float" office:value="26" calcext:value-type="float">
            <text:p>26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19]+[.AC1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 calcext:value-type="string" table:number-columns-spanned="3" table:number-rows-spanned="1">
            <text:p>Précédente</text:p>
          </table:table-cell>
          <table:covered-table-cell table:style-name="ce14"/>
          <table:covered-table-cell table:style-name="ce30"/>
          <table:table-cell table:style-name="ce14" office:value-type="string" calcext:value-type="string" table:number-columns-spanned="2" table:number-rows-spanned="1">
            <text:p>Actuelle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Terminale</text:p>
          </table:table-cell>
          <table:covered-table-cell table:style-name="ce32"/>
          <table:table-cell table:style-name="ce31" table:number-columns-repeated="2"/>
          <table:table-cell table:style-name="ce39" table:formula="of:=([.R19]+1/2*[.Q19])*(-[.M20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8" calcext:value-type="float">
            <text:p>8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4" calcext:value-type="float">
            <text:p>4</text:p>
          </table:table-cell>
          <table:table-cell table:style-name="ce42" table:formula="of:=([.R19]+1/2*[.Q19])*[.P20]" office:value-type="float" office:value="0" calcext:value-type="float">
            <text:p>0</text:p>
          </table:table-cell>
          <table:table-cell table:style-name="ce44"/>
          <table:table-cell table:style-name="ce48" table:formula="of:=[.S19]*([.M20]-[.P20])" office:value-type="float" office:value="0" calcext:value-type="float">
            <text:p>0</text:p>
          </table:table-cell>
          <table:table-cell table:style-name="ce50"/>
          <table:table-cell table:style-name="ce54"/>
          <table:table-cell table:style-name="ce39" table:formula="of:=([.AC19]+1/2*[.AB19])*(-[.X2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19]+1/2*[.AB19])*[.AA20]" office:value-type="float" office:value="0" calcext:value-type="float">
            <text:p>0</text:p>
          </table:table-cell>
          <table:table-cell table:style-name="ce53"/>
          <table:table-cell table:style-name="ce39" table:formula="of:=[.AD19]*([.X20]-[.AA20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3"/>
          <table:table-cell table:style-name="ce16" table:formula="of:=[.S6]+[.S8]+[.S10]+[.S12]+[.S14]+[.S16]+[.S18]+[.S20]+[.S22]+[.S24]+[.S26]+[.S28]+[.S30]+[.S32]+[.S34]+[.S36]+[.S38]+[.S40]+[.AD6]+[.AD8]+[.AD10]+[.AD12]+[.AD14]+[.AD16]+[.AD18]+[.AD20]+[.AD22]+[.AD24]+[.AD30]+[.AD32]+[.AD34]+[.AD36]+[.AD38]+[.AD40]" office:value-type="float" office:value="0" calcext:value-type="float" table:number-columns-spanned="2" table:number-rows-spanned="1">
            <text:p>0</text:p>
          </table:table-cell>
          <table:covered-table-cell table:style-name="ce23"/>
          <table:table-cell table:style-name="ce9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/>
          <table:table-cell table:style-name="ce37" office:value-type="float" office:value="9" calcext:value-type="float">
            <text:p>9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GOLEM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1]+[.R21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7" calcext:value-type="float">
            <text:p>27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21]+[.AC2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1]+1/2*[.Q21])*(-[.M22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6" calcext:value-type="float">
            <text:p>6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2" calcext:value-type="float">
            <text:p>2</text:p>
          </table:table-cell>
          <table:table-cell table:style-name="ce42" table:formula="of:=([.R21]+1/2*[.Q21])*[.P22]" office:value-type="float" office:value="0" calcext:value-type="float">
            <text:p>0</text:p>
          </table:table-cell>
          <table:table-cell table:style-name="ce44"/>
          <table:table-cell table:style-name="ce48" table:formula="of:=[.S21]*([.M22]-[.P22])" office:value-type="float" office:value="0" calcext:value-type="float">
            <text:p>0</text:p>
          </table:table-cell>
          <table:table-cell table:style-name="ce51"/>
          <table:table-cell table:style-name="ce53"/>
          <table:table-cell table:style-name="ce39" table:formula="of:=([.AC21]+1/2*[.AB21])*(-[.X2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21]+1/2*[.AB21])*[.AA22]" office:value-type="float" office:value="0" calcext:value-type="float">
            <text:p>0</text:p>
          </table:table-cell>
          <table:table-cell table:style-name="ce53"/>
          <table:table-cell table:style-name="ce39" table:formula="of:=[.AD21]*([.X22]-[.AA2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7" table:number-rows-spanned="1">
            <text:p>RENFORTS</text:p>
          </table:table-cell>
          <table:covered-table-cell table:style-name="ce24"/>
          <table:covered-table-cell table:number-columns-repeated="5"/>
          <table:table-cell table:style-name="ce31"/>
          <table:table-cell table:style-name="ce37" office:value-type="float" office:value="10" calcext:value-type="float">
            <text:p>10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WALKYRI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3]+[.R23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8" calcext:value-type="float">
            <text:p>28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23]+[.AC2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5" table:formula="of:=[.F6]+(([.H12]+[.H32])*[.F6]/10)" office:value-type="float" office:value="0" calcext:value-type="float" table:number-columns-spanned="7" table:number-rows-spanned="1">
            <text:p>0</text:p>
          </table:table-cell>
          <table:covered-table-cell table:style-name="ce23"/>
          <table:covered-table-cell table:number-columns-repeated="5"/>
          <table:table-cell table:style-name="ce31" table:number-columns-repeated="2"/>
          <table:table-cell table:style-name="ce39" table:formula="of:=([.R23]+1/2*[.Q23])*(-[.M24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5" calcext:value-type="float">
            <text:p>5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2" calcext:value-type="float">
            <text:p>2</text:p>
          </table:table-cell>
          <table:table-cell table:style-name="ce42" table:formula="of:=([.R23]+1/2*[.Q23])*[.P24]" office:value-type="float" office:value="0" calcext:value-type="float">
            <text:p>0</text:p>
          </table:table-cell>
          <table:table-cell table:style-name="ce44"/>
          <table:table-cell table:style-name="ce48" table:formula="of:=[.S23]*([.M24]-[.P24])" office:value-type="float" office:value="0" calcext:value-type="float">
            <text:p>0</text:p>
          </table:table-cell>
          <table:table-cell table:style-name="ce51"/>
          <table:table-cell table:style-name="ce54"/>
          <table:table-cell table:style-name="ce39" table:formula="of:=([.AC23]+1/2*[.AB23])*(-[.X2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23]+1/2*[.AB23])*[.AA24]" office:value-type="float" office:value="0" calcext:value-type="float">
            <text:p>0</text:p>
          </table:table-cell>
          <table:table-cell table:style-name="ce53"/>
          <table:table-cell table:style-name="ce39" table:formula="of:=[.AD23]*([.X24]-[.AA2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1" calcext:value-type="float">
            <text:p>11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LANCIE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5]+[.R25]" office:value-type="float" office:value="0" calcext:value-type="float">
            <text:p>0</text:p>
          </table:table-cell>
          <table:table-cell table:style-name="ce31"/>
          <table:table-cell table:number-columns-repeated="16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COM</text:p>
          </table:table-cell>
          <table:covered-table-cell table:style-name="ce19"/>
          <table:covered-table-cell table:number-columns-repeated="2" table:style-name="ce29"/>
          <table:table-cell table:style-name="ce7" office:value-type="string" calcext:value-type="string" table:number-columns-spanned="3" table:number-rows-spanned="1">
            <text:p>REQ</text:p>
          </table:table-cell>
          <table:covered-table-cell table:number-columns-repeated="2" table:style-name="ce29"/>
          <table:table-cell table:style-name="ce31" table:number-columns-repeated="2"/>
          <table:table-cell table:style-name="ce39" table:formula="of:=([.R25]+1/2*[.Q25])*(-[.M2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R25]+1/2*[.Q25])*[.P26]" office:value-type="float" office:value="-0" calcext:value-type="float">
            <text:p>0</text:p>
          </table:table-cell>
          <table:table-cell table:style-name="ce44"/>
          <table:table-cell table:style-name="ce48" table:formula="of:=[.S25]*([.M26]-[.P26])" office:value-type="float" office:value="0" calcext:value-type="float">
            <text:p>0</text:p>
          </table:table-cell>
          <table:table-cell table:style-name="ce35"/>
          <table:table-cell table:style-name="ce55" office:value-type="string" calcext:value-type="string" table:number-columns-spanned="10" table:number-rows-spanned="1">
            <text:p>CAPTURE</text:p>
          </table:table-cell>
          <table:covered-table-cell table:number-columns-repeated="9" table:style-name="ce31"/>
          <table:table-cell table:number-columns-repeated="6"/>
        </table:table-row>
        <table:table-row table:style-name="ro2">
          <table:table-cell/>
          <table:table-cell table:style-name="ce16" table:formula="of:=([.B24])+([.K6]+[.K8]+[.K10]+[.K12]+[.K14]+[.K16]+[.K18]+[.K20]+[.K22]+[.K24]+[.K26]+[.K28]+[.K30]+[.K32]+[.K34]+[.K36]+[.K38]+[.K40]+[.V6]+[.V8]+[.V10]+[.V12]+[.V14]+[.V16]+[.V18]+[.V20]+[.V22]+[.V24]+[.V30]+[.V32]+[.V34]+[.V36]+[.V38]+[.V40])" office:value-type="float" office:value="0" calcext:value-type="float" table:number-columns-spanned="4" table:number-rows-spanned="1">
            <text:p>0</text:p>
          </table:table-cell>
          <table:covered-table-cell table:style-name="ce16"/>
          <table:covered-table-cell table:style-name="ce23"/>
          <table:covered-table-cell table:style-name="ce31"/>
          <table:table-cell table:style-name="ce16" table:formula="of:=[.Q6]+[.Q8]+[.Q10]+[.Q12]+[.Q14]+[.Q16]+[.Q18]+[.Q20]+[.Q22]+[.Q24]+[.Q26]+[.Q28]+[.Q30]+[.Q32]+[.Q34]+[.Q36]+[.Q38]+[.Q40]+[.AB6]+[.AB8]+[.AB10]+[.AB12]+[.AB14]+[.AB16]+[.AB18]+[.AB20]+[.AB22]+[.AB24]+[.AB30]+[.AB32]+[.AB34]+[.AB36]+[.AB38]+[.AB40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3"/>
          <table:table-cell table:style-name="ce31"/>
          <table:table-cell table:style-name="ce37" office:value-type="float" office:value="12" calcext:value-type="float">
            <text:p>12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ARBALETRIE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7]+[.R27]" office:value-type="float" office:value="0" calcext:value-type="float">
            <text:p>0</text:p>
          </table:table-cell>
          <table:table-cell table:style-name="ce31"/>
          <table:table-cell table:style-name="ce14" office:value-type="string" calcext:value-type="string">
            <text:p>N°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 table:number-columns-spanned="5" table:number-rows-spanned="1">
            <text:p>Nom</text:p>
          </table:table-cell>
          <table:covered-table-cell table:number-columns-repeated="2" table:style-name="ce14"/>
          <table:covered-table-cell table:style-name="ce45"/>
          <table:covered-table-cell table:style-name="ce14"/>
          <table:table-cell table:style-name="ce14" office:value-type="string" calcext:value-type="string" table:number-columns-spanned="2" table:number-rows-spanned="1">
            <text:p>Surv</text:p>
          </table:table-cell>
          <table:covered-table-cell table:style-name="ce31"/>
          <table:table-cell table:style-name="ce14" office:value-type="string" calcext:value-type="string">
            <text:p>Nbr</text:p>
          </table:table-cell>
          <table:table-cell table:number-columns-repeated="6"/>
        </table:table-row>
        <table:table-row table:style-name="ro2">
          <table:table-cell/>
          <table:table-cell table:style-name="ce16" table:number-columns-repeated="7"/>
          <table:table-cell table:style-name="ce31" table:number-columns-repeated="2"/>
          <table:table-cell table:style-name="ce39" table:formula="of:=([.R27]+1/2*[.Q27])*(-[.M2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4" calcext:value-type="float">
            <text:p>14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6" calcext:value-type="float">
            <text:p>6</text:p>
          </table:table-cell>
          <table:table-cell table:style-name="ce42" table:formula="of:=([.R27]+1/2*[.Q27])*[.P28]" office:value-type="float" office:value="0" calcext:value-type="float">
            <text:p>0</text:p>
          </table:table-cell>
          <table:table-cell table:style-name="ce44"/>
          <table:table-cell table:style-name="ce48" table:formula="of:=[.S27]*([.M28]-[.P28])" office:value-type="float" office:value="0" calcext:value-type="float">
            <text:p>0</text:p>
          </table:table-cell>
          <table:table-cell table:style-name="ce35"/>
          <table:table-cell table:number-columns-repeated="1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3" calcext:value-type="float">
            <text:p>13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MITRAILLEUSES MKIV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9]+[.R29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9" calcext:value-type="float">
            <text:p>29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CANONS SPLINTE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9]+[.AC2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9]+1/2*[.Q29])*(-[.M3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R29]+1/2*[.Q29])*[.P30]" office:value-type="float" office:value="-0" calcext:value-type="float">
            <text:p>0</text:p>
          </table:table-cell>
          <table:table-cell table:style-name="ce44"/>
          <table:table-cell table:style-name="ce48" table:formula="of:=[.S29]*([.M30]-[.P30])" office:value-type="float" office:value="0" calcext:value-type="float">
            <text:p>0</text:p>
          </table:table-cell>
          <table:table-cell table:style-name="ce31"/>
          <table:table-cell/>
          <table:table-cell table:style-name="ce39" table:formula="of:=([.AC29]+1/2*[.AB29])*(-[.X3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AC29]+1/2*[.AB29])*[.AA30]" office:value-type="float" office:value="-0" calcext:value-type="float">
            <text:p>0</text:p>
          </table:table-cell>
          <table:table-cell table:style-name="ce44"/>
          <table:table-cell table:style-name="ce48" table:formula="of:=[.AD29]*([.X30]-[.AA30]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4" calcext:value-type="float">
            <text:p>14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CANONS LASER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1]+[.R31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30" calcext:value-type="float">
            <text:p>30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LANCE-PLASMA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1]+[.AC31]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BONUS <text:s/>DE <text:s/>RENFORTS</text:p>
          </table:table-cell>
          <table:covered-table-cell table:number-columns-repeated="2"/>
          <table:covered-table-cell table:style-name="ce31"/>
          <table:covered-table-cell table:number-columns-repeated="2"/>
          <table:table-cell table:style-name="ce8" office:value-type="float" office:value="0" calcext:value-type="float">
            <text:p>0</text:p>
          </table:table-cell>
          <table:table-cell table:style-name="ce31" table:number-columns-repeated="2"/>
          <table:table-cell table:style-name="ce39" table:formula="of:=([.R31]+1/2*[.Q31])*(-[.M3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R31]+1/2*[.Q31])*[.P32]" office:value-type="float" office:value="-0" calcext:value-type="float">
            <text:p>0</text:p>
          </table:table-cell>
          <table:table-cell table:style-name="ce44"/>
          <table:table-cell table:style-name="ce48" table:formula="of:=[.S31]*([.M32]-[.P32])" office:value-type="float" office:value="0" calcext:value-type="float">
            <text:p>0</text:p>
          </table:table-cell>
          <table:table-cell table:style-name="ce31"/>
          <table:table-cell table:style-name="ce57"/>
          <table:table-cell table:style-name="ce39" table:formula="of:=([.AC31]+1/2*[.AB31])*(-[.X3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AC31]+1/2*[.AB31])*[.AA32]" office:value-type="float" office:value="-0" calcext:value-type="float">
            <text:p>0</text:p>
          </table:table-cell>
          <table:table-cell table:style-name="ce44"/>
          <table:table-cell table:style-name="ce48" table:formula="of:=[.AD31]*([.X32]-[.AA3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5" calcext:value-type="float">
            <text:p>15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MORTIE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3]+[.R33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31" calcext:value-type="float">
            <text:p>31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MOBZ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3]+[.A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 calcext:value-type="string">
            <text:p>N°</text:p>
          </table:table-cell>
          <table:table-cell table:style-name="ce7" office:value-type="string" calcext:value-type="string" table:number-columns-spanned="5" table:number-rows-spanned="1">
            <text:p>GRENADES</text:p>
          </table:table-cell>
          <table:covered-table-cell table:number-columns-repeated="4"/>
          <table:table-cell table:style-name="ce7" office:value-type="string" calcext:value-type="string">
            <text:p>Nbr</text:p>
          </table:table-cell>
          <table:table-cell table:style-name="ce35"/>
          <table:table-cell table:style-name="ce31"/>
          <table:table-cell table:style-name="ce39" table:formula="of:=([.R33]+1/2*[.Q33])*(-[.M3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R33]+1/2*[.Q33])*[.P34]" office:value-type="float" office:value="-0" calcext:value-type="float">
            <text:p>0</text:p>
          </table:table-cell>
          <table:table-cell table:style-name="ce44"/>
          <table:table-cell table:style-name="ce48" table:formula="of:=[.S33]*([.M34]-[.P34])" office:value-type="float" office:value="0" calcext:value-type="float">
            <text:p>0</text:p>
          </table:table-cell>
          <table:table-cell table:style-name="ce31"/>
          <table:table-cell table:style-name="ce57"/>
          <table:table-cell table:style-name="ce39" table:formula="of:=([.AC33]+1/2*[.AB33])*(-[.X34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5" calcext:value-type="float">
            <text:p>1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33]+1/2*[.AB33])*[.AA34]" office:value-type="float" office:value="0" calcext:value-type="float">
            <text:p>0</text:p>
          </table:table-cell>
          <table:table-cell table:style-name="ce44"/>
          <table:table-cell table:style-name="ce48" table:formula="of:=[.AD33]*([.X34]-[.AA3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5" calcext:value-type="float">
            <text:p>35</text:p>
          </table:table-cell>
          <table:table-cell table:style-name="ce25" office:value-type="string" calcext:value-type="string" table:number-columns-spanned="5" table:number-rows-spanned="1">
            <text:p>FRAGMENTATION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7" office:value-type="float" office:value="16" calcext:value-type="float">
            <text:p>16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OBUSIE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5]+[.R35]" office:value-type="float" office:value="0" calcext:value-type="float">
            <text:p>0</text:p>
          </table:table-cell>
          <table:table-cell/>
          <table:table-cell table:style-name="ce37" office:value-type="float" office:value="32" calcext:value-type="float">
            <text:p>32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TRUK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5]+[.A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6" calcext:value-type="float">
            <text:p>36</text:p>
          </table:table-cell>
          <table:table-cell table:style-name="ce25" office:value-type="string" calcext:value-type="string" table:number-columns-spanned="5" table:number-rows-spanned="1">
            <text:p>FUMIGENE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1"/>
          <table:table-cell table:style-name="ce39" table:formula="of:=([.R35]+1/2*[.Q35])*(-[.M3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R35]+1/2*[.Q35])*[.P36]" office:value-type="float" office:value="-0" calcext:value-type="float">
            <text:p>0</text:p>
          </table:table-cell>
          <table:table-cell table:style-name="ce44"/>
          <table:table-cell table:style-name="ce48" table:formula="of:=[.S35]*([.M36]-[.P36])" office:value-type="float" office:value="0" calcext:value-type="float">
            <text:p>0</text:p>
          </table:table-cell>
          <table:table-cell table:number-columns-repeated="2"/>
          <table:table-cell table:style-name="ce39" table:formula="of:=([.AC35]+1/2*[.AB35])*(-[.X3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15" calcext:value-type="float">
            <text:p>-15</text:p>
          </table:table-cell>
          <table:table-cell table:style-name="ce42" table:formula="of:=([.AC35]+1/2*[.AB35])*[.AA36]" office:value-type="float" office:value="-0" calcext:value-type="float">
            <text:p>0</text:p>
          </table:table-cell>
          <table:table-cell table:style-name="ce44"/>
          <table:table-cell table:style-name="ce48" table:formula="of:=[.AD35]*([.X36]-[.AA3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7" calcext:value-type="float">
            <text:p>37</text:p>
          </table:table-cell>
          <table:table-cell table:style-name="ce25" office:value-type="string" calcext:value-type="string" table:number-columns-spanned="5" table:number-rows-spanned="1">
            <text:p>FLASHBANG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7" office:value-type="float" office:value="17" calcext:value-type="float">
            <text:p>17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MOTO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7]+[.R37]" office:value-type="float" office:value="0" calcext:value-type="float">
            <text:p>0</text:p>
          </table:table-cell>
          <table:table-cell/>
          <table:table-cell table:style-name="ce37" office:value-type="float" office:value="33" calcext:value-type="float">
            <text:p>33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WARTRUK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7]+[.A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8" calcext:value-type="float">
            <text:p>38</text:p>
          </table:table-cell>
          <table:table-cell table:style-name="ce25" office:value-type="string" calcext:value-type="string" table:number-columns-spanned="5" table:number-rows-spanned="1">
            <text:p>GAZ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1"/>
          <table:table-cell table:style-name="ce39" table:formula="of:=([.R37]+1/2*[.Q37])*(-[.M3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R37]+1/2*[.Q37])*[.P38]" office:value-type="float" office:value="0" calcext:value-type="float">
            <text:p>0</text:p>
          </table:table-cell>
          <table:table-cell table:style-name="ce44"/>
          <table:table-cell table:style-name="ce48" table:formula="of:=[.S37]*([.M38]-[.P38])" office:value-type="float" office:value="0" calcext:value-type="float">
            <text:p>0</text:p>
          </table:table-cell>
          <table:table-cell table:number-columns-repeated="2"/>
          <table:table-cell table:style-name="ce39" table:formula="of:=([.AC37]+1/2*[.AB37])*(-[.X38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5" calcext:value-type="float">
            <text:p>-25</text:p>
          </table:table-cell>
          <table:table-cell table:style-name="ce42" table:formula="of:=([.AC37]+1/2*[.AB37])*[.AA38]" office:value-type="float" office:value="-0" calcext:value-type="float">
            <text:p>0</text:p>
          </table:table-cell>
          <table:table-cell table:style-name="ce44"/>
          <table:table-cell table:style-name="ce48" table:formula="of:=[.AD37]*([.X38]-[.AA3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9" calcext:value-type="float">
            <text:p>39</text:p>
          </table:table-cell>
          <table:table-cell table:style-name="ce26" office:value-type="string" calcext:value-type="string" table:number-columns-spanned="5" table:number-rows-spanned="1">
            <text:p>FUSION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7" office:value-type="float" office:value="18" calcext:value-type="float">
            <text:p>18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LAND SPEEDE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9]+[.R39]" office:value-type="float" office:value="0" calcext:value-type="float">
            <text:p>0</text:p>
          </table:table-cell>
          <table:table-cell/>
          <table:table-cell table:style-name="ce37" office:value-type="float" office:value="34" calcext:value-type="float">
            <text:p>34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EXPLOZO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9]+[.A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40" calcext:value-type="float">
            <text:p>40</text:p>
          </table:table-cell>
          <table:table-cell table:style-name="ce26" office:value-type="string" calcext:value-type="string" table:number-columns-spanned="5" table:number-rows-spanned="1">
            <text:p>PLASMA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1"/>
          <table:table-cell table:style-name="ce39" table:formula="of:=([.R39]+1/2*[.Q39])*(-[.M40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5" calcext:value-type="float">
            <text:p>1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R39]+1/2*[.Q39])*[.P40]" office:value-type="float" office:value="0" calcext:value-type="float">
            <text:p>0</text:p>
          </table:table-cell>
          <table:table-cell table:style-name="ce44"/>
          <table:table-cell table:style-name="ce48" table:formula="of:=[.S39]*([.M40]-[.P40])" office:value-type="float" office:value="0" calcext:value-type="float">
            <text:p>0</text:p>
          </table:table-cell>
          <table:table-cell table:number-columns-repeated="2"/>
          <table:table-cell table:style-name="ce39" table:formula="of:=([.AC39]+1/2*[.AB39])*(-[.X40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5" calcext:value-type="float">
            <text:p>2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39]+1/2*[.AB39])*[.AA40]" office:value-type="float" office:value="0" calcext:value-type="float">
            <text:p>0</text:p>
          </table:table-cell>
          <table:table-cell table:style-name="ce44"/>
          <table:table-cell table:style-name="ce48" table:formula="of:=[.AD39]*([.X40]-[.AA4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8" table:number-columns-repeated="29"/>
          <table:table-cell table:style-name="ce67"/>
          <table:table-cell table:number-columns-repeated="5"/>
        </table:table-row>
        <table:table-row table:style-name="ro2" table:number-rows-repeated="25">
          <table:table-cell table:style-name="Default"/>
          <table:table-cell table:number-columns-repeated="29"/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29"/>
          <table:table-cell table:style-name="Default"/>
          <table:table-cell table:number-columns-repeated="5"/>
        </table:table-row>
      </table:table>
      <table:table table:name="04 Eldars" table:style-name="ta1" table:protected="true" table:protection-key="+UTc1jX5gB96yQpAf7xHmWTewCQ=" table:protection-key-digest-algorithm="http://www.w3.org/2000/09/xmldsig#sha1" table:print="false">
        <table:table-protection table:select-protected-cells="true" table:select-unprotected-cells="true"/>
        <table:table-column table:style-name="co1" table:default-cell-style-name="ce3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1" table:default-cell-style-name="ce65"/>
        <table:table-column table:style-name="co3" table:number-columns-repeated="4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6" table:number-columns-repeated="29"/>
          <table:table-cell table:style-name="ce64"/>
          <table:table-cell table:number-columns-repeated="5"/>
        </table:table-row>
        <table:table-row table:style-name="ro2">
          <table:table-cell table:style-name="ce2"/>
          <table:table-cell table:style-name="ce7" office:value-type="string" calcext:value-type="string" table:number-columns-spanned="3" table:number-rows-spanned="1">
            <text:p>LOG N°</text:p>
          </table:table-cell>
          <table:covered-table-cell table:style-name="ce19"/>
          <table:covered-table-cell/>
          <table:table-cell table:style-name="ce7" office:value-type="string" calcext:value-type="string" table:number-columns-spanned="2" table:number-rows-spanned="1">
            <text:p>SECTEUR</text:p>
          </table:table-cell>
          <table:covered-table-cell table:style-name="ce19"/>
          <table:table-cell table:style-name="ce7" office:value-type="string" calcext:value-type="string" table:number-columns-spanned="2" table:number-rows-spanned="1">
            <text:p>PLANETE</text:p>
          </table:table-cell>
          <table:covered-table-cell table:style-name="ce19"/>
          <table:table-cell table:style-name="ce16"/>
          <table:table-cell table:style-name="ce36" office:value-type="string" calcext:value-type="string" table:number-columns-spanned="21" table:number-rows-spanned="1">
            <text:p>CONTINGENT</text:p>
          </table:table-cell>
          <table:covered-table-cell table:number-columns-repeated="9" table:style-name="ce31"/>
          <table:covered-table-cell table:style-name="ce23"/>
          <table:covered-table-cell table:number-columns-repeated="10" table:style-name="ce31"/>
          <table:table-cell table:number-columns-repeated="6"/>
        </table:table-row>
        <table:table-row table:style-name="ro2">
          <table:table-cell/>
          <table:table-cell table:style-name="ce8" office:value-type="string" calcext:value-type="string" table:number-columns-spanned="3" table:number-rows-spanned="1">
            <text:p>X</text:p>
          </table:table-cell>
          <table:covered-table-cell table:style-name="ce20"/>
          <table:covered-table-cell/>
          <table:table-cell table:style-name="ce8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8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16"/>
          <table:table-cell table:style-name="ce14" office:value-type="string" calcext:value-type="string">
            <text:p>N°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 table:number-columns-spanned="5" table:number-rows-spanned="1">
            <text:p>Nom</text:p>
          </table:table-cell>
          <table:covered-table-cell table:number-columns-repeated="2" table:style-name="ce14"/>
          <table:covered-table-cell table:style-name="ce45"/>
          <table:covered-table-cell table:style-name="ce14"/>
          <table:table-cell table:style-name="ce14" office:value-type="string" calcext:value-type="string">
            <text:p>Surv</text:p>
          </table:table-cell>
          <table:table-cell table:style-name="ce14" office:value-type="string" calcext:value-type="string">
            <text:p>Renf</text:p>
          </table:table-cell>
          <table:table-cell table:style-name="ce14" office:value-type="string" calcext:value-type="string">
            <text:p>Nbr</text:p>
          </table:table-cell>
          <table:table-cell table:style-name="ce16"/>
          <table:table-cell table:style-name="ce14" office:value-type="string" calcext:value-type="string">
            <text:p>N°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 table:number-columns-spanned="5" table:number-rows-spanned="1">
            <text:p>Nom</text:p>
          </table:table-cell>
          <table:covered-table-cell table:number-columns-repeated="2" table:style-name="ce14"/>
          <table:covered-table-cell table:style-name="ce45"/>
          <table:covered-table-cell table:style-name="ce14"/>
          <table:table-cell table:style-name="ce14" office:value-type="string" calcext:value-type="string">
            <text:p>Surv</text:p>
          </table:table-cell>
          <table:table-cell table:style-name="ce14" office:value-type="string" calcext:value-type="string">
            <text:p>Renf</text:p>
          </table:table-cell>
          <table:table-cell table:style-name="ce14" office:value-type="string" calcext:value-type="string">
            <text:p>Nbr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PHASE</text:p>
          </table:table-cell>
          <table:covered-table-cell table:style-name="ce7"/>
          <table:covered-table-cell table:number-columns-repeated="2" table:style-name="ce27"/>
          <table:table-cell table:style-name="ce7" office:value-type="string" calcext:value-type="string" table:number-columns-spanned="3" table:number-rows-spanned="1">
            <text:p>VS CONFLIT</text:p>
          </table:table-cell>
          <table:covered-table-cell table:style-name="ce19"/>
          <table:covered-table-cell table:style-name="ce27"/>
          <table:table-cell table:style-name="ce23"/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>
            <text:p>QG</text:p>
          </table:table-cell>
          <table:table-cell table:style-name="ce40" office:value-type="string" calcext:value-type="string" table:number-columns-spanned="5" table:number-rows-spanned="1">
            <text:p>AUGUR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5]+[.R5]" office:value-type="float" office:value="0" calcext:value-type="float">
            <text:p>0</text:p>
          </table:table-cell>
          <table:table-cell table:style-name="ce16"/>
          <table:table-cell table:style-name="ce37" office:value-type="float" office:value="19" calcext:value-type="float">
            <text:p>19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FALCON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AB5]+[.AC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calcext:value-type="float" table:number-columns-spanned="4" table:number-rows-spanned="1">
            <text:p>0</text:p>
          </table:table-cell>
          <table:covered-table-cell table:style-name="ce9"/>
          <table:covered-table-cell table:number-columns-repeated="2" table:style-name="ce28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style-name="ce8"/>
          <table:covered-table-cell table:style-name="ce28"/>
          <table:table-cell table:style-name="ce23"/>
          <table:table-cell/>
          <table:table-cell table:style-name="ce39" table:formula="of:=([.R5]+1/2*[.Q5])*(-[.M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50" calcext:value-type="float">
            <text:p>5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45" calcext:value-type="float">
            <text:p>45</text:p>
          </table:table-cell>
          <table:table-cell table:style-name="ce42" table:formula="of:=([.R5]+1/2*[.Q5])*[.P6]" office:value-type="float" office:value="0" calcext:value-type="float">
            <text:p>0</text:p>
          </table:table-cell>
          <table:table-cell table:style-name="ce44"/>
          <table:table-cell table:style-name="ce48" table:formula="of:=[.S5]*([.M6]-[.P6])" office:value-type="float" office:value="0" calcext:value-type="float">
            <text:p>0</text:p>
          </table:table-cell>
          <table:table-cell table:style-name="ce49"/>
          <table:table-cell table:style-name="ce44"/>
          <table:table-cell table:style-name="ce39" table:formula="of:=([.AC5]+1/2*[.AB5])*(-[.X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0" calcext:value-type="float">
            <text:p>2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5]+1/2*[.AB5])*[.AA6]" office:value-type="float" office:value="0" calcext:value-type="float">
            <text:p>0</text:p>
          </table:table-cell>
          <table:table-cell table:style-name="ce44"/>
          <table:table-cell table:style-name="ce48" table:formula="of:=[.AD5]*([.X6]-[.AA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string" calcext:value-type="string" table:number-columns-spanned="4" table:number-rows-spanned="1">
            <text:p>ÉVENEMENTS</text:p>
          </table:table-cell>
          <table:covered-table-cell table:number-columns-repeated="3" table:style-name="ce21"/>
          <table:table-cell table:number-columns-repeated="3"/>
          <table:table-cell table:style-name="ce16"/>
          <table:table-cell table:style-name="ce37" office:value-type="float" office:value="2" calcext:value-type="float">
            <text:p>2</text:p>
          </table:table-cell>
          <table:table-cell table:style-name="ce38" office:value-type="string" calcext:value-type="string">
            <text:p>QG</text:p>
          </table:table-cell>
          <table:table-cell table:style-name="ce40" office:value-type="string" calcext:value-type="string" table:number-columns-spanned="5" table:number-rows-spanned="1">
            <text:p>ARCHONT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7]+[.R7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0" calcext:value-type="float">
            <text:p>20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7]+[.AC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M</text:p>
          </table:table-cell>
          <table:table-cell table:number-columns-repeated="3"/>
          <table:table-cell table:style-name="ce23"/>
          <table:table-cell table:style-name="ce31"/>
          <table:table-cell table:style-name="ce39" table:formula="of:=([.R7]+1/2*[.Q7])*(-[.M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30" calcext:value-type="float">
            <text:p>3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27" calcext:value-type="float">
            <text:p>27</text:p>
          </table:table-cell>
          <table:table-cell table:style-name="ce42" table:formula="of:=([.R7]+1/2*[.Q7])*[.P8]" office:value-type="float" office:value="0" calcext:value-type="float">
            <text:p>0</text:p>
          </table:table-cell>
          <table:table-cell table:style-name="ce44"/>
          <table:table-cell table:style-name="ce48" table:formula="of:=[.S7]*([.M8]-[.P8])" office:value-type="float" office:value="0" calcext:value-type="float">
            <text:p>0</text:p>
          </table:table-cell>
          <table:table-cell table:style-name="ce44"/>
          <table:table-cell table:style-name="ce53"/>
          <table:table-cell table:style-name="ce39" table:formula="of:=([.AC7]+1/2*[.AB7])*(-[.X8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7]+1/2*[.AB7])*[.AA8]" office:value-type="float" office:value="0" calcext:value-type="float">
            <text:p>0</text:p>
          </table:table-cell>
          <table:table-cell table:style-name="ce53"/>
          <table:table-cell table:style-name="ce39" table:formula="of:=[.AD7]*([.X8]-[.AA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number-columns-repeated="2" table:style-name="ce9" office:value-type="string" calcext:value-type="string">
            <text:p>X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table:style-name="ce31"/>
          <table:table-cell table:style-name="ce37" office:value-type="float" office:value="3" calcext:value-type="float">
            <text:p>3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GARDIEN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9]+[.R9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1" calcext:value-type="float">
            <text:p>21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9]+[.AC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4"/>
          <table:table-cell table:style-name="ce31"/>
          <table:table-cell table:style-name="ce39" table:formula="of:=([.R9]+1/2*[.Q9])*(-[.M1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" calcext:value-type="float">
            <text:p>-2</text:p>
          </table:table-cell>
          <table:table-cell table:style-name="ce42" table:formula="of:=([.R9]+1/2*[.Q9])*[.P10]" office:value-type="float" office:value="-0" calcext:value-type="float">
            <text:p>0</text:p>
          </table:table-cell>
          <table:table-cell table:style-name="ce44"/>
          <table:table-cell table:style-name="ce48" table:formula="of:=[.S9]*([.M10]-[.P10])" office:value-type="float" office:value="0" calcext:value-type="float">
            <text:p>0</text:p>
          </table:table-cell>
          <table:table-cell table:style-name="ce50"/>
          <table:table-cell table:style-name="ce53"/>
          <table:table-cell table:style-name="ce39" table:formula="of:=([.AC9]+1/2*[.AB9])*(-[.X1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9]+1/2*[.AB9])*[.AA10]" office:value-type="float" office:value="0" calcext:value-type="float">
            <text:p>0</text:p>
          </table:table-cell>
          <table:table-cell table:style-name="ce53"/>
          <table:table-cell table:style-name="ce39" table:formula="of:=[.AD9]*([.X10]-[.AA10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FACTION</text:p>
          </table:table-cell>
          <table:covered-table-cell table:style-name="ce19"/>
          <table:covered-table-cell table:number-columns-repeated="4" table:style-name="ce29"/>
          <table:table-cell table:style-name="ce7" office:value-type="string" calcext:value-type="string">
            <text:p>VS F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VENGEU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1]+[.R11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2" calcext:value-type="float">
            <text:p>22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11]+[.AC1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2" office:value-type="string" calcext:value-type="string" table:number-columns-spanned="6" table:number-rows-spanned="1">
            <text:p>E L D A R S</text:p>
          </table:table-cell>
          <table:covered-table-cell table:number-columns-repeated="5"/>
          <table:table-cell table:style-name="ce16" table:formula="of:=5*(IF([.B6]=1;1;0))+2*(IF([.B6]=2;1;0))+2*(IF([.B6]=3;1;0))" office:value-type="float" office:value="0" calcext:value-type="float">
            <text:p>0</text:p>
          </table:table-cell>
          <table:table-cell table:style-name="ce31" table:number-columns-repeated="2"/>
          <table:table-cell table:style-name="ce39" table:formula="of:=([.R11]+1/2*[.Q11])*(-[.M1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" calcext:value-type="float">
            <text:p>-2</text:p>
          </table:table-cell>
          <table:table-cell table:style-name="ce42" table:formula="of:=([.R11]+1/2*[.Q11])*[.P12]" office:value-type="float" office:value="-0" calcext:value-type="float">
            <text:p>0</text:p>
          </table:table-cell>
          <table:table-cell table:style-name="ce44"/>
          <table:table-cell table:style-name="ce48" table:formula="of:=[.S11]*([.M12]-[.P12])" office:value-type="float" office:value="0" calcext:value-type="float">
            <text:p>0</text:p>
          </table:table-cell>
          <table:table-cell table:style-name="ce51"/>
          <table:table-cell table:style-name="ce53"/>
          <table:table-cell table:style-name="ce39" table:formula="of:=([.AC11]+1/2*[.AB11])*(-[.X1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11]+1/2*[.AB11])*[.AA12]" office:value-type="float" office:value="0" calcext:value-type="float">
            <text:p>0</text:p>
          </table:table-cell>
          <table:table-cell table:style-name="ce53"/>
          <table:table-cell table:style-name="ce39" table:formula="of:=[.AD11]*([.X12]-[.AA1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5" calcext:value-type="float">
            <text:p>5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FANTOM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3]+[.R13]" office:value-type="float" office:value="0" calcext:value-type="float">
            <text:p>0</text:p>
          </table:table-cell>
          <table:table-cell table:style-name="ce34"/>
          <table:table-cell table:style-name="ce52" office:value-type="float" office:value="23" calcext:value-type="float">
            <text:p>23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13]+[.AC1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7" table:number-rows-spanned="1">
            <text:p>COMMANDANT</text:p>
          </table:table-cell>
          <table:covered-table-cell table:style-name="ce16"/>
          <table:covered-table-cell table:number-columns-repeated="4" table:style-name="ce23"/>
          <table:covered-table-cell/>
          <table:table-cell table:style-name="ce31" table:number-columns-repeated="2"/>
          <table:table-cell table:style-name="ce39" table:formula="of:=([.R13]+1/2*[.Q13])*(-[.M1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4" calcext:value-type="float">
            <text:p>-4</text:p>
          </table:table-cell>
          <table:table-cell table:style-name="ce42" table:formula="of:=([.R13]+1/2*[.Q13])*[.P14]" office:value-type="float" office:value="-0" calcext:value-type="float">
            <text:p>0</text:p>
          </table:table-cell>
          <table:table-cell table:style-name="ce44"/>
          <table:table-cell table:style-name="ce48" table:formula="of:=[.S13]*([.M14]-[.P14])" office:value-type="float" office:value="0" calcext:value-type="float">
            <text:p>0</text:p>
          </table:table-cell>
          <table:table-cell table:style-name="ce51"/>
          <table:table-cell table:style-name="ce54"/>
          <table:table-cell table:style-name="ce39" table:formula="of:=([.AC13]+1/2*[.AB13])*(-[.X1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13]+1/2*[.AB13])*[.AA14]" office:value-type="float" office:value="0" calcext:value-type="float">
            <text:p>0</text:p>
          </table:table-cell>
          <table:table-cell table:style-name="ce53"/>
          <table:table-cell table:style-name="ce39" table:formula="of:=[.AD13]*([.X14]-[.AA1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 table:number-columns-spanned="7" table:number-rows-spanned="1">
            <text:p>X</text:p>
          </table:table-cell>
          <table:covered-table-cell table:style-name="ce16"/>
          <table:covered-table-cell table:number-columns-repeated="4" table:style-name="ce23"/>
          <table:covered-table-cell/>
          <table:table-cell table:style-name="ce31"/>
          <table:table-cell table:style-name="ce37" office:value-type="float" office:value="6" calcext:value-type="float">
            <text:p>6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SCOUT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5]+[.R15]" office:value-type="float" office:value="0" calcext:value-type="float">
            <text:p>0</text:p>
          </table:table-cell>
          <table:table-cell table:style-name="ce31"/>
          <table:table-cell table:number-columns-repeated="16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VICTOIRES </text:p>
          </table:table-cell>
          <table:covered-table-cell table:style-name="ce19"/>
          <table:covered-table-cell table:style-name="ce29"/>
          <table:covered-table-cell table:style-name="ce19"/>
          <table:table-cell table:style-name="ce7" office:value-type="string" calcext:value-type="string" table:number-columns-spanned="3" table:number-rows-spanned="1">
            <text:p>DEFAITES</text:p>
          </table:table-cell>
          <table:covered-table-cell table:number-columns-repeated="2" table:style-name="ce19"/>
          <table:table-cell table:style-name="ce31" table:number-columns-repeated="2"/>
          <table:table-cell table:style-name="ce39" table:formula="of:=([.R15]+1/2*[.Q15])*(-[.M1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5" calcext:value-type="float">
            <text:p>5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2" calcext:value-type="float">
            <text:p>2</text:p>
          </table:table-cell>
          <table:table-cell table:style-name="ce42" table:formula="of:=([.R15]+1/2*[.Q15])*[.P16]" office:value-type="float" office:value="0" calcext:value-type="float">
            <text:p>0</text:p>
          </table:table-cell>
          <table:table-cell table:style-name="ce44"/>
          <table:table-cell table:style-name="ce48" table:formula="of:=[.S15]*([.M16]-[.P16])" office:value-type="float" office:value="0" calcext:value-type="float">
            <text:p>0</text:p>
          </table:table-cell>
          <table:table-cell table:style-name="ce51"/>
          <table:table-cell table:style-name="ce55" office:value-type="string" calcext:value-type="string" table:number-columns-spanned="10" table:number-rows-spanned="1">
            <text:p>CAPTURE</text:p>
          </table:table-cell>
          <table:covered-table-cell table:number-columns-repeated="9" table:style-name="ce31"/>
          <table:table-cell table:number-columns-repeated="6"/>
        </table:table-row>
        <table:table-row table:style-name="ro2">
          <table:table-cell/>
          <table:table-cell table:style-name="ce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2"/>
          <table:table-cell table:style-name="ce31"/>
          <table:table-cell table:style-name="ce37" office:value-type="float" office:value="7" calcext:value-type="float">
            <text:p>7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SPECTR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7]+[.R17]" office:value-type="float" office:value="0" calcext:value-type="float">
            <text:p>0</text:p>
          </table:table-cell>
          <table:table-cell table:style-name="ce31"/>
          <table:table-cell table:style-name="ce14" office:value-type="string" calcext:value-type="string">
            <text:p>N°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 table:number-columns-spanned="5" table:number-rows-spanned="1">
            <text:p>Nom</text:p>
          </table:table-cell>
          <table:covered-table-cell table:number-columns-repeated="2" table:style-name="ce14"/>
          <table:covered-table-cell table:style-name="ce45"/>
          <table:covered-table-cell table:style-name="ce14"/>
          <table:table-cell table:style-name="ce14" office:value-type="string" calcext:value-type="string" table:number-columns-spanned="2" table:number-rows-spanned="1">
            <text:p>Surv</text:p>
          </table:table-cell>
          <table:covered-table-cell table:style-name="ce31"/>
          <table:table-cell table:style-name="ce14" office:value-type="string" calcext:value-type="string">
            <text:p>Nbr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17]+1/2*[.Q17])*(-[.M1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5" calcext:value-type="float">
            <text:p>5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2" calcext:value-type="float">
            <text:p>2</text:p>
          </table:table-cell>
          <table:table-cell table:style-name="ce42" table:formula="of:=([.R17]+1/2*[.Q17])*[.P18]" office:value-type="float" office:value="0" calcext:value-type="float">
            <text:p>0</text:p>
          </table:table-cell>
          <table:table-cell table:style-name="ce44"/>
          <table:table-cell table:style-name="ce48" table:formula="of:=[.S17]*([.M18]-[.P18])" office:value-type="float" office:value="0" calcext:value-type="float">
            <text:p>0</text:p>
          </table:table-cell>
          <table:table-cell table:style-name="ce51"/>
          <table:table-cell table:number-columns-repeated="16"/>
        </table:table-row>
        <table:table-row table:style-name="ro2">
          <table:table-cell/>
          <table:table-cell table:style-name="ce13" office:value-type="string" calcext:value-type="string" table:number-columns-spanned="7" table:number-rows-spanned="1">
            <text:p>VALEUR STRATEGIQUE</text:p>
          </table:table-cell>
          <table:covered-table-cell table:number-columns-repeated="6"/>
          <table:table-cell table:style-name="ce31"/>
          <table:table-cell table:style-name="ce37" office:value-type="float" office:value="8" calcext:value-type="float">
            <text:p>8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BANSHE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9]+[.R19]" office:value-type="float" office:value="0" calcext:value-type="float">
            <text:p>0</text:p>
          </table:table-cell>
          <table:table-cell table:style-name="ce17"/>
          <table:table-cell table:style-name="ce37" office:value-type="float" office:value="24" calcext:value-type="float">
            <text:p>24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MITRAILLEUSES MKIV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19]+[.AC1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 calcext:value-type="string" table:number-columns-spanned="3" table:number-rows-spanned="1">
            <text:p>Précédente</text:p>
          </table:table-cell>
          <table:covered-table-cell table:style-name="ce14"/>
          <table:covered-table-cell table:style-name="ce30"/>
          <table:table-cell table:style-name="ce14" office:value-type="string" calcext:value-type="string" table:number-columns-spanned="2" table:number-rows-spanned="1">
            <text:p>Actuelle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Terminale</text:p>
          </table:table-cell>
          <table:covered-table-cell table:style-name="ce32"/>
          <table:table-cell table:style-name="ce31" table:number-columns-repeated="2"/>
          <table:table-cell table:style-name="ce39" table:formula="of:=([.R19]+1/2*[.Q19])*(-[.M20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5" calcext:value-type="float">
            <text:p>5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2" calcext:value-type="float">
            <text:p>2</text:p>
          </table:table-cell>
          <table:table-cell table:style-name="ce42" table:formula="of:=([.R19]+1/2*[.Q19])*[.P20]" office:value-type="float" office:value="0" calcext:value-type="float">
            <text:p>0</text:p>
          </table:table-cell>
          <table:table-cell table:style-name="ce44"/>
          <table:table-cell table:style-name="ce48" table:formula="of:=[.S19]*([.M20]-[.P20])" office:value-type="float" office:value="0" calcext:value-type="float">
            <text:p>0</text:p>
          </table:table-cell>
          <table:table-cell table:style-name="ce50"/>
          <table:table-cell table:style-name="ce44"/>
          <table:table-cell table:style-name="ce39" table:formula="of:=([.AC19]+1/2*[.AB19])*(-[.X2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AC19]+1/2*[.AB19])*[.AA20]" office:value-type="float" office:value="-0" calcext:value-type="float">
            <text:p>0</text:p>
          </table:table-cell>
          <table:table-cell table:style-name="ce44"/>
          <table:table-cell table:style-name="ce48" table:formula="of:=[.AD19]*([.X20]-[.AA20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3"/>
          <table:table-cell table:style-name="ce16" table:formula="of:=[.S6]+[.S8]+[.S10]+[.S12]+[.S14]+[.S16]+[.S18]+[.S20]+[.S22]+[.S24]+[.S26]+[.S28]+[.S30]+[.S32]+[.S34]+[.S36]+[.S38]+[.S40]+[.AD6]+[.AD8]+[.AD10]+[.AD12]+[.AD14]+[.AD20]+[.AD22]+[.AD24]+[.AD26]+[.AD28]+[.AD30]+[.AD32]+[.AD34]+[.AD36]+[.AD38]+[.AD40]" office:value-type="float" office:value="0" calcext:value-type="float" table:number-columns-spanned="2" table:number-rows-spanned="1">
            <text:p>0</text:p>
          </table:table-cell>
          <table:covered-table-cell table:style-name="ce23"/>
          <table:table-cell table:style-name="ce9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/>
          <table:table-cell table:style-name="ce37" office:value-type="float" office:value="9" calcext:value-type="float">
            <text:p>9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SCORPION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1]+[.R21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5" calcext:value-type="float">
            <text:p>25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CANONS LASER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1]+[.AC2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1]+1/2*[.Q21])*(-[.M22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5" calcext:value-type="float">
            <text:p>5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2" calcext:value-type="float">
            <text:p>2</text:p>
          </table:table-cell>
          <table:table-cell table:style-name="ce42" table:formula="of:=([.R21]+1/2*[.Q21])*[.P22]" office:value-type="float" office:value="0" calcext:value-type="float">
            <text:p>0</text:p>
          </table:table-cell>
          <table:table-cell table:style-name="ce44"/>
          <table:table-cell table:style-name="ce48" table:formula="of:=[.S21]*([.M22]-[.P22])" office:value-type="float" office:value="0" calcext:value-type="float">
            <text:p>0</text:p>
          </table:table-cell>
          <table:table-cell table:style-name="ce51"/>
          <table:table-cell table:style-name="ce44"/>
          <table:table-cell table:style-name="ce39" table:formula="of:=([.AC21]+1/2*[.AB21])*(-[.X2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AC21]+1/2*[.AB21])*[.AA22]" office:value-type="float" office:value="-0" calcext:value-type="float">
            <text:p>0</text:p>
          </table:table-cell>
          <table:table-cell table:style-name="ce44"/>
          <table:table-cell table:style-name="ce48" table:formula="of:=[.AD21]*([.X22]-[.AA2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7" table:number-rows-spanned="1">
            <text:p>RENFORTS</text:p>
          </table:table-cell>
          <table:covered-table-cell table:style-name="ce24"/>
          <table:covered-table-cell table:number-columns-repeated="5"/>
          <table:table-cell table:style-name="ce31"/>
          <table:table-cell table:style-name="ce37" office:value-type="float" office:value="10" calcext:value-type="float">
            <text:p>10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DRAGON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3]+[.R23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6" calcext:value-type="float">
            <text:p>26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MORTIE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3]+[.AC2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5" table:formula="of:=[.F6]+(([.H12]+[.H32])*[.F6]/10)" office:value-type="float" office:value="0" calcext:value-type="float" table:number-columns-spanned="7" table:number-rows-spanned="1">
            <text:p>0</text:p>
          </table:table-cell>
          <table:covered-table-cell table:style-name="ce23"/>
          <table:covered-table-cell table:number-columns-repeated="5"/>
          <table:table-cell table:style-name="ce31" table:number-columns-repeated="2"/>
          <table:table-cell table:style-name="ce39" table:formula="of:=([.R23]+1/2*[.Q23])*(-[.M24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8" calcext:value-type="float">
            <text:p>8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2" calcext:value-type="float">
            <text:p>2</text:p>
          </table:table-cell>
          <table:table-cell table:style-name="ce42" table:formula="of:=([.R23]+1/2*[.Q23])*[.P24]" office:value-type="float" office:value="0" calcext:value-type="float">
            <text:p>0</text:p>
          </table:table-cell>
          <table:table-cell table:style-name="ce44"/>
          <table:table-cell table:style-name="ce48" table:formula="of:=[.S23]*([.M24]-[.P24])" office:value-type="float" office:value="0" calcext:value-type="float">
            <text:p>0</text:p>
          </table:table-cell>
          <table:table-cell table:style-name="ce51"/>
          <table:table-cell table:style-name="ce56"/>
          <table:table-cell table:style-name="ce39" table:formula="of:=([.AC23]+1/2*[.AB23])*(-[.X2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AC23]+1/2*[.AB23])*[.AA24]" office:value-type="float" office:value="-0" calcext:value-type="float">
            <text:p>0</text:p>
          </table:table-cell>
          <table:table-cell table:style-name="ce44"/>
          <table:table-cell table:style-name="ce48" table:formula="of:=[.AD23]*([.X24]-[.AA2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1" calcext:value-type="float">
            <text:p>11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SNIPE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5]+[.R25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7" calcext:value-type="float">
            <text:p>27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OBUSIE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5]+[.AC2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COM</text:p>
          </table:table-cell>
          <table:covered-table-cell table:style-name="ce19"/>
          <table:covered-table-cell table:number-columns-repeated="2" table:style-name="ce29"/>
          <table:table-cell table:style-name="ce7" office:value-type="string" calcext:value-type="string" table:number-columns-spanned="3" table:number-rows-spanned="1">
            <text:p>REQ</text:p>
          </table:table-cell>
          <table:covered-table-cell table:number-columns-repeated="2" table:style-name="ce29"/>
          <table:table-cell table:style-name="ce31" table:number-columns-repeated="2"/>
          <table:table-cell table:style-name="ce39" table:formula="of:=([.R25]+1/2*[.Q25])*(-[.M2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6" calcext:value-type="float">
            <text:p>16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8" calcext:value-type="float">
            <text:p>8</text:p>
          </table:table-cell>
          <table:table-cell table:style-name="ce42" table:formula="of:=([.R25]+1/2*[.Q25])*[.P26]" office:value-type="float" office:value="0" calcext:value-type="float">
            <text:p>0</text:p>
          </table:table-cell>
          <table:table-cell table:style-name="ce44"/>
          <table:table-cell table:style-name="ce48" table:formula="of:=[.S25]*([.M26]-[.P26])" office:value-type="float" office:value="0" calcext:value-type="float">
            <text:p>0</text:p>
          </table:table-cell>
          <table:table-cell table:style-name="ce35"/>
          <table:table-cell table:style-name="ce44"/>
          <table:table-cell table:style-name="ce39" table:formula="of:=([.AC25]+1/2*[.AB25])*(-[.X2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AC25]+1/2*[.AB25])*[.AA26]" office:value-type="float" office:value="-0" calcext:value-type="float">
            <text:p>0</text:p>
          </table:table-cell>
          <table:table-cell table:style-name="ce44"/>
          <table:table-cell table:style-name="ce48" table:formula="of:=[.AD25]*([.X26]-[.AA2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6" table:formula="of:=([.B24])+([.K6]+[.K8]+[.K10]+[.K12]+[.K14]+[.K16]+[.K18]+[.K20]+[.K22]+[.K24]+[.K26]+[.K28]+[.K30]+[.K32]+[.K34]+[.K36]+[.K38]+[.K40]+[.V6]+[.V8]+[.V10]+[.V12]+[.V14]+[.V20]+[.V22]+[.V24]+[.V26]+[.V28]+[.V30]+[.V32]+[.V34]+[.V36]+[.V38]+[.V40])" office:value-type="float" office:value="0" calcext:value-type="float" table:number-columns-spanned="4" table:number-rows-spanned="1">
            <text:p>0</text:p>
          </table:table-cell>
          <table:covered-table-cell table:style-name="ce16"/>
          <table:covered-table-cell table:style-name="ce23"/>
          <table:covered-table-cell table:style-name="ce31"/>
          <table:table-cell table:style-name="ce16" table:formula="of:=[.Q6]+[.Q8]+[.Q10]+[.Q12]+[.Q14]+[.Q16]+[.Q18]+[.Q20]+[.Q22]+[.Q24]+[.Q26]+[.Q28]+[.Q30]+[.Q32]+[.Q34]+[.Q36]+[.Q38]+[.Q40]+[.AB6]+[.AB8]+[.AB10]+[.AB12]+[.AB14]+[.AB20]+[.AB22]+[.AB24]+[.AB26]+[.AB28]+[.AB30]+[.AB32]+[.AB34]+[.AB36]+[.AB38]+[.AB40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3"/>
          <table:table-cell table:style-name="ce31"/>
          <table:table-cell table:style-name="ce37" office:value-type="float" office:value="12" calcext:value-type="float">
            <text:p>12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CANONS SPLINTE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7]+[.R27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8" calcext:value-type="float">
            <text:p>28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RAPTO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7]+[.AC2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6" table:number-columns-repeated="7"/>
          <table:table-cell table:style-name="ce31" table:number-columns-repeated="2"/>
          <table:table-cell table:style-name="ce39" table:formula="of:=([.R27]+1/2*[.Q27])*(-[.M28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R27]+1/2*[.Q27])*[.P28]" office:value-type="float" office:value="-0" calcext:value-type="float">
            <text:p>0</text:p>
          </table:table-cell>
          <table:table-cell table:style-name="ce44"/>
          <table:table-cell table:style-name="ce48" table:formula="of:=[.S27]*([.M28]-[.P28])" office:value-type="float" office:value="0" calcext:value-type="float">
            <text:p>0</text:p>
          </table:table-cell>
          <table:table-cell table:style-name="ce35"/>
          <table:table-cell table:style-name="ce56"/>
          <table:table-cell table:style-name="ce39" table:formula="of:=([.AC27]+1/2*[.AB27])*(-[.X2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27]+1/2*[.AB27])*[.AA28]" office:value-type="float" office:value="0" calcext:value-type="float">
            <text:p>0</text:p>
          </table:table-cell>
          <table:table-cell table:style-name="ce44"/>
          <table:table-cell table:style-name="ce48" table:formula="of:=[.AD27]*([.X28]-[.AA2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3" calcext:value-type="float">
            <text:p>13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LANCE PLASMA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9]+[.R29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9" calcext:value-type="float">
            <text:p>29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RAIDE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9]+[.AC2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9]+1/2*[.Q29])*(-[.M3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R29]+1/2*[.Q29])*[.P30]" office:value-type="float" office:value="-0" calcext:value-type="float">
            <text:p>0</text:p>
          </table:table-cell>
          <table:table-cell table:style-name="ce44"/>
          <table:table-cell table:style-name="ce48" table:formula="of:=[.S29]*([.M30]-[.P30])" office:value-type="float" office:value="0" calcext:value-type="float">
            <text:p>0</text:p>
          </table:table-cell>
          <table:table-cell table:style-name="ce31"/>
          <table:table-cell/>
          <table:table-cell table:style-name="ce39" table:formula="of:=([.AC29]+1/2*[.AB29])*(-[.X3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0" calcext:value-type="float">
            <text:p>-20</text:p>
          </table:table-cell>
          <table:table-cell table:style-name="ce42" table:formula="of:=([.AC29]+1/2*[.AB29])*[.AA30]" office:value-type="float" office:value="-0" calcext:value-type="float">
            <text:p>0</text:p>
          </table:table-cell>
          <table:table-cell table:style-name="ce44"/>
          <table:table-cell table:style-name="ce48" table:formula="of:=[.AD29]*([.X30]-[.AA30]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4" calcext:value-type="float">
            <text:p>14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MOTOJET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1]+[.R31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30" calcext:value-type="float">
            <text:p>30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RAVAGEU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1]+[.AC31]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BONUS <text:s/>DE <text:s/>RENFORTS</text:p>
          </table:table-cell>
          <table:covered-table-cell table:number-columns-repeated="2"/>
          <table:covered-table-cell table:style-name="ce31"/>
          <table:covered-table-cell table:number-columns-repeated="2"/>
          <table:table-cell table:style-name="ce8" office:value-type="float" office:value="0" calcext:value-type="float">
            <text:p>0</text:p>
          </table:table-cell>
          <table:table-cell table:style-name="ce31" table:number-columns-repeated="2"/>
          <table:table-cell table:style-name="ce39" table:formula="of:=([.R31]+1/2*[.Q31])*(-[.M32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R31]+1/2*[.Q31])*[.P32]" office:value-type="float" office:value="0" calcext:value-type="float">
            <text:p>0</text:p>
          </table:table-cell>
          <table:table-cell table:style-name="ce44"/>
          <table:table-cell table:style-name="ce48" table:formula="of:=[.S31]*([.M32]-[.P32])" office:value-type="float" office:value="0" calcext:value-type="float">
            <text:p>0</text:p>
          </table:table-cell>
          <table:table-cell table:style-name="ce31"/>
          <table:table-cell table:style-name="ce57"/>
          <table:table-cell table:style-name="ce39" table:formula="of:=([.AC31]+1/2*[.AB31])*(-[.X32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0" calcext:value-type="float">
            <text:p>2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31]+1/2*[.AB31])*[.AA32]" office:value-type="float" office:value="0" calcext:value-type="float">
            <text:p>0</text:p>
          </table:table-cell>
          <table:table-cell table:style-name="ce44"/>
          <table:table-cell table:style-name="ce48" table:formula="of:=[.AD31]*([.X32]-[.AA3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5" calcext:value-type="float">
            <text:p>15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VYPE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3]+[.R33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31" calcext:value-type="float">
            <text:p>31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3]+[.A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 calcext:value-type="string">
            <text:p>N°</text:p>
          </table:table-cell>
          <table:table-cell table:style-name="ce7" office:value-type="string" calcext:value-type="string" table:number-columns-spanned="5" table:number-rows-spanned="1">
            <text:p>GRENADES</text:p>
          </table:table-cell>
          <table:covered-table-cell table:number-columns-repeated="4"/>
          <table:table-cell table:style-name="ce7" office:value-type="string" calcext:value-type="string">
            <text:p>Nbr</text:p>
          </table:table-cell>
          <table:table-cell table:style-name="ce35"/>
          <table:table-cell table:style-name="ce31"/>
          <table:table-cell table:style-name="ce39" table:formula="of:=([.R33]+1/2*[.Q33])*(-[.M34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5" calcext:value-type="float">
            <text:p>1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R33]+1/2*[.Q33])*[.P34]" office:value-type="float" office:value="0" calcext:value-type="float">
            <text:p>0</text:p>
          </table:table-cell>
          <table:table-cell table:style-name="ce44"/>
          <table:table-cell table:style-name="ce48" table:formula="of:=[.S33]*([.M34]-[.P34])" office:value-type="float" office:value="0" calcext:value-type="float">
            <text:p>0</text:p>
          </table:table-cell>
          <table:table-cell table:style-name="ce31"/>
          <table:table-cell table:style-name="ce42"/>
          <table:table-cell table:style-name="ce39" table:formula="of:=([.AC33]+1/2*[.AB33])*(-[.X3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33]+1/2*[.AB33])*[.AA34]" office:value-type="float" office:value="0" calcext:value-type="float">
            <text:p>0</text:p>
          </table:table-cell>
          <table:table-cell table:style-name="ce53"/>
          <table:table-cell table:style-name="ce39" table:formula="of:=[.AD33]*([.X34]-[.AA3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5" calcext:value-type="float">
            <text:p>35</text:p>
          </table:table-cell>
          <table:table-cell table:style-name="ce25" office:value-type="string" calcext:value-type="string" table:number-columns-spanned="5" table:number-rows-spanned="1">
            <text:p>FRAGMENTATION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7" office:value-type="float" office:value="16" calcext:value-type="float">
            <text:p>16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CRIQUET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5]+[.R35]" office:value-type="float" office:value="0" calcext:value-type="float">
            <text:p>0</text:p>
          </table:table-cell>
          <table:table-cell/>
          <table:table-cell table:style-name="ce52" office:value-type="float" office:value="32" calcext:value-type="float">
            <text:p>32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5]+[.A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6" calcext:value-type="float">
            <text:p>36</text:p>
          </table:table-cell>
          <table:table-cell table:style-name="ce25" office:value-type="string" calcext:value-type="string" table:number-columns-spanned="5" table:number-rows-spanned="1">
            <text:p>FUMIGENE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1"/>
          <table:table-cell table:style-name="ce39" table:formula="of:=([.R35]+1/2*[.Q35])*(-[.M3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R35]+1/2*[.Q35])*[.P36]" office:value-type="float" office:value="0" calcext:value-type="float">
            <text:p>0</text:p>
          </table:table-cell>
          <table:table-cell table:style-name="ce44"/>
          <table:table-cell table:style-name="ce48" table:formula="of:=[.S35]*([.M36]-[.P36])" office:value-type="float" office:value="0" calcext:value-type="float">
            <text:p>0</text:p>
          </table:table-cell>
          <table:table-cell/>
          <table:table-cell table:style-name="ce54"/>
          <table:table-cell table:style-name="ce39" table:formula="of:=([.AC35]+1/2*[.AB35])*(-[.X3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35]+1/2*[.AB35])*[.AA36]" office:value-type="float" office:value="0" calcext:value-type="float">
            <text:p>0</text:p>
          </table:table-cell>
          <table:table-cell table:style-name="ce53"/>
          <table:table-cell table:style-name="ce39" table:formula="of:=[.AD35]*([.X36]-[.AA3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7" calcext:value-type="float">
            <text:p>37</text:p>
          </table:table-cell>
          <table:table-cell table:style-name="ce25" office:value-type="string" calcext:value-type="string" table:number-columns-spanned="5" table:number-rows-spanned="1">
            <text:p>FLASHBANG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7" office:value-type="float" office:value="17" calcext:value-type="float">
            <text:p>17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REVENANT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7]+[.R37]" office:value-type="float" office:value="0" calcext:value-type="float">
            <text:p>0</text:p>
          </table:table-cell>
          <table:table-cell/>
          <table:table-cell table:style-name="ce52" office:value-type="float" office:value="33" calcext:value-type="float">
            <text:p>33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7]+[.A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8" calcext:value-type="float">
            <text:p>38</text:p>
          </table:table-cell>
          <table:table-cell table:style-name="ce25" office:value-type="string" calcext:value-type="string" table:number-columns-spanned="5" table:number-rows-spanned="1">
            <text:p>GAZ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1"/>
          <table:table-cell table:style-name="ce39" table:formula="of:=([.R37]+1/2*[.Q37])*(-[.M3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5" calcext:value-type="float">
            <text:p>1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R37]+1/2*[.Q37])*[.P38]" office:value-type="float" office:value="0" calcext:value-type="float">
            <text:p>0</text:p>
          </table:table-cell>
          <table:table-cell table:style-name="ce44"/>
          <table:table-cell table:style-name="ce48" table:formula="of:=[.S37]*([.M38]-[.P38])" office:value-type="float" office:value="0" calcext:value-type="float">
            <text:p>0</text:p>
          </table:table-cell>
          <table:table-cell/>
          <table:table-cell table:style-name="ce54"/>
          <table:table-cell table:style-name="ce39" table:formula="of:=([.AC37]+1/2*[.AB37])*(-[.X38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37]+1/2*[.AB37])*[.AA38]" office:value-type="float" office:value="0" calcext:value-type="float">
            <text:p>0</text:p>
          </table:table-cell>
          <table:table-cell table:style-name="ce53"/>
          <table:table-cell table:style-name="ce39" table:formula="of:=[.AD37]*([.X38]-[.AA3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9" calcext:value-type="float">
            <text:p>39</text:p>
          </table:table-cell>
          <table:table-cell table:style-name="ce26" office:value-type="string" calcext:value-type="string" table:number-columns-spanned="5" table:number-rows-spanned="1">
            <text:p>FUSION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7" office:value-type="float" office:value="18" calcext:value-type="float">
            <text:p>18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SERPENT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9]+[.R39]" office:value-type="float" office:value="0" calcext:value-type="float">
            <text:p>0</text:p>
          </table:table-cell>
          <table:table-cell/>
          <table:table-cell table:style-name="ce52" office:value-type="float" office:value="34" calcext:value-type="float">
            <text:p>34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9]+[.A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40" calcext:value-type="float">
            <text:p>40</text:p>
          </table:table-cell>
          <table:table-cell table:style-name="ce26" office:value-type="string" calcext:value-type="string" table:number-columns-spanned="5" table:number-rows-spanned="1">
            <text:p>PLASMA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1"/>
          <table:table-cell table:style-name="ce39" table:formula="of:=([.R39]+1/2*[.Q39])*(-[.M4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0" calcext:value-type="float">
            <text:p>-20</text:p>
          </table:table-cell>
          <table:table-cell table:style-name="ce42" table:formula="of:=([.R39]+1/2*[.Q39])*[.P40]" office:value-type="float" office:value="-0" calcext:value-type="float">
            <text:p>0</text:p>
          </table:table-cell>
          <table:table-cell table:style-name="ce44"/>
          <table:table-cell table:style-name="ce48" table:formula="of:=[.S39]*([.M40]-[.P40])" office:value-type="float" office:value="0" calcext:value-type="float">
            <text:p>0</text:p>
          </table:table-cell>
          <table:table-cell/>
          <table:table-cell table:style-name="ce54"/>
          <table:table-cell table:style-name="ce39" table:formula="of:=([.AC39]+1/2*[.AB39])*(-[.X4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39]+1/2*[.AB39])*[.AA40]" office:value-type="float" office:value="0" calcext:value-type="float">
            <text:p>0</text:p>
          </table:table-cell>
          <table:table-cell table:style-name="ce53"/>
          <table:table-cell table:style-name="ce39" table:formula="of:=[.AD39]*([.X40]-[.AA4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8" table:number-columns-repeated="29"/>
          <table:table-cell table:style-name="ce67"/>
          <table:table-cell table:number-columns-repeated="5"/>
        </table:table-row>
        <table:table-row table:style-name="ro2" table:number-rows-repeated="25">
          <table:table-cell table:style-name="Default"/>
          <table:table-cell table:number-columns-repeated="29"/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29"/>
          <table:table-cell table:style-name="Default"/>
          <table:table-cell table:number-columns-repeated="5"/>
        </table:table-row>
      </table:table>
      <table:table table:name="05 Raiders" table:style-name="ta1" table:protected="true" table:protection-key="+UTc1jX5gB96yQpAf7xHmWTewCQ=" table:protection-key-digest-algorithm="http://www.w3.org/2000/09/xmldsig#sha1" table:print="false">
        <table:table-protection table:select-protected-cells="true" table:select-unprotected-cells="true"/>
        <table:table-column table:style-name="co1" table:default-cell-style-name="ce3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1" table:default-cell-style-name="ce65"/>
        <table:table-column table:style-name="co3" table:number-columns-repeated="4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6" table:number-columns-repeated="29"/>
          <table:table-cell table:style-name="ce64"/>
          <table:table-cell table:number-columns-repeated="5"/>
        </table:table-row>
        <table:table-row table:style-name="ro2">
          <table:table-cell table:style-name="ce2"/>
          <table:table-cell table:style-name="ce7" office:value-type="string" calcext:value-type="string" table:number-columns-spanned="3" table:number-rows-spanned="1">
            <text:p>LOG N°</text:p>
          </table:table-cell>
          <table:covered-table-cell table:style-name="ce19"/>
          <table:covered-table-cell/>
          <table:table-cell table:style-name="ce7" office:value-type="string" calcext:value-type="string" table:number-columns-spanned="2" table:number-rows-spanned="1">
            <text:p>SECTEUR</text:p>
          </table:table-cell>
          <table:covered-table-cell table:style-name="ce19"/>
          <table:table-cell table:style-name="ce7" office:value-type="string" calcext:value-type="string" table:number-columns-spanned="2" table:number-rows-spanned="1">
            <text:p>PLANETE</text:p>
          </table:table-cell>
          <table:covered-table-cell table:style-name="ce19"/>
          <table:table-cell table:style-name="ce16"/>
          <table:table-cell table:style-name="ce36" office:value-type="string" calcext:value-type="string" table:number-columns-spanned="21" table:number-rows-spanned="1">
            <text:p>CONTINGENT</text:p>
          </table:table-cell>
          <table:covered-table-cell table:number-columns-repeated="9" table:style-name="ce31"/>
          <table:covered-table-cell table:style-name="ce23"/>
          <table:covered-table-cell table:number-columns-repeated="10" table:style-name="ce31"/>
          <table:table-cell table:number-columns-repeated="6"/>
        </table:table-row>
        <table:table-row table:style-name="ro2">
          <table:table-cell/>
          <table:table-cell table:style-name="ce8" office:value-type="string" calcext:value-type="string" table:number-columns-spanned="3" table:number-rows-spanned="1">
            <text:p>X</text:p>
          </table:table-cell>
          <table:covered-table-cell table:style-name="ce20"/>
          <table:covered-table-cell/>
          <table:table-cell table:style-name="ce8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8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16"/>
          <table:table-cell table:style-name="ce14" office:value-type="string" calcext:value-type="string">
            <text:p>N°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 table:number-columns-spanned="5" table:number-rows-spanned="1">
            <text:p>Nom</text:p>
          </table:table-cell>
          <table:covered-table-cell table:number-columns-repeated="2" table:style-name="ce14"/>
          <table:covered-table-cell table:style-name="ce45"/>
          <table:covered-table-cell table:style-name="ce14"/>
          <table:table-cell table:style-name="ce14" office:value-type="string" calcext:value-type="string">
            <text:p>Surv</text:p>
          </table:table-cell>
          <table:table-cell table:style-name="ce14" office:value-type="string" calcext:value-type="string">
            <text:p>Renf</text:p>
          </table:table-cell>
          <table:table-cell table:style-name="ce14" office:value-type="string" calcext:value-type="string">
            <text:p>Nbr</text:p>
          </table:table-cell>
          <table:table-cell table:style-name="ce16"/>
          <table:table-cell table:style-name="ce14" office:value-type="string" calcext:value-type="string">
            <text:p>N°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 table:number-columns-spanned="5" table:number-rows-spanned="1">
            <text:p>Nom</text:p>
          </table:table-cell>
          <table:covered-table-cell table:number-columns-repeated="2" table:style-name="ce14"/>
          <table:covered-table-cell table:style-name="ce45"/>
          <table:covered-table-cell table:style-name="ce14"/>
          <table:table-cell table:style-name="ce14" office:value-type="string" calcext:value-type="string" table:number-columns-spanned="2" table:number-rows-spanned="1">
            <text:p>Surv</text:p>
          </table:table-cell>
          <table:covered-table-cell table:style-name="ce14" office:value-type="string" calcext:value-type="string">
            <text:p>Renf</text:p>
          </table:covered-table-cell>
          <table:table-cell table:style-name="ce14" office:value-type="string" calcext:value-type="string">
            <text:p>Nbr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PHASE</text:p>
          </table:table-cell>
          <table:covered-table-cell table:style-name="ce7"/>
          <table:covered-table-cell table:number-columns-repeated="2" table:style-name="ce27"/>
          <table:table-cell table:style-name="ce7" office:value-type="string" calcext:value-type="string" table:number-columns-spanned="3" table:number-rows-spanned="1">
            <text:p>VS CONFLIT</text:p>
          </table:table-cell>
          <table:covered-table-cell table:style-name="ce19"/>
          <table:covered-table-cell table:style-name="ce27"/>
          <table:table-cell table:style-name="ce23"/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>
            <text:p>QG</text:p>
          </table:table-cell>
          <table:table-cell table:style-name="ce40" office:value-type="string" calcext:value-type="string" table:number-columns-spanned="5" table:number-rows-spanned="1">
            <text:p>VOIVOD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5]+[.R5]" office:value-type="float" office:value="0" calcext:value-type="float">
            <text:p>0</text:p>
          </table:table-cell>
          <table:table-cell table:style-name="ce16"/>
          <table:table-cell table:style-name="ce37" office:value-type="float" office:value="17" calcext:value-type="float">
            <text:p>17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OBUSIE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5]+[.AC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calcext:value-type="float" table:number-columns-spanned="4" table:number-rows-spanned="1">
            <text:p>0</text:p>
          </table:table-cell>
          <table:covered-table-cell table:style-name="ce9"/>
          <table:covered-table-cell table:number-columns-repeated="2" table:style-name="ce28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style-name="ce8"/>
          <table:covered-table-cell table:style-name="ce28"/>
          <table:table-cell table:style-name="ce23"/>
          <table:table-cell/>
          <table:table-cell table:style-name="ce39" table:formula="of:=([.R5]+1/2*[.Q5])*(-[.M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50" calcext:value-type="float">
            <text:p>5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45" calcext:value-type="float">
            <text:p>45</text:p>
          </table:table-cell>
          <table:table-cell table:style-name="ce42" table:formula="of:=([.R5]+1/2*[.Q5])*[.P6]" office:value-type="float" office:value="0" calcext:value-type="float">
            <text:p>0</text:p>
          </table:table-cell>
          <table:table-cell table:style-name="ce44"/>
          <table:table-cell table:style-name="ce48" table:formula="of:=[.S5]*([.M6]-[.P6])" office:value-type="float" office:value="0" calcext:value-type="float">
            <text:p>0</text:p>
          </table:table-cell>
          <table:table-cell table:style-name="ce49"/>
          <table:table-cell table:style-name="ce31"/>
          <table:table-cell table:style-name="ce39" table:formula="of:=([.AC5]+1/2*[.AB5])*(-[.X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AC5]+1/2*[.AB5])*[.AA6]" office:value-type="float" office:value="-0" calcext:value-type="float">
            <text:p>0</text:p>
          </table:table-cell>
          <table:table-cell table:style-name="ce44"/>
          <table:table-cell table:style-name="ce48" table:formula="of:=[.AD5]*([.X6]-[.AA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string" calcext:value-type="string" table:number-columns-spanned="4" table:number-rows-spanned="1">
            <text:p>ÉVENEMENTS</text:p>
          </table:table-cell>
          <table:covered-table-cell table:number-columns-repeated="3" table:style-name="ce21"/>
          <table:table-cell table:number-columns-repeated="3"/>
          <table:table-cell table:style-name="ce16"/>
          <table:table-cell table:style-name="ce37" office:value-type="float" office:value="2" calcext:value-type="float">
            <text:p>2</text:p>
          </table:table-cell>
          <table:table-cell table:style-name="ce38" office:value-type="string" calcext:value-type="string">
            <text:p>QG</text:p>
          </table:table-cell>
          <table:table-cell table:style-name="ce40" office:value-type="string" calcext:value-type="string" table:number-columns-spanned="5" table:number-rows-spanned="1">
            <text:p>AMES DAMNE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7]+[.R7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18" calcext:value-type="float">
            <text:p>18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CANONS SPLINTE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7]+[.AC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M</text:p>
          </table:table-cell>
          <table:table-cell table:number-columns-repeated="3"/>
          <table:table-cell table:style-name="ce23"/>
          <table:table-cell table:style-name="ce31"/>
          <table:table-cell table:style-name="ce39" table:formula="of:=([.R7]+1/2*[.Q7])*(-[.M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30" calcext:value-type="float">
            <text:p>3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27" calcext:value-type="float">
            <text:p>27</text:p>
          </table:table-cell>
          <table:table-cell table:style-name="ce42" table:formula="of:=([.R7]+1/2*[.Q7])*[.P8]" office:value-type="float" office:value="0" calcext:value-type="float">
            <text:p>0</text:p>
          </table:table-cell>
          <table:table-cell table:style-name="ce44"/>
          <table:table-cell table:style-name="ce48" table:formula="of:=[.S7]*([.M8]-[.P8])" office:value-type="float" office:value="0" calcext:value-type="float">
            <text:p>0</text:p>
          </table:table-cell>
          <table:table-cell table:style-name="ce44"/>
          <table:table-cell table:style-name="ce31"/>
          <table:table-cell table:style-name="ce39" table:formula="of:=([.AC7]+1/2*[.AB7])*(-[.X8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AC7]+1/2*[.AB7])*[.AA8]" office:value-type="float" office:value="-0" calcext:value-type="float">
            <text:p>0</text:p>
          </table:table-cell>
          <table:table-cell table:style-name="ce44"/>
          <table:table-cell table:style-name="ce48" table:formula="of:=[.AD7]*([.X8]-[.AA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number-columns-repeated="4" table:style-name="ce9" office:value-type="string" calcext:value-type="string">
            <text:p>X</text:p>
          </table:table-cell>
          <table:table-cell table:number-columns-repeated="3"/>
          <table:table-cell table:style-name="ce31"/>
          <table:table-cell table:style-name="ce37" office:value-type="float" office:value="3" calcext:value-type="float">
            <text:p>3</text:p>
          </table:table-cell>
          <table:table-cell table:style-name="ce38" office:value-type="string" calcext:value-type="string">
            <text:p>QG</text:p>
          </table:table-cell>
          <table:table-cell table:style-name="ce40" office:value-type="string" calcext:value-type="string" table:number-columns-spanned="5" table:number-rows-spanned="1">
            <text:p>SUCCUB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9]+[.R9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19" calcext:value-type="float">
            <text:p>19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LANCE-PLASMA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9]+[.AC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4"/>
          <table:table-cell table:style-name="ce31"/>
          <table:table-cell table:style-name="ce39" table:formula="of:=([.R9]+1/2*[.Q9])*(-[.M10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0" calcext:value-type="float">
            <text:p>2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18" calcext:value-type="float">
            <text:p>18</text:p>
          </table:table-cell>
          <table:table-cell table:style-name="ce42" table:formula="of:=([.R9]+1/2*[.Q9])*[.P10]" office:value-type="float" office:value="0" calcext:value-type="float">
            <text:p>0</text:p>
          </table:table-cell>
          <table:table-cell table:style-name="ce44"/>
          <table:table-cell table:style-name="ce48" table:formula="of:=[.S9]*([.M10]-[.P10])" office:value-type="float" office:value="0" calcext:value-type="float">
            <text:p>0</text:p>
          </table:table-cell>
          <table:table-cell table:style-name="ce50"/>
          <table:table-cell table:style-name="ce44"/>
          <table:table-cell table:style-name="ce39" table:formula="of:=([.AC9]+1/2*[.AB9])*(-[.X1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AC9]+1/2*[.AB9])*[.AA10]" office:value-type="float" office:value="-0" calcext:value-type="float">
            <text:p>0</text:p>
          </table:table-cell>
          <table:table-cell table:style-name="ce44"/>
          <table:table-cell table:style-name="ce48" table:formula="of:=[.AD9]*([.X10]-[.AA10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FACTION</text:p>
          </table:table-cell>
          <table:covered-table-cell table:style-name="ce19"/>
          <table:covered-table-cell table:number-columns-repeated="4" table:style-name="ce29"/>
          <table:table-cell table:style-name="ce7" office:value-type="string" calcext:value-type="string">
            <text:p>VS F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DEMON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1]+[.R11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0" calcext:value-type="float">
            <text:p>20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MOTO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11]+[.AC1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3" office:value-type="string" calcext:value-type="string" table:number-columns-spanned="6" table:number-rows-spanned="1">
            <text:p>R A I D E R S</text:p>
          </table:table-cell>
          <table:covered-table-cell table:number-columns-repeated="5"/>
          <table:table-cell table:style-name="ce16" table:formula="of:=5*(IF([.B6]=1;1;0))+3*(IF([.B6]=2;1;0))+1*(IF([.B6]=3;1;0))" office:value-type="float" office:value="0" calcext:value-type="float">
            <text:p>0</text:p>
          </table:table-cell>
          <table:table-cell table:style-name="ce31" table:number-columns-repeated="2"/>
          <table:table-cell table:style-name="ce39" table:formula="of:=([.R11]+1/2*[.Q11])*(-[.M1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" calcext:value-type="float">
            <text:p>-2</text:p>
          </table:table-cell>
          <table:table-cell table:style-name="ce42" table:formula="of:=([.R11]+1/2*[.Q11])*[.P12]" office:value-type="float" office:value="-0" calcext:value-type="float">
            <text:p>0</text:p>
          </table:table-cell>
          <table:table-cell table:style-name="ce44"/>
          <table:table-cell table:style-name="ce48" table:formula="of:=[.S11]*([.M12]-[.P12])" office:value-type="float" office:value="0" calcext:value-type="float">
            <text:p>0</text:p>
          </table:table-cell>
          <table:table-cell table:style-name="ce51"/>
          <table:table-cell table:style-name="ce44"/>
          <table:table-cell table:style-name="ce39" table:formula="of:=([.AC11]+1/2*[.AB11])*(-[.X12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11]+1/2*[.AB11])*[.AA12]" office:value-type="float" office:value="0" calcext:value-type="float">
            <text:p>0</text:p>
          </table:table-cell>
          <table:table-cell table:style-name="ce44"/>
          <table:table-cell table:style-name="ce48" table:formula="of:=[.AD11]*([.X12]-[.AA1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5" calcext:value-type="float">
            <text:p>5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DIABL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3]+[.R13]" office:value-type="float" office:value="0" calcext:value-type="float">
            <text:p>0</text:p>
          </table:table-cell>
          <table:table-cell table:style-name="ce34"/>
          <table:table-cell table:style-name="ce37" office:value-type="float" office:value="21" calcext:value-type="float">
            <text:p>21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LAND SPEEDE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13]+[.AC1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7" table:number-rows-spanned="1">
            <text:p>COMMANDANT</text:p>
          </table:table-cell>
          <table:covered-table-cell table:style-name="ce16"/>
          <table:covered-table-cell table:number-columns-repeated="4" table:style-name="ce23"/>
          <table:covered-table-cell/>
          <table:table-cell table:style-name="ce31" table:number-columns-repeated="2"/>
          <table:table-cell table:style-name="ce39" table:formula="of:=([.R13]+1/2*[.Q13])*(-[.M14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8" calcext:value-type="float">
            <text:p>8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2" calcext:value-type="float">
            <text:p>2</text:p>
          </table:table-cell>
          <table:table-cell table:style-name="ce42" table:formula="of:=([.R13]+1/2*[.Q13])*[.P14]" office:value-type="float" office:value="0" calcext:value-type="float">
            <text:p>0</text:p>
          </table:table-cell>
          <table:table-cell table:style-name="ce44"/>
          <table:table-cell table:style-name="ce48" table:formula="of:=[.S13]*([.M14]-[.P14])" office:value-type="float" office:value="0" calcext:value-type="float">
            <text:p>0</text:p>
          </table:table-cell>
          <table:table-cell table:style-name="ce51"/>
          <table:table-cell table:style-name="ce44"/>
          <table:table-cell table:style-name="ce39" table:formula="of:=([.AC13]+1/2*[.AB13])*(-[.X14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5" calcext:value-type="float">
            <text:p>1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13]+1/2*[.AB13])*[.AA14]" office:value-type="float" office:value="0" calcext:value-type="float">
            <text:p>0</text:p>
          </table:table-cell>
          <table:table-cell table:style-name="ce44"/>
          <table:table-cell table:style-name="ce48" table:formula="of:=[.AD13]*([.X14]-[.AA1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 table:number-columns-spanned="7" table:number-rows-spanned="1">
            <text:p>X</text:p>
          </table:table-cell>
          <table:covered-table-cell table:style-name="ce16"/>
          <table:covered-table-cell table:number-columns-repeated="4" table:style-name="ce23"/>
          <table:covered-table-cell/>
          <table:table-cell table:style-name="ce31"/>
          <table:table-cell table:style-name="ce37" office:value-type="float" office:value="6" calcext:value-type="float">
            <text:p>6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FURI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5]+[.R15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2" calcext:value-type="float">
            <text:p>22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MOTOJET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15]+[.AC1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VICTOIRES </text:p>
          </table:table-cell>
          <table:covered-table-cell table:style-name="ce19"/>
          <table:covered-table-cell table:style-name="ce29"/>
          <table:covered-table-cell table:style-name="ce19"/>
          <table:table-cell table:style-name="ce7" office:value-type="string" calcext:value-type="string" table:number-columns-spanned="3" table:number-rows-spanned="1">
            <text:p>DEFAITES</text:p>
          </table:table-cell>
          <table:covered-table-cell table:number-columns-repeated="2" table:style-name="ce19"/>
          <table:table-cell table:style-name="ce31" table:number-columns-repeated="2"/>
          <table:table-cell table:style-name="ce39" table:formula="of:=([.R15]+1/2*[.Q15])*(-[.M1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" calcext:value-type="float">
            <text:p>-2</text:p>
          </table:table-cell>
          <table:table-cell table:style-name="ce42" table:formula="of:=([.R15]+1/2*[.Q15])*[.P16]" office:value-type="float" office:value="-0" calcext:value-type="float">
            <text:p>0</text:p>
          </table:table-cell>
          <table:table-cell table:style-name="ce44"/>
          <table:table-cell table:style-name="ce48" table:formula="of:=[.S15]*([.M16]-[.P16])" office:value-type="float" office:value="0" calcext:value-type="float">
            <text:p>0</text:p>
          </table:table-cell>
          <table:table-cell table:style-name="ce51"/>
          <table:table-cell table:style-name="ce44"/>
          <table:table-cell table:style-name="ce39" table:formula="of:=([.AC15]+1/2*[.AB15])*(-[.X1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15]+1/2*[.AB15])*[.AA16]" office:value-type="float" office:value="0" calcext:value-type="float">
            <text:p>0</text:p>
          </table:table-cell>
          <table:table-cell table:style-name="ce44"/>
          <table:table-cell table:style-name="ce48" table:formula="of:=[.AD15]*([.X16]-[.AA1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2"/>
          <table:table-cell table:style-name="ce31"/>
          <table:table-cell table:style-name="ce37" office:value-type="float" office:value="7" calcext:value-type="float">
            <text:p>7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INCUB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7]+[.R17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3" calcext:value-type="float">
            <text:p>23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VYPE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17]+[.AC1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17]+1/2*[.Q17])*(-[.M1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6" calcext:value-type="float">
            <text:p>6</text:p>
          </table:table-cell>
          <table:table-cell table:style-name="ce42" table:formula="of:=([.R17]+1/2*[.Q17])*[.P18]" office:value-type="float" office:value="0" calcext:value-type="float">
            <text:p>0</text:p>
          </table:table-cell>
          <table:table-cell table:style-name="ce44"/>
          <table:table-cell table:style-name="ce48" table:formula="of:=[.S17]*([.M18]-[.P18])" office:value-type="float" office:value="0" calcext:value-type="float">
            <text:p>0</text:p>
          </table:table-cell>
          <table:table-cell table:style-name="ce51"/>
          <table:table-cell table:style-name="ce56"/>
          <table:table-cell table:style-name="ce39" table:formula="of:=([.AC17]+1/2*[.AB17])*(-[.X1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5" calcext:value-type="float">
            <text:p>1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17]+1/2*[.AB17])*[.AA18]" office:value-type="float" office:value="0" calcext:value-type="float">
            <text:p>0</text:p>
          </table:table-cell>
          <table:table-cell table:style-name="ce44"/>
          <table:table-cell table:style-name="ce48" table:formula="of:=[.AD17]*([.X18]-[.AA1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3" office:value-type="string" calcext:value-type="string" table:number-columns-spanned="7" table:number-rows-spanned="1">
            <text:p>VALEUR STRATEGIQUE</text:p>
          </table:table-cell>
          <table:covered-table-cell table:number-columns-repeated="6"/>
          <table:table-cell table:style-name="ce31"/>
          <table:table-cell table:style-name="ce37" office:value-type="float" office:value="8" calcext:value-type="float">
            <text:p>8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VAMPIR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9]+[.R19]" office:value-type="float" office:value="0" calcext:value-type="float">
            <text:p>0</text:p>
          </table:table-cell>
          <table:table-cell table:style-name="ce17"/>
          <table:table-cell table:style-name="ce37" office:value-type="float" office:value="24" calcext:value-type="float">
            <text:p>24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MOBZ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19]+[.AC1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 calcext:value-type="string" table:number-columns-spanned="3" table:number-rows-spanned="1">
            <text:p>Précédente</text:p>
          </table:table-cell>
          <table:covered-table-cell table:style-name="ce14"/>
          <table:covered-table-cell table:style-name="ce30"/>
          <table:table-cell table:style-name="ce14" office:value-type="string" calcext:value-type="string" table:number-columns-spanned="2" table:number-rows-spanned="1">
            <text:p>Actuelle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Terminale</text:p>
          </table:table-cell>
          <table:covered-table-cell table:style-name="ce32"/>
          <table:table-cell table:style-name="ce31" table:number-columns-repeated="2"/>
          <table:table-cell table:style-name="ce39" table:formula="of:=([.R19]+1/2*[.Q19])*(-[.M20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6" calcext:value-type="float">
            <text:p>6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4" calcext:value-type="float">
            <text:p>4</text:p>
          </table:table-cell>
          <table:table-cell table:style-name="ce42" table:formula="of:=([.R19]+1/2*[.Q19])*[.P20]" office:value-type="float" office:value="0" calcext:value-type="float">
            <text:p>0</text:p>
          </table:table-cell>
          <table:table-cell table:style-name="ce44"/>
          <table:table-cell table:style-name="ce48" table:formula="of:=[.S19]*([.M20]-[.P20])" office:value-type="float" office:value="0" calcext:value-type="float">
            <text:p>0</text:p>
          </table:table-cell>
          <table:table-cell table:style-name="ce50"/>
          <table:table-cell table:style-name="ce44"/>
          <table:table-cell table:style-name="ce39" table:formula="of:=([.AC19]+1/2*[.AB19])*(-[.X20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19]+1/2*[.AB19])*[.AA20]" office:value-type="float" office:value="0" calcext:value-type="float">
            <text:p>0</text:p>
          </table:table-cell>
          <table:table-cell table:style-name="ce44"/>
          <table:table-cell table:style-name="ce48" table:formula="of:=[.AD19]*([.X20]-[.AA20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3"/>
          <table:table-cell table:style-name="ce16" table:formula="of:=[.S6]+[.S8]+[.S10]+[.S12]+[.S14]+[.S16]+[.S18]+[.S20]+[.S22]+[.S24]+[.S26]+[.S28]+[.S30]+[.S36]+[.S38]+[.S40]+[.AD6]+[.AD8]+[.AD10]+[.AD12]+[.AD14]+[.AD16]+[.AD18]+[.AD20]+[.AD22]+[.AD24]+[.AD26]+[.AD28]+[.AD30]+[.AD32]+[.AD34]+[.AD36]+[.AD38]+[.AD40]" office:value-type="float" office:value="0" calcext:value-type="float" table:number-columns-spanned="2" table:number-rows-spanned="1">
            <text:p>0</text:p>
          </table:table-cell>
          <table:covered-table-cell table:style-name="ce23"/>
          <table:table-cell table:style-name="ce9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/>
          <table:table-cell table:style-name="ce37" office:value-type="float" office:value="9" calcext:value-type="float">
            <text:p>9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NOSFERATU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1]+[.R21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5" calcext:value-type="float">
            <text:p>25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SENTINELLE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1]+[.AC2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1]+1/2*[.Q21])*(-[.M22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4" calcext:value-type="float">
            <text:p>4</text:p>
          </table:table-cell>
          <table:table-cell table:style-name="ce42" table:formula="of:=([.R21]+1/2*[.Q21])*[.P22]" office:value-type="float" office:value="0" calcext:value-type="float">
            <text:p>0</text:p>
          </table:table-cell>
          <table:table-cell table:style-name="ce44"/>
          <table:table-cell table:style-name="ce48" table:formula="of:=[.S21]*([.M22]-[.P22])" office:value-type="float" office:value="0" calcext:value-type="float">
            <text:p>0</text:p>
          </table:table-cell>
          <table:table-cell table:style-name="ce51"/>
          <table:table-cell table:style-name="ce44"/>
          <table:table-cell table:style-name="ce39" table:formula="of:=([.AC21]+1/2*[.AB21])*(-[.X22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21]+1/2*[.AB21])*[.AA22]" office:value-type="float" office:value="0" calcext:value-type="float">
            <text:p>0</text:p>
          </table:table-cell>
          <table:table-cell table:style-name="ce44"/>
          <table:table-cell table:style-name="ce48" table:formula="of:=[.AD21]*([.X22]-[.AA2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7" table:number-rows-spanned="1">
            <text:p>RENFORTS</text:p>
          </table:table-cell>
          <table:covered-table-cell table:style-name="ce24"/>
          <table:covered-table-cell table:number-columns-repeated="5"/>
          <table:table-cell table:style-name="ce31"/>
          <table:table-cell table:style-name="ce37" office:value-type="float" office:value="10" calcext:value-type="float">
            <text:p>10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CERBER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3]+[.R23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6" calcext:value-type="float">
            <text:p>26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CHIMERE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3]+[.AC2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5" table:formula="of:=[.F6]+(([.H12]+[.H32])*[.F6]/10)" office:value-type="float" office:value="0" calcext:value-type="float" table:number-columns-spanned="7" table:number-rows-spanned="1">
            <text:p>0</text:p>
          </table:table-cell>
          <table:covered-table-cell table:style-name="ce23"/>
          <table:covered-table-cell table:number-columns-repeated="5"/>
          <table:table-cell table:style-name="ce31" table:number-columns-repeated="2"/>
          <table:table-cell table:style-name="ce39" table:formula="of:=([.R23]+1/2*[.Q23])*(-[.M24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4" calcext:value-type="float">
            <text:p>4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R23]+1/2*[.Q23])*[.P24]" office:value-type="float" office:value="0" calcext:value-type="float">
            <text:p>0</text:p>
          </table:table-cell>
          <table:table-cell table:style-name="ce44"/>
          <table:table-cell table:style-name="ce48" table:formula="of:=[.S23]*([.M24]-[.P24])" office:value-type="float" office:value="0" calcext:value-type="float">
            <text:p>0</text:p>
          </table:table-cell>
          <table:table-cell table:style-name="ce51"/>
          <table:table-cell table:style-name="ce56"/>
          <table:table-cell table:style-name="ce39" table:formula="of:=([.AC23]+1/2*[.AB23])*(-[.X2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0" calcext:value-type="float">
            <text:p>-20</text:p>
          </table:table-cell>
          <table:table-cell table:style-name="ce42" table:formula="of:=([.AC23]+1/2*[.AB23])*[.AA24]" office:value-type="float" office:value="-0" calcext:value-type="float">
            <text:p>0</text:p>
          </table:table-cell>
          <table:table-cell table:style-name="ce44"/>
          <table:table-cell table:style-name="ce48" table:formula="of:=[.AD23]*([.X24]-[.AA2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1" calcext:value-type="float">
            <text:p>11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RAPTO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5]+[.R25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7" calcext:value-type="float">
            <text:p>27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SERPENT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5]+[.AC2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COM</text:p>
          </table:table-cell>
          <table:covered-table-cell table:style-name="ce19"/>
          <table:covered-table-cell table:number-columns-repeated="2" table:style-name="ce29"/>
          <table:table-cell table:style-name="ce7" office:value-type="string" calcext:value-type="string" table:number-columns-spanned="3" table:number-rows-spanned="1">
            <text:p>REQ</text:p>
          </table:table-cell>
          <table:covered-table-cell table:number-columns-repeated="2" table:style-name="ce29"/>
          <table:table-cell table:style-name="ce31" table:number-columns-repeated="2"/>
          <table:table-cell table:style-name="ce39" table:formula="of:=([.R25]+1/2*[.Q25])*(-[.M2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R25]+1/2*[.Q25])*[.P26]" office:value-type="float" office:value="0" calcext:value-type="float">
            <text:p>0</text:p>
          </table:table-cell>
          <table:table-cell table:style-name="ce44"/>
          <table:table-cell table:style-name="ce48" table:formula="of:=[.S25]*([.M26]-[.P26])" office:value-type="float" office:value="0" calcext:value-type="float">
            <text:p>0</text:p>
          </table:table-cell>
          <table:table-cell table:style-name="ce35"/>
          <table:table-cell table:style-name="ce44"/>
          <table:table-cell table:style-name="ce39" table:formula="of:=([.AC25]+1/2*[.AB25])*(-[.X2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0" calcext:value-type="float">
            <text:p>-20</text:p>
          </table:table-cell>
          <table:table-cell table:style-name="ce42" table:formula="of:=([.AC25]+1/2*[.AB25])*[.AA26]" office:value-type="float" office:value="-0" calcext:value-type="float">
            <text:p>0</text:p>
          </table:table-cell>
          <table:table-cell table:style-name="ce44"/>
          <table:table-cell table:style-name="ce48" table:formula="of:=[.AD25]*([.X26]-[.AA2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6" table:formula="of:=([.B24])+([.K6]+[.K8]+[.K10]+[.K12]+[.K14]+[.K16]+[.K18]+[.K20]+[.K22]+[.K24]+[.K26]+[.K28]+[.K30]+[.K36]+[.K38]+[.K40]+[.V6]+[.V8]+[.V10]+[.V12]+[.V14]+[.V16]+[.V18]+[.V20]+[.V22]+[.V24]+[.V26]+[.V28]+[.V30]+[.V32]+[.V34]+[.V36]+[.V38]+[.V40])" office:value-type="float" office:value="0" calcext:value-type="float" table:number-columns-spanned="4" table:number-rows-spanned="1">
            <text:p>0</text:p>
          </table:table-cell>
          <table:covered-table-cell table:style-name="ce16"/>
          <table:covered-table-cell table:style-name="ce23"/>
          <table:covered-table-cell table:style-name="ce31"/>
          <table:table-cell table:style-name="ce16" table:formula="of:=[.Q6]+[.Q8]+[.Q10]+[.Q12]+[.Q14]+[.Q16]+[.Q18]+[.Q20]+[.Q22]+[.Q24]+[.Q26]+[.Q28]+[.Q30]+[.Q36]+[.Q38]+[.Q40]+[.AB6]+[.AB8]+[.AB10]+[.AB12]+[.AB14]+[.AB16]+[.AB18]+[.AB20]+[.AB22]+[.AB24]+[.AB26]+[.AB28]+[.AB30]+[.AB32]+[.AB34]+[.AB36]+[.AB38]+[.AB40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3"/>
          <table:table-cell table:style-name="ce31"/>
          <table:table-cell table:style-name="ce37" office:value-type="float" office:value="12" calcext:value-type="float">
            <text:p>12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RAIDE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7]+[.R27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8" calcext:value-type="float">
            <text:p>28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TRUK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7]+[.AC2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6" table:number-columns-repeated="7"/>
          <table:table-cell table:style-name="ce31" table:number-columns-repeated="2"/>
          <table:table-cell table:style-name="ce39" table:formula="of:=([.R27]+1/2*[.Q27])*(-[.M28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0" calcext:value-type="float">
            <text:p>-20</text:p>
          </table:table-cell>
          <table:table-cell table:style-name="ce42" table:formula="of:=([.R27]+1/2*[.Q27])*[.P28]" office:value-type="float" office:value="-0" calcext:value-type="float">
            <text:p>0</text:p>
          </table:table-cell>
          <table:table-cell table:style-name="ce44"/>
          <table:table-cell table:style-name="ce48" table:formula="of:=[.S27]*([.M28]-[.P28])" office:value-type="float" office:value="0" calcext:value-type="float">
            <text:p>0</text:p>
          </table:table-cell>
          <table:table-cell table:style-name="ce35"/>
          <table:table-cell table:style-name="ce56"/>
          <table:table-cell table:style-name="ce39" table:formula="of:=([.AC27]+1/2*[.AB27])*(-[.X28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15" calcext:value-type="float">
            <text:p>-15</text:p>
          </table:table-cell>
          <table:table-cell table:style-name="ce42" table:formula="of:=([.AC27]+1/2*[.AB27])*[.AA28]" office:value-type="float" office:value="-0" calcext:value-type="float">
            <text:p>0</text:p>
          </table:table-cell>
          <table:table-cell table:style-name="ce44"/>
          <table:table-cell table:style-name="ce48" table:formula="of:=[.AD27]*([.X28]-[.AA2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3" calcext:value-type="float">
            <text:p>13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RAVAGEU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9]+[.R29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9" calcext:value-type="float">
            <text:p>29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LAND RAIDE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9]+[.AC2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9]+1/2*[.Q29])*(-[.M30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0" calcext:value-type="float">
            <text:p>2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R29]+1/2*[.Q29])*[.P30]" office:value-type="float" office:value="0" calcext:value-type="float">
            <text:p>0</text:p>
          </table:table-cell>
          <table:table-cell table:style-name="ce44"/>
          <table:table-cell table:style-name="ce48" table:formula="of:=[.S29]*([.M30]-[.P30])" office:value-type="float" office:value="0" calcext:value-type="float">
            <text:p>0</text:p>
          </table:table-cell>
          <table:table-cell table:style-name="ce31"/>
          <table:table-cell/>
          <table:table-cell table:style-name="ce39" table:formula="of:=([.AC29]+1/2*[.AB29])*(-[.X3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5" calcext:value-type="float">
            <text:p>-25</text:p>
          </table:table-cell>
          <table:table-cell table:style-name="ce42" table:formula="of:=([.AC29]+1/2*[.AB29])*[.AA30]" office:value-type="float" office:value="-0" calcext:value-type="float">
            <text:p>0</text:p>
          </table:table-cell>
          <table:table-cell table:style-name="ce44"/>
          <table:table-cell table:style-name="ce48" table:formula="of:=[.AD29]*([.X30]-[.AA30]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 table:number-columns-repeated="8"/>
          <table:table-cell table:style-name="ce31"/>
          <table:table-cell table:number-columns-repeated="10"/>
          <table:table-cell table:style-name="ce31"/>
          <table:table-cell table:style-name="ce37" office:value-type="float" office:value="30" calcext:value-type="float">
            <text:p>30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WARTRUK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1]+[.AC31]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BONUS <text:s/>DE <text:s/>RENFORTS</text:p>
          </table:table-cell>
          <table:covered-table-cell table:number-columns-repeated="2"/>
          <table:covered-table-cell table:style-name="ce31"/>
          <table:covered-table-cell table:number-columns-repeated="2"/>
          <table:table-cell table:style-name="ce8" office:value-type="float" office:value="0" calcext:value-type="float">
            <text:p>0</text:p>
          </table:table-cell>
          <table:table-cell table:style-name="ce31"/>
          <table:table-cell table:style-name="ce55" office:value-type="string" calcext:value-type="string" table:number-columns-spanned="10" table:number-rows-spanned="1">
            <text:p>CAPTURE</text:p>
          </table:table-cell>
          <table:covered-table-cell table:number-columns-repeated="9" table:style-name="ce31"/>
          <table:table-cell table:style-name="ce31"/>
          <table:table-cell table:style-name="ce57"/>
          <table:table-cell table:style-name="ce39" table:formula="of:=([.AC31]+1/2*[.AB31])*(-[.X3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5" calcext:value-type="float">
            <text:p>-25</text:p>
          </table:table-cell>
          <table:table-cell table:style-name="ce42" table:formula="of:=([.AC31]+1/2*[.AB31])*[.AA32]" office:value-type="float" office:value="-0" calcext:value-type="float">
            <text:p>0</text:p>
          </table:table-cell>
          <table:table-cell table:style-name="ce44"/>
          <table:table-cell table:style-name="ce48" table:formula="of:=[.AD31]*([.X32]-[.AA3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14" office:value-type="string" calcext:value-type="string">
            <text:p>N°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 table:number-columns-spanned="5" table:number-rows-spanned="1">
            <text:p>Nom</text:p>
          </table:table-cell>
          <table:covered-table-cell table:number-columns-repeated="2" table:style-name="ce14"/>
          <table:covered-table-cell table:style-name="ce45"/>
          <table:covered-table-cell table:style-name="ce14"/>
          <table:table-cell table:style-name="ce14" office:value-type="string" calcext:value-type="string" table:number-columns-spanned="2" table:number-rows-spanned="1">
            <text:p>Surv</text:p>
          </table:table-cell>
          <table:covered-table-cell table:style-name="ce31"/>
          <table:table-cell table:style-name="ce14" office:value-type="string" calcext:value-type="string">
            <text:p>Nbr</text:p>
          </table:table-cell>
          <table:table-cell table:style-name="ce31"/>
          <table:table-cell table:style-name="ce37" office:value-type="float" office:value="31" calcext:value-type="float">
            <text:p>31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FALCON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3]+[.A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 calcext:value-type="string">
            <text:p>N°</text:p>
          </table:table-cell>
          <table:table-cell table:style-name="ce7" office:value-type="string" calcext:value-type="string" table:number-columns-spanned="5" table:number-rows-spanned="1">
            <text:p>GRENADES</text:p>
          </table:table-cell>
          <table:covered-table-cell table:number-columns-repeated="4"/>
          <table:table-cell table:style-name="ce7" office:value-type="string" calcext:value-type="string">
            <text:p>Nbr</text:p>
          </table:table-cell>
          <table:table-cell table:style-name="ce35"/>
          <table:table-cell table:number-columns-repeated="10"/>
          <table:table-cell table:style-name="ce31"/>
          <table:table-cell table:style-name="ce57"/>
          <table:table-cell table:style-name="ce39" table:formula="of:=([.AC33]+1/2*[.AB33])*(-[.X34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0" calcext:value-type="float">
            <text:p>2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33]+1/2*[.AB33])*[.AA34]" office:value-type="float" office:value="0" calcext:value-type="float">
            <text:p>0</text:p>
          </table:table-cell>
          <table:table-cell table:style-name="ce44"/>
          <table:table-cell table:style-name="ce48" table:formula="of:=[.AD33]*([.X34]-[.AA3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5" calcext:value-type="float">
            <text:p>35</text:p>
          </table:table-cell>
          <table:table-cell table:style-name="ce25" office:value-type="string" calcext:value-type="string" table:number-columns-spanned="5" table:number-rows-spanned="1">
            <text:p>FRAGMENTATION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7" office:value-type="float" office:value="14" calcext:value-type="float">
            <text:p>14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MITRAILLEUSES MKIV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Q35]+[.R35]" office:value-type="float" office:value="0" calcext:value-type="float">
            <text:p>0</text:p>
          </table:table-cell>
          <table:table-cell/>
          <table:table-cell table:style-name="ce37" office:value-type="float" office:value="32" calcext:value-type="float">
            <text:p>32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HYDRE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5]+[.A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6" calcext:value-type="float">
            <text:p>36</text:p>
          </table:table-cell>
          <table:table-cell table:style-name="ce25" office:value-type="string" calcext:value-type="string" table:number-columns-spanned="5" table:number-rows-spanned="1">
            <text:p>FUMIGENE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1"/>
          <table:table-cell table:style-name="ce39" table:formula="of:=([.R35]+1/2*[.Q35])*(-[.M3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R35]+1/2*[.Q35])*[.P36]" office:value-type="float" office:value="-0" calcext:value-type="float">
            <text:p>0</text:p>
          </table:table-cell>
          <table:table-cell table:style-name="ce44"/>
          <table:table-cell table:style-name="ce48" table:formula="of:=[.S35]*([.M36]-[.P36])" office:value-type="float" office:value="0" calcext:value-type="float">
            <text:p>0</text:p>
          </table:table-cell>
          <table:table-cell table:number-columns-repeated="2"/>
          <table:table-cell table:style-name="ce39" table:formula="of:=([.AC35]+1/2*[.AB35])*(-[.X3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5" calcext:value-type="float">
            <text:p>2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35]+1/2*[.AB35])*[.AA36]" office:value-type="float" office:value="0" calcext:value-type="float">
            <text:p>0</text:p>
          </table:table-cell>
          <table:table-cell table:style-name="ce44"/>
          <table:table-cell table:style-name="ce48" table:formula="of:=[.AD35]*([.X36]-[.AA3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7" calcext:value-type="float">
            <text:p>37</text:p>
          </table:table-cell>
          <table:table-cell table:style-name="ce25" office:value-type="string" calcext:value-type="string" table:number-columns-spanned="5" table:number-rows-spanned="1">
            <text:p>FLASHBANG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7" office:value-type="float" office:value="15" calcext:value-type="float">
            <text:p>15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CANONS LASER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Q37]+[.R37]" office:value-type="float" office:value="0" calcext:value-type="float">
            <text:p>0</text:p>
          </table:table-cell>
          <table:table-cell/>
          <table:table-cell table:style-name="ce37" office:value-type="float" office:value="33" calcext:value-type="float">
            <text:p>33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PREDATO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7]+[.A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8" calcext:value-type="float">
            <text:p>38</text:p>
          </table:table-cell>
          <table:table-cell table:style-name="ce25" office:value-type="string" calcext:value-type="string" table:number-columns-spanned="5" table:number-rows-spanned="1">
            <text:p>GAZ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1"/>
          <table:table-cell table:style-name="ce39" table:formula="of:=([.R37]+1/2*[.Q37])*(-[.M38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R37]+1/2*[.Q37])*[.P38]" office:value-type="float" office:value="-0" calcext:value-type="float">
            <text:p>0</text:p>
          </table:table-cell>
          <table:table-cell table:style-name="ce44"/>
          <table:table-cell table:style-name="ce48" table:formula="of:=[.S37]*([.M38]-[.P38])" office:value-type="float" office:value="0" calcext:value-type="float">
            <text:p>0</text:p>
          </table:table-cell>
          <table:table-cell table:number-columns-repeated="2"/>
          <table:table-cell table:style-name="ce39" table:formula="of:=([.AC37]+1/2*[.AB37])*(-[.X3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5" calcext:value-type="float">
            <text:p>2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37]+1/2*[.AB37])*[.AA38]" office:value-type="float" office:value="0" calcext:value-type="float">
            <text:p>0</text:p>
          </table:table-cell>
          <table:table-cell table:style-name="ce44"/>
          <table:table-cell table:style-name="ce48" table:formula="of:=[.AD37]*([.X38]-[.AA3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9" calcext:value-type="float">
            <text:p>39</text:p>
          </table:table-cell>
          <table:table-cell table:style-name="ce26" office:value-type="string" calcext:value-type="string" table:number-columns-spanned="5" table:number-rows-spanned="1">
            <text:p>FUSION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7" office:value-type="float" office:value="16" calcext:value-type="float">
            <text:p>16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MORTIE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Q39]+[.R39]" office:value-type="float" office:value="0" calcext:value-type="float">
            <text:p>0</text:p>
          </table:table-cell>
          <table:table-cell/>
          <table:table-cell table:style-name="ce37" office:value-type="float" office:value="34" calcext:value-type="float">
            <text:p>34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EXPLOZO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9]+[.A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40" calcext:value-type="float">
            <text:p>40</text:p>
          </table:table-cell>
          <table:table-cell table:style-name="ce26" office:value-type="string" calcext:value-type="string" table:number-columns-spanned="5" table:number-rows-spanned="1">
            <text:p>PLASMA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1"/>
          <table:table-cell table:style-name="ce39" table:formula="of:=([.R39]+1/2*[.Q39])*(-[.M4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R39]+1/2*[.Q39])*[.P40]" office:value-type="float" office:value="-0" calcext:value-type="float">
            <text:p>0</text:p>
          </table:table-cell>
          <table:table-cell table:style-name="ce44"/>
          <table:table-cell table:style-name="ce48" table:formula="of:=[.S39]*([.M40]-[.P40])" office:value-type="float" office:value="0" calcext:value-type="float">
            <text:p>0</text:p>
          </table:table-cell>
          <table:table-cell table:number-columns-repeated="2"/>
          <table:table-cell table:style-name="ce39" table:formula="of:=([.AC39]+1/2*[.AB39])*(-[.X40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5" calcext:value-type="float">
            <text:p>2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39]+1/2*[.AB39])*[.AA40]" office:value-type="float" office:value="0" calcext:value-type="float">
            <text:p>0</text:p>
          </table:table-cell>
          <table:table-cell table:style-name="ce44"/>
          <table:table-cell table:style-name="ce48" table:formula="of:=[.AD39]*([.X40]-[.AA4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8" table:number-columns-repeated="29"/>
          <table:table-cell table:style-name="ce67"/>
          <table:table-cell table:number-columns-repeated="5"/>
        </table:table-row>
        <table:table-row table:style-name="ro2" table:number-rows-repeated="25">
          <table:table-cell table:style-name="Default"/>
          <table:table-cell table:number-columns-repeated="29"/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29"/>
          <table:table-cell table:style-name="Default"/>
          <table:table-cell table:number-columns-repeated="5"/>
        </table:table-row>
      </table:table>
      <table:table table:name="06 Orks" table:style-name="ta1" table:protected="true" table:protection-key="+UTc1jX5gB96yQpAf7xHmWTewCQ=" table:protection-key-digest-algorithm="http://www.w3.org/2000/09/xmldsig#sha1" table:print="false">
        <table:table-protection table:select-protected-cells="true" table:select-unprotected-cells="true"/>
        <table:table-column table:style-name="co1" table:default-cell-style-name="ce3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1" table:default-cell-style-name="ce65"/>
        <table:table-column table:style-name="co3" table:number-columns-repeated="4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6" table:number-columns-repeated="29"/>
          <table:table-cell table:style-name="ce64"/>
          <table:table-cell table:number-columns-repeated="5"/>
        </table:table-row>
        <table:table-row table:style-name="ro2">
          <table:table-cell table:style-name="ce2"/>
          <table:table-cell table:style-name="ce7" office:value-type="string" calcext:value-type="string" table:number-columns-spanned="3" table:number-rows-spanned="1">
            <text:p>LOG N°</text:p>
          </table:table-cell>
          <table:covered-table-cell table:style-name="ce19"/>
          <table:covered-table-cell/>
          <table:table-cell table:style-name="ce7" office:value-type="string" calcext:value-type="string" table:number-columns-spanned="2" table:number-rows-spanned="1">
            <text:p>SECTEUR</text:p>
          </table:table-cell>
          <table:covered-table-cell table:style-name="ce19"/>
          <table:table-cell table:style-name="ce7" office:value-type="string" calcext:value-type="string" table:number-columns-spanned="2" table:number-rows-spanned="1">
            <text:p>PLANETE</text:p>
          </table:table-cell>
          <table:covered-table-cell table:style-name="ce19"/>
          <table:table-cell table:style-name="ce16"/>
          <table:table-cell table:style-name="ce36" office:value-type="string" calcext:value-type="string" table:number-columns-spanned="21" table:number-rows-spanned="1">
            <text:p>CONTINGENT</text:p>
          </table:table-cell>
          <table:covered-table-cell table:number-columns-repeated="9" table:style-name="ce31"/>
          <table:covered-table-cell table:style-name="ce23"/>
          <table:covered-table-cell table:number-columns-repeated="10" table:style-name="ce31"/>
          <table:table-cell table:number-columns-repeated="6"/>
        </table:table-row>
        <table:table-row table:style-name="ro2">
          <table:table-cell/>
          <table:table-cell table:style-name="ce8" office:value-type="string" calcext:value-type="string" table:number-columns-spanned="3" table:number-rows-spanned="1">
            <text:p>X</text:p>
          </table:table-cell>
          <table:covered-table-cell table:style-name="ce20"/>
          <table:covered-table-cell/>
          <table:table-cell table:style-name="ce8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8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16"/>
          <table:table-cell table:style-name="ce14" office:value-type="string" calcext:value-type="string">
            <text:p>N°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 table:number-columns-spanned="5" table:number-rows-spanned="1">
            <text:p>Nom</text:p>
          </table:table-cell>
          <table:covered-table-cell table:number-columns-repeated="2" table:style-name="ce14"/>
          <table:covered-table-cell table:style-name="ce45"/>
          <table:covered-table-cell table:style-name="ce14"/>
          <table:table-cell table:style-name="ce14" office:value-type="string" calcext:value-type="string">
            <text:p>Surv</text:p>
          </table:table-cell>
          <table:table-cell table:style-name="ce14" office:value-type="string" calcext:value-type="string">
            <text:p>Renf</text:p>
          </table:table-cell>
          <table:table-cell table:style-name="ce14" office:value-type="string" calcext:value-type="string">
            <text:p>Nbr</text:p>
          </table:table-cell>
          <table:table-cell table:style-name="ce16"/>
          <table:table-cell table:style-name="ce14" office:value-type="string" calcext:value-type="string">
            <text:p>N°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 table:number-columns-spanned="5" table:number-rows-spanned="1">
            <text:p>Nom</text:p>
          </table:table-cell>
          <table:covered-table-cell table:number-columns-repeated="2" table:style-name="ce14"/>
          <table:covered-table-cell table:style-name="ce45"/>
          <table:covered-table-cell table:style-name="ce14"/>
          <table:table-cell table:style-name="ce14" office:value-type="string" calcext:value-type="string">
            <text:p>Surv</text:p>
          </table:table-cell>
          <table:table-cell table:style-name="ce14" office:value-type="string" calcext:value-type="string">
            <text:p>Renf</text:p>
          </table:table-cell>
          <table:table-cell table:style-name="ce14" office:value-type="string" calcext:value-type="string">
            <text:p>Nbr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PHASE</text:p>
          </table:table-cell>
          <table:covered-table-cell table:style-name="ce7"/>
          <table:covered-table-cell table:number-columns-repeated="2" table:style-name="ce27"/>
          <table:table-cell table:style-name="ce7" office:value-type="string" calcext:value-type="string" table:number-columns-spanned="3" table:number-rows-spanned="1">
            <text:p>VS CONFLIT</text:p>
          </table:table-cell>
          <table:covered-table-cell table:style-name="ce19"/>
          <table:covered-table-cell table:style-name="ce27"/>
          <table:table-cell table:style-name="ce23"/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>
            <text:p>QG</text:p>
          </table:table-cell>
          <table:table-cell table:style-name="ce40" office:value-type="string" calcext:value-type="string" table:number-columns-spanned="5" table:number-rows-spanned="1">
            <text:p>BOS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5]+[.R5]" office:value-type="float" office:value="0" calcext:value-type="float">
            <text:p>0</text:p>
          </table:table-cell>
          <table:table-cell table:style-name="ce16"/>
          <table:table-cell table:style-name="ce37" office:value-type="float" office:value="19" calcext:value-type="float">
            <text:p>19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TRUK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AB5]+[.AC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calcext:value-type="float" table:number-columns-spanned="4" table:number-rows-spanned="1">
            <text:p>0</text:p>
          </table:table-cell>
          <table:covered-table-cell table:style-name="ce9"/>
          <table:covered-table-cell table:number-columns-repeated="2" table:style-name="ce28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style-name="ce8"/>
          <table:covered-table-cell table:style-name="ce28"/>
          <table:table-cell table:style-name="ce23"/>
          <table:table-cell/>
          <table:table-cell table:style-name="ce39" table:formula="of:=([.R5]+1/2*[.Q5])*(-[.M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35" calcext:value-type="float">
            <text:p>35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30" calcext:value-type="float">
            <text:p>30</text:p>
          </table:table-cell>
          <table:table-cell table:style-name="ce42" table:formula="of:=([.R5]+1/2*[.Q5])*[.P6]" office:value-type="float" office:value="0" calcext:value-type="float">
            <text:p>0</text:p>
          </table:table-cell>
          <table:table-cell table:style-name="ce44"/>
          <table:table-cell table:style-name="ce48" table:formula="of:=[.S5]*([.M6]-[.P6])" office:value-type="float" office:value="0" calcext:value-type="float">
            <text:p>0</text:p>
          </table:table-cell>
          <table:table-cell table:style-name="ce49"/>
          <table:table-cell table:style-name="ce44"/>
          <table:table-cell table:style-name="ce39" table:formula="of:=([.AC5]+1/2*[.AB5])*(-[.X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15" calcext:value-type="float">
            <text:p>-15</text:p>
          </table:table-cell>
          <table:table-cell table:style-name="ce42" table:formula="of:=([.AC5]+1/2*[.AB5])*[.AA6]" office:value-type="float" office:value="-0" calcext:value-type="float">
            <text:p>0</text:p>
          </table:table-cell>
          <table:table-cell table:style-name="ce44"/>
          <table:table-cell table:style-name="ce48" table:formula="of:=[.AD5]*([.X6]-[.AA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string" calcext:value-type="string" table:number-columns-spanned="4" table:number-rows-spanned="1">
            <text:p>ÉVENEMENTS</text:p>
          </table:table-cell>
          <table:covered-table-cell table:number-columns-repeated="3" table:style-name="ce21"/>
          <table:table-cell table:number-columns-repeated="3"/>
          <table:table-cell table:style-name="ce16"/>
          <table:table-cell table:style-name="ce37" office:value-type="float" office:value="2" calcext:value-type="float">
            <text:p>2</text:p>
          </table:table-cell>
          <table:table-cell table:style-name="ce38" office:value-type="string" calcext:value-type="string">
            <text:p>QG</text:p>
          </table:table-cell>
          <table:table-cell table:style-name="ce40" office:value-type="string" calcext:value-type="string" table:number-columns-spanned="5" table:number-rows-spanned="1">
            <text:p>NOBZ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7]+[.R7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0" calcext:value-type="float">
            <text:p>20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WARTRUK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AB7]+[.AC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M</text:p>
          </table:table-cell>
          <table:table-cell table:number-columns-repeated="3"/>
          <table:table-cell table:style-name="ce23"/>
          <table:table-cell table:style-name="ce31"/>
          <table:table-cell table:style-name="ce39" table:formula="of:=([.R7]+1/2*[.Q7])*(-[.M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8" calcext:value-type="float">
            <text:p>8</text:p>
          </table:table-cell>
          <table:table-cell table:style-name="ce42" table:formula="of:=([.R7]+1/2*[.Q7])*[.P8]" office:value-type="float" office:value="0" calcext:value-type="float">
            <text:p>0</text:p>
          </table:table-cell>
          <table:table-cell table:style-name="ce44"/>
          <table:table-cell table:style-name="ce48" table:formula="of:=[.S7]*([.M8]-[.P8])" office:value-type="float" office:value="0" calcext:value-type="float">
            <text:p>0</text:p>
          </table:table-cell>
          <table:table-cell table:style-name="ce44" table:number-columns-repeated="2"/>
          <table:table-cell table:style-name="ce39" table:formula="of:=([.AC7]+1/2*[.AB7])*(-[.X8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5" calcext:value-type="float">
            <text:p>-25</text:p>
          </table:table-cell>
          <table:table-cell table:style-name="ce42" table:formula="of:=([.AC7]+1/2*[.AB7])*[.AA8]" office:value-type="float" office:value="-0" calcext:value-type="float">
            <text:p>0</text:p>
          </table:table-cell>
          <table:table-cell table:style-name="ce44"/>
          <table:table-cell table:style-name="ce48" table:formula="of:=[.AD7]*([.X8]-[.AA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number-columns-repeated="4" table:style-name="ce9" office:value-type="string" calcext:value-type="string">
            <text:p>X</text:p>
          </table:table-cell>
          <table:table-cell table:number-columns-repeated="3"/>
          <table:table-cell table:style-name="ce31"/>
          <table:table-cell table:style-name="ce37" office:value-type="float" office:value="3" calcext:value-type="float">
            <text:p>3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GONBOYZ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9]+[.R9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1" calcext:value-type="float">
            <text:p>21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EXPLOZO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AB9]+[.AC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4"/>
          <table:table-cell table:style-name="ce31"/>
          <table:table-cell table:style-name="ce39" table:formula="of:=([.R9]+1/2*[.Q9])*(-[.M1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1" calcext:value-type="float">
            <text:p>-1</text:p>
          </table:table-cell>
          <table:table-cell table:style-name="ce42" table:formula="of:=([.R9]+1/2*[.Q9])*[.P10]" office:value-type="float" office:value="-0" calcext:value-type="float">
            <text:p>0</text:p>
          </table:table-cell>
          <table:table-cell table:style-name="ce44"/>
          <table:table-cell table:style-name="ce48" table:formula="of:=[.S9]*([.M10]-[.P10])" office:value-type="float" office:value="0" calcext:value-type="float">
            <text:p>0</text:p>
          </table:table-cell>
          <table:table-cell table:style-name="ce50"/>
          <table:table-cell table:style-name="ce44"/>
          <table:table-cell table:style-name="ce39" table:formula="of:=([.AC9]+1/2*[.AB9])*(-[.X10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5" calcext:value-type="float">
            <text:p>2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9]+1/2*[.AB9])*[.AA10]" office:value-type="float" office:value="0" calcext:value-type="float">
            <text:p>0</text:p>
          </table:table-cell>
          <table:table-cell table:style-name="ce44"/>
          <table:table-cell table:style-name="ce48" table:formula="of:=[.AD9]*([.X10]-[.AA10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FACTION</text:p>
          </table:table-cell>
          <table:covered-table-cell table:style-name="ce19"/>
          <table:covered-table-cell table:number-columns-repeated="4" table:style-name="ce29"/>
          <table:table-cell table:style-name="ce7" office:value-type="string" calcext:value-type="string">
            <text:p>VS F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BOMBERBOYZ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1]+[.R11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2" calcext:value-type="float">
            <text:p>22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11]+[.AC1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4" office:value-type="string" calcext:value-type="string" table:number-columns-spanned="6" table:number-rows-spanned="1">
            <text:p>O R K S</text:p>
          </table:table-cell>
          <table:covered-table-cell table:number-columns-repeated="5" table:style-name="ce75"/>
          <table:table-cell table:style-name="ce76" table:formula="of:=3*(IF([.B6]=1;1;0))+4*(IF([.B6]=2;1;0))+2*(IF([.B6]=3;1;0))" office:value-type="float" office:value="0" calcext:value-type="float">
            <text:p>0</text:p>
          </table:table-cell>
          <table:table-cell table:style-name="ce31" table:number-columns-repeated="2"/>
          <table:table-cell table:style-name="ce39" table:formula="of:=([.R11]+1/2*[.Q11])*(-[.M1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1" calcext:value-type="float">
            <text:p>-1</text:p>
          </table:table-cell>
          <table:table-cell table:style-name="ce42" table:formula="of:=([.R11]+1/2*[.Q11])*[.P12]" office:value-type="float" office:value="-0" calcext:value-type="float">
            <text:p>0</text:p>
          </table:table-cell>
          <table:table-cell table:style-name="ce44"/>
          <table:table-cell table:style-name="ce48" table:formula="of:=[.S11]*([.M12]-[.P12])" office:value-type="float" office:value="0" calcext:value-type="float">
            <text:p>0</text:p>
          </table:table-cell>
          <table:table-cell table:style-name="ce51"/>
          <table:table-cell table:style-name="ce53"/>
          <table:table-cell table:style-name="ce39" table:formula="of:=([.AC11]+1/2*[.AB11])*(-[.X1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11]+1/2*[.AB11])*[.AA12]" office:value-type="float" office:value="0" calcext:value-type="float">
            <text:p>0</text:p>
          </table:table-cell>
          <table:table-cell table:style-name="ce53"/>
          <table:table-cell table:style-name="ce39" table:formula="of:=[.AD11]*([.X12]-[.AA1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5" calcext:value-type="float">
            <text:p>5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GOFF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3]+[.R13]" office:value-type="float" office:value="0" calcext:value-type="float">
            <text:p>0</text:p>
          </table:table-cell>
          <table:table-cell table:style-name="ce34"/>
          <table:table-cell table:style-name="ce52" office:value-type="float" office:value="23" calcext:value-type="float">
            <text:p>23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13]+[.AC1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7" table:number-rows-spanned="1">
            <text:p>COMMANDANT</text:p>
          </table:table-cell>
          <table:covered-table-cell table:style-name="ce16"/>
          <table:covered-table-cell table:number-columns-repeated="4" table:style-name="ce23"/>
          <table:covered-table-cell/>
          <table:table-cell table:style-name="ce31" table:number-columns-repeated="2"/>
          <table:table-cell table:style-name="ce39" table:formula="of:=([.R13]+1/2*[.Q13])*(-[.M1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" calcext:value-type="float">
            <text:p>-2</text:p>
          </table:table-cell>
          <table:table-cell table:style-name="ce42" table:formula="of:=([.R13]+1/2*[.Q13])*[.P14]" office:value-type="float" office:value="-0" calcext:value-type="float">
            <text:p>0</text:p>
          </table:table-cell>
          <table:table-cell table:style-name="ce44"/>
          <table:table-cell table:style-name="ce48" table:formula="of:=[.S13]*([.M14]-[.P14])" office:value-type="float" office:value="0" calcext:value-type="float">
            <text:p>0</text:p>
          </table:table-cell>
          <table:table-cell table:style-name="ce51"/>
          <table:table-cell table:style-name="ce54"/>
          <table:table-cell table:style-name="ce39" table:formula="of:=([.AC13]+1/2*[.AB13])*(-[.X1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13]+1/2*[.AB13])*[.AA14]" office:value-type="float" office:value="0" calcext:value-type="float">
            <text:p>0</text:p>
          </table:table-cell>
          <table:table-cell table:style-name="ce53"/>
          <table:table-cell table:style-name="ce39" table:formula="of:=[.AD13]*([.X14]-[.AA1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 table:number-columns-spanned="7" table:number-rows-spanned="1">
            <text:p>X</text:p>
          </table:table-cell>
          <table:covered-table-cell table:style-name="ce16"/>
          <table:covered-table-cell table:number-columns-repeated="4" table:style-name="ce23"/>
          <table:covered-table-cell/>
          <table:table-cell table:style-name="ce31"/>
          <table:table-cell table:style-name="ce37" office:value-type="float" office:value="6" calcext:value-type="float">
            <text:p>6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BLOOD AXEZ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5]+[.R15]" office:value-type="float" office:value="0" calcext:value-type="float">
            <text:p>0</text:p>
          </table:table-cell>
          <table:table-cell table:style-name="ce31"/>
          <table:table-cell table:number-columns-repeated="16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VICTOIRES </text:p>
          </table:table-cell>
          <table:covered-table-cell table:style-name="ce19"/>
          <table:covered-table-cell table:style-name="ce29"/>
          <table:covered-table-cell table:style-name="ce19"/>
          <table:table-cell table:style-name="ce7" office:value-type="string" calcext:value-type="string" table:number-columns-spanned="3" table:number-rows-spanned="1">
            <text:p>DEFAITES</text:p>
          </table:table-cell>
          <table:covered-table-cell table:number-columns-repeated="2" table:style-name="ce19"/>
          <table:table-cell table:style-name="ce31" table:number-columns-repeated="2"/>
          <table:table-cell table:style-name="ce39" table:formula="of:=([.R15]+1/2*[.Q15])*(-[.M1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5" calcext:value-type="float">
            <text:p>5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3" calcext:value-type="float">
            <text:p>3</text:p>
          </table:table-cell>
          <table:table-cell table:style-name="ce42" table:formula="of:=([.R15]+1/2*[.Q15])*[.P16]" office:value-type="float" office:value="0" calcext:value-type="float">
            <text:p>0</text:p>
          </table:table-cell>
          <table:table-cell table:style-name="ce44"/>
          <table:table-cell table:style-name="ce48" table:formula="of:=[.S15]*([.M16]-[.P16])" office:value-type="float" office:value="0" calcext:value-type="float">
            <text:p>0</text:p>
          </table:table-cell>
          <table:table-cell table:style-name="ce51"/>
          <table:table-cell table:style-name="ce55" office:value-type="string" calcext:value-type="string" table:number-columns-spanned="10" table:number-rows-spanned="1">
            <text:p>CAPTURE</text:p>
          </table:table-cell>
          <table:covered-table-cell table:number-columns-repeated="9" table:style-name="ce31"/>
          <table:table-cell table:number-columns-repeated="6"/>
        </table:table-row>
        <table:table-row table:style-name="ro2">
          <table:table-cell/>
          <table:table-cell table:style-name="ce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2"/>
          <table:table-cell table:style-name="ce31"/>
          <table:table-cell table:style-name="ce37" office:value-type="float" office:value="7" calcext:value-type="float">
            <text:p>7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ROCKETBOYZ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7]+[.R17]" office:value-type="float" office:value="0" calcext:value-type="float">
            <text:p>0</text:p>
          </table:table-cell>
          <table:table-cell table:style-name="ce31"/>
          <table:table-cell table:style-name="ce14" office:value-type="string" calcext:value-type="string">
            <text:p>N°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 table:number-columns-spanned="5" table:number-rows-spanned="1">
            <text:p>Nom</text:p>
          </table:table-cell>
          <table:covered-table-cell table:number-columns-repeated="2" table:style-name="ce14"/>
          <table:covered-table-cell table:style-name="ce45"/>
          <table:covered-table-cell table:style-name="ce14"/>
          <table:table-cell table:style-name="ce14" office:value-type="string" calcext:value-type="string" table:number-columns-spanned="2" table:number-rows-spanned="1">
            <text:p>Surv</text:p>
          </table:table-cell>
          <table:covered-table-cell table:style-name="ce31"/>
          <table:table-cell table:style-name="ce14" office:value-type="string" calcext:value-type="string">
            <text:p>Nbr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17]+1/2*[.Q17])*(-[.M1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3" calcext:value-type="float">
            <text:p>3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2" calcext:value-type="float">
            <text:p>2</text:p>
          </table:table-cell>
          <table:table-cell table:style-name="ce42" table:formula="of:=([.R17]+1/2*[.Q17])*[.P18]" office:value-type="float" office:value="0" calcext:value-type="float">
            <text:p>0</text:p>
          </table:table-cell>
          <table:table-cell table:style-name="ce44"/>
          <table:table-cell table:style-name="ce48" table:formula="of:=[.S17]*([.M18]-[.P18])" office:value-type="float" office:value="0" calcext:value-type="float">
            <text:p>0</text:p>
          </table:table-cell>
          <table:table-cell table:style-name="ce51"/>
          <table:table-cell table:number-columns-repeated="16"/>
        </table:table-row>
        <table:table-row table:style-name="ro2">
          <table:table-cell/>
          <table:table-cell table:style-name="ce13" office:value-type="string" calcext:value-type="string" table:number-columns-spanned="7" table:number-rows-spanned="1">
            <text:p>VALEUR STRATEGIQUE</text:p>
          </table:table-cell>
          <table:covered-table-cell table:number-columns-repeated="6"/>
          <table:table-cell table:style-name="ce31"/>
          <table:table-cell table:style-name="ce37" office:value-type="float" office:value="8" calcext:value-type="float">
            <text:p>8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DUMZ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9]+[.R19]" office:value-type="float" office:value="0" calcext:value-type="float">
            <text:p>0</text:p>
          </table:table-cell>
          <table:table-cell table:style-name="ce17"/>
          <table:table-cell table:style-name="ce37" office:value-type="float" office:value="24" calcext:value-type="float">
            <text:p>24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CANONS LASER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19]+[.AC1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 calcext:value-type="string" table:number-columns-spanned="3" table:number-rows-spanned="1">
            <text:p>Précédente</text:p>
          </table:table-cell>
          <table:covered-table-cell table:style-name="ce14"/>
          <table:covered-table-cell table:style-name="ce30"/>
          <table:table-cell table:style-name="ce14" office:value-type="string" calcext:value-type="string" table:number-columns-spanned="2" table:number-rows-spanned="1">
            <text:p>Actuelle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Terminale</text:p>
          </table:table-cell>
          <table:covered-table-cell table:style-name="ce32"/>
          <table:table-cell table:style-name="ce31" table:number-columns-repeated="2"/>
          <table:table-cell table:style-name="ce39" table:formula="of:=([.R19]+1/2*[.Q19])*(-[.M2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1" calcext:value-type="float">
            <text:p>-1</text:p>
          </table:table-cell>
          <table:table-cell table:style-name="ce42" table:formula="of:=([.R19]+1/2*[.Q19])*[.P20]" office:value-type="float" office:value="-0" calcext:value-type="float">
            <text:p>0</text:p>
          </table:table-cell>
          <table:table-cell table:style-name="ce44"/>
          <table:table-cell table:style-name="ce48" table:formula="of:=[.S19]*([.M20]-[.P20])" office:value-type="float" office:value="0" calcext:value-type="float">
            <text:p>0</text:p>
          </table:table-cell>
          <table:table-cell table:style-name="ce50"/>
          <table:table-cell table:style-name="ce44"/>
          <table:table-cell table:style-name="ce39" table:formula="of:=([.AC19]+1/2*[.AB19])*(-[.X2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AC19]+1/2*[.AB19])*[.AA20]" office:value-type="float" office:value="-0" calcext:value-type="float">
            <text:p>0</text:p>
          </table:table-cell>
          <table:table-cell table:style-name="ce44"/>
          <table:table-cell table:style-name="ce48" table:formula="of:=[.AD19]*([.X20]-[.AA20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3"/>
          <table:table-cell table:style-name="ce16" table:formula="of:=[.S6]+[.S8]+[.S10]+[.S12]+[.S14]+[.S16]+[.S18]+[.S20]+[.S22]+[.S24]+[.S26]+[.S28]+[.S30]+[.S32]+[.S34]+[.S36]+[.S38]+[.S40]+[.AD6]+[.AD8]+[.AD10]+[.AD12]+[.AD14]+[.AD20]+[.AD22]+[.AD24]+[.AD26]+[.AD28]+[.AD30]+[.AD32]+[.AD34]+[.AD36]+[.AD38]+[.AD40]" office:value-type="float" office:value="0" calcext:value-type="float" table:number-columns-spanned="2" table:number-rows-spanned="1">
            <text:p>0</text:p>
          </table:table-cell>
          <table:covered-table-cell table:style-name="ce23"/>
          <table:table-cell table:style-name="ce9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/>
          <table:table-cell table:style-name="ce37" office:value-type="float" office:value="9" calcext:value-type="float">
            <text:p>9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DEATH SKULLZ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1]+[.R21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5" calcext:value-type="float">
            <text:p>25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MOTO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1]+[.AC2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1]+1/2*[.Q21])*(-[.M22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6" calcext:value-type="float">
            <text:p>6</text:p>
          </table:table-cell>
          <table:table-cell table:style-name="ce42" table:formula="of:=([.R21]+1/2*[.Q21])*[.P22]" office:value-type="float" office:value="0" calcext:value-type="float">
            <text:p>0</text:p>
          </table:table-cell>
          <table:table-cell table:style-name="ce44"/>
          <table:table-cell table:style-name="ce48" table:formula="of:=[.S21]*([.M22]-[.P22])" office:value-type="float" office:value="0" calcext:value-type="float">
            <text:p>0</text:p>
          </table:table-cell>
          <table:table-cell table:style-name="ce51"/>
          <table:table-cell table:style-name="ce44"/>
          <table:table-cell table:style-name="ce39" table:formula="of:=([.AC21]+1/2*[.AB21])*(-[.X22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5" calcext:value-type="float">
            <text:p>1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21]+1/2*[.AB21])*[.AA22]" office:value-type="float" office:value="0" calcext:value-type="float">
            <text:p>0</text:p>
          </table:table-cell>
          <table:table-cell table:style-name="ce44"/>
          <table:table-cell table:style-name="ce48" table:formula="of:=[.AD21]*([.X22]-[.AA2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7" table:number-rows-spanned="1">
            <text:p>RENFORTS</text:p>
          </table:table-cell>
          <table:covered-table-cell table:style-name="ce24"/>
          <table:covered-table-cell table:number-columns-repeated="5"/>
          <table:table-cell table:style-name="ce31"/>
          <table:table-cell table:style-name="ce37" office:value-type="float" office:value="10" calcext:value-type="float">
            <text:p>10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BAD MOONZ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3]+[.R23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6" calcext:value-type="float">
            <text:p>26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MOTOS GROT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3]+[.AC2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5" table:formula="of:=[.F6]+(([.H12]+[.H32])*[.F6]/10)" office:value-type="float" office:value="0" calcext:value-type="float" table:number-columns-spanned="7" table:number-rows-spanned="1">
            <text:p>0</text:p>
          </table:table-cell>
          <table:covered-table-cell table:style-name="ce23"/>
          <table:covered-table-cell table:number-columns-repeated="5"/>
          <table:table-cell table:style-name="ce31" table:number-columns-repeated="2"/>
          <table:table-cell table:style-name="ce39" table:formula="of:=([.R23]+1/2*[.Q23])*(-[.M24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" calcext:value-type="float">
            <text:p>2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1" calcext:value-type="float">
            <text:p>1</text:p>
          </table:table-cell>
          <table:table-cell table:style-name="ce42" table:formula="of:=([.R23]+1/2*[.Q23])*[.P24]" office:value-type="float" office:value="0" calcext:value-type="float">
            <text:p>0</text:p>
          </table:table-cell>
          <table:table-cell table:style-name="ce44"/>
          <table:table-cell table:style-name="ce48" table:formula="of:=[.S23]*([.M24]-[.P24])" office:value-type="float" office:value="0" calcext:value-type="float">
            <text:p>0</text:p>
          </table:table-cell>
          <table:table-cell table:style-name="ce51"/>
          <table:table-cell table:style-name="ce56"/>
          <table:table-cell table:style-name="ce39" table:formula="of:=([.AC23]+1/2*[.AB23])*(-[.X24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5" calcext:value-type="float">
            <text:p>1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23]+1/2*[.AB23])*[.AA24]" office:value-type="float" office:value="0" calcext:value-type="float">
            <text:p>0</text:p>
          </table:table-cell>
          <table:table-cell table:style-name="ce44"/>
          <table:table-cell table:style-name="ce48" table:formula="of:=[.AD23]*([.X24]-[.AA2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1" calcext:value-type="float">
            <text:p>11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BURNABOYZ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5]+[.R25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7" calcext:value-type="float">
            <text:p>27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SENTINELLE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5]+[.AC2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COM</text:p>
          </table:table-cell>
          <table:covered-table-cell table:style-name="ce19"/>
          <table:covered-table-cell table:number-columns-repeated="2" table:style-name="ce29"/>
          <table:table-cell table:style-name="ce7" office:value-type="string" calcext:value-type="string" table:number-columns-spanned="3" table:number-rows-spanned="1">
            <text:p>REQ</text:p>
          </table:table-cell>
          <table:covered-table-cell table:number-columns-repeated="2" table:style-name="ce29"/>
          <table:table-cell table:style-name="ce31" table:number-columns-repeated="2"/>
          <table:table-cell table:style-name="ce39" table:formula="of:=([.R25]+1/2*[.Q25])*(-[.M2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4" calcext:value-type="float">
            <text:p>4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2" calcext:value-type="float">
            <text:p>2</text:p>
          </table:table-cell>
          <table:table-cell table:style-name="ce42" table:formula="of:=([.R25]+1/2*[.Q25])*[.P26]" office:value-type="float" office:value="0" calcext:value-type="float">
            <text:p>0</text:p>
          </table:table-cell>
          <table:table-cell table:style-name="ce44"/>
          <table:table-cell table:style-name="ce48" table:formula="of:=[.S25]*([.M26]-[.P26])" office:value-type="float" office:value="0" calcext:value-type="float">
            <text:p>0</text:p>
          </table:table-cell>
          <table:table-cell table:style-name="ce35"/>
          <table:table-cell table:style-name="ce44"/>
          <table:table-cell table:style-name="ce39" table:formula="of:=([.AC25]+1/2*[.AB25])*(-[.X2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25]+1/2*[.AB25])*[.AA26]" office:value-type="float" office:value="0" calcext:value-type="float">
            <text:p>0</text:p>
          </table:table-cell>
          <table:table-cell table:style-name="ce44"/>
          <table:table-cell table:style-name="ce48" table:formula="of:=[.AD25]*([.X26]-[.AA2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6" table:formula="of:=([.B24])+([.K6]+[.K8]+[.K10]+[.K12]+[.K14]+[.K16]+[.K18]+[.K20]+[.K22]+[.K24]+[.K26]+[.K28]+[.K30]+[.K32]+[.K34]+[.K36]+[.K38]+[.K40]+[.V6]+[.V8]+[.V10]+[.V12]+[.V14]+[.V20]+[.V22]+[.V24]+[.V26]+[.V28]+[.V30]+[.V32]+[.V34]+[.V36]+[.V38]+[.V40])" office:value-type="float" office:value="0" calcext:value-type="float" table:number-columns-spanned="4" table:number-rows-spanned="1">
            <text:p>0</text:p>
          </table:table-cell>
          <table:covered-table-cell table:style-name="ce16"/>
          <table:covered-table-cell table:style-name="ce23"/>
          <table:covered-table-cell table:style-name="ce31"/>
          <table:table-cell table:style-name="ce16" table:formula="of:=[.Q6]+[.Q8]+[.Q10]+[.Q12]+[.Q14]+[.Q16]+[.Q18]+[.Q20]+[.Q22]+[.Q24]+[.Q26]+[.Q28]+[.Q30]+[.Q32]+[.Q34]+[.Q36]+[.Q38]+[.Q40]+[.AB6]+[.AB8]+[.AB10]+[.AB12]+[.AB14]+[.AB20]+[.AB22]+[.AB24]+[.AB26]+[.AB28]+[.AB30]+[.AB32]+[.AB34]+[.AB36]+[.AB38]+[.AB40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3"/>
          <table:table-cell table:style-name="ce31"/>
          <table:table-cell table:style-name="ce37" office:value-type="float" office:value="12" calcext:value-type="float">
            <text:p>12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MEK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7]+[.R27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8" calcext:value-type="float">
            <text:p>28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CHIMERE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7]+[.AC2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6" table:number-columns-repeated="7"/>
          <table:table-cell table:style-name="ce31" table:number-columns-repeated="2"/>
          <table:table-cell table:style-name="ce39" table:formula="of:=([.R27]+1/2*[.Q27])*(-[.M2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5" calcext:value-type="float">
            <text:p>5</text:p>
          </table:table-cell>
          <table:table-cell table:style-name="ce42" table:formula="of:=([.R27]+1/2*[.Q27])*[.P28]" office:value-type="float" office:value="0" calcext:value-type="float">
            <text:p>0</text:p>
          </table:table-cell>
          <table:table-cell table:style-name="ce44"/>
          <table:table-cell table:style-name="ce48" table:formula="of:=[.S27]*([.M28]-[.P28])" office:value-type="float" office:value="0" calcext:value-type="float">
            <text:p>0</text:p>
          </table:table-cell>
          <table:table-cell table:style-name="ce35"/>
          <table:table-cell table:style-name="ce56"/>
          <table:table-cell table:style-name="ce39" table:formula="of:=([.AC27]+1/2*[.AB27])*(-[.X28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0" calcext:value-type="float">
            <text:p>-20</text:p>
          </table:table-cell>
          <table:table-cell table:style-name="ce42" table:formula="of:=([.AC27]+1/2*[.AB27])*[.AA28]" office:value-type="float" office:value="-0" calcext:value-type="float">
            <text:p>0</text:p>
          </table:table-cell>
          <table:table-cell table:style-name="ce44"/>
          <table:table-cell table:style-name="ce48" table:formula="of:=[.AD27]*([.X28]-[.AA2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3" calcext:value-type="float">
            <text:p>13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MITRAILLEUSES MKIV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9]+[.R29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9" calcext:value-type="float">
            <text:p>29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RHINO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9]+[.AC2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9]+1/2*[.Q29])*(-[.M3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R29]+1/2*[.Q29])*[.P30]" office:value-type="float" office:value="-0" calcext:value-type="float">
            <text:p>0</text:p>
          </table:table-cell>
          <table:table-cell table:style-name="ce44"/>
          <table:table-cell table:style-name="ce48" table:formula="of:=[.S29]*([.M30]-[.P30])" office:value-type="float" office:value="0" calcext:value-type="float">
            <text:p>0</text:p>
          </table:table-cell>
          <table:table-cell table:style-name="ce31"/>
          <table:table-cell/>
          <table:table-cell table:style-name="ce39" table:formula="of:=([.AC29]+1/2*[.AB29])*(-[.X3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0" calcext:value-type="float">
            <text:p>-20</text:p>
          </table:table-cell>
          <table:table-cell table:style-name="ce42" table:formula="of:=([.AC29]+1/2*[.AB29])*[.AA30]" office:value-type="float" office:value="-0" calcext:value-type="float">
            <text:p>0</text:p>
          </table:table-cell>
          <table:table-cell table:style-name="ce44"/>
          <table:table-cell table:style-name="ce48" table:formula="of:=[.AD29]*([.X30]-[.AA30]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4" calcext:value-type="float">
            <text:p>14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MORTIE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1]+[.R31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30" calcext:value-type="float">
            <text:p>30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LAND RAIDE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1]+[.AC31]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BONUS <text:s/>DE <text:s/>RENFORTS</text:p>
          </table:table-cell>
          <table:covered-table-cell table:number-columns-repeated="2"/>
          <table:covered-table-cell table:style-name="ce31"/>
          <table:covered-table-cell table:number-columns-repeated="2"/>
          <table:table-cell table:style-name="ce8" office:value-type="float" office:value="0" calcext:value-type="float">
            <text:p>0</text:p>
          </table:table-cell>
          <table:table-cell table:style-name="ce31" table:number-columns-repeated="2"/>
          <table:table-cell table:style-name="ce39" table:formula="of:=([.R31]+1/2*[.Q31])*(-[.M3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R31]+1/2*[.Q31])*[.P32]" office:value-type="float" office:value="-0" calcext:value-type="float">
            <text:p>0</text:p>
          </table:table-cell>
          <table:table-cell table:style-name="ce44"/>
          <table:table-cell table:style-name="ce48" table:formula="of:=[.S31]*([.M32]-[.P32])" office:value-type="float" office:value="0" calcext:value-type="float">
            <text:p>0</text:p>
          </table:table-cell>
          <table:table-cell table:style-name="ce31"/>
          <table:table-cell table:style-name="ce57"/>
          <table:table-cell table:style-name="ce39" table:formula="of:=([.AC31]+1/2*[.AB31])*(-[.X3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5" calcext:value-type="float">
            <text:p>-25</text:p>
          </table:table-cell>
          <table:table-cell table:style-name="ce42" table:formula="of:=([.AC31]+1/2*[.AB31])*[.AA32]" office:value-type="float" office:value="-0" calcext:value-type="float">
            <text:p>0</text:p>
          </table:table-cell>
          <table:table-cell table:style-name="ce44"/>
          <table:table-cell table:style-name="ce48" table:formula="of:=[.AD31]*([.X32]-[.AA3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5" calcext:value-type="float">
            <text:p>15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OBUSIE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3]+[.R33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31" calcext:value-type="float">
            <text:p>31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GROTCHILLS MKIV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3]+[.A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 calcext:value-type="string">
            <text:p>N°</text:p>
          </table:table-cell>
          <table:table-cell table:style-name="ce7" office:value-type="string" calcext:value-type="string" table:number-columns-spanned="5" table:number-rows-spanned="1">
            <text:p>GRENADES</text:p>
          </table:table-cell>
          <table:covered-table-cell table:number-columns-repeated="4"/>
          <table:table-cell table:style-name="ce7" office:value-type="string" calcext:value-type="string">
            <text:p>Nbr</text:p>
          </table:table-cell>
          <table:table-cell table:style-name="ce35"/>
          <table:table-cell table:style-name="ce31"/>
          <table:table-cell table:style-name="ce39" table:formula="of:=([.R33]+1/2*[.Q33])*(-[.M3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R33]+1/2*[.Q33])*[.P34]" office:value-type="float" office:value="-0" calcext:value-type="float">
            <text:p>0</text:p>
          </table:table-cell>
          <table:table-cell table:style-name="ce44"/>
          <table:table-cell table:style-name="ce48" table:formula="of:=[.S33]*([.M34]-[.P34])" office:value-type="float" office:value="0" calcext:value-type="float">
            <text:p>0</text:p>
          </table:table-cell>
          <table:table-cell table:style-name="ce31"/>
          <table:table-cell table:style-name="ce57"/>
          <table:table-cell table:style-name="ce39" table:formula="of:=([.AC33]+1/2*[.AB33])*(-[.X34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0" calcext:value-type="float">
            <text:p>2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33]+1/2*[.AB33])*[.AA34]" office:value-type="float" office:value="0" calcext:value-type="float">
            <text:p>0</text:p>
          </table:table-cell>
          <table:table-cell table:style-name="ce44"/>
          <table:table-cell table:style-name="ce48" table:formula="of:=[.AD33]*([.X34]-[.AA3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5" calcext:value-type="float">
            <text:p>35</text:p>
          </table:table-cell>
          <table:table-cell table:style-name="ce25" office:value-type="string" calcext:value-type="string" table:number-columns-spanned="5" table:number-rows-spanned="1">
            <text:p>FRAGMENTATION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7" office:value-type="float" office:value="16" calcext:value-type="float">
            <text:p>16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MOBZ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5]+[.R35]" office:value-type="float" office:value="0" calcext:value-type="float">
            <text:p>0</text:p>
          </table:table-cell>
          <table:table-cell/>
          <table:table-cell table:style-name="ce37" office:value-type="float" office:value="32" calcext:value-type="float">
            <text:p>32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HYDRE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5]+[.A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6" calcext:value-type="float">
            <text:p>36</text:p>
          </table:table-cell>
          <table:table-cell table:style-name="ce25" office:value-type="string" calcext:value-type="string" table:number-columns-spanned="5" table:number-rows-spanned="1">
            <text:p>FUMIGENE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1"/>
          <table:table-cell table:style-name="ce39" table:formula="of:=([.R35]+1/2*[.Q35])*(-[.M3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R35]+1/2*[.Q35])*[.P36]" office:value-type="float" office:value="0" calcext:value-type="float">
            <text:p>0</text:p>
          </table:table-cell>
          <table:table-cell table:style-name="ce44"/>
          <table:table-cell table:style-name="ce48" table:formula="of:=[.S35]*([.M36]-[.P36])" office:value-type="float" office:value="0" calcext:value-type="float">
            <text:p>0</text:p>
          </table:table-cell>
          <table:table-cell table:number-columns-repeated="2"/>
          <table:table-cell table:style-name="ce39" table:formula="of:=([.AC35]+1/2*[.AB35])*(-[.X3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5" calcext:value-type="float">
            <text:p>2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35]+1/2*[.AB35])*[.AA36]" office:value-type="float" office:value="0" calcext:value-type="float">
            <text:p>0</text:p>
          </table:table-cell>
          <table:table-cell table:style-name="ce44"/>
          <table:table-cell table:style-name="ce48" table:formula="of:=[.AD35]*([.X36]-[.AA3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7" calcext:value-type="float">
            <text:p>37</text:p>
          </table:table-cell>
          <table:table-cell table:style-name="ce25" office:value-type="string" calcext:value-type="string" table:number-columns-spanned="5" table:number-rows-spanned="1">
            <text:p>FLASHBANG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7" office:value-type="float" office:value="17" calcext:value-type="float">
            <text:p>17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BUGGYZ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7]+[.R37]" office:value-type="float" office:value="0" calcext:value-type="float">
            <text:p>0</text:p>
          </table:table-cell>
          <table:table-cell/>
          <table:table-cell table:style-name="ce37" office:value-type="float" office:value="33" calcext:value-type="float">
            <text:p>33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PREDATO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7]+[.A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8" calcext:value-type="float">
            <text:p>38</text:p>
          </table:table-cell>
          <table:table-cell table:style-name="ce25" office:value-type="string" calcext:value-type="string" table:number-columns-spanned="5" table:number-rows-spanned="1">
            <text:p>GAZ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1"/>
          <table:table-cell table:style-name="ce39" table:formula="of:=([.R37]+1/2*[.Q37])*(-[.M3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5" calcext:value-type="float">
            <text:p>1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R37]+1/2*[.Q37])*[.P38]" office:value-type="float" office:value="0" calcext:value-type="float">
            <text:p>0</text:p>
          </table:table-cell>
          <table:table-cell table:style-name="ce44"/>
          <table:table-cell table:style-name="ce48" table:formula="of:=[.S37]*([.M38]-[.P38])" office:value-type="float" office:value="0" calcext:value-type="float">
            <text:p>0</text:p>
          </table:table-cell>
          <table:table-cell table:number-columns-repeated="2"/>
          <table:table-cell table:style-name="ce39" table:formula="of:=([.AC37]+1/2*[.AB37])*(-[.X3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5" calcext:value-type="float">
            <text:p>2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37]+1/2*[.AB37])*[.AA38]" office:value-type="float" office:value="0" calcext:value-type="float">
            <text:p>0</text:p>
          </table:table-cell>
          <table:table-cell table:style-name="ce44"/>
          <table:table-cell table:style-name="ce48" table:formula="of:=[.AD37]*([.X38]-[.AA3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9" calcext:value-type="float">
            <text:p>39</text:p>
          </table:table-cell>
          <table:table-cell table:style-name="ce26" office:value-type="string" calcext:value-type="string" table:number-columns-spanned="5" table:number-rows-spanned="1">
            <text:p>FUSION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7" office:value-type="float" office:value="18" calcext:value-type="float">
            <text:p>18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DREADNATZ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9]+[.R39]" office:value-type="float" office:value="0" calcext:value-type="float">
            <text:p>0</text:p>
          </table:table-cell>
          <table:table-cell/>
          <table:table-cell table:style-name="ce77" office:value-type="float" office:value="34" calcext:value-type="float">
            <text:p>34</text:p>
          </table:table-cell>
          <table:table-cell table:style-name="ce79"/>
          <table:table-cell table:style-name="ce81" table:number-columns-spanned="5" table:number-rows-spanned="1"/>
          <table:covered-table-cell table:number-columns-repeated="4" table:style-name="ce77"/>
          <table:table-cell table:style-name="ce85" table:number-columns-spanned="2" table:number-rows-spanned="1"/>
          <table:covered-table-cell table:style-name="ce86"/>
          <table:table-cell table:style-name="ce87" table:formula="of:=[.AB39]+[.A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40" calcext:value-type="float">
            <text:p>40</text:p>
          </table:table-cell>
          <table:table-cell table:style-name="ce26" office:value-type="string" calcext:value-type="string" table:number-columns-spanned="5" table:number-rows-spanned="1">
            <text:p>PLASMA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1"/>
          <table:table-cell table:style-name="ce39" table:formula="of:=([.R39]+1/2*[.Q39])*(-[.M40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5" calcext:value-type="float">
            <text:p>1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R39]+1/2*[.Q39])*[.P40]" office:value-type="float" office:value="0" calcext:value-type="float">
            <text:p>0</text:p>
          </table:table-cell>
          <table:table-cell table:style-name="ce44"/>
          <table:table-cell table:style-name="ce48" table:formula="of:=[.S39]*([.M40]-[.P40])" office:value-type="float" office:value="0" calcext:value-type="float">
            <text:p>0</text:p>
          </table:table-cell>
          <table:table-cell/>
          <table:table-cell table:style-name="ce78"/>
          <table:table-cell table:style-name="ce80" table:formula="of:=([.AC39]+1/2*[.AB39])*(-[.X40])" office:value-type="float" office:value="-0" calcext:value-type="float">
            <text:p>0</text:p>
          </table:table-cell>
          <table:table-cell table:style-name="ce82" office:value-type="string" calcext:value-type="string">
            <text:p>COM</text:p>
          </table:table-cell>
          <table:table-cell table:style-name="ce83"/>
          <table:table-cell table:style-name="ce84"/>
          <table:table-cell table:style-name="ce82" office:value-type="string" calcext:value-type="string">
            <text:p>REQ</text:p>
          </table:table-cell>
          <table:table-cell table:style-name="ce82"/>
          <table:table-cell table:style-name="ce82" table:formula="of:=([.AC39]+1/2*[.AB39])*[.AA40]" office:value-type="float" office:value="0" calcext:value-type="float">
            <text:p>0</text:p>
          </table:table-cell>
          <table:table-cell table:style-name="ce84"/>
          <table:table-cell table:style-name="ce80" table:formula="of:=[.AD39]*([.X40]-[.AA4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8" table:number-columns-repeated="29"/>
          <table:table-cell table:style-name="ce67"/>
          <table:table-cell table:number-columns-repeated="5"/>
        </table:table-row>
        <table:table-row table:style-name="ro2" table:number-rows-repeated="25">
          <table:table-cell table:style-name="Default"/>
          <table:table-cell table:number-columns-repeated="29"/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29"/>
          <table:table-cell table:style-name="Default"/>
          <table:table-cell table:number-columns-repeated="5"/>
        </table:table-row>
      </table:table>
      <table:table table:name="07 Gretchins" table:style-name="ta1" table:protected="true" table:protection-key="+UTc1jX5gB96yQpAf7xHmWTewCQ=" table:protection-key-digest-algorithm="http://www.w3.org/2000/09/xmldsig#sha1" table:print="false">
        <table:table-protection table:select-protected-cells="true" table:select-unprotected-cells="true"/>
        <table:table-column table:style-name="co1" table:default-cell-style-name="ce3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1" table:default-cell-style-name="ce65"/>
        <table:table-column table:style-name="co3" table:number-columns-repeated="4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6" table:number-columns-repeated="29"/>
          <table:table-cell table:style-name="ce64"/>
          <table:table-cell table:number-columns-repeated="5"/>
        </table:table-row>
        <table:table-row table:style-name="ro2">
          <table:table-cell table:style-name="ce2"/>
          <table:table-cell table:style-name="ce7" office:value-type="string" calcext:value-type="string" table:number-columns-spanned="3" table:number-rows-spanned="1">
            <text:p>LOG N°</text:p>
          </table:table-cell>
          <table:covered-table-cell table:style-name="ce19"/>
          <table:covered-table-cell/>
          <table:table-cell table:style-name="ce7" office:value-type="string" calcext:value-type="string" table:number-columns-spanned="2" table:number-rows-spanned="1">
            <text:p>SECTEUR</text:p>
          </table:table-cell>
          <table:covered-table-cell table:style-name="ce19"/>
          <table:table-cell table:style-name="ce7" office:value-type="string" calcext:value-type="string" table:number-columns-spanned="2" table:number-rows-spanned="1">
            <text:p>PLANETE</text:p>
          </table:table-cell>
          <table:covered-table-cell table:style-name="ce19"/>
          <table:table-cell table:style-name="ce16"/>
          <table:table-cell table:style-name="ce36" office:value-type="string" calcext:value-type="string" table:number-columns-spanned="21" table:number-rows-spanned="1">
            <text:p>CONTINGENT</text:p>
          </table:table-cell>
          <table:covered-table-cell table:number-columns-repeated="9" table:style-name="ce31"/>
          <table:covered-table-cell table:style-name="ce23"/>
          <table:covered-table-cell table:number-columns-repeated="10" table:style-name="ce31"/>
          <table:table-cell table:number-columns-repeated="6"/>
        </table:table-row>
        <table:table-row table:style-name="ro2">
          <table:table-cell/>
          <table:table-cell table:style-name="ce8" office:value-type="string" calcext:value-type="string" table:number-columns-spanned="3" table:number-rows-spanned="1">
            <text:p>X</text:p>
          </table:table-cell>
          <table:covered-table-cell table:style-name="ce20"/>
          <table:covered-table-cell/>
          <table:table-cell table:style-name="ce8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8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16"/>
          <table:table-cell table:style-name="ce14" office:value-type="string" calcext:value-type="string">
            <text:p>N°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 table:number-columns-spanned="5" table:number-rows-spanned="1">
            <text:p>Nom</text:p>
          </table:table-cell>
          <table:covered-table-cell table:number-columns-repeated="2" table:style-name="ce14"/>
          <table:covered-table-cell table:style-name="ce45"/>
          <table:covered-table-cell table:style-name="ce14"/>
          <table:table-cell table:style-name="ce14" office:value-type="string" calcext:value-type="string">
            <text:p>Surv</text:p>
          </table:table-cell>
          <table:table-cell table:style-name="ce14" office:value-type="string" calcext:value-type="string">
            <text:p>Renf</text:p>
          </table:table-cell>
          <table:table-cell table:style-name="ce14" office:value-type="string" calcext:value-type="string">
            <text:p>Nbr</text:p>
          </table:table-cell>
          <table:table-cell table:style-name="ce16"/>
          <table:table-cell table:number-columns-repeated="16"/>
        </table:table-row>
        <table:table-row table:style-name="ro2">
          <table:table-cell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style-name="ce16"/>
          <table:table-cell table:style-name="ce55" office:value-type="string" calcext:value-type="string" table:number-columns-spanned="10" table:number-rows-spanned="1">
            <text:p>CAPTURE</text:p>
          </table:table-cell>
          <table:covered-table-cell table:number-columns-repeated="9" table:style-name="ce31"/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PHASE</text:p>
          </table:table-cell>
          <table:covered-table-cell table:style-name="ce7"/>
          <table:covered-table-cell table:number-columns-repeated="2" table:style-name="ce27"/>
          <table:table-cell table:style-name="ce7" office:value-type="string" calcext:value-type="string" table:number-columns-spanned="3" table:number-rows-spanned="1">
            <text:p>VS CONFLIT</text:p>
          </table:table-cell>
          <table:covered-table-cell table:style-name="ce19"/>
          <table:covered-table-cell table:style-name="ce27"/>
          <table:table-cell table:style-name="ce23"/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>
            <text:p>QG</text:p>
          </table:table-cell>
          <table:table-cell table:style-name="ce40" office:value-type="string" calcext:value-type="string" table:number-columns-spanned="5" table:number-rows-spanned="1">
            <text:p>GRANDS CAVALIE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5]+[.R5]" office:value-type="float" office:value="0" calcext:value-type="float">
            <text:p>0</text:p>
          </table:table-cell>
          <table:table-cell table:style-name="ce16"/>
          <table:table-cell table:style-name="ce14" office:value-type="string" calcext:value-type="string">
            <text:p>N°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 table:number-columns-spanned="5" table:number-rows-spanned="1">
            <text:p>Nom</text:p>
          </table:table-cell>
          <table:covered-table-cell table:number-columns-repeated="2" table:style-name="ce14"/>
          <table:covered-table-cell table:style-name="ce45"/>
          <table:covered-table-cell table:style-name="ce14"/>
          <table:table-cell table:style-name="ce14" office:value-type="string" calcext:value-type="string" table:number-columns-spanned="2" table:number-rows-spanned="1">
            <text:p>Surv</text:p>
          </table:table-cell>
          <table:covered-table-cell table:style-name="ce31"/>
          <table:table-cell table:style-name="ce14" office:value-type="string" calcext:value-type="string">
            <text:p>Nbr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calcext:value-type="float" table:number-columns-spanned="4" table:number-rows-spanned="1">
            <text:p>0</text:p>
          </table:table-cell>
          <table:covered-table-cell table:style-name="ce9"/>
          <table:covered-table-cell table:number-columns-repeated="2" table:style-name="ce28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style-name="ce8"/>
          <table:covered-table-cell table:style-name="ce28"/>
          <table:table-cell table:style-name="ce23"/>
          <table:table-cell/>
          <table:table-cell table:style-name="ce39" table:formula="of:=([.R5]+1/2*[.Q5])*(-[.M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50" calcext:value-type="float">
            <text:p>5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49" calcext:value-type="float">
            <text:p>49</text:p>
          </table:table-cell>
          <table:table-cell table:style-name="ce42" table:formula="of:=([.R5]+1/2*[.Q5])*[.P6]" office:value-type="float" office:value="0" calcext:value-type="float">
            <text:p>0</text:p>
          </table:table-cell>
          <table:table-cell table:style-name="ce44"/>
          <table:table-cell table:style-name="ce48" table:formula="of:=[.S5]*([.M6]-[.P6])" office:value-type="float" office:value="0" calcext:value-type="float">
            <text:p>0</text:p>
          </table:table-cell>
          <table:table-cell table:style-name="ce49"/>
          <table:table-cell table:number-columns-repeated="16"/>
        </table:table-row>
        <table:table-row table:style-name="ro2">
          <table:table-cell/>
          <table:table-cell table:style-name="ce10" office:value-type="string" calcext:value-type="string" table:number-columns-spanned="4" table:number-rows-spanned="1">
            <text:p>ÉVENEMENTS</text:p>
          </table:table-cell>
          <table:covered-table-cell table:number-columns-repeated="3" table:style-name="ce21"/>
          <table:table-cell table:number-columns-repeated="3"/>
          <table:table-cell table:style-name="ce16"/>
          <table:table-cell table:style-name="ce37" office:value-type="float" office:value="2" calcext:value-type="float">
            <text:p>2</text:p>
          </table:table-cell>
          <table:table-cell table:style-name="ce38" office:value-type="string" calcext:value-type="string">
            <text:p>QG</text:p>
          </table:table-cell>
          <table:table-cell table:style-name="ce40" office:value-type="string" calcext:value-type="string" table:number-columns-spanned="5" table:number-rows-spanned="1">
            <text:p>CAPO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7]+[.R7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18" calcext:value-type="float">
            <text:p>18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MITRAILLEUSES MKIV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7]+[.AC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M</text:p>
          </table:table-cell>
          <table:table-cell table:number-columns-repeated="3"/>
          <table:table-cell table:style-name="ce23"/>
          <table:table-cell table:style-name="ce31"/>
          <table:table-cell table:style-name="ce39" table:formula="of:=([.R7]+1/2*[.Q7])*(-[.M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8" calcext:value-type="float">
            <text:p>8</text:p>
          </table:table-cell>
          <table:table-cell table:style-name="ce42" table:formula="of:=([.R7]+1/2*[.Q7])*[.P8]" office:value-type="float" office:value="0" calcext:value-type="float">
            <text:p>0</text:p>
          </table:table-cell>
          <table:table-cell table:style-name="ce44"/>
          <table:table-cell table:style-name="ce48" table:formula="of:=[.S7]*([.M8]-[.P8])" office:value-type="float" office:value="0" calcext:value-type="float">
            <text:p>0</text:p>
          </table:table-cell>
          <table:table-cell table:style-name="ce44"/>
          <table:table-cell table:style-name="ce31"/>
          <table:table-cell table:style-name="ce39" table:formula="of:=([.AC7]+1/2*[.AB7])*(-[.X8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AC7]+1/2*[.AB7])*[.AA8]" office:value-type="float" office:value="-0" calcext:value-type="float">
            <text:p>0</text:p>
          </table:table-cell>
          <table:table-cell table:style-name="ce44"/>
          <table:table-cell table:style-name="ce48" table:formula="of:=[.AD7]*([.X8]-[.AA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number-columns-repeated="4" table:style-name="ce9" office:value-type="string" calcext:value-type="string">
            <text:p>X</text:p>
          </table:table-cell>
          <table:table-cell table:number-columns-repeated="3"/>
          <table:table-cell table:style-name="ce31"/>
          <table:table-cell table:style-name="ce37" office:value-type="float" office:value="3" calcext:value-type="float">
            <text:p>3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RESISTANT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9]+[.R9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19" calcext:value-type="float">
            <text:p>19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CANONS LASER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9]+[.AC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4"/>
          <table:table-cell table:style-name="ce31"/>
          <table:table-cell table:style-name="ce39" table:formula="of:=([.R9]+1/2*[.Q9])*(-[.M1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1" calcext:value-type="float">
            <text:p>-1</text:p>
          </table:table-cell>
          <table:table-cell table:style-name="ce42" table:formula="of:=([.R9]+1/2*[.Q9])*[.P10]" office:value-type="float" office:value="-0" calcext:value-type="float">
            <text:p>0</text:p>
          </table:table-cell>
          <table:table-cell table:style-name="ce44"/>
          <table:table-cell table:style-name="ce48" table:formula="of:=[.S9]*([.M10]-[.P10])" office:value-type="float" office:value="0" calcext:value-type="float">
            <text:p>0</text:p>
          </table:table-cell>
          <table:table-cell table:style-name="ce50"/>
          <table:table-cell table:style-name="ce44"/>
          <table:table-cell table:style-name="ce39" table:formula="of:=([.AC9]+1/2*[.AB9])*(-[.X1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AC9]+1/2*[.AB9])*[.AA10]" office:value-type="float" office:value="-0" calcext:value-type="float">
            <text:p>0</text:p>
          </table:table-cell>
          <table:table-cell table:style-name="ce44"/>
          <table:table-cell table:style-name="ce48" table:formula="of:=[.AD9]*([.X10]-[.AA10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FACTION</text:p>
          </table:table-cell>
          <table:covered-table-cell table:style-name="ce19"/>
          <table:covered-table-cell table:number-columns-repeated="4" table:style-name="ce29"/>
          <table:table-cell table:style-name="ce7" office:value-type="string" calcext:value-type="string">
            <text:p>VS F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GUERILLERO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1]+[.R11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0" calcext:value-type="float">
            <text:p>20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MORTIE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11]+[.AC1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88" office:value-type="string" calcext:value-type="string" table:number-columns-spanned="6" table:number-rows-spanned="1">
            <text:p>G R E T C H I N S</text:p>
          </table:table-cell>
          <table:covered-table-cell table:number-columns-repeated="5"/>
          <table:table-cell table:style-name="ce16" table:formula="of:=2*(IF([.B6]=1;1;0))+3*(IF([.B6]=2;1;0))+4*(IF([.B6]=3;1;0))" office:value-type="float" office:value="0" calcext:value-type="float">
            <text:p>0</text:p>
          </table:table-cell>
          <table:table-cell table:style-name="ce31" table:number-columns-repeated="2"/>
          <table:table-cell table:style-name="ce39" table:formula="of:=([.R11]+1/2*[.Q11])*(-[.M1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1" calcext:value-type="float">
            <text:p>-1</text:p>
          </table:table-cell>
          <table:table-cell table:style-name="ce42" table:formula="of:=([.R11]+1/2*[.Q11])*[.P12]" office:value-type="float" office:value="-0" calcext:value-type="float">
            <text:p>0</text:p>
          </table:table-cell>
          <table:table-cell table:style-name="ce44"/>
          <table:table-cell table:style-name="ce48" table:formula="of:=[.S11]*([.M12]-[.P12])" office:value-type="float" office:value="0" calcext:value-type="float">
            <text:p>0</text:p>
          </table:table-cell>
          <table:table-cell table:style-name="ce51"/>
          <table:table-cell table:style-name="ce44"/>
          <table:table-cell table:style-name="ce39" table:formula="of:=([.AC11]+1/2*[.AB11])*(-[.X1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AC11]+1/2*[.AB11])*[.AA12]" office:value-type="float" office:value="-0" calcext:value-type="float">
            <text:p>0</text:p>
          </table:table-cell>
          <table:table-cell table:style-name="ce44"/>
          <table:table-cell table:style-name="ce48" table:formula="of:=[.AD11]*([.X12]-[.AA1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5" calcext:value-type="float">
            <text:p>5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PARTISAN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3]+[.R13]" office:value-type="float" office:value="0" calcext:value-type="float">
            <text:p>0</text:p>
          </table:table-cell>
          <table:table-cell table:style-name="ce34"/>
          <table:table-cell table:style-name="ce37" office:value-type="float" office:value="21" calcext:value-type="float">
            <text:p>21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OBUSIE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13]+[.AC1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7" table:number-rows-spanned="1">
            <text:p>COMMANDANT</text:p>
          </table:table-cell>
          <table:covered-table-cell table:style-name="ce16"/>
          <table:covered-table-cell table:number-columns-repeated="4" table:style-name="ce23"/>
          <table:covered-table-cell/>
          <table:table-cell table:style-name="ce31" table:number-columns-repeated="2"/>
          <table:table-cell table:style-name="ce39" table:formula="of:=([.R13]+1/2*[.Q13])*(-[.M1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1" calcext:value-type="float">
            <text:p>-1</text:p>
          </table:table-cell>
          <table:table-cell table:style-name="ce42" table:formula="of:=([.R13]+1/2*[.Q13])*[.P14]" office:value-type="float" office:value="-0" calcext:value-type="float">
            <text:p>0</text:p>
          </table:table-cell>
          <table:table-cell table:style-name="ce44"/>
          <table:table-cell table:style-name="ce48" table:formula="of:=[.S13]*([.M14]-[.P14])" office:value-type="float" office:value="0" calcext:value-type="float">
            <text:p>0</text:p>
          </table:table-cell>
          <table:table-cell table:style-name="ce51"/>
          <table:table-cell table:style-name="ce44"/>
          <table:table-cell table:style-name="ce39" table:formula="of:=([.AC13]+1/2*[.AB13])*(-[.X1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AC13]+1/2*[.AB13])*[.AA14]" office:value-type="float" office:value="-0" calcext:value-type="float">
            <text:p>0</text:p>
          </table:table-cell>
          <table:table-cell table:style-name="ce44"/>
          <table:table-cell table:style-name="ce48" table:formula="of:=[.AD13]*([.X14]-[.AA1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 table:number-columns-spanned="7" table:number-rows-spanned="1">
            <text:p>X</text:p>
          </table:table-cell>
          <table:covered-table-cell table:style-name="ce16"/>
          <table:covered-table-cell table:number-columns-repeated="4" table:style-name="ce23"/>
          <table:covered-table-cell/>
          <table:table-cell table:style-name="ce31"/>
          <table:table-cell table:style-name="ce37" office:value-type="float" office:value="6" calcext:value-type="float">
            <text:p>6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TROGNARD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5]+[.R15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2" calcext:value-type="float">
            <text:p>22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MOTO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15]+[.AC1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VICTOIRES </text:p>
          </table:table-cell>
          <table:covered-table-cell table:style-name="ce19"/>
          <table:covered-table-cell table:style-name="ce29"/>
          <table:covered-table-cell table:style-name="ce19"/>
          <table:table-cell table:style-name="ce7" office:value-type="string" calcext:value-type="string" table:number-columns-spanned="3" table:number-rows-spanned="1">
            <text:p>DEFAITES</text:p>
          </table:table-cell>
          <table:covered-table-cell table:number-columns-repeated="2" table:style-name="ce19"/>
          <table:table-cell table:style-name="ce31" table:number-columns-repeated="2"/>
          <table:table-cell table:style-name="ce39" table:formula="of:=([.R15]+1/2*[.Q15])*(-[.M1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" calcext:value-type="float">
            <text:p>-2</text:p>
          </table:table-cell>
          <table:table-cell table:style-name="ce42" table:formula="of:=([.R15]+1/2*[.Q15])*[.P16]" office:value-type="float" office:value="-0" calcext:value-type="float">
            <text:p>0</text:p>
          </table:table-cell>
          <table:table-cell table:style-name="ce44"/>
          <table:table-cell table:style-name="ce48" table:formula="of:=[.S15]*([.M16]-[.P16])" office:value-type="float" office:value="0" calcext:value-type="float">
            <text:p>0</text:p>
          </table:table-cell>
          <table:table-cell table:style-name="ce51"/>
          <table:table-cell table:style-name="ce44"/>
          <table:table-cell table:style-name="ce39" table:formula="of:=([.AC15]+1/2*[.AB15])*(-[.X1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15]+1/2*[.AB15])*[.AA16]" office:value-type="float" office:value="0" calcext:value-type="float">
            <text:p>0</text:p>
          </table:table-cell>
          <table:table-cell table:style-name="ce44"/>
          <table:table-cell table:style-name="ce48" table:formula="of:=[.AD15]*([.X16]-[.AA1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2"/>
          <table:table-cell table:style-name="ce31"/>
          <table:table-cell table:style-name="ce37" office:value-type="float" office:value="7" calcext:value-type="float">
            <text:p>7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COMMUNARD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7]+[.R17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3" calcext:value-type="float">
            <text:p>23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MOBZ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17]+[.AC1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17]+1/2*[.Q17])*(-[.M1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5" calcext:value-type="float">
            <text:p>5</text:p>
          </table:table-cell>
          <table:table-cell table:style-name="ce42" table:formula="of:=([.R17]+1/2*[.Q17])*[.P18]" office:value-type="float" office:value="0" calcext:value-type="float">
            <text:p>0</text:p>
          </table:table-cell>
          <table:table-cell table:style-name="ce44"/>
          <table:table-cell table:style-name="ce48" table:formula="of:=[.S17]*([.M18]-[.P18])" office:value-type="float" office:value="0" calcext:value-type="float">
            <text:p>0</text:p>
          </table:table-cell>
          <table:table-cell table:style-name="ce51"/>
          <table:table-cell table:style-name="ce56"/>
          <table:table-cell table:style-name="ce39" table:formula="of:=([.AC17]+1/2*[.AB17])*(-[.X1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17]+1/2*[.AB17])*[.AA18]" office:value-type="float" office:value="0" calcext:value-type="float">
            <text:p>0</text:p>
          </table:table-cell>
          <table:table-cell table:style-name="ce44"/>
          <table:table-cell table:style-name="ce48" table:formula="of:=[.AD17]*([.X18]-[.AA1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3" office:value-type="string" calcext:value-type="string" table:number-columns-spanned="7" table:number-rows-spanned="1">
            <text:p>VALEUR STRATEGIQUE</text:p>
          </table:table-cell>
          <table:covered-table-cell table:number-columns-repeated="6"/>
          <table:table-cell table:style-name="ce31"/>
          <table:table-cell table:style-name="ce37" office:value-type="float" office:value="8" calcext:value-type="float">
            <text:p>8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MAQUISARD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9]+[.R19]" office:value-type="float" office:value="0" calcext:value-type="float">
            <text:p>0</text:p>
          </table:table-cell>
          <table:table-cell table:style-name="ce17"/>
          <table:table-cell table:style-name="ce37" office:value-type="float" office:value="24" calcext:value-type="float">
            <text:p>24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BUGGYZ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19]+[.AC1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 calcext:value-type="string" table:number-columns-spanned="3" table:number-rows-spanned="1">
            <text:p>Précédente</text:p>
          </table:table-cell>
          <table:covered-table-cell table:style-name="ce14"/>
          <table:covered-table-cell table:style-name="ce30"/>
          <table:table-cell table:style-name="ce14" office:value-type="string" calcext:value-type="string" table:number-columns-spanned="2" table:number-rows-spanned="1">
            <text:p>Actuelle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Terminale</text:p>
          </table:table-cell>
          <table:covered-table-cell table:style-name="ce32"/>
          <table:table-cell table:style-name="ce31" table:number-columns-repeated="2"/>
          <table:table-cell table:style-name="ce39" table:formula="of:=([.R19]+1/2*[.Q19])*(-[.M20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" calcext:value-type="float">
            <text:p>2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1" calcext:value-type="float">
            <text:p>1</text:p>
          </table:table-cell>
          <table:table-cell table:style-name="ce42" table:formula="of:=([.R19]+1/2*[.Q19])*[.P20]" office:value-type="float" office:value="0" calcext:value-type="float">
            <text:p>0</text:p>
          </table:table-cell>
          <table:table-cell table:style-name="ce44"/>
          <table:table-cell table:style-name="ce48" table:formula="of:=[.S19]*([.M20]-[.P20])" office:value-type="float" office:value="0" calcext:value-type="float">
            <text:p>0</text:p>
          </table:table-cell>
          <table:table-cell table:style-name="ce50"/>
          <table:table-cell table:style-name="ce44"/>
          <table:table-cell table:style-name="ce39" table:formula="of:=([.AC19]+1/2*[.AB19])*(-[.X20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5" calcext:value-type="float">
            <text:p>1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19]+1/2*[.AB19])*[.AA20]" office:value-type="float" office:value="0" calcext:value-type="float">
            <text:p>0</text:p>
          </table:table-cell>
          <table:table-cell table:style-name="ce44"/>
          <table:table-cell table:style-name="ce48" table:formula="of:=[.AD19]*([.X20]-[.AA20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3"/>
          <table:table-cell table:style-name="ce16" table:formula="of:=[.S6]+[.S8]+[.S10]+[.S12]+[.S14]+[.S16]+[.S18]+[.S20]+[.S22]+[.S24]+[.S26]+[.S28]+[.S30]+[.S32]+[.S34]+[.S36]+[.S38]+[.S40]+[.AD8]+[.AD10]+[.AD12]+[.AD14]+[.AD16]+[.AD18]+[.AD20]+[.AD22]+[.AD24]+[.AD26]+[.AD28]+[.AD30]+[.AD32]+[.AD34]+[.AD36]+[.AD38]+[.AD40]" office:value-type="float" office:value="0" calcext:value-type="float" table:number-columns-spanned="2" table:number-rows-spanned="1">
            <text:p>0</text:p>
          </table:table-cell>
          <table:covered-table-cell table:style-name="ce23"/>
          <table:table-cell table:style-name="ce9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/>
          <table:table-cell table:style-name="ce37" office:value-type="float" office:value="9" calcext:value-type="float">
            <text:p>9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PROUTARD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1]+[.R21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5" calcext:value-type="float">
            <text:p>25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SENTINELLE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1]+[.AC2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1]+1/2*[.Q21])*(-[.M22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4" calcext:value-type="float">
            <text:p>4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2" calcext:value-type="float">
            <text:p>2</text:p>
          </table:table-cell>
          <table:table-cell table:style-name="ce42" table:formula="of:=([.R21]+1/2*[.Q21])*[.P22]" office:value-type="float" office:value="0" calcext:value-type="float">
            <text:p>0</text:p>
          </table:table-cell>
          <table:table-cell table:style-name="ce44"/>
          <table:table-cell table:style-name="ce48" table:formula="of:=[.S21]*([.M22]-[.P22])" office:value-type="float" office:value="0" calcext:value-type="float">
            <text:p>0</text:p>
          </table:table-cell>
          <table:table-cell table:style-name="ce51"/>
          <table:table-cell table:style-name="ce44"/>
          <table:table-cell table:style-name="ce39" table:formula="of:=([.AC21]+1/2*[.AB21])*(-[.X22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21]+1/2*[.AB21])*[.AA22]" office:value-type="float" office:value="0" calcext:value-type="float">
            <text:p>0</text:p>
          </table:table-cell>
          <table:table-cell table:style-name="ce44"/>
          <table:table-cell table:style-name="ce48" table:formula="of:=[.AD21]*([.X22]-[.AA2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7" table:number-rows-spanned="1">
            <text:p>RENFORTS</text:p>
          </table:table-cell>
          <table:covered-table-cell table:style-name="ce24"/>
          <table:covered-table-cell table:number-columns-repeated="5"/>
          <table:table-cell table:style-name="ce31"/>
          <table:table-cell table:style-name="ce37" office:value-type="float" office:value="10" calcext:value-type="float">
            <text:p>10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GROLLARD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3]+[.R23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6" calcext:value-type="float">
            <text:p>26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TRUK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3]+[.AC2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5" table:formula="of:=[.F6]+(([.H12]+[.H32])*[.F6]/10)" office:value-type="float" office:value="0" calcext:value-type="float" table:number-columns-spanned="7" table:number-rows-spanned="1">
            <text:p>0</text:p>
          </table:table-cell>
          <table:covered-table-cell table:style-name="ce23"/>
          <table:covered-table-cell table:number-columns-repeated="5"/>
          <table:table-cell table:style-name="ce31" table:number-columns-repeated="2"/>
          <table:table-cell table:style-name="ce39" table:formula="of:=([.R23]+1/2*[.Q23])*(-[.M24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5" calcext:value-type="float">
            <text:p>5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3" calcext:value-type="float">
            <text:p>3</text:p>
          </table:table-cell>
          <table:table-cell table:style-name="ce42" table:formula="of:=([.R23]+1/2*[.Q23])*[.P24]" office:value-type="float" office:value="0" calcext:value-type="float">
            <text:p>0</text:p>
          </table:table-cell>
          <table:table-cell table:style-name="ce44"/>
          <table:table-cell table:style-name="ce48" table:formula="of:=[.S23]*([.M24]-[.P24])" office:value-type="float" office:value="0" calcext:value-type="float">
            <text:p>0</text:p>
          </table:table-cell>
          <table:table-cell table:style-name="ce51"/>
          <table:table-cell table:style-name="ce56"/>
          <table:table-cell table:style-name="ce39" table:formula="of:=([.AC23]+1/2*[.AB23])*(-[.X2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15" calcext:value-type="float">
            <text:p>-15</text:p>
          </table:table-cell>
          <table:table-cell table:style-name="ce42" table:formula="of:=([.AC23]+1/2*[.AB23])*[.AA24]" office:value-type="float" office:value="-0" calcext:value-type="float">
            <text:p>0</text:p>
          </table:table-cell>
          <table:table-cell table:style-name="ce44"/>
          <table:table-cell table:style-name="ce48" table:formula="of:=[.AD23]*([.X24]-[.AA2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1" calcext:value-type="float">
            <text:p>11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CHEVAUCHARD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5]+[.R25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7" calcext:value-type="float">
            <text:p>27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CHIMERE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5]+[.AC2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COM</text:p>
          </table:table-cell>
          <table:covered-table-cell table:style-name="ce19"/>
          <table:covered-table-cell table:number-columns-repeated="2" table:style-name="ce29"/>
          <table:table-cell table:style-name="ce7" office:value-type="string" calcext:value-type="string" table:number-columns-spanned="3" table:number-rows-spanned="1">
            <text:p>REQ</text:p>
          </table:table-cell>
          <table:covered-table-cell table:number-columns-repeated="2" table:style-name="ce29"/>
          <table:table-cell table:style-name="ce31" table:number-columns-repeated="2"/>
          <table:table-cell table:style-name="ce39" table:formula="of:=([.R25]+1/2*[.Q25])*(-[.M2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3" calcext:value-type="float">
            <text:p>3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1" calcext:value-type="float">
            <text:p>1</text:p>
          </table:table-cell>
          <table:table-cell table:style-name="ce42" table:formula="of:=([.R25]+1/2*[.Q25])*[.P26]" office:value-type="float" office:value="0" calcext:value-type="float">
            <text:p>0</text:p>
          </table:table-cell>
          <table:table-cell table:style-name="ce44"/>
          <table:table-cell table:style-name="ce48" table:formula="of:=[.S25]*([.M26]-[.P26])" office:value-type="float" office:value="0" calcext:value-type="float">
            <text:p>0</text:p>
          </table:table-cell>
          <table:table-cell table:style-name="ce35"/>
          <table:table-cell table:style-name="ce44"/>
          <table:table-cell table:style-name="ce39" table:formula="of:=([.AC25]+1/2*[.AB25])*(-[.X2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0" calcext:value-type="float">
            <text:p>-20</text:p>
          </table:table-cell>
          <table:table-cell table:style-name="ce42" table:formula="of:=([.AC25]+1/2*[.AB25])*[.AA26]" office:value-type="float" office:value="-0" calcext:value-type="float">
            <text:p>0</text:p>
          </table:table-cell>
          <table:table-cell table:style-name="ce44"/>
          <table:table-cell table:style-name="ce48" table:formula="of:=[.AD25]*([.X26]-[.AA2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6" table:formula="of:=([.B24])+([.K6]+[.K8]+[.K10]+[.K12]+[.K14]+[.K16]+[.K18]+[.K20]+[.K22]+[.K24]+[.K26]+[.K28]+[.K30]+[.K32]+[.K34]+[.K36]+[.K38]+[.K40]+[.V8]+[.V10]+[.V12]+[.V14]+[.V16]+[.V18]+[.V20]+[.V22]+[.V24]+[.V26]+[.V28]+[.V30]+[.V32]+[.V34]+[.V36]+[.V38]+[.V40])" office:value-type="float" office:value="0" calcext:value-type="float" table:number-columns-spanned="4" table:number-rows-spanned="1">
            <text:p>0</text:p>
          </table:table-cell>
          <table:covered-table-cell table:style-name="ce16"/>
          <table:covered-table-cell table:style-name="ce23"/>
          <table:covered-table-cell table:style-name="ce31"/>
          <table:table-cell table:style-name="ce16" table:formula="of:=[.Q6]+[.Q8]+[.Q10]+[.Q12]+[.Q14]+[.Q16]+[.Q18]+[.Q20]+[.Q22]+[.Q24]+[.Q26]+[.Q28]+[.Q30]+[.Q32]+[.Q34]+[.Q36]+[.Q38]+[.Q40]+[.AB8]+[.AB10]+[.AB12]+[.AB14]+[.AB16]+[.AB18]+[.AB20]+[.AB22]+[.AB24]+[.AB26]+[.AB28]+[.AB30]+[.AB32]+[.AB34]+[.AB36]+[.AB38]+[.AB40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3"/>
          <table:table-cell table:style-name="ce31"/>
          <table:table-cell table:style-name="ce37" office:value-type="float" office:value="12" calcext:value-type="float">
            <text:p>12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FANATIQU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7]+[.R27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8" calcext:value-type="float">
            <text:p>28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RHINO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7]+[.AC2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6" table:number-columns-repeated="7"/>
          <table:table-cell table:style-name="ce31" table:number-columns-repeated="2"/>
          <table:table-cell table:style-name="ce39" table:formula="of:=([.R27]+1/2*[.Q27])*(-[.M2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5" calcext:value-type="float">
            <text:p>5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5" calcext:value-type="float">
            <text:p>5</text:p>
          </table:table-cell>
          <table:table-cell table:style-name="ce42" table:formula="of:=([.R27]+1/2*[.Q27])*[.P28]" office:value-type="float" office:value="0" calcext:value-type="float">
            <text:p>0</text:p>
          </table:table-cell>
          <table:table-cell table:style-name="ce44"/>
          <table:table-cell table:style-name="ce48" table:formula="of:=[.S27]*([.M28]-[.P28])" office:value-type="float" office:value="0" calcext:value-type="float">
            <text:p>0</text:p>
          </table:table-cell>
          <table:table-cell table:style-name="ce35"/>
          <table:table-cell table:style-name="ce56"/>
          <table:table-cell table:style-name="ce39" table:formula="of:=([.AC27]+1/2*[.AB27])*(-[.X28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0" calcext:value-type="float">
            <text:p>-20</text:p>
          </table:table-cell>
          <table:table-cell table:style-name="ce42" table:formula="of:=([.AC27]+1/2*[.AB27])*[.AA28]" office:value-type="float" office:value="-0" calcext:value-type="float">
            <text:p>0</text:p>
          </table:table-cell>
          <table:table-cell table:style-name="ce44"/>
          <table:table-cell table:style-name="ce48" table:formula="of:=[.AD27]*([.X28]-[.AA2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3" calcext:value-type="float">
            <text:p>13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CATAPULT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9]+[.R29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9" calcext:value-type="float">
            <text:p>29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LAND RAIDE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9]+[.AC2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9]+1/2*[.Q29])*(-[.M3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R29]+1/2*[.Q29])*[.P30]" office:value-type="float" office:value="-0" calcext:value-type="float">
            <text:p>0</text:p>
          </table:table-cell>
          <table:table-cell table:style-name="ce44"/>
          <table:table-cell table:style-name="ce48" table:formula="of:=[.S29]*([.M30]-[.P30])" office:value-type="float" office:value="0" calcext:value-type="float">
            <text:p>0</text:p>
          </table:table-cell>
          <table:table-cell table:style-name="ce31"/>
          <table:table-cell/>
          <table:table-cell table:style-name="ce39" table:formula="of:=([.AC29]+1/2*[.AB29])*(-[.X3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5" calcext:value-type="float">
            <text:p>-25</text:p>
          </table:table-cell>
          <table:table-cell table:style-name="ce42" table:formula="of:=([.AC29]+1/2*[.AB29])*[.AA30]" office:value-type="float" office:value="-0" calcext:value-type="float">
            <text:p>0</text:p>
          </table:table-cell>
          <table:table-cell table:style-name="ce44"/>
          <table:table-cell table:style-name="ce48" table:formula="of:=[.AD29]*([.X30]-[.AA30]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4" calcext:value-type="float">
            <text:p>14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LANCEU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1]+[.R31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30" calcext:value-type="float">
            <text:p>30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WARTRUK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1]+[.AC31]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BONUS <text:s/>DE <text:s/>RENFORTS</text:p>
          </table:table-cell>
          <table:covered-table-cell table:number-columns-repeated="2"/>
          <table:covered-table-cell table:style-name="ce31"/>
          <table:covered-table-cell table:number-columns-repeated="2"/>
          <table:table-cell table:style-name="ce8" office:value-type="float" office:value="0" calcext:value-type="float">
            <text:p>0</text:p>
          </table:table-cell>
          <table:table-cell table:style-name="ce31" table:number-columns-repeated="2"/>
          <table:table-cell table:style-name="ce39" table:formula="of:=([.R31]+1/2*[.Q31])*(-[.M3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R31]+1/2*[.Q31])*[.P32]" office:value-type="float" office:value="-0" calcext:value-type="float">
            <text:p>0</text:p>
          </table:table-cell>
          <table:table-cell table:style-name="ce44"/>
          <table:table-cell table:style-name="ce48" table:formula="of:=[.S31]*([.M32]-[.P32])" office:value-type="float" office:value="0" calcext:value-type="float">
            <text:p>0</text:p>
          </table:table-cell>
          <table:table-cell table:style-name="ce31"/>
          <table:table-cell table:style-name="ce57"/>
          <table:table-cell table:style-name="ce39" table:formula="of:=([.AC31]+1/2*[.AB31])*(-[.X3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5" calcext:value-type="float">
            <text:p>-25</text:p>
          </table:table-cell>
          <table:table-cell table:style-name="ce42" table:formula="of:=([.AC31]+1/2*[.AB31])*[.AA32]" office:value-type="float" office:value="-0" calcext:value-type="float">
            <text:p>0</text:p>
          </table:table-cell>
          <table:table-cell table:style-name="ce44"/>
          <table:table-cell table:style-name="ce48" table:formula="of:=[.AD31]*([.X32]-[.AA3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5" calcext:value-type="float">
            <text:p>15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MOTOS GROT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3]+[.R33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31" calcext:value-type="float">
            <text:p>31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HYDRE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3]+[.A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 calcext:value-type="string">
            <text:p>N°</text:p>
          </table:table-cell>
          <table:table-cell table:style-name="ce7" office:value-type="string" calcext:value-type="string" table:number-columns-spanned="5" table:number-rows-spanned="1">
            <text:p>GRENADES</text:p>
          </table:table-cell>
          <table:covered-table-cell table:number-columns-repeated="4"/>
          <table:table-cell table:style-name="ce7" office:value-type="string" calcext:value-type="string">
            <text:p>Nbr</text:p>
          </table:table-cell>
          <table:table-cell table:style-name="ce35"/>
          <table:table-cell table:style-name="ce31"/>
          <table:table-cell table:style-name="ce39" table:formula="of:=([.R33]+1/2*[.Q33])*(-[.M34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R33]+1/2*[.Q33])*[.P34]" office:value-type="float" office:value="0" calcext:value-type="float">
            <text:p>0</text:p>
          </table:table-cell>
          <table:table-cell table:style-name="ce44"/>
          <table:table-cell table:style-name="ce48" table:formula="of:=[.S33]*([.M34]-[.P34])" office:value-type="float" office:value="0" calcext:value-type="float">
            <text:p>0</text:p>
          </table:table-cell>
          <table:table-cell table:style-name="ce31"/>
          <table:table-cell table:style-name="ce57"/>
          <table:table-cell table:style-name="ce39" table:formula="of:=([.AC33]+1/2*[.AB33])*(-[.X34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5" calcext:value-type="float">
            <text:p>2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33]+1/2*[.AB33])*[.AA34]" office:value-type="float" office:value="0" calcext:value-type="float">
            <text:p>0</text:p>
          </table:table-cell>
          <table:table-cell table:style-name="ce44"/>
          <table:table-cell table:style-name="ce48" table:formula="of:=[.AD33]*([.X34]-[.AA3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5" calcext:value-type="float">
            <text:p>35</text:p>
          </table:table-cell>
          <table:table-cell table:style-name="ce25" office:value-type="string" calcext:value-type="string" table:number-columns-spanned="5" table:number-rows-spanned="1">
            <text:p>FRAGMENTATION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7" office:value-type="float" office:value="16" calcext:value-type="float">
            <text:p>16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TROLL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5]+[.R35]" office:value-type="float" office:value="0" calcext:value-type="float">
            <text:p>0</text:p>
          </table:table-cell>
          <table:table-cell/>
          <table:table-cell table:style-name="ce37" office:value-type="float" office:value="32" calcext:value-type="float">
            <text:p>32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PREDATO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5]+[.A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6" calcext:value-type="float">
            <text:p>36</text:p>
          </table:table-cell>
          <table:table-cell table:style-name="ce25" office:value-type="string" calcext:value-type="string" table:number-columns-spanned="5" table:number-rows-spanned="1">
            <text:p>FUMIGENE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1"/>
          <table:table-cell table:style-name="ce39" table:formula="of:=([.R35]+1/2*[.Q35])*(-[.M3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R35]+1/2*[.Q35])*[.P36]" office:value-type="float" office:value="0" calcext:value-type="float">
            <text:p>0</text:p>
          </table:table-cell>
          <table:table-cell table:style-name="ce44"/>
          <table:table-cell table:style-name="ce48" table:formula="of:=[.S35]*([.M36]-[.P36])" office:value-type="float" office:value="0" calcext:value-type="float">
            <text:p>0</text:p>
          </table:table-cell>
          <table:table-cell table:number-columns-repeated="2"/>
          <table:table-cell table:style-name="ce39" table:formula="of:=([.AC35]+1/2*[.AB35])*(-[.X3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5" calcext:value-type="float">
            <text:p>2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35]+1/2*[.AB35])*[.AA36]" office:value-type="float" office:value="0" calcext:value-type="float">
            <text:p>0</text:p>
          </table:table-cell>
          <table:table-cell table:style-name="ce44"/>
          <table:table-cell table:style-name="ce48" table:formula="of:=[.AD35]*([.X36]-[.AA3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7" calcext:value-type="float">
            <text:p>37</text:p>
          </table:table-cell>
          <table:table-cell table:style-name="ce25" office:value-type="string" calcext:value-type="string" table:number-columns-spanned="5" table:number-rows-spanned="1">
            <text:p>FLASHBANG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7" office:value-type="float" office:value="17" calcext:value-type="float">
            <text:p>17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GROTCHILLS MKIV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7]+[.R37]" office:value-type="float" office:value="0" calcext:value-type="float">
            <text:p>0</text:p>
          </table:table-cell>
          <table:table-cell/>
          <table:table-cell table:style-name="ce37" office:value-type="float" office:value="33" calcext:value-type="float">
            <text:p>33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EXPLOZO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7]+[.A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8" calcext:value-type="float">
            <text:p>38</text:p>
          </table:table-cell>
          <table:table-cell table:style-name="ce25" office:value-type="string" calcext:value-type="string" table:number-columns-spanned="5" table:number-rows-spanned="1">
            <text:p>GAZ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/>
          <table:table-cell table:style-name="ce31"/>
          <table:table-cell table:style-name="ce39" table:formula="of:=([.R37]+1/2*[.Q37])*(-[.M3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0" calcext:value-type="float">
            <text:p>2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R37]+1/2*[.Q37])*[.P38]" office:value-type="float" office:value="0" calcext:value-type="float">
            <text:p>0</text:p>
          </table:table-cell>
          <table:table-cell table:style-name="ce44"/>
          <table:table-cell table:style-name="ce48" table:formula="of:=[.S37]*([.M38]-[.P38])" office:value-type="float" office:value="0" calcext:value-type="float">
            <text:p>0</text:p>
          </table:table-cell>
          <table:table-cell table:number-columns-repeated="2"/>
          <table:table-cell table:style-name="ce39" table:formula="of:=([.AC37]+1/2*[.AB37])*(-[.X3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5" calcext:value-type="float">
            <text:p>2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AC37]+1/2*[.AB37])*[.AA38]" office:value-type="float" office:value="0" calcext:value-type="float">
            <text:p>0</text:p>
          </table:table-cell>
          <table:table-cell table:style-name="ce44"/>
          <table:table-cell table:style-name="ce48" table:formula="of:=[.AD37]*([.X38]-[.AA3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9" calcext:value-type="float">
            <text:p>39</text:p>
          </table:table-cell>
          <table:table-cell table:style-name="ce26" office:value-type="string" calcext:value-type="string" table:number-columns-spanned="5" table:number-rows-spanned="1">
            <text:p>FUSION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 table:number-columns-repeated="12"/>
          <table:table-cell table:style-name="ce52" office:value-type="float" office:value="34" calcext:value-type="float">
            <text:p>34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9]+[.A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40" calcext:value-type="float">
            <text:p>40</text:p>
          </table:table-cell>
          <table:table-cell table:style-name="ce26" office:value-type="string" calcext:value-type="string" table:number-columns-spanned="5" table:number-rows-spanned="1">
            <text:p>PLASMA</text:p>
          </table:table-cell>
          <table:covered-table-cell table:number-columns-repeated="4"/>
          <table:table-cell table:style-name="ce33" office:value-type="float" office:value="0" calcext:value-type="float">
            <text:p>0</text:p>
          </table:table-cell>
          <table:table-cell table:number-columns-repeated="12"/>
          <table:table-cell table:style-name="ce54"/>
          <table:table-cell table:style-name="ce39" table:formula="of:=([.AC39]+1/2*[.AB39])*(-[.X4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39]+1/2*[.AB39])*[.AA40]" office:value-type="float" office:value="0" calcext:value-type="float">
            <text:p>0</text:p>
          </table:table-cell>
          <table:table-cell table:style-name="ce53"/>
          <table:table-cell table:style-name="ce39" table:formula="of:=[.AD39]*([.X40]-[.AA4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8" table:number-columns-repeated="29"/>
          <table:table-cell table:style-name="ce67"/>
          <table:table-cell table:number-columns-repeated="5"/>
        </table:table-row>
        <table:table-row table:style-name="ro2" table:number-rows-repeated="25">
          <table:table-cell table:style-name="Default"/>
          <table:table-cell table:number-columns-repeated="29"/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29"/>
          <table:table-cell table:style-name="Default"/>
          <table:table-cell table:number-columns-repeated="5"/>
        </table:table-row>
      </table:table>
      <table:table table:name="08 Taus" table:style-name="ta1" table:protected="true" table:protection-key="+UTc1jX5gB96yQpAf7xHmWTewCQ=" table:protection-key-digest-algorithm="http://www.w3.org/2000/09/xmldsig#sha1" table:print="false">
        <table:table-protection table:select-protected-cells="true" table:select-unprotected-cells="true"/>
        <table:table-column table:style-name="co1" table:default-cell-style-name="ce3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1" table:default-cell-style-name="ce65"/>
        <table:table-column table:style-name="co3" table:number-columns-repeated="4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6" table:number-columns-repeated="29"/>
          <table:table-cell table:style-name="ce64"/>
          <table:table-cell table:number-columns-repeated="5"/>
        </table:table-row>
        <table:table-row table:style-name="ro2">
          <table:table-cell table:style-name="ce2"/>
          <table:table-cell table:style-name="ce7" office:value-type="string" calcext:value-type="string" table:number-columns-spanned="3" table:number-rows-spanned="1">
            <text:p>LOG N°</text:p>
          </table:table-cell>
          <table:covered-table-cell table:style-name="ce19"/>
          <table:covered-table-cell/>
          <table:table-cell table:style-name="ce7" office:value-type="string" calcext:value-type="string" table:number-columns-spanned="2" table:number-rows-spanned="1">
            <text:p>SECTEUR</text:p>
          </table:table-cell>
          <table:covered-table-cell table:style-name="ce19"/>
          <table:table-cell table:style-name="ce7" office:value-type="string" calcext:value-type="string" table:number-columns-spanned="2" table:number-rows-spanned="1">
            <text:p>PLANETE</text:p>
          </table:table-cell>
          <table:covered-table-cell table:style-name="ce19"/>
          <table:table-cell table:style-name="ce16"/>
          <table:table-cell table:style-name="ce36" office:value-type="string" calcext:value-type="string" table:number-columns-spanned="21" table:number-rows-spanned="1">
            <text:p>CONTINGENT</text:p>
          </table:table-cell>
          <table:covered-table-cell table:number-columns-repeated="9" table:style-name="ce31"/>
          <table:covered-table-cell table:style-name="ce23"/>
          <table:covered-table-cell table:number-columns-repeated="10" table:style-name="ce31"/>
          <table:table-cell table:number-columns-repeated="6"/>
        </table:table-row>
        <table:table-row table:style-name="ro2">
          <table:table-cell/>
          <table:table-cell table:style-name="ce8" office:value-type="string" calcext:value-type="string" table:number-columns-spanned="3" table:number-rows-spanned="1">
            <text:p>X</text:p>
          </table:table-cell>
          <table:covered-table-cell table:style-name="ce20"/>
          <table:covered-table-cell/>
          <table:table-cell table:style-name="ce8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8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16"/>
          <table:table-cell table:style-name="ce14" office:value-type="string" calcext:value-type="string">
            <text:p>N°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 table:number-columns-spanned="5" table:number-rows-spanned="1">
            <text:p>Nom</text:p>
          </table:table-cell>
          <table:covered-table-cell table:number-columns-repeated="2" table:style-name="ce14"/>
          <table:covered-table-cell table:style-name="ce45"/>
          <table:covered-table-cell table:style-name="ce14"/>
          <table:table-cell table:style-name="ce14" office:value-type="string" calcext:value-type="string">
            <text:p>Surv</text:p>
          </table:table-cell>
          <table:table-cell table:style-name="ce14" office:value-type="string" calcext:value-type="string">
            <text:p>Renf</text:p>
          </table:table-cell>
          <table:table-cell table:style-name="ce14" office:value-type="string" calcext:value-type="string">
            <text:p>Nbr</text:p>
          </table:table-cell>
          <table:table-cell table:style-name="ce16"/>
          <table:table-cell table:style-name="ce14" office:value-type="string" calcext:value-type="string">
            <text:p>N°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 table:number-columns-spanned="5" table:number-rows-spanned="1">
            <text:p>Nom</text:p>
          </table:table-cell>
          <table:covered-table-cell table:number-columns-repeated="2" table:style-name="ce14"/>
          <table:covered-table-cell table:style-name="ce45"/>
          <table:covered-table-cell table:style-name="ce14"/>
          <table:table-cell table:style-name="ce14" office:value-type="string" calcext:value-type="string">
            <text:p>Surv</text:p>
          </table:table-cell>
          <table:table-cell table:style-name="ce14" office:value-type="string" calcext:value-type="string">
            <text:p>Renf</text:p>
          </table:table-cell>
          <table:table-cell table:style-name="ce14" office:value-type="string" calcext:value-type="string">
            <text:p>Nbr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PHASE</text:p>
          </table:table-cell>
          <table:covered-table-cell table:style-name="ce7"/>
          <table:covered-table-cell table:number-columns-repeated="2" table:style-name="ce27"/>
          <table:table-cell table:style-name="ce7" office:value-type="string" calcext:value-type="string" table:number-columns-spanned="3" table:number-rows-spanned="1">
            <text:p>VS CONFLIT</text:p>
          </table:table-cell>
          <table:covered-table-cell table:style-name="ce19"/>
          <table:covered-table-cell table:style-name="ce27"/>
          <table:table-cell table:style-name="ce23"/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>
            <text:p>QG</text:p>
          </table:table-cell>
          <table:table-cell table:style-name="ce40" office:value-type="string" calcext:value-type="string" table:number-columns-spanned="5" table:number-rows-spanned="1">
            <text:p>STRATEG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5]+[.R5]" office:value-type="float" office:value="0" calcext:value-type="float">
            <text:p>0</text:p>
          </table:table-cell>
          <table:table-cell table:style-name="ce16"/>
          <table:table-cell table:style-name="ce77" office:value-type="float" office:value="19" calcext:value-type="float">
            <text:p>19</text:p>
          </table:table-cell>
          <table:table-cell table:style-name="ce79"/>
          <table:table-cell table:style-name="ce81" table:number-columns-spanned="5" table:number-rows-spanned="1"/>
          <table:covered-table-cell table:number-columns-repeated="4" table:style-name="ce77"/>
          <table:table-cell table:style-name="ce85" table:number-columns-repeated="2"/>
          <table:table-cell table:style-name="ce87" table:formula="of:=[.AB5]+[.AC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calcext:value-type="float" table:number-columns-spanned="4" table:number-rows-spanned="1">
            <text:p>0</text:p>
          </table:table-cell>
          <table:covered-table-cell table:style-name="ce9"/>
          <table:covered-table-cell table:number-columns-repeated="2" table:style-name="ce28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style-name="ce8"/>
          <table:covered-table-cell table:style-name="ce28"/>
          <table:table-cell table:style-name="ce23"/>
          <table:table-cell/>
          <table:table-cell table:style-name="ce39" table:formula="of:=([.R5]+1/2*[.Q5])*(-[.M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50" calcext:value-type="float">
            <text:p>5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48" calcext:value-type="float">
            <text:p>48</text:p>
          </table:table-cell>
          <table:table-cell table:style-name="ce42" table:formula="of:=([.R5]+1/2*[.Q5])*[.P6]" office:value-type="float" office:value="0" calcext:value-type="float">
            <text:p>0</text:p>
          </table:table-cell>
          <table:table-cell table:style-name="ce44"/>
          <table:table-cell table:style-name="ce48" table:formula="of:=[.S5]*([.M6]-[.P6])" office:value-type="float" office:value="0" calcext:value-type="float">
            <text:p>0</text:p>
          </table:table-cell>
          <table:table-cell table:style-name="ce49"/>
          <table:table-cell table:style-name="ce84"/>
          <table:table-cell table:style-name="ce80" table:formula="of:=([.AC5]+1/2*[.AB5])*(-[.X6])" office:value-type="float" office:value="-0" calcext:value-type="float">
            <text:p>0</text:p>
          </table:table-cell>
          <table:table-cell table:style-name="ce82" office:value-type="string" calcext:value-type="string">
            <text:p>COM</text:p>
          </table:table-cell>
          <table:table-cell table:style-name="ce83"/>
          <table:table-cell table:style-name="ce84"/>
          <table:table-cell table:style-name="ce82" office:value-type="string" calcext:value-type="string">
            <text:p>REQ</text:p>
          </table:table-cell>
          <table:table-cell table:style-name="ce82"/>
          <table:table-cell table:style-name="ce82" table:formula="of:=([.AC5]+1/2*[.AB5])*[.AA6]" office:value-type="float" office:value="0" calcext:value-type="float">
            <text:p>0</text:p>
          </table:table-cell>
          <table:table-cell table:style-name="ce84"/>
          <table:table-cell table:style-name="ce80" table:formula="of:=[.AD5]*([.X6]-[.AA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string" calcext:value-type="string" table:number-columns-spanned="4" table:number-rows-spanned="1">
            <text:p>ÉVENEMENTS</text:p>
          </table:table-cell>
          <table:covered-table-cell table:number-columns-repeated="3" table:style-name="ce21"/>
          <table:table-cell table:number-columns-repeated="3"/>
          <table:table-cell table:style-name="ce16"/>
          <table:table-cell table:style-name="ce37" office:value-type="float" office:value="2" calcext:value-type="float">
            <text:p>2</text:p>
          </table:table-cell>
          <table:table-cell table:style-name="ce38" office:value-type="string" calcext:value-type="string">
            <text:p>QG</text:p>
          </table:table-cell>
          <table:table-cell table:style-name="ce40" office:value-type="string" calcext:value-type="string" table:number-columns-spanned="5" table:number-rows-spanned="1">
            <text:p>HEGEMON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7]+[.R7]" office:value-type="float" office:value="0" calcext:value-type="float">
            <text:p>0</text:p>
          </table:table-cell>
          <table:table-cell table:style-name="ce31"/>
          <table:table-cell table:style-name="ce77" office:value-type="float" office:value="20" calcext:value-type="float">
            <text:p>20</text:p>
          </table:table-cell>
          <table:table-cell table:style-name="ce79"/>
          <table:table-cell table:style-name="ce81" table:number-columns-spanned="5" table:number-rows-spanned="1"/>
          <table:covered-table-cell table:number-columns-repeated="4" table:style-name="ce77"/>
          <table:table-cell table:style-name="ce85" table:number-columns-repeated="2"/>
          <table:table-cell table:style-name="ce87" table:formula="of:=[.AB7]+[.AC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M</text:p>
          </table:table-cell>
          <table:table-cell table:number-columns-repeated="3"/>
          <table:table-cell table:style-name="ce23"/>
          <table:table-cell table:style-name="ce31"/>
          <table:table-cell table:style-name="ce39" table:formula="of:=([.R7]+1/2*[.Q7])*(-[.M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0" calcext:value-type="float">
            <text:p>2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15" calcext:value-type="float">
            <text:p>15</text:p>
          </table:table-cell>
          <table:table-cell table:style-name="ce42" table:formula="of:=([.R7]+1/2*[.Q7])*[.P8]" office:value-type="float" office:value="0" calcext:value-type="float">
            <text:p>0</text:p>
          </table:table-cell>
          <table:table-cell table:style-name="ce44"/>
          <table:table-cell table:style-name="ce48" table:formula="of:=[.S7]*([.M8]-[.P8])" office:value-type="float" office:value="0" calcext:value-type="float">
            <text:p>0</text:p>
          </table:table-cell>
          <table:table-cell table:style-name="ce44"/>
          <table:table-cell table:style-name="ce84"/>
          <table:table-cell table:style-name="ce80" table:formula="of:=([.AC7]+1/2*[.AB7])*(-[.X8])" office:value-type="float" office:value="-0" calcext:value-type="float">
            <text:p>0</text:p>
          </table:table-cell>
          <table:table-cell table:style-name="ce82" office:value-type="string" calcext:value-type="string">
            <text:p>COM</text:p>
          </table:table-cell>
          <table:table-cell table:style-name="ce83"/>
          <table:table-cell table:style-name="ce84"/>
          <table:table-cell table:style-name="ce82" office:value-type="string" calcext:value-type="string">
            <text:p>REQ</text:p>
          </table:table-cell>
          <table:table-cell table:style-name="ce82"/>
          <table:table-cell table:style-name="ce82" table:formula="of:=([.AC7]+1/2*[.AB7])*[.AA8]" office:value-type="float" office:value="0" calcext:value-type="float">
            <text:p>0</text:p>
          </table:table-cell>
          <table:table-cell table:style-name="ce84"/>
          <table:table-cell table:style-name="ce80" table:formula="of:=[.AD7]*([.X8]-[.AA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number-columns-repeated="4" table:style-name="ce9" office:value-type="string" calcext:value-type="string">
            <text:p>X</text:p>
          </table:table-cell>
          <table:table-cell table:number-columns-repeated="3"/>
          <table:table-cell table:style-name="ce31"/>
          <table:table-cell table:style-name="ce37" office:value-type="float" office:value="3" calcext:value-type="float">
            <text:p>3</text:p>
          </table:table-cell>
          <table:table-cell table:style-name="ce38" office:value-type="string" calcext:value-type="string">
            <text:p>QG</text:p>
          </table:table-cell>
          <table:table-cell table:style-name="ce40" office:value-type="string" calcext:value-type="string" table:number-columns-spanned="5" table:number-rows-spanned="1">
            <text:p>HERO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9]+[.R9]" office:value-type="float" office:value="0" calcext:value-type="float">
            <text:p>0</text:p>
          </table:table-cell>
          <table:table-cell table:style-name="ce31"/>
          <table:table-cell table:style-name="ce77" office:value-type="float" office:value="21" calcext:value-type="float">
            <text:p>21</text:p>
          </table:table-cell>
          <table:table-cell table:style-name="ce79"/>
          <table:table-cell table:style-name="ce81" table:number-columns-spanned="5" table:number-rows-spanned="1"/>
          <table:covered-table-cell table:number-columns-repeated="4" table:style-name="ce77"/>
          <table:table-cell table:style-name="ce85" table:number-columns-repeated="2"/>
          <table:table-cell table:style-name="ce87" table:formula="of:=[.AB9]+[.AC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4"/>
          <table:table-cell table:style-name="ce31"/>
          <table:table-cell table:style-name="ce39" table:formula="of:=([.R9]+1/2*[.Q9])*(-[.M10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9" calcext:value-type="float">
            <text:p>9</text:p>
          </table:table-cell>
          <table:table-cell table:style-name="ce42" table:formula="of:=([.R9]+1/2*[.Q9])*[.P10]" office:value-type="float" office:value="0" calcext:value-type="float">
            <text:p>0</text:p>
          </table:table-cell>
          <table:table-cell table:style-name="ce44"/>
          <table:table-cell table:style-name="ce48" table:formula="of:=[.S9]*([.M10]-[.P10])" office:value-type="float" office:value="0" calcext:value-type="float">
            <text:p>0</text:p>
          </table:table-cell>
          <table:table-cell table:style-name="ce50"/>
          <table:table-cell table:style-name="ce84"/>
          <table:table-cell table:style-name="ce80" table:formula="of:=([.AC9]+1/2*[.AB9])*(-[.X10])" office:value-type="float" office:value="-0" calcext:value-type="float">
            <text:p>0</text:p>
          </table:table-cell>
          <table:table-cell table:style-name="ce82" office:value-type="string" calcext:value-type="string">
            <text:p>COM</text:p>
          </table:table-cell>
          <table:table-cell table:style-name="ce83"/>
          <table:table-cell table:style-name="ce84"/>
          <table:table-cell table:style-name="ce82" office:value-type="string" calcext:value-type="string">
            <text:p>REQ</text:p>
          </table:table-cell>
          <table:table-cell table:style-name="ce82"/>
          <table:table-cell table:style-name="ce82" table:formula="of:=([.AC9]+1/2*[.AB9])*[.AA10]" office:value-type="float" office:value="0" calcext:value-type="float">
            <text:p>0</text:p>
          </table:table-cell>
          <table:table-cell table:style-name="ce84"/>
          <table:table-cell table:style-name="ce80" table:formula="of:=[.AD9]*([.X10]-[.AA10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FACTION</text:p>
          </table:table-cell>
          <table:covered-table-cell table:style-name="ce19"/>
          <table:covered-table-cell table:number-columns-repeated="4" table:style-name="ce29"/>
          <table:table-cell table:style-name="ce7" office:value-type="string" calcext:value-type="string">
            <text:p>VS F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HOPLIT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1]+[.R11]" office:value-type="float" office:value="0" calcext:value-type="float">
            <text:p>0</text:p>
          </table:table-cell>
          <table:table-cell table:style-name="ce31"/>
          <table:table-cell table:style-name="ce77" office:value-type="float" office:value="22" calcext:value-type="float">
            <text:p>22</text:p>
          </table:table-cell>
          <table:table-cell table:style-name="ce79"/>
          <table:table-cell table:style-name="ce81" table:number-columns-spanned="5" table:number-rows-spanned="1"/>
          <table:covered-table-cell table:number-columns-repeated="4" table:style-name="ce77"/>
          <table:table-cell table:style-name="ce85" table:number-columns-repeated="2"/>
          <table:table-cell table:style-name="ce87" table:formula="of:=[.AB11]+[.AC1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89" office:value-type="string" calcext:value-type="string" table:number-columns-spanned="6" table:number-rows-spanned="1">
            <text:p>T A U S</text:p>
          </table:table-cell>
          <table:covered-table-cell table:number-columns-repeated="5"/>
          <table:table-cell table:style-name="ce16" table:formula="of:=2*(IF([.B6]=1;1;0))+2*(IF([.B6]=2;1;0))+5*(IF([.B6]=3;1;0))" office:value-type="float" office:value="0" calcext:value-type="float">
            <text:p>0</text:p>
          </table:table-cell>
          <table:table-cell table:style-name="ce31" table:number-columns-repeated="2"/>
          <table:table-cell table:style-name="ce39" table:formula="of:=([.R11]+1/2*[.Q11])*(-[.M12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3" calcext:value-type="float">
            <text:p>3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2" calcext:value-type="float">
            <text:p>2</text:p>
          </table:table-cell>
          <table:table-cell table:style-name="ce42" table:formula="of:=([.R11]+1/2*[.Q11])*[.P12]" office:value-type="float" office:value="0" calcext:value-type="float">
            <text:p>0</text:p>
          </table:table-cell>
          <table:table-cell table:style-name="ce44"/>
          <table:table-cell table:style-name="ce48" table:formula="of:=[.S11]*([.M12]-[.P12])" office:value-type="float" office:value="0" calcext:value-type="float">
            <text:p>0</text:p>
          </table:table-cell>
          <table:table-cell table:style-name="ce51"/>
          <table:table-cell table:style-name="ce84"/>
          <table:table-cell table:style-name="ce80" table:formula="of:=([.AC11]+1/2*[.AB11])*(-[.X12])" office:value-type="float" office:value="-0" calcext:value-type="float">
            <text:p>0</text:p>
          </table:table-cell>
          <table:table-cell table:style-name="ce82" office:value-type="string" calcext:value-type="string">
            <text:p>COM</text:p>
          </table:table-cell>
          <table:table-cell table:style-name="ce83"/>
          <table:table-cell table:style-name="ce84"/>
          <table:table-cell table:style-name="ce82" office:value-type="string" calcext:value-type="string">
            <text:p>REQ</text:p>
          </table:table-cell>
          <table:table-cell table:style-name="ce82"/>
          <table:table-cell table:style-name="ce82" table:formula="of:=([.AC11]+1/2*[.AB11])*[.AA12]" office:value-type="float" office:value="0" calcext:value-type="float">
            <text:p>0</text:p>
          </table:table-cell>
          <table:table-cell table:style-name="ce84"/>
          <table:table-cell table:style-name="ce80" table:formula="of:=[.AD11]*([.X12]-[.AA1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5" calcext:value-type="float">
            <text:p>5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BARBAR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3]+[.R13]" office:value-type="float" office:value="0" calcext:value-type="float">
            <text:p>0</text:p>
          </table:table-cell>
          <table:table-cell table:style-name="ce34"/>
          <table:table-cell table:style-name="ce77" office:value-type="float" office:value="23" calcext:value-type="float">
            <text:p>23</text:p>
          </table:table-cell>
          <table:table-cell table:style-name="ce79"/>
          <table:table-cell table:style-name="ce81" table:number-columns-spanned="5" table:number-rows-spanned="1"/>
          <table:covered-table-cell table:number-columns-repeated="4" table:style-name="ce77"/>
          <table:table-cell table:style-name="ce85" table:number-columns-repeated="2"/>
          <table:table-cell table:style-name="ce87" table:formula="of:=[.AB13]+[.AC1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7" table:number-rows-spanned="1">
            <text:p>COMMANDANT</text:p>
          </table:table-cell>
          <table:covered-table-cell table:style-name="ce16"/>
          <table:covered-table-cell table:number-columns-repeated="4" table:style-name="ce23"/>
          <table:covered-table-cell/>
          <table:table-cell table:style-name="ce31" table:number-columns-repeated="2"/>
          <table:table-cell table:style-name="ce39" table:formula="of:=([.R13]+1/2*[.Q13])*(-[.M1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1" calcext:value-type="float">
            <text:p>-1</text:p>
          </table:table-cell>
          <table:table-cell table:style-name="ce42" table:formula="of:=([.R13]+1/2*[.Q13])*[.P14]" office:value-type="float" office:value="-0" calcext:value-type="float">
            <text:p>0</text:p>
          </table:table-cell>
          <table:table-cell table:style-name="ce44"/>
          <table:table-cell table:style-name="ce48" table:formula="of:=[.S13]*([.M14]-[.P14])" office:value-type="float" office:value="0" calcext:value-type="float">
            <text:p>0</text:p>
          </table:table-cell>
          <table:table-cell table:style-name="ce51"/>
          <table:table-cell table:style-name="ce78"/>
          <table:table-cell table:style-name="ce80" table:formula="of:=([.AC13]+1/2*[.AB13])*(-[.X14])" office:value-type="float" office:value="-0" calcext:value-type="float">
            <text:p>0</text:p>
          </table:table-cell>
          <table:table-cell table:style-name="ce82" office:value-type="string" calcext:value-type="string">
            <text:p>COM</text:p>
          </table:table-cell>
          <table:table-cell table:style-name="ce83"/>
          <table:table-cell table:style-name="ce84"/>
          <table:table-cell table:style-name="ce82" office:value-type="string" calcext:value-type="string">
            <text:p>REQ</text:p>
          </table:table-cell>
          <table:table-cell table:style-name="ce82"/>
          <table:table-cell table:style-name="ce82" table:formula="of:=([.AC13]+1/2*[.AB13])*[.AA14]" office:value-type="float" office:value="0" calcext:value-type="float">
            <text:p>0</text:p>
          </table:table-cell>
          <table:table-cell table:style-name="ce84"/>
          <table:table-cell table:style-name="ce80" table:formula="of:=[.AD13]*([.X14]-[.AA1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 table:number-columns-spanned="7" table:number-rows-spanned="1">
            <text:p>X</text:p>
          </table:table-cell>
          <table:covered-table-cell table:style-name="ce16"/>
          <table:covered-table-cell table:number-columns-repeated="4" table:style-name="ce23"/>
          <table:covered-table-cell/>
          <table:table-cell table:style-name="ce31"/>
          <table:table-cell table:style-name="ce37" office:value-type="float" office:value="6" calcext:value-type="float">
            <text:p>6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PELTAST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5]+[.R15]" office:value-type="float" office:value="0" calcext:value-type="float">
            <text:p>0</text:p>
          </table:table-cell>
          <table:table-cell table:style-name="ce31"/>
          <table:table-cell table:number-columns-repeated="16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VICTOIRES </text:p>
          </table:table-cell>
          <table:covered-table-cell table:style-name="ce19"/>
          <table:covered-table-cell table:style-name="ce29"/>
          <table:covered-table-cell table:style-name="ce19"/>
          <table:table-cell table:style-name="ce7" office:value-type="string" calcext:value-type="string" table:number-columns-spanned="3" table:number-rows-spanned="1">
            <text:p>DEFAITES</text:p>
          </table:table-cell>
          <table:covered-table-cell table:number-columns-repeated="2" table:style-name="ce19"/>
          <table:table-cell table:style-name="ce31" table:number-columns-repeated="2"/>
          <table:table-cell table:style-name="ce39" table:formula="of:=([.R15]+1/2*[.Q15])*(-[.M1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5" calcext:value-type="float">
            <text:p>5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4" calcext:value-type="float">
            <text:p>4</text:p>
          </table:table-cell>
          <table:table-cell table:style-name="ce42" table:formula="of:=([.R15]+1/2*[.Q15])*[.P16]" office:value-type="float" office:value="0" calcext:value-type="float">
            <text:p>0</text:p>
          </table:table-cell>
          <table:table-cell table:style-name="ce44"/>
          <table:table-cell table:style-name="ce48" table:formula="of:=[.S15]*([.M16]-[.P16])" office:value-type="float" office:value="0" calcext:value-type="float">
            <text:p>0</text:p>
          </table:table-cell>
          <table:table-cell table:style-name="ce51"/>
          <table:table-cell table:style-name="ce55" office:value-type="string" calcext:value-type="string" table:number-columns-spanned="10" table:number-rows-spanned="1">
            <text:p>CAPTURE</text:p>
          </table:table-cell>
          <table:covered-table-cell table:number-columns-repeated="9" table:style-name="ce31"/>
          <table:table-cell table:number-columns-repeated="6"/>
        </table:table-row>
        <table:table-row table:style-name="ro2">
          <table:table-cell/>
          <table:table-cell table:style-name="ce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2"/>
          <table:table-cell table:style-name="ce31"/>
          <table:table-cell table:style-name="ce37" office:value-type="float" office:value="7" calcext:value-type="float">
            <text:p>7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HYPASPIST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7]+[.R17]" office:value-type="float" office:value="0" calcext:value-type="float">
            <text:p>0</text:p>
          </table:table-cell>
          <table:table-cell table:style-name="ce31"/>
          <table:table-cell table:style-name="ce14" office:value-type="string" calcext:value-type="string">
            <text:p>N°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 table:number-columns-spanned="5" table:number-rows-spanned="1">
            <text:p>Nom</text:p>
          </table:table-cell>
          <table:covered-table-cell table:number-columns-repeated="2" table:style-name="ce14"/>
          <table:covered-table-cell table:style-name="ce45"/>
          <table:covered-table-cell table:style-name="ce14"/>
          <table:table-cell table:style-name="ce14" office:value-type="string" calcext:value-type="string" table:number-columns-spanned="2" table:number-rows-spanned="1">
            <text:p>Surv</text:p>
          </table:table-cell>
          <table:covered-table-cell table:style-name="ce31"/>
          <table:table-cell table:style-name="ce14" office:value-type="string" calcext:value-type="string">
            <text:p>Nbr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17]+1/2*[.Q17])*(-[.M1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6" calcext:value-type="float">
            <text:p>6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4" calcext:value-type="float">
            <text:p>4</text:p>
          </table:table-cell>
          <table:table-cell table:style-name="ce42" table:formula="of:=([.R17]+1/2*[.Q17])*[.P18]" office:value-type="float" office:value="0" calcext:value-type="float">
            <text:p>0</text:p>
          </table:table-cell>
          <table:table-cell table:style-name="ce44"/>
          <table:table-cell table:style-name="ce48" table:formula="of:=[.S17]*([.M18]-[.P18])" office:value-type="float" office:value="0" calcext:value-type="float">
            <text:p>0</text:p>
          </table:table-cell>
          <table:table-cell table:style-name="ce51"/>
          <table:table-cell table:number-columns-repeated="16"/>
        </table:table-row>
        <table:table-row table:style-name="ro2">
          <table:table-cell/>
          <table:table-cell table:style-name="ce13" office:value-type="string" calcext:value-type="string" table:number-columns-spanned="7" table:number-rows-spanned="1">
            <text:p>VALEUR STRATEGIQUE</text:p>
          </table:table-cell>
          <table:covered-table-cell table:number-columns-repeated="6"/>
          <table:table-cell table:style-name="ce31"/>
          <table:table-cell table:style-name="ce37" office:value-type="float" office:value="8" calcext:value-type="float">
            <text:p>8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ARGYRASPID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9]+[.R19]" office:value-type="float" office:value="0" calcext:value-type="float">
            <text:p>0</text:p>
          </table:table-cell>
          <table:table-cell table:style-name="ce17"/>
          <table:table-cell table:style-name="ce37" office:value-type="float" office:value="24" calcext:value-type="float">
            <text:p>24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MITRAILLEUSES MKIV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19]+[.AC1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 calcext:value-type="string" table:number-columns-spanned="3" table:number-rows-spanned="1">
            <text:p>Précédente</text:p>
          </table:table-cell>
          <table:covered-table-cell table:style-name="ce14"/>
          <table:covered-table-cell table:style-name="ce30"/>
          <table:table-cell table:style-name="ce14" office:value-type="string" calcext:value-type="string" table:number-columns-spanned="2" table:number-rows-spanned="1">
            <text:p>Actuelle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Terminale</text:p>
          </table:table-cell>
          <table:covered-table-cell table:style-name="ce32"/>
          <table:table-cell table:style-name="ce31" table:number-columns-repeated="2"/>
          <table:table-cell table:style-name="ce39" table:formula="of:=([.R19]+1/2*[.Q19])*(-[.M20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8" calcext:value-type="float">
            <text:p>8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4" calcext:value-type="float">
            <text:p>4</text:p>
          </table:table-cell>
          <table:table-cell table:style-name="ce42" table:formula="of:=([.R19]+1/2*[.Q19])*[.P20]" office:value-type="float" office:value="0" calcext:value-type="float">
            <text:p>0</text:p>
          </table:table-cell>
          <table:table-cell table:style-name="ce44"/>
          <table:table-cell table:style-name="ce48" table:formula="of:=[.S19]*([.M20]-[.P20])" office:value-type="float" office:value="0" calcext:value-type="float">
            <text:p>0</text:p>
          </table:table-cell>
          <table:table-cell table:style-name="ce50"/>
          <table:table-cell table:style-name="ce44"/>
          <table:table-cell table:style-name="ce39" table:formula="of:=([.AC19]+1/2*[.AB19])*(-[.X2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AC19]+1/2*[.AB19])*[.AA20]" office:value-type="float" office:value="-0" calcext:value-type="float">
            <text:p>0</text:p>
          </table:table-cell>
          <table:table-cell table:style-name="ce44"/>
          <table:table-cell table:style-name="ce48" table:formula="of:=[.AD19]*([.X20]-[.AA20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3"/>
          <table:table-cell table:style-name="ce16" table:formula="of:=[.S6]+[.S8]+[.S10]+[.S12]+[.S14]+[.S16]+[.S18]+[.S20]+[.S22]+[.S24]+[.S26]+[.S28]+[.S30]+[.S32]+[.S34]+[.S36]+[.S38]+[.S40]+[.AD6]+[.AD8]+[.AD10]+[.AD12]+[.AD14]+[.AD20]+[.AD22]+[.AD24]+[.AD26]+[.AD28]+[.AD30]+[.AD32]+[.AD34]+[.AD36]+[.AD38]+[.AD40]" office:value-type="float" office:value="0" calcext:value-type="float" table:number-columns-spanned="2" table:number-rows-spanned="1">
            <text:p>0</text:p>
          </table:table-cell>
          <table:covered-table-cell table:style-name="ce23"/>
          <table:table-cell table:style-name="ce9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/>
          <table:table-cell table:style-name="ce37" office:value-type="float" office:value="9" calcext:value-type="float">
            <text:p>9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SARISOPHOROI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1]+[.R21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5" calcext:value-type="float">
            <text:p>25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CANONS LASER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1]+[.AC2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1]+1/2*[.Q21])*(-[.M22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6" calcext:value-type="float">
            <text:p>6</text:p>
          </table:table-cell>
          <table:table-cell table:style-name="ce42" table:formula="of:=([.R21]+1/2*[.Q21])*[.P22]" office:value-type="float" office:value="0" calcext:value-type="float">
            <text:p>0</text:p>
          </table:table-cell>
          <table:table-cell table:style-name="ce44"/>
          <table:table-cell table:style-name="ce48" table:formula="of:=[.S21]*([.M22]-[.P22])" office:value-type="float" office:value="0" calcext:value-type="float">
            <text:p>0</text:p>
          </table:table-cell>
          <table:table-cell table:style-name="ce51"/>
          <table:table-cell table:style-name="ce44"/>
          <table:table-cell table:style-name="ce39" table:formula="of:=([.AC21]+1/2*[.AB21])*(-[.X2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AC21]+1/2*[.AB21])*[.AA22]" office:value-type="float" office:value="-0" calcext:value-type="float">
            <text:p>0</text:p>
          </table:table-cell>
          <table:table-cell table:style-name="ce44"/>
          <table:table-cell table:style-name="ce48" table:formula="of:=[.AD21]*([.X22]-[.AA2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7" table:number-rows-spanned="1">
            <text:p>RENFORTS</text:p>
          </table:table-cell>
          <table:covered-table-cell table:style-name="ce24"/>
          <table:covered-table-cell table:number-columns-repeated="5"/>
          <table:table-cell table:style-name="ce31"/>
          <table:table-cell table:style-name="ce37" office:value-type="float" office:value="10" calcext:value-type="float">
            <text:p>10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ESCLAV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3]+[.R23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6" calcext:value-type="float">
            <text:p>26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MORTIE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3]+[.AC2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5" table:formula="of:=[.F6]+(([.H12]+[.H32])*[.F6]/10)" office:value-type="float" office:value="0" calcext:value-type="float" table:number-columns-spanned="7" table:number-rows-spanned="1">
            <text:p>0</text:p>
          </table:table-cell>
          <table:covered-table-cell table:style-name="ce23"/>
          <table:covered-table-cell table:number-columns-repeated="5"/>
          <table:table-cell table:style-name="ce31" table:number-columns-repeated="2"/>
          <table:table-cell table:style-name="ce39" table:formula="of:=([.R23]+1/2*[.Q23])*(-[.M2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" calcext:value-type="float">
            <text:p>-2</text:p>
          </table:table-cell>
          <table:table-cell table:style-name="ce42" table:formula="of:=([.R23]+1/2*[.Q23])*[.P24]" office:value-type="float" office:value="-0" calcext:value-type="float">
            <text:p>0</text:p>
          </table:table-cell>
          <table:table-cell table:style-name="ce44"/>
          <table:table-cell table:style-name="ce48" table:formula="of:=[.S23]*([.M24]-[.P24])" office:value-type="float" office:value="0" calcext:value-type="float">
            <text:p>0</text:p>
          </table:table-cell>
          <table:table-cell table:style-name="ce51"/>
          <table:table-cell table:style-name="ce56"/>
          <table:table-cell table:style-name="ce39" table:formula="of:=([.AC23]+1/2*[.AB23])*(-[.X2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AC23]+1/2*[.AB23])*[.AA24]" office:value-type="float" office:value="-0" calcext:value-type="float">
            <text:p>0</text:p>
          </table:table-cell>
          <table:table-cell table:style-name="ce44"/>
          <table:table-cell table:style-name="ce48" table:formula="of:=[.AD23]*([.X24]-[.AA2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1" calcext:value-type="float">
            <text:p>11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HELION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5]+[.R25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7" calcext:value-type="float">
            <text:p>27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OBUSIE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5]+[.AC2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COM</text:p>
          </table:table-cell>
          <table:covered-table-cell table:style-name="ce19"/>
          <table:covered-table-cell table:number-columns-repeated="2" table:style-name="ce29"/>
          <table:table-cell table:style-name="ce7" office:value-type="string" calcext:value-type="string" table:number-columns-spanned="3" table:number-rows-spanned="1">
            <text:p>REQ</text:p>
          </table:table-cell>
          <table:covered-table-cell table:number-columns-repeated="2" table:style-name="ce29"/>
          <table:table-cell table:style-name="ce31" table:number-columns-repeated="2"/>
          <table:table-cell table:style-name="ce39" table:formula="of:=([.R25]+1/2*[.Q25])*(-[.M2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5" calcext:value-type="float">
            <text:p>1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R25]+1/2*[.Q25])*[.P26]" office:value-type="float" office:value="0" calcext:value-type="float">
            <text:p>0</text:p>
          </table:table-cell>
          <table:table-cell table:style-name="ce44"/>
          <table:table-cell table:style-name="ce48" table:formula="of:=[.S25]*([.M26]-[.P26])" office:value-type="float" office:value="0" calcext:value-type="float">
            <text:p>0</text:p>
          </table:table-cell>
          <table:table-cell table:style-name="ce35"/>
          <table:table-cell table:style-name="ce44"/>
          <table:table-cell table:style-name="ce39" table:formula="of:=([.AC25]+1/2*[.AB25])*(-[.X2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AC25]+1/2*[.AB25])*[.AA26]" office:value-type="float" office:value="-0" calcext:value-type="float">
            <text:p>0</text:p>
          </table:table-cell>
          <table:table-cell table:style-name="ce44"/>
          <table:table-cell table:style-name="ce48" table:formula="of:=[.AD25]*([.X26]-[.AA2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6" table:formula="of:=([.B24])+([.K6]+[.K8]+[.K10]+[.K12]+[.K14]+[.K16]+[.K18]+[.K20]+[.K22]+[.K24]+[.K26]+[.K28]+[.K30]+[.K32]+[.K34]+[.K36]+[.K38]+[.K40]+[.V6]+[.V8]+[.V10]+[.V12]+[.V14]+[.V20]+[.V22]+[.V24]+[.V26]+[.V28]+[.V30]+[.V32]+[.V34]+[.V36]+[.V38]+[.V40])" office:value-type="float" office:value="0" calcext:value-type="float" table:number-columns-spanned="4" table:number-rows-spanned="1">
            <text:p>0</text:p>
          </table:table-cell>
          <table:covered-table-cell table:style-name="ce16"/>
          <table:covered-table-cell table:style-name="ce23"/>
          <table:covered-table-cell table:style-name="ce31"/>
          <table:table-cell table:style-name="ce16" table:formula="of:=[.Q6]+[.Q8]+[.Q10]+[.Q12]+[.Q14]+[.Q16]+[.Q18]+[.Q20]+[.Q22]+[.Q24]+[.Q26]+[.Q28]+[.Q30]+[.Q32]+[.Q34]+[.Q36]+[.Q38]+[.Q40]+[.AB6]+[.AB8]+[.AB10]+[.AB12]+[.AB14]+[.AB20]+[.AB22]+[.AB24]+[.AB26]+[.AB28]+[.AB30]+[.AB32]+[.AB34]+[.AB36]+[.AB38]+[.AB40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3"/>
          <table:table-cell table:style-name="ce31"/>
          <table:table-cell table:style-name="ce37" office:value-type="float" office:value="12" calcext:value-type="float">
            <text:p>12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HECTO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7]+[.R27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8" calcext:value-type="float">
            <text:p>28</text:p>
          </table:table-cell>
          <table:table-cell table:style-name="ce38" office:value-type="string" calcext:value-type="string">
            <text:p>AFU</text:p>
          </table:table-cell>
          <table:table-cell table:style-name="ce40" office:value-type="string" calcext:value-type="string" table:number-columns-spanned="5" table:number-rows-spanned="1">
            <text:p>CANONS SPLINTE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7]+[.AC2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6" table:number-columns-repeated="7"/>
          <table:table-cell table:style-name="ce31" table:number-columns-repeated="2"/>
          <table:table-cell table:style-name="ce39" table:formula="of:=([.R27]+1/2*[.Q27])*(-[.M2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5" calcext:value-type="float">
            <text:p>1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R27]+1/2*[.Q27])*[.P28]" office:value-type="float" office:value="0" calcext:value-type="float">
            <text:p>0</text:p>
          </table:table-cell>
          <table:table-cell table:style-name="ce44"/>
          <table:table-cell table:style-name="ce48" table:formula="of:=[.S27]*([.M28]-[.P28])" office:value-type="float" office:value="0" calcext:value-type="float">
            <text:p>0</text:p>
          </table:table-cell>
          <table:table-cell table:style-name="ce35"/>
          <table:table-cell table:style-name="ce56"/>
          <table:table-cell table:style-name="ce39" table:formula="of:=([.AC27]+1/2*[.AB27])*(-[.X28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AC27]+1/2*[.AB27])*[.AA28]" office:value-type="float" office:value="-0" calcext:value-type="float">
            <text:p>0</text:p>
          </table:table-cell>
          <table:table-cell table:style-name="ce44"/>
          <table:table-cell table:style-name="ce48" table:formula="of:=[.AD27]*([.X28]-[.AA2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3" calcext:value-type="float">
            <text:p>13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HERCUL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9]+[.R29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29" calcext:value-type="float">
            <text:p>29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TRUK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9]+[.AC2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9]+1/2*[.Q29])*(-[.M30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5" calcext:value-type="float">
            <text:p>1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R29]+1/2*[.Q29])*[.P30]" office:value-type="float" office:value="0" calcext:value-type="float">
            <text:p>0</text:p>
          </table:table-cell>
          <table:table-cell table:style-name="ce44"/>
          <table:table-cell table:style-name="ce48" table:formula="of:=[.S29]*([.M30]-[.P30])" office:value-type="float" office:value="0" calcext:value-type="float">
            <text:p>0</text:p>
          </table:table-cell>
          <table:table-cell table:style-name="ce31"/>
          <table:table-cell/>
          <table:table-cell table:style-name="ce39" table:formula="of:=([.AC29]+1/2*[.AB29])*(-[.X3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0" calcext:value-type="float">
            <text:p>-20</text:p>
          </table:table-cell>
          <table:table-cell table:style-name="ce42" table:formula="of:=([.AC29]+1/2*[.AB29])*[.AA30]" office:value-type="float" office:value="-0" calcext:value-type="float">
            <text:p>0</text:p>
          </table:table-cell>
          <table:table-cell table:style-name="ce44"/>
          <table:table-cell table:style-name="ce48" table:formula="of:=[.AD29]*([.X30]-[.AA30]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4" calcext:value-type="float">
            <text:p>14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ARGO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1]+[.R31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30" calcext:value-type="float">
            <text:p>30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CHIMERE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1]+[.AC31]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BONUS <text:s/>DE <text:s/>RENFORTS</text:p>
          </table:table-cell>
          <table:covered-table-cell table:number-columns-repeated="2"/>
          <table:covered-table-cell table:style-name="ce31"/>
          <table:covered-table-cell table:number-columns-repeated="2"/>
          <table:table-cell table:style-name="ce8" office:value-type="float" office:value="0" calcext:value-type="float">
            <text:p>0</text:p>
          </table:table-cell>
          <table:table-cell table:style-name="ce31" table:number-columns-repeated="2"/>
          <table:table-cell table:style-name="ce39" table:formula="of:=([.R31]+1/2*[.Q31])*(-[.M3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0" calcext:value-type="float">
            <text:p>-20</text:p>
          </table:table-cell>
          <table:table-cell table:style-name="ce42" table:formula="of:=([.R31]+1/2*[.Q31])*[.P32]" office:value-type="float" office:value="-0" calcext:value-type="float">
            <text:p>0</text:p>
          </table:table-cell>
          <table:table-cell table:style-name="ce44"/>
          <table:table-cell table:style-name="ce48" table:formula="of:=[.S31]*([.M32]-[.P32])" office:value-type="float" office:value="0" calcext:value-type="float">
            <text:p>0</text:p>
          </table:table-cell>
          <table:table-cell table:style-name="ce31"/>
          <table:table-cell table:style-name="ce57"/>
          <table:table-cell table:style-name="ce39" table:formula="of:=([.AC31]+1/2*[.AB31])*(-[.X3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0" calcext:value-type="float">
            <text:p>-20</text:p>
          </table:table-cell>
          <table:table-cell table:style-name="ce42" table:formula="of:=([.AC31]+1/2*[.AB31])*[.AA32]" office:value-type="float" office:value="-0" calcext:value-type="float">
            <text:p>0</text:p>
          </table:table-cell>
          <table:table-cell table:style-name="ce44"/>
          <table:table-cell table:style-name="ce48" table:formula="of:=[.AD31]*([.X32]-[.AA3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5" calcext:value-type="float">
            <text:p>15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HIPPILION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3]+[.R33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31" calcext:value-type="float">
            <text:p>31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RHINO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3]+[.A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 calcext:value-type="string">
            <text:p>N°</text:p>
          </table:table-cell>
          <table:table-cell table:style-name="ce7" office:value-type="string" calcext:value-type="string" table:number-columns-spanned="5" table:number-rows-spanned="1">
            <text:p>GRENADES</text:p>
          </table:table-cell>
          <table:covered-table-cell table:number-columns-repeated="4"/>
          <table:table-cell table:style-name="ce7" office:value-type="string" calcext:value-type="string">
            <text:p>Nbr</text:p>
          </table:table-cell>
          <table:table-cell table:style-name="ce35"/>
          <table:table-cell table:style-name="ce31"/>
          <table:table-cell table:style-name="ce39" table:formula="of:=([.R33]+1/2*[.Q33])*(-[.M3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5" calcext:value-type="float">
            <text:p>-25</text:p>
          </table:table-cell>
          <table:table-cell table:style-name="ce42" table:formula="of:=([.R33]+1/2*[.Q33])*[.P34]" office:value-type="float" office:value="-0" calcext:value-type="float">
            <text:p>0</text:p>
          </table:table-cell>
          <table:table-cell table:style-name="ce44"/>
          <table:table-cell table:style-name="ce48" table:formula="of:=[.S33]*([.M34]-[.P34])" office:value-type="float" office:value="0" calcext:value-type="float">
            <text:p>0</text:p>
          </table:table-cell>
          <table:table-cell table:style-name="ce31"/>
          <table:table-cell table:style-name="ce57"/>
          <table:table-cell table:style-name="ce39" table:formula="of:=([.AC33]+1/2*[.AB33])*(-[.X3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0" calcext:value-type="float">
            <text:p>-20</text:p>
          </table:table-cell>
          <table:table-cell table:style-name="ce42" table:formula="of:=([.AC33]+1/2*[.AB33])*[.AA34]" office:value-type="float" office:value="-0" calcext:value-type="float">
            <text:p>0</text:p>
          </table:table-cell>
          <table:table-cell table:style-name="ce44"/>
          <table:table-cell table:style-name="ce48" table:formula="of:=[.AD33]*([.X34]-[.AA3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5" calcext:value-type="float">
            <text:p>35</text:p>
          </table:table-cell>
          <table:table-cell table:style-name="ce25" office:value-type="string" calcext:value-type="string" table:number-columns-spanned="5" table:number-rows-spanned="1">
            <text:p>FRAGMENTATION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/>
          <table:table-cell table:style-name="ce37" office:value-type="float" office:value="16" calcext:value-type="float">
            <text:p>16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HERM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5]+[.R35]" office:value-type="float" office:value="0" calcext:value-type="float">
            <text:p>0</text:p>
          </table:table-cell>
          <table:table-cell/>
          <table:table-cell table:style-name="ce37" office:value-type="float" office:value="32" calcext:value-type="float">
            <text:p>32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SERPENT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5]+[.A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6" calcext:value-type="float">
            <text:p>36</text:p>
          </table:table-cell>
          <table:table-cell table:style-name="ce25" office:value-type="string" calcext:value-type="string" table:number-columns-spanned="5" table:number-rows-spanned="1">
            <text:p>FUMIGENE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/>
          <table:table-cell table:style-name="ce31"/>
          <table:table-cell table:style-name="ce39" table:formula="of:=([.R35]+1/2*[.Q35])*(-[.M3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0" calcext:value-type="float">
            <text:p>2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R35]+1/2*[.Q35])*[.P36]" office:value-type="float" office:value="0" calcext:value-type="float">
            <text:p>0</text:p>
          </table:table-cell>
          <table:table-cell table:style-name="ce44"/>
          <table:table-cell table:style-name="ce48" table:formula="of:=[.S35]*([.M36]-[.P36])" office:value-type="float" office:value="0" calcext:value-type="float">
            <text:p>0</text:p>
          </table:table-cell>
          <table:table-cell table:number-columns-repeated="2"/>
          <table:table-cell table:style-name="ce39" table:formula="of:=([.AC35]+1/2*[.AB35])*(-[.X3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0" calcext:value-type="float">
            <text:p>-20</text:p>
          </table:table-cell>
          <table:table-cell table:style-name="ce42" table:formula="of:=([.AC35]+1/2*[.AB35])*[.AA36]" office:value-type="float" office:value="-0" calcext:value-type="float">
            <text:p>0</text:p>
          </table:table-cell>
          <table:table-cell table:style-name="ce44"/>
          <table:table-cell table:style-name="ce48" table:formula="of:=[.AD35]*([.X36]-[.AA3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7" calcext:value-type="float">
            <text:p>37</text:p>
          </table:table-cell>
          <table:table-cell table:style-name="ce25" office:value-type="string" calcext:value-type="string" table:number-columns-spanned="5" table:number-rows-spanned="1">
            <text:p>FLASHBANG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/>
          <table:table-cell table:style-name="ce37" office:value-type="float" office:value="17" calcext:value-type="float">
            <text:p>17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AR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37]+[.R37]" office:value-type="float" office:value="0" calcext:value-type="float">
            <text:p>0</text:p>
          </table:table-cell>
          <table:table-cell/>
          <table:table-cell table:style-name="ce37" office:value-type="float" office:value="33" calcext:value-type="float">
            <text:p>33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LAND RAIDER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7]+[.A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8" calcext:value-type="float">
            <text:p>38</text:p>
          </table:table-cell>
          <table:table-cell table:style-name="ce25" office:value-type="string" calcext:value-type="string" table:number-columns-spanned="5" table:number-rows-spanned="1">
            <text:p>GAZ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/>
          <table:table-cell table:style-name="ce31"/>
          <table:table-cell table:style-name="ce39" table:formula="of:=([.R37]+1/2*[.Q37])*(-[.M3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5" calcext:value-type="float">
            <text:p>2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R37]+1/2*[.Q37])*[.P38]" office:value-type="float" office:value="0" calcext:value-type="float">
            <text:p>0</text:p>
          </table:table-cell>
          <table:table-cell table:style-name="ce44"/>
          <table:table-cell table:style-name="ce48" table:formula="of:=[.S37]*([.M38]-[.P38])" office:value-type="float" office:value="0" calcext:value-type="float">
            <text:p>0</text:p>
          </table:table-cell>
          <table:table-cell table:number-columns-repeated="2"/>
          <table:table-cell table:style-name="ce39" table:formula="of:=([.AC37]+1/2*[.AB37])*(-[.X38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5" calcext:value-type="float">
            <text:p>-25</text:p>
          </table:table-cell>
          <table:table-cell table:style-name="ce42" table:formula="of:=([.AC37]+1/2*[.AB37])*[.AA38]" office:value-type="float" office:value="-0" calcext:value-type="float">
            <text:p>0</text:p>
          </table:table-cell>
          <table:table-cell table:style-name="ce44"/>
          <table:table-cell table:style-name="ce48" table:formula="of:=[.AD37]*([.X38]-[.AA3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9" calcext:value-type="float">
            <text:p>39</text:p>
          </table:table-cell>
          <table:table-cell table:style-name="ce26" office:value-type="string" calcext:value-type="string" table:number-columns-spanned="5" table:number-rows-spanned="1">
            <text:p>FUSION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/>
          <table:table-cell table:style-name="ce52" office:value-type="float" office:value="18" calcext:value-type="float">
            <text:p>18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Q39]+[.R39]" office:value-type="float" office:value="0" calcext:value-type="float">
            <text:p>0</text:p>
          </table:table-cell>
          <table:table-cell/>
          <table:table-cell table:style-name="ce37" office:value-type="float" office:value="34" calcext:value-type="float">
            <text:p>34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WARTRUKS</text:p>
          </table:table-cell>
          <table:covered-table-cell table:number-columns-repeated="4"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9]+[.A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40" calcext:value-type="float">
            <text:p>40</text:p>
          </table:table-cell>
          <table:table-cell table:style-name="ce26" office:value-type="string" calcext:value-type="string" table:number-columns-spanned="5" table:number-rows-spanned="1">
            <text:p>PLASMA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/>
          <table:table-cell table:style-name="ce53"/>
          <table:table-cell table:style-name="ce39" table:formula="of:=([.R39]+1/2*[.Q39])*(-[.M4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R39]+1/2*[.Q39])*[.P40]" office:value-type="float" office:value="0" calcext:value-type="float">
            <text:p>0</text:p>
          </table:table-cell>
          <table:table-cell table:style-name="ce53"/>
          <table:table-cell table:style-name="ce39" table:formula="of:=[.S39]*([.M40]-[.P40])" office:value-type="float" office:value="0" calcext:value-type="float">
            <text:p>0</text:p>
          </table:table-cell>
          <table:table-cell table:number-columns-repeated="2"/>
          <table:table-cell table:style-name="ce39" table:formula="of:=([.AC39]+1/2*[.AB39])*(-[.X4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5" calcext:value-type="float">
            <text:p>-25</text:p>
          </table:table-cell>
          <table:table-cell table:style-name="ce42" table:formula="of:=([.AC39]+1/2*[.AB39])*[.AA40]" office:value-type="float" office:value="-0" calcext:value-type="float">
            <text:p>0</text:p>
          </table:table-cell>
          <table:table-cell table:style-name="ce44"/>
          <table:table-cell table:style-name="ce48" table:formula="of:=[.AD39]*([.X40]-[.AA4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8" table:number-columns-repeated="29"/>
          <table:table-cell table:style-name="ce67"/>
          <table:table-cell table:number-columns-repeated="5"/>
        </table:table-row>
        <table:table-row table:style-name="ro2" table:number-rows-repeated="25">
          <table:table-cell table:style-name="Default"/>
          <table:table-cell table:number-columns-repeated="29"/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29"/>
          <table:table-cell table:style-name="Default"/>
          <table:table-cell table:number-columns-repeated="5"/>
        </table:table-row>
      </table:table>
      <table:table table:name="09 Ruches" table:style-name="ta1" table:protected="true" table:protection-key="+UTc1jX5gB96yQpAf7xHmWTewCQ=" table:protection-key-digest-algorithm="http://www.w3.org/2000/09/xmldsig#sha1" table:print="false">
        <table:table-protection table:select-protected-cells="true" table:select-unprotected-cells="true"/>
        <table:table-column table:style-name="co1" table:default-cell-style-name="ce3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1" table:default-cell-style-name="ce65"/>
        <table:table-column table:style-name="co3" table:number-columns-repeated="4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6" table:number-columns-repeated="29"/>
          <table:table-cell table:style-name="ce64"/>
          <table:table-cell table:number-columns-repeated="5"/>
        </table:table-row>
        <table:table-row table:style-name="ro2">
          <table:table-cell table:style-name="ce2"/>
          <table:table-cell table:style-name="ce7" office:value-type="string" calcext:value-type="string" table:number-columns-spanned="3" table:number-rows-spanned="1">
            <text:p>LOG N°</text:p>
          </table:table-cell>
          <table:covered-table-cell table:style-name="ce19"/>
          <table:covered-table-cell/>
          <table:table-cell table:style-name="ce7" office:value-type="string" calcext:value-type="string" table:number-columns-spanned="2" table:number-rows-spanned="1">
            <text:p>SECTEUR</text:p>
          </table:table-cell>
          <table:covered-table-cell table:style-name="ce19"/>
          <table:table-cell table:style-name="ce7" office:value-type="string" calcext:value-type="string" table:number-columns-spanned="2" table:number-rows-spanned="1">
            <text:p>PLANETE</text:p>
          </table:table-cell>
          <table:covered-table-cell table:style-name="ce19"/>
          <table:table-cell table:style-name="ce16"/>
          <table:table-cell table:style-name="ce36" office:value-type="string" calcext:value-type="string" table:number-columns-spanned="21" table:number-rows-spanned="1">
            <text:p>CONTINGENT</text:p>
          </table:table-cell>
          <table:covered-table-cell table:number-columns-repeated="9" table:style-name="ce31"/>
          <table:covered-table-cell table:style-name="ce23"/>
          <table:covered-table-cell table:number-columns-repeated="10" table:style-name="ce31"/>
          <table:table-cell table:number-columns-repeated="6"/>
        </table:table-row>
        <table:table-row table:style-name="ro2">
          <table:table-cell/>
          <table:table-cell table:style-name="ce8" office:value-type="string" calcext:value-type="string" table:number-columns-spanned="3" table:number-rows-spanned="1">
            <text:p>X</text:p>
          </table:table-cell>
          <table:covered-table-cell table:style-name="ce20"/>
          <table:covered-table-cell/>
          <table:table-cell table:style-name="ce8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8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16"/>
          <table:table-cell table:style-name="ce14" office:value-type="string" calcext:value-type="string">
            <text:p>N°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 table:number-columns-spanned="5" table:number-rows-spanned="1">
            <text:p>Nom</text:p>
          </table:table-cell>
          <table:covered-table-cell table:number-columns-repeated="2" table:style-name="ce14"/>
          <table:covered-table-cell table:style-name="ce45"/>
          <table:covered-table-cell table:style-name="ce14"/>
          <table:table-cell table:style-name="ce14" office:value-type="string" calcext:value-type="string">
            <text:p>Surv</text:p>
          </table:table-cell>
          <table:table-cell table:style-name="ce14" office:value-type="string" calcext:value-type="string">
            <text:p>Renf</text:p>
          </table:table-cell>
          <table:table-cell table:style-name="ce14" office:value-type="string" calcext:value-type="string">
            <text:p>Nbr</text:p>
          </table:table-cell>
          <table:table-cell table:style-name="ce16"/>
          <table:table-cell table:style-name="ce14" office:value-type="string" calcext:value-type="string">
            <text:p>N°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 table:number-columns-spanned="5" table:number-rows-spanned="1">
            <text:p>Nom</text:p>
          </table:table-cell>
          <table:covered-table-cell table:number-columns-repeated="2" table:style-name="ce14"/>
          <table:covered-table-cell table:style-name="ce45"/>
          <table:covered-table-cell table:style-name="ce14"/>
          <table:table-cell table:style-name="ce14" office:value-type="string" calcext:value-type="string">
            <text:p>Surv</text:p>
          </table:table-cell>
          <table:table-cell table:style-name="ce14" office:value-type="string" calcext:value-type="string">
            <text:p>Renf</text:p>
          </table:table-cell>
          <table:table-cell table:style-name="ce14" office:value-type="string" calcext:value-type="string">
            <text:p>Nbr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PHASE</text:p>
          </table:table-cell>
          <table:covered-table-cell table:style-name="ce7"/>
          <table:covered-table-cell table:number-columns-repeated="2" table:style-name="ce27"/>
          <table:table-cell table:style-name="ce7" office:value-type="string" calcext:value-type="string" table:number-columns-spanned="3" table:number-rows-spanned="1">
            <text:p>VS CONFLIT</text:p>
          </table:table-cell>
          <table:covered-table-cell table:style-name="ce19"/>
          <table:covered-table-cell table:style-name="ce27"/>
          <table:table-cell table:style-name="ce23"/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>
            <text:p>QG</text:p>
          </table:table-cell>
          <table:table-cell table:style-name="ce40" office:value-type="string" calcext:value-type="string" table:number-columns-spanned="5" table:number-rows-spanned="1">
            <text:p>NYMPH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5]+[.R5]" office:value-type="float" office:value="0" calcext:value-type="float">
            <text:p>0</text:p>
          </table:table-cell>
          <table:table-cell table:style-name="ce16"/>
          <table:table-cell table:style-name="ce52" office:value-type="float" office:value="19" calcext:value-type="float">
            <text:p>19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5]+[.AC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calcext:value-type="float" table:number-columns-spanned="4" table:number-rows-spanned="1">
            <text:p>0</text:p>
          </table:table-cell>
          <table:covered-table-cell table:style-name="ce9"/>
          <table:covered-table-cell table:number-columns-repeated="2" table:style-name="ce28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style-name="ce8"/>
          <table:covered-table-cell table:style-name="ce28"/>
          <table:table-cell table:style-name="ce23"/>
          <table:table-cell/>
          <table:table-cell table:style-name="ce39" table:formula="of:=([.R5]+1/2*[.Q5])*(-[.M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30" calcext:value-type="float">
            <text:p>3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24" calcext:value-type="float">
            <text:p>24</text:p>
          </table:table-cell>
          <table:table-cell table:style-name="ce42" table:formula="of:=([.R5]+1/2*[.Q5])*[.P6]" office:value-type="float" office:value="0" calcext:value-type="float">
            <text:p>0</text:p>
          </table:table-cell>
          <table:table-cell table:style-name="ce44"/>
          <table:table-cell table:style-name="ce48" table:formula="of:=[.S5]*([.M6]-[.P6])" office:value-type="float" office:value="0" calcext:value-type="float">
            <text:p>0</text:p>
          </table:table-cell>
          <table:table-cell table:style-name="ce49"/>
          <table:table-cell table:style-name="ce53"/>
          <table:table-cell table:style-name="ce39" table:formula="of:=([.AC5]+1/2*[.AB5])*(-[.X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5]+1/2*[.AB5])*[.AA6]" office:value-type="float" office:value="0" calcext:value-type="float">
            <text:p>0</text:p>
          </table:table-cell>
          <table:table-cell table:style-name="ce53"/>
          <table:table-cell table:style-name="ce39" table:formula="of:=[.AD5]*([.X6]-[.AA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string" calcext:value-type="string" table:number-columns-spanned="4" table:number-rows-spanned="1">
            <text:p>ÉVENEMENTS</text:p>
          </table:table-cell>
          <table:covered-table-cell table:number-columns-repeated="3" table:style-name="ce21"/>
          <table:table-cell table:number-columns-repeated="3"/>
          <table:table-cell table:style-name="ce16"/>
          <table:table-cell table:style-name="ce37" office:value-type="float" office:value="2" calcext:value-type="float">
            <text:p>2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CLOPORT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7]+[.R7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0" calcext:value-type="float">
            <text:p>20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7]+[.AC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M</text:p>
          </table:table-cell>
          <table:table-cell table:number-columns-repeated="3"/>
          <table:table-cell table:style-name="ce23"/>
          <table:table-cell table:style-name="ce31"/>
          <table:table-cell table:style-name="ce39" table:formula="of:=([.R7]+1/2*[.Q7])*(-[.M8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" calcext:value-type="float">
            <text:p>-2</text:p>
          </table:table-cell>
          <table:table-cell table:style-name="ce42" table:formula="of:=([.R7]+1/2*[.Q7])*[.P8]" office:value-type="float" office:value="-0" calcext:value-type="float">
            <text:p>0</text:p>
          </table:table-cell>
          <table:table-cell table:style-name="ce44"/>
          <table:table-cell table:style-name="ce48" table:formula="of:=[.S7]*([.M8]-[.P8])" office:value-type="float" office:value="0" calcext:value-type="float">
            <text:p>0</text:p>
          </table:table-cell>
          <table:table-cell table:style-name="ce44"/>
          <table:table-cell table:style-name="ce53"/>
          <table:table-cell table:style-name="ce39" table:formula="of:=([.AC7]+1/2*[.AB7])*(-[.X8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7]+1/2*[.AB7])*[.AA8]" office:value-type="float" office:value="0" calcext:value-type="float">
            <text:p>0</text:p>
          </table:table-cell>
          <table:table-cell table:style-name="ce53"/>
          <table:table-cell table:style-name="ce39" table:formula="of:=[.AD7]*([.X8]-[.AA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number-columns-repeated="4" table:style-name="ce9" office:value-type="string" calcext:value-type="string">
            <text:p>X</text:p>
          </table:table-cell>
          <table:table-cell table:number-columns-repeated="3"/>
          <table:table-cell table:style-name="ce31"/>
          <table:table-cell table:style-name="ce37" office:value-type="float" office:value="3" calcext:value-type="float">
            <text:p>3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BLATT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9]+[.R9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1" calcext:value-type="float">
            <text:p>21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9]+[.AC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4"/>
          <table:table-cell table:style-name="ce31"/>
          <table:table-cell table:style-name="ce39" table:formula="of:=([.R9]+1/2*[.Q9])*(-[.M1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" calcext:value-type="float">
            <text:p>-2</text:p>
          </table:table-cell>
          <table:table-cell table:style-name="ce42" table:formula="of:=([.R9]+1/2*[.Q9])*[.P10]" office:value-type="float" office:value="-0" calcext:value-type="float">
            <text:p>0</text:p>
          </table:table-cell>
          <table:table-cell table:style-name="ce44"/>
          <table:table-cell table:style-name="ce48" table:formula="of:=[.S9]*([.M10]-[.P10])" office:value-type="float" office:value="0" calcext:value-type="float">
            <text:p>0</text:p>
          </table:table-cell>
          <table:table-cell table:style-name="ce50"/>
          <table:table-cell table:style-name="ce53"/>
          <table:table-cell table:style-name="ce39" table:formula="of:=([.AC9]+1/2*[.AB9])*(-[.X1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9]+1/2*[.AB9])*[.AA10]" office:value-type="float" office:value="0" calcext:value-type="float">
            <text:p>0</text:p>
          </table:table-cell>
          <table:table-cell table:style-name="ce53"/>
          <table:table-cell table:style-name="ce39" table:formula="of:=[.AD9]*([.X10]-[.AA10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FACTION</text:p>
          </table:table-cell>
          <table:covered-table-cell table:style-name="ce19"/>
          <table:covered-table-cell table:number-columns-repeated="4" table:style-name="ce29"/>
          <table:table-cell table:style-name="ce7" office:value-type="string" calcext:value-type="string">
            <text:p>VS F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PARASIT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1]+[.R11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2" calcext:value-type="float">
            <text:p>22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11]+[.AC1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0" office:value-type="string" calcext:value-type="string" table:number-columns-spanned="6" table:number-rows-spanned="1">
            <text:p>R U C H E S</text:p>
          </table:table-cell>
          <table:covered-table-cell table:number-columns-repeated="5"/>
          <table:table-cell table:style-name="ce16" table:formula="of:=4*(IF([.B6]=1;1;0))+4*(IF([.B6]=2;1;0))+1*(IF([.B6]=3;1;0))" office:value-type="float" office:value="0" calcext:value-type="float">
            <text:p>0</text:p>
          </table:table-cell>
          <table:table-cell table:style-name="ce31" table:number-columns-repeated="2"/>
          <table:table-cell table:style-name="ce39" table:formula="of:=([.R11]+1/2*[.Q11])*(-[.M1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" calcext:value-type="float">
            <text:p>-2</text:p>
          </table:table-cell>
          <table:table-cell table:style-name="ce42" table:formula="of:=([.R11]+1/2*[.Q11])*[.P12]" office:value-type="float" office:value="-0" calcext:value-type="float">
            <text:p>0</text:p>
          </table:table-cell>
          <table:table-cell table:style-name="ce44"/>
          <table:table-cell table:style-name="ce48" table:formula="of:=[.S11]*([.M12]-[.P12])" office:value-type="float" office:value="0" calcext:value-type="float">
            <text:p>0</text:p>
          </table:table-cell>
          <table:table-cell table:style-name="ce51"/>
          <table:table-cell table:style-name="ce53"/>
          <table:table-cell table:style-name="ce39" table:formula="of:=([.AC11]+1/2*[.AB11])*(-[.X1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11]+1/2*[.AB11])*[.AA12]" office:value-type="float" office:value="0" calcext:value-type="float">
            <text:p>0</text:p>
          </table:table-cell>
          <table:table-cell table:style-name="ce53"/>
          <table:table-cell table:style-name="ce39" table:formula="of:=[.AD11]*([.X12]-[.AA1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5" calcext:value-type="float">
            <text:p>5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PONDEUS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3]+[.R13]" office:value-type="float" office:value="0" calcext:value-type="float">
            <text:p>0</text:p>
          </table:table-cell>
          <table:table-cell table:style-name="ce34"/>
          <table:table-cell table:style-name="ce52" office:value-type="float" office:value="23" calcext:value-type="float">
            <text:p>23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13]+[.AC1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7" table:number-rows-spanned="1">
            <text:p>COMMANDANT</text:p>
          </table:table-cell>
          <table:covered-table-cell table:style-name="ce16"/>
          <table:covered-table-cell table:number-columns-repeated="4" table:style-name="ce23"/>
          <table:covered-table-cell/>
          <table:table-cell table:style-name="ce31" table:number-columns-repeated="2"/>
          <table:table-cell table:style-name="ce39" table:formula="of:=([.R13]+1/2*[.Q13])*(-[.M1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2" calcext:value-type="float">
            <text:p>-2</text:p>
          </table:table-cell>
          <table:table-cell table:style-name="ce42" table:formula="of:=([.R13]+1/2*[.Q13])*[.P14]" office:value-type="float" office:value="-0" calcext:value-type="float">
            <text:p>0</text:p>
          </table:table-cell>
          <table:table-cell table:style-name="ce44"/>
          <table:table-cell table:style-name="ce48" table:formula="of:=[.S13]*([.M14]-[.P14])" office:value-type="float" office:value="0" calcext:value-type="float">
            <text:p>0</text:p>
          </table:table-cell>
          <table:table-cell table:style-name="ce51"/>
          <table:table-cell table:style-name="ce54"/>
          <table:table-cell table:style-name="ce39" table:formula="of:=([.AC13]+1/2*[.AB13])*(-[.X1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13]+1/2*[.AB13])*[.AA14]" office:value-type="float" office:value="0" calcext:value-type="float">
            <text:p>0</text:p>
          </table:table-cell>
          <table:table-cell table:style-name="ce53"/>
          <table:table-cell table:style-name="ce39" table:formula="of:=[.AD13]*([.X14]-[.AA1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 table:number-columns-spanned="7" table:number-rows-spanned="1">
            <text:p>X</text:p>
          </table:table-cell>
          <table:covered-table-cell table:style-name="ce16"/>
          <table:covered-table-cell table:number-columns-repeated="4" table:style-name="ce23"/>
          <table:covered-table-cell/>
          <table:table-cell table:style-name="ce31"/>
          <table:table-cell table:style-name="ce37" office:value-type="float" office:value="6" calcext:value-type="float">
            <text:p>6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CAFARD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5]+[.R15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4" calcext:value-type="float">
            <text:p>24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15]+[.AC1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VICTOIRES </text:p>
          </table:table-cell>
          <table:covered-table-cell table:style-name="ce19"/>
          <table:covered-table-cell table:style-name="ce29"/>
          <table:covered-table-cell table:style-name="ce19"/>
          <table:table-cell table:style-name="ce7" office:value-type="string" calcext:value-type="string" table:number-columns-spanned="3" table:number-rows-spanned="1">
            <text:p>DEFAITES</text:p>
          </table:table-cell>
          <table:covered-table-cell table:number-columns-repeated="2" table:style-name="ce19"/>
          <table:table-cell table:style-name="ce31" table:number-columns-repeated="2"/>
          <table:table-cell table:style-name="ce39" table:formula="of:=([.R15]+1/2*[.Q15])*(-[.M1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4" calcext:value-type="float">
            <text:p>4</text:p>
          </table:table-cell>
          <table:table-cell table:style-name="ce42" table:formula="of:=([.R15]+1/2*[.Q15])*[.P16]" office:value-type="float" office:value="0" calcext:value-type="float">
            <text:p>0</text:p>
          </table:table-cell>
          <table:table-cell table:style-name="ce44"/>
          <table:table-cell table:style-name="ce48" table:formula="of:=[.S15]*([.M16]-[.P16])" office:value-type="float" office:value="0" calcext:value-type="float">
            <text:p>0</text:p>
          </table:table-cell>
          <table:table-cell table:style-name="ce51"/>
          <table:table-cell table:style-name="ce53"/>
          <table:table-cell table:style-name="ce39" table:formula="of:=([.AC15]+1/2*[.AB15])*(-[.X1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15]+1/2*[.AB15])*[.AA16]" office:value-type="float" office:value="0" calcext:value-type="float">
            <text:p>0</text:p>
          </table:table-cell>
          <table:table-cell table:style-name="ce53"/>
          <table:table-cell table:style-name="ce39" table:formula="of:=[.AD15]*([.X16]-[.AA1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2"/>
          <table:table-cell table:style-name="ce31"/>
          <table:table-cell table:style-name="ce37" office:value-type="float" office:value="7" calcext:value-type="float">
            <text:p>7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VORAC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7]+[.R17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5" calcext:value-type="float">
            <text:p>25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17]+[.AC1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17]+1/2*[.Q17])*(-[.M1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4" calcext:value-type="float">
            <text:p>4</text:p>
          </table:table-cell>
          <table:table-cell table:style-name="ce42" table:formula="of:=([.R17]+1/2*[.Q17])*[.P18]" office:value-type="float" office:value="0" calcext:value-type="float">
            <text:p>0</text:p>
          </table:table-cell>
          <table:table-cell table:style-name="ce44"/>
          <table:table-cell table:style-name="ce48" table:formula="of:=[.S17]*([.M18]-[.P18])" office:value-type="float" office:value="0" calcext:value-type="float">
            <text:p>0</text:p>
          </table:table-cell>
          <table:table-cell table:style-name="ce51"/>
          <table:table-cell table:style-name="ce53"/>
          <table:table-cell table:style-name="ce39" table:formula="of:=([.AC17]+1/2*[.AB17])*(-[.X18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17]+1/2*[.AB17])*[.AA18]" office:value-type="float" office:value="0" calcext:value-type="float">
            <text:p>0</text:p>
          </table:table-cell>
          <table:table-cell table:style-name="ce53"/>
          <table:table-cell table:style-name="ce39" table:formula="of:=[.AD17]*([.X18]-[.AA1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3" office:value-type="string" calcext:value-type="string" table:number-columns-spanned="7" table:number-rows-spanned="1">
            <text:p>VALEUR STRATEGIQUE</text:p>
          </table:table-cell>
          <table:covered-table-cell table:number-columns-repeated="6"/>
          <table:table-cell table:style-name="ce31"/>
          <table:table-cell table:style-name="ce37" office:value-type="float" office:value="8" calcext:value-type="float">
            <text:p>8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LUCAN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9]+[.R19]" office:value-type="float" office:value="0" calcext:value-type="float">
            <text:p>0</text:p>
          </table:table-cell>
          <table:table-cell table:style-name="ce17"/>
          <table:table-cell table:style-name="ce52" office:value-type="float" office:value="26" calcext:value-type="float">
            <text:p>26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19]+[.AC1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 calcext:value-type="string" table:number-columns-spanned="3" table:number-rows-spanned="1">
            <text:p>Précédente</text:p>
          </table:table-cell>
          <table:covered-table-cell table:style-name="ce14"/>
          <table:covered-table-cell table:style-name="ce30"/>
          <table:table-cell table:style-name="ce14" office:value-type="string" calcext:value-type="string" table:number-columns-spanned="2" table:number-rows-spanned="1">
            <text:p>Actuelle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Terminale</text:p>
          </table:table-cell>
          <table:covered-table-cell table:style-name="ce32"/>
          <table:table-cell table:style-name="ce31" table:number-columns-repeated="2"/>
          <table:table-cell table:style-name="ce39" table:formula="of:=([.R19]+1/2*[.Q19])*(-[.M20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4" calcext:value-type="float">
            <text:p>4</text:p>
          </table:table-cell>
          <table:table-cell table:style-name="ce42" table:formula="of:=([.R19]+1/2*[.Q19])*[.P20]" office:value-type="float" office:value="0" calcext:value-type="float">
            <text:p>0</text:p>
          </table:table-cell>
          <table:table-cell table:style-name="ce44"/>
          <table:table-cell table:style-name="ce48" table:formula="of:=[.S19]*([.M20]-[.P20])" office:value-type="float" office:value="0" calcext:value-type="float">
            <text:p>0</text:p>
          </table:table-cell>
          <table:table-cell table:style-name="ce50"/>
          <table:table-cell table:style-name="ce54"/>
          <table:table-cell table:style-name="ce39" table:formula="of:=([.AC19]+1/2*[.AB19])*(-[.X2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19]+1/2*[.AB19])*[.AA20]" office:value-type="float" office:value="0" calcext:value-type="float">
            <text:p>0</text:p>
          </table:table-cell>
          <table:table-cell table:style-name="ce53"/>
          <table:table-cell table:style-name="ce39" table:formula="of:=[.AD19]*([.X20]-[.AA20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3"/>
          <table:table-cell table:style-name="ce16" table:formula="of:=[.S6]+[.S8]+[.S10]+[.S12]+[.S14]+[.S16]+[.S18]+[.S20]+[.S22]+[.S24]+[.S26]+[.S28]+[.S30]+[.S32]+[.S34]+[.S36]+[.S38]+[.S40]+[.AD6]+[.AD8]+[.AD10]+[.AD12]+[.AD14]+[.AD16]+[.AD18]+[.AD20]+[.AD22]+[.AD24]+[.AD30]+[.AD32]+[.AD34]+[.AD36]+[.AD38]+[.AD40]" office:value-type="float" office:value="0" calcext:value-type="float" table:number-columns-spanned="2" table:number-rows-spanned="1">
            <text:p>0</text:p>
          </table:table-cell>
          <table:covered-table-cell table:style-name="ce23"/>
          <table:table-cell table:style-name="ce9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/>
          <table:table-cell table:style-name="ce37" office:value-type="float" office:value="9" calcext:value-type="float">
            <text:p>9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COLEOPTER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1]+[.R21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7" calcext:value-type="float">
            <text:p>27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21]+[.AC2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1]+1/2*[.Q21])*(-[.M22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4" calcext:value-type="float">
            <text:p>4</text:p>
          </table:table-cell>
          <table:table-cell table:style-name="ce42" table:formula="of:=([.R21]+1/2*[.Q21])*[.P22]" office:value-type="float" office:value="0" calcext:value-type="float">
            <text:p>0</text:p>
          </table:table-cell>
          <table:table-cell table:style-name="ce44"/>
          <table:table-cell table:style-name="ce48" table:formula="of:=[.S21]*([.M22]-[.P22])" office:value-type="float" office:value="0" calcext:value-type="float">
            <text:p>0</text:p>
          </table:table-cell>
          <table:table-cell table:style-name="ce51"/>
          <table:table-cell table:style-name="ce53"/>
          <table:table-cell table:style-name="ce39" table:formula="of:=([.AC21]+1/2*[.AB21])*(-[.X2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21]+1/2*[.AB21])*[.AA22]" office:value-type="float" office:value="0" calcext:value-type="float">
            <text:p>0</text:p>
          </table:table-cell>
          <table:table-cell table:style-name="ce53"/>
          <table:table-cell table:style-name="ce39" table:formula="of:=[.AD21]*([.X22]-[.AA2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7" table:number-rows-spanned="1">
            <text:p>RENFORTS</text:p>
          </table:table-cell>
          <table:covered-table-cell table:style-name="ce24"/>
          <table:covered-table-cell table:number-columns-repeated="5"/>
          <table:table-cell table:style-name="ce31"/>
          <table:table-cell table:style-name="ce37" office:value-type="float" office:value="10" calcext:value-type="float">
            <text:p>10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VE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3]+[.R23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8" calcext:value-type="float">
            <text:p>28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23]+[.AC2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5" table:formula="of:=[.F6]+(([.H12]+[.H32])*[.F6]/10)" office:value-type="float" office:value="0" calcext:value-type="float" table:number-columns-spanned="7" table:number-rows-spanned="1">
            <text:p>0</text:p>
          </table:table-cell>
          <table:covered-table-cell table:style-name="ce23"/>
          <table:covered-table-cell table:number-columns-repeated="5"/>
          <table:table-cell table:style-name="ce31" table:number-columns-repeated="2"/>
          <table:table-cell table:style-name="ce39" table:formula="of:=([.R23]+1/2*[.Q23])*(-[.M24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4" calcext:value-type="float">
            <text:p>14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4" calcext:value-type="float">
            <text:p>4</text:p>
          </table:table-cell>
          <table:table-cell table:style-name="ce42" table:formula="of:=([.R23]+1/2*[.Q23])*[.P24]" office:value-type="float" office:value="0" calcext:value-type="float">
            <text:p>0</text:p>
          </table:table-cell>
          <table:table-cell table:style-name="ce44"/>
          <table:table-cell table:style-name="ce48" table:formula="of:=[.S23]*([.M24]-[.P24])" office:value-type="float" office:value="0" calcext:value-type="float">
            <text:p>0</text:p>
          </table:table-cell>
          <table:table-cell table:style-name="ce51"/>
          <table:table-cell table:style-name="ce54"/>
          <table:table-cell table:style-name="ce39" table:formula="of:=([.AC23]+1/2*[.AB23])*(-[.X2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23]+1/2*[.AB23])*[.AA24]" office:value-type="float" office:value="0" calcext:value-type="float">
            <text:p>0</text:p>
          </table:table-cell>
          <table:table-cell table:style-name="ce53"/>
          <table:table-cell table:style-name="ce39" table:formula="of:=[.AD23]*([.X24]-[.AA2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1" calcext:value-type="float">
            <text:p>11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MANT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5]+[.R25]" office:value-type="float" office:value="0" calcext:value-type="float">
            <text:p>0</text:p>
          </table:table-cell>
          <table:table-cell table:style-name="ce31"/>
          <table:table-cell table:style-name="ce54" table:number-columns-repeated="10"/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COM</text:p>
          </table:table-cell>
          <table:covered-table-cell table:style-name="ce19"/>
          <table:covered-table-cell table:number-columns-repeated="2" table:style-name="ce29"/>
          <table:table-cell table:style-name="ce7" office:value-type="string" calcext:value-type="string" table:number-columns-spanned="3" table:number-rows-spanned="1">
            <text:p>REQ</text:p>
          </table:table-cell>
          <table:covered-table-cell table:number-columns-repeated="2" table:style-name="ce29"/>
          <table:table-cell table:style-name="ce31" table:number-columns-repeated="2"/>
          <table:table-cell table:style-name="ce39" table:formula="of:=([.R25]+1/2*[.Q25])*(-[.M2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6" calcext:value-type="float">
            <text:p>16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4" calcext:value-type="float">
            <text:p>4</text:p>
          </table:table-cell>
          <table:table-cell table:style-name="ce42" table:formula="of:=([.R25]+1/2*[.Q25])*[.P26]" office:value-type="float" office:value="0" calcext:value-type="float">
            <text:p>0</text:p>
          </table:table-cell>
          <table:table-cell table:style-name="ce44"/>
          <table:table-cell table:style-name="ce48" table:formula="of:=[.S25]*([.M26]-[.P26])" office:value-type="float" office:value="0" calcext:value-type="float">
            <text:p>0</text:p>
          </table:table-cell>
          <table:table-cell table:style-name="ce35"/>
          <table:table-cell table:style-name="ce91" office:value-type="string" calcext:value-type="string" table:number-columns-spanned="10" table:number-rows-spanned="1">
            <text:p>CAPTURE</text:p>
          </table:table-cell>
          <table:covered-table-cell table:number-columns-repeated="9" table:style-name="ce53"/>
          <table:table-cell table:number-columns-repeated="6"/>
        </table:table-row>
        <table:table-row table:style-name="ro2">
          <table:table-cell/>
          <table:table-cell table:style-name="ce16" table:formula="of:=([.B24])+([.K6]+[.K8]+[.K10]+[.K12]+[.K14]+[.K16]+[.K18]+[.K20]+[.K22]+[.K24]+[.K26]+[.K28]+[.K30]+[.K32]+[.K34]+[.K36]+[.K38]+[.K40]+[.V6]+[.V8]+[.V10]+[.V12]+[.V14]+[.V16]+[.V18]+[.V20]+[.V22]+[.V24]+[.V30]+[.V32]+[.V34]+[.V36]+[.V38]+[.V40])" office:value-type="float" office:value="0" calcext:value-type="float" table:number-columns-spanned="4" table:number-rows-spanned="1">
            <text:p>0</text:p>
          </table:table-cell>
          <table:covered-table-cell table:style-name="ce16"/>
          <table:covered-table-cell table:style-name="ce23"/>
          <table:covered-table-cell table:style-name="ce31"/>
          <table:table-cell table:style-name="ce16" table:formula="of:=[.Q6]+[.Q8]+[.Q10]+[.Q12]+[.Q14]+[.Q16]+[.Q18]+[.Q20]+[.Q22]+[.Q24]+[.Q26]+[.Q28]+[.Q30]+[.Q32]+[.Q34]+[.Q36]+[.Q38]+[.Q40]+[.AB6]+[.AB8]+[.AB10]+[.AB12]+[.AB14]+[.AB16]+[.AB18]+[.AB20]+[.AB22]+[.AB24]+[.AB30]+[.AB32]+[.AB34]+[.AB36]+[.AB38]+[.AB40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3"/>
          <table:table-cell table:style-name="ce31"/>
          <table:table-cell table:style-name="ce37" office:value-type="float" office:value="12" calcext:value-type="float">
            <text:p>12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PRINC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7]+[.R27]" office:value-type="float" office:value="0" calcext:value-type="float">
            <text:p>0</text:p>
          </table:table-cell>
          <table:table-cell table:style-name="ce31"/>
          <table:table-cell table:style-name="ce52" office:value-type="string" calcext:value-type="string">
            <text:p>N°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 table:number-columns-spanned="5" table:number-rows-spanned="1">
            <text:p>Nom</text:p>
          </table:table-cell>
          <table:covered-table-cell table:number-columns-repeated="2" table:style-name="ce52"/>
          <table:covered-table-cell table:style-name="ce53"/>
          <table:covered-table-cell table:style-name="ce52"/>
          <table:table-cell table:style-name="ce52" office:value-type="string" calcext:value-type="string" table:number-columns-spanned="2" table:number-rows-spanned="1">
            <text:p>Surv</text:p>
          </table:table-cell>
          <table:covered-table-cell table:style-name="ce53"/>
          <table:table-cell table:style-name="ce52" office:value-type="string" calcext:value-type="string">
            <text:p>Nbr</text:p>
          </table:table-cell>
          <table:table-cell table:number-columns-repeated="6"/>
        </table:table-row>
        <table:table-row table:style-name="ro2">
          <table:table-cell/>
          <table:table-cell table:style-name="ce16" table:number-columns-repeated="7"/>
          <table:table-cell table:style-name="ce31" table:number-columns-repeated="2"/>
          <table:table-cell table:style-name="ce39" table:formula="of:=([.R27]+1/2*[.Q27])*(-[.M2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0" calcext:value-type="float">
            <text:p>1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R27]+1/2*[.Q27])*[.P28]" office:value-type="float" office:value="0" calcext:value-type="float">
            <text:p>0</text:p>
          </table:table-cell>
          <table:table-cell table:style-name="ce44"/>
          <table:table-cell table:style-name="ce48" table:formula="of:=[.S27]*([.M28]-[.P28])" office:value-type="float" office:value="0" calcext:value-type="float">
            <text:p>0</text:p>
          </table:table-cell>
          <table:table-cell table:style-name="ce35"/>
          <table:table-cell table:style-name="ce54" table:number-columns-repeated="10"/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3" calcext:value-type="float">
            <text:p>13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CRAB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9]+[.R29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9" calcext:value-type="float">
            <text:p>29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29]+[.AC2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9]+1/2*[.Q29])*(-[.M30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5" calcext:value-type="float">
            <text:p>15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R29]+1/2*[.Q29])*[.P30]" office:value-type="float" office:value="0" calcext:value-type="float">
            <text:p>0</text:p>
          </table:table-cell>
          <table:table-cell table:style-name="ce44"/>
          <table:table-cell table:style-name="ce48" table:formula="of:=[.S29]*([.M30]-[.P30])" office:value-type="float" office:value="0" calcext:value-type="float">
            <text:p>0</text:p>
          </table:table-cell>
          <table:table-cell table:style-name="ce31"/>
          <table:table-cell table:style-name="ce54"/>
          <table:table-cell table:style-name="ce39" table:formula="of:=([.AC29]+1/2*[.AB29])*(-[.X3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29]+1/2*[.AB29])*[.AA30]" office:value-type="float" office:value="0" calcext:value-type="float">
            <text:p>0</text:p>
          </table:table-cell>
          <table:table-cell table:style-name="ce53"/>
          <table:table-cell table:style-name="ce39" table:formula="of:=[.AD29]*([.X30]-[.AA30]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 table:number-columns-repeated="8"/>
          <table:table-cell table:style-name="ce31"/>
          <table:table-cell table:style-name="ce52" office:value-type="float" office:value="14" calcext:value-type="float">
            <text:p>14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Q31]+[.R31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30" calcext:value-type="float">
            <text:p>30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1]+[.AC31]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BONUS <text:s/>DE <text:s/>RENFORTS</text:p>
          </table:table-cell>
          <table:covered-table-cell table:number-columns-repeated="2"/>
          <table:covered-table-cell table:style-name="ce31"/>
          <table:covered-table-cell table:number-columns-repeated="2"/>
          <table:table-cell table:style-name="ce8" office:value-type="float" office:value="0" calcext:value-type="float">
            <text:p>0</text:p>
          </table:table-cell>
          <table:table-cell table:style-name="ce31"/>
          <table:table-cell table:style-name="ce53"/>
          <table:table-cell table:style-name="ce39" table:formula="of:=([.R31]+1/2*[.Q31])*(-[.M3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R31]+1/2*[.Q31])*[.P32]" office:value-type="float" office:value="0" calcext:value-type="float">
            <text:p>0</text:p>
          </table:table-cell>
          <table:table-cell table:style-name="ce53"/>
          <table:table-cell table:style-name="ce39" table:formula="of:=[.S31]*([.M32]-[.P32])" office:value-type="float" office:value="0" calcext:value-type="float">
            <text:p>0</text:p>
          </table:table-cell>
          <table:table-cell table:style-name="ce31"/>
          <table:table-cell table:style-name="ce42"/>
          <table:table-cell table:style-name="ce39" table:formula="of:=([.AC31]+1/2*[.AB31])*(-[.X3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31]+1/2*[.AB31])*[.AA32]" office:value-type="float" office:value="0" calcext:value-type="float">
            <text:p>0</text:p>
          </table:table-cell>
          <table:table-cell table:style-name="ce53"/>
          <table:table-cell table:style-name="ce39" table:formula="of:=[.AD31]*([.X32]-[.AA3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52" office:value-type="float" office:value="15" calcext:value-type="float">
            <text:p>15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Q33]+[.R33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31" calcext:value-type="float">
            <text:p>31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3]+[.A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 calcext:value-type="string">
            <text:p>N°</text:p>
          </table:table-cell>
          <table:table-cell table:style-name="ce7" office:value-type="string" calcext:value-type="string" table:number-columns-spanned="5" table:number-rows-spanned="1">
            <text:p>GRENADES</text:p>
          </table:table-cell>
          <table:covered-table-cell table:number-columns-repeated="4"/>
          <table:table-cell table:style-name="ce7" office:value-type="string" calcext:value-type="string">
            <text:p>Nbr</text:p>
          </table:table-cell>
          <table:table-cell table:style-name="ce35"/>
          <table:table-cell table:style-name="ce53"/>
          <table:table-cell table:style-name="ce39" table:formula="of:=([.R33]+1/2*[.Q33])*(-[.M3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R33]+1/2*[.Q33])*[.P34]" office:value-type="float" office:value="0" calcext:value-type="float">
            <text:p>0</text:p>
          </table:table-cell>
          <table:table-cell table:style-name="ce53"/>
          <table:table-cell table:style-name="ce39" table:formula="of:=[.S33]*([.M34]-[.P34])" office:value-type="float" office:value="0" calcext:value-type="float">
            <text:p>0</text:p>
          </table:table-cell>
          <table:table-cell table:style-name="ce31"/>
          <table:table-cell table:style-name="ce42"/>
          <table:table-cell table:style-name="ce39" table:formula="of:=([.AC33]+1/2*[.AB33])*(-[.X3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33]+1/2*[.AB33])*[.AA34]" office:value-type="float" office:value="0" calcext:value-type="float">
            <text:p>0</text:p>
          </table:table-cell>
          <table:table-cell table:style-name="ce53"/>
          <table:table-cell table:style-name="ce39" table:formula="of:=[.AD33]*([.X34]-[.AA3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5" calcext:value-type="float">
            <text:p>35</text:p>
          </table:table-cell>
          <table:table-cell table:style-name="ce25" office:value-type="string" calcext:value-type="string" table:number-columns-spanned="5" table:number-rows-spanned="1">
            <text:p>FRAGMENTATION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/>
          <table:table-cell table:style-name="ce52" office:value-type="float" office:value="16" calcext:value-type="float">
            <text:p>16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Q35]+[.R35]" office:value-type="float" office:value="0" calcext:value-type="float">
            <text:p>0</text:p>
          </table:table-cell>
          <table:table-cell/>
          <table:table-cell table:style-name="ce52" office:value-type="float" office:value="32" calcext:value-type="float">
            <text:p>32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5]+[.A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6" calcext:value-type="float">
            <text:p>36</text:p>
          </table:table-cell>
          <table:table-cell table:style-name="ce25" office:value-type="string" calcext:value-type="string" table:number-columns-spanned="5" table:number-rows-spanned="1">
            <text:p>FUMIGENE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/>
          <table:table-cell table:style-name="ce53"/>
          <table:table-cell table:style-name="ce39" table:formula="of:=([.R35]+1/2*[.Q35])*(-[.M3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R35]+1/2*[.Q35])*[.P36]" office:value-type="float" office:value="0" calcext:value-type="float">
            <text:p>0</text:p>
          </table:table-cell>
          <table:table-cell table:style-name="ce53"/>
          <table:table-cell table:style-name="ce39" table:formula="of:=[.S35]*([.M36]-[.P36])" office:value-type="float" office:value="0" calcext:value-type="float">
            <text:p>0</text:p>
          </table:table-cell>
          <table:table-cell/>
          <table:table-cell table:style-name="ce54"/>
          <table:table-cell table:style-name="ce39" table:formula="of:=([.AC35]+1/2*[.AB35])*(-[.X3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35]+1/2*[.AB35])*[.AA36]" office:value-type="float" office:value="0" calcext:value-type="float">
            <text:p>0</text:p>
          </table:table-cell>
          <table:table-cell table:style-name="ce53"/>
          <table:table-cell table:style-name="ce39" table:formula="of:=[.AD35]*([.X36]-[.AA3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7" calcext:value-type="float">
            <text:p>37</text:p>
          </table:table-cell>
          <table:table-cell table:style-name="ce25" office:value-type="string" calcext:value-type="string" table:number-columns-spanned="5" table:number-rows-spanned="1">
            <text:p>FLASHBANG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/>
          <table:table-cell table:style-name="ce52" office:value-type="float" office:value="17" calcext:value-type="float">
            <text:p>17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Q37]+[.R37]" office:value-type="float" office:value="0" calcext:value-type="float">
            <text:p>0</text:p>
          </table:table-cell>
          <table:table-cell/>
          <table:table-cell table:style-name="ce52" office:value-type="float" office:value="33" calcext:value-type="float">
            <text:p>33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7]+[.A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8" calcext:value-type="float">
            <text:p>38</text:p>
          </table:table-cell>
          <table:table-cell table:style-name="ce25" office:value-type="string" calcext:value-type="string" table:number-columns-spanned="5" table:number-rows-spanned="1">
            <text:p>GAZ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/>
          <table:table-cell table:style-name="ce53"/>
          <table:table-cell table:style-name="ce39" table:formula="of:=([.R37]+1/2*[.Q37])*(-[.M38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R37]+1/2*[.Q37])*[.P38]" office:value-type="float" office:value="0" calcext:value-type="float">
            <text:p>0</text:p>
          </table:table-cell>
          <table:table-cell table:style-name="ce53"/>
          <table:table-cell table:style-name="ce39" table:formula="of:=[.S37]*([.M38]-[.P38])" office:value-type="float" office:value="0" calcext:value-type="float">
            <text:p>0</text:p>
          </table:table-cell>
          <table:table-cell/>
          <table:table-cell table:style-name="ce54"/>
          <table:table-cell table:style-name="ce39" table:formula="of:=([.AC37]+1/2*[.AB37])*(-[.X38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37]+1/2*[.AB37])*[.AA38]" office:value-type="float" office:value="0" calcext:value-type="float">
            <text:p>0</text:p>
          </table:table-cell>
          <table:table-cell table:style-name="ce53"/>
          <table:table-cell table:style-name="ce39" table:formula="of:=[.AD37]*([.X38]-[.AA3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9" calcext:value-type="float">
            <text:p>39</text:p>
          </table:table-cell>
          <table:table-cell table:style-name="ce26" office:value-type="string" calcext:value-type="string" table:number-columns-spanned="5" table:number-rows-spanned="1">
            <text:p>FUSION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/>
          <table:table-cell table:style-name="ce52" office:value-type="float" office:value="18" calcext:value-type="float">
            <text:p>18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Q39]+[.R39]" office:value-type="float" office:value="0" calcext:value-type="float">
            <text:p>0</text:p>
          </table:table-cell>
          <table:table-cell/>
          <table:table-cell table:style-name="ce52" office:value-type="float" office:value="34" calcext:value-type="float">
            <text:p>34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9]+[.A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40" calcext:value-type="float">
            <text:p>40</text:p>
          </table:table-cell>
          <table:table-cell table:style-name="ce26" office:value-type="string" calcext:value-type="string" table:number-columns-spanned="5" table:number-rows-spanned="1">
            <text:p>PLASMA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/>
          <table:table-cell table:style-name="ce53"/>
          <table:table-cell table:style-name="ce39" table:formula="of:=([.R39]+1/2*[.Q39])*(-[.M4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R39]+1/2*[.Q39])*[.P40]" office:value-type="float" office:value="0" calcext:value-type="float">
            <text:p>0</text:p>
          </table:table-cell>
          <table:table-cell table:style-name="ce53"/>
          <table:table-cell table:style-name="ce39" table:formula="of:=[.S39]*([.M40]-[.P40])" office:value-type="float" office:value="0" calcext:value-type="float">
            <text:p>0</text:p>
          </table:table-cell>
          <table:table-cell/>
          <table:table-cell table:style-name="ce54"/>
          <table:table-cell table:style-name="ce39" table:formula="of:=([.AC39]+1/2*[.AB39])*(-[.X4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39]+1/2*[.AB39])*[.AA40]" office:value-type="float" office:value="0" calcext:value-type="float">
            <text:p>0</text:p>
          </table:table-cell>
          <table:table-cell table:style-name="ce53"/>
          <table:table-cell table:style-name="ce39" table:formula="of:=[.AD39]*([.X40]-[.AA4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8" table:number-columns-repeated="29"/>
          <table:table-cell table:style-name="ce67"/>
          <table:table-cell table:number-columns-repeated="5"/>
        </table:table-row>
        <table:table-row table:style-name="ro2" table:number-rows-repeated="25">
          <table:table-cell table:style-name="Default"/>
          <table:table-cell table:number-columns-repeated="29"/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29"/>
          <table:table-cell table:style-name="Default"/>
          <table:table-cell table:number-columns-repeated="5"/>
        </table:table-row>
      </table:table>
      <table:table table:name="10 Autonomes" table:style-name="ta1" table:protected="true" table:protection-key="+UTc1jX5gB96yQpAf7xHmWTewCQ=" table:protection-key-digest-algorithm="http://www.w3.org/2000/09/xmldsig#sha1" table:print="false">
        <table:table-protection table:select-protected-cells="true" table:select-unprotected-cells="true"/>
        <table:table-column table:style-name="co1" table:default-cell-style-name="ce3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1" table:default-cell-style-name="ce65"/>
        <table:table-column table:style-name="co3" table:number-columns-repeated="4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6" table:number-columns-repeated="29"/>
          <table:table-cell table:style-name="ce64"/>
          <table:table-cell table:number-columns-repeated="5"/>
        </table:table-row>
        <table:table-row table:style-name="ro2">
          <table:table-cell table:style-name="ce2"/>
          <table:table-cell table:style-name="ce7" office:value-type="string" calcext:value-type="string" table:number-columns-spanned="3" table:number-rows-spanned="1">
            <text:p>LOG N°</text:p>
          </table:table-cell>
          <table:covered-table-cell table:style-name="ce19"/>
          <table:covered-table-cell/>
          <table:table-cell table:style-name="ce7" office:value-type="string" calcext:value-type="string" table:number-columns-spanned="2" table:number-rows-spanned="1">
            <text:p>SECTEUR</text:p>
          </table:table-cell>
          <table:covered-table-cell table:style-name="ce19"/>
          <table:table-cell table:style-name="ce7" office:value-type="string" calcext:value-type="string" table:number-columns-spanned="2" table:number-rows-spanned="1">
            <text:p>PLANETE</text:p>
          </table:table-cell>
          <table:covered-table-cell table:style-name="ce19"/>
          <table:table-cell table:style-name="ce16"/>
          <table:table-cell table:style-name="ce36" office:value-type="string" calcext:value-type="string" table:number-columns-spanned="21" table:number-rows-spanned="1">
            <text:p>CONTINGENT</text:p>
          </table:table-cell>
          <table:covered-table-cell table:number-columns-repeated="9" table:style-name="ce31"/>
          <table:covered-table-cell table:style-name="ce23"/>
          <table:covered-table-cell table:number-columns-repeated="10" table:style-name="ce31"/>
          <table:table-cell table:number-columns-repeated="6"/>
        </table:table-row>
        <table:table-row table:style-name="ro2">
          <table:table-cell/>
          <table:table-cell table:style-name="ce8" office:value-type="string" calcext:value-type="string" table:number-columns-spanned="3" table:number-rows-spanned="1">
            <text:p>X</text:p>
          </table:table-cell>
          <table:covered-table-cell table:style-name="ce20"/>
          <table:covered-table-cell/>
          <table:table-cell table:style-name="ce8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8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16"/>
          <table:table-cell table:style-name="ce14" office:value-type="string" calcext:value-type="string">
            <text:p>N°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 table:number-columns-spanned="5" table:number-rows-spanned="1">
            <text:p>Nom</text:p>
          </table:table-cell>
          <table:covered-table-cell table:number-columns-repeated="2" table:style-name="ce14"/>
          <table:covered-table-cell table:style-name="ce45"/>
          <table:covered-table-cell table:style-name="ce14"/>
          <table:table-cell table:style-name="ce14" office:value-type="string" calcext:value-type="string">
            <text:p>Surv</text:p>
          </table:table-cell>
          <table:table-cell table:style-name="ce14" office:value-type="string" calcext:value-type="string">
            <text:p>Renf</text:p>
          </table:table-cell>
          <table:table-cell table:style-name="ce14" office:value-type="string" calcext:value-type="string">
            <text:p>Nbr</text:p>
          </table:table-cell>
          <table:table-cell table:style-name="ce16"/>
          <table:table-cell table:style-name="ce14" office:value-type="string" calcext:value-type="string">
            <text:p>N°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 table:number-columns-spanned="5" table:number-rows-spanned="1">
            <text:p>Nom</text:p>
          </table:table-cell>
          <table:covered-table-cell table:number-columns-repeated="2" table:style-name="ce14"/>
          <table:covered-table-cell table:style-name="ce45"/>
          <table:covered-table-cell table:style-name="ce14"/>
          <table:table-cell table:style-name="ce14" office:value-type="string" calcext:value-type="string">
            <text:p>Surv</text:p>
          </table:table-cell>
          <table:table-cell table:style-name="ce14" office:value-type="string" calcext:value-type="string">
            <text:p>Renf</text:p>
          </table:table-cell>
          <table:table-cell table:style-name="ce14" office:value-type="string" calcext:value-type="string">
            <text:p>Nbr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PHASE</text:p>
          </table:table-cell>
          <table:covered-table-cell table:style-name="ce7"/>
          <table:covered-table-cell table:number-columns-repeated="2" table:style-name="ce27"/>
          <table:table-cell table:style-name="ce7" office:value-type="string" calcext:value-type="string" table:number-columns-spanned="3" table:number-rows-spanned="1">
            <text:p>VS CONFLIT</text:p>
          </table:table-cell>
          <table:covered-table-cell table:style-name="ce19"/>
          <table:covered-table-cell table:style-name="ce27"/>
          <table:table-cell table:style-name="ce23"/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>
            <text:p>QG</text:p>
          </table:table-cell>
          <table:table-cell table:style-name="ce40" office:value-type="string" calcext:value-type="string" table:number-columns-spanned="5" table:number-rows-spanned="1">
            <text:p>RELAI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5]+[.R5]" office:value-type="float" office:value="0" calcext:value-type="float">
            <text:p>0</text:p>
          </table:table-cell>
          <table:table-cell table:style-name="ce16"/>
          <table:table-cell table:style-name="ce52" office:value-type="float" office:value="19" calcext:value-type="float">
            <text:p>19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5]+[.AC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calcext:value-type="float" table:number-columns-spanned="4" table:number-rows-spanned="1">
            <text:p>0</text:p>
          </table:table-cell>
          <table:covered-table-cell table:style-name="ce9"/>
          <table:covered-table-cell table:number-columns-repeated="2" table:style-name="ce28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style-name="ce8"/>
          <table:covered-table-cell table:style-name="ce28"/>
          <table:table-cell table:style-name="ce23"/>
          <table:table-cell/>
          <table:table-cell table:style-name="ce39" table:formula="of:=([.R5]+1/2*[.Q5])*(-[.M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50" calcext:value-type="float">
            <text:p>5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35" calcext:value-type="float">
            <text:p>35</text:p>
          </table:table-cell>
          <table:table-cell table:style-name="ce42" table:formula="of:=([.R5]+1/2*[.Q5])*[.P6]" office:value-type="float" office:value="0" calcext:value-type="float">
            <text:p>0</text:p>
          </table:table-cell>
          <table:table-cell table:style-name="ce44"/>
          <table:table-cell table:style-name="ce48" table:formula="of:=[.S5]*([.M6]-[.P6])" office:value-type="float" office:value="0" calcext:value-type="float">
            <text:p>0</text:p>
          </table:table-cell>
          <table:table-cell table:style-name="ce49"/>
          <table:table-cell table:style-name="ce53"/>
          <table:table-cell table:style-name="ce39" table:formula="of:=([.AC5]+1/2*[.AB5])*(-[.X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5]+1/2*[.AB5])*[.AA6]" office:value-type="float" office:value="0" calcext:value-type="float">
            <text:p>0</text:p>
          </table:table-cell>
          <table:table-cell table:style-name="ce53"/>
          <table:table-cell table:style-name="ce39" table:formula="of:=[.AD5]*([.X6]-[.AA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string" calcext:value-type="string" table:number-columns-spanned="4" table:number-rows-spanned="1">
            <text:p>ÉVENEMENTS</text:p>
          </table:table-cell>
          <table:covered-table-cell table:number-columns-repeated="3" table:style-name="ce21"/>
          <table:table-cell table:number-columns-repeated="3"/>
          <table:table-cell table:style-name="ce16"/>
          <table:table-cell table:style-name="ce37" office:value-type="float" office:value="2" calcext:value-type="float">
            <text:p>2</text:p>
          </table:table-cell>
          <table:table-cell table:style-name="ce38" office:value-type="string" calcext:value-type="string">
            <text:p>QG</text:p>
          </table:table-cell>
          <table:table-cell table:style-name="ce40" office:value-type="string" calcext:value-type="string" table:number-columns-spanned="5" table:number-rows-spanned="1">
            <text:p>TACTIQU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7]+[.R7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0" calcext:value-type="float">
            <text:p>20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7]+[.AC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M</text:p>
          </table:table-cell>
          <table:table-cell table:number-columns-repeated="3"/>
          <table:table-cell table:style-name="ce23"/>
          <table:table-cell table:style-name="ce31"/>
          <table:table-cell table:style-name="ce39" table:formula="of:=([.R7]+1/2*[.Q7])*(-[.M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40" calcext:value-type="float">
            <text:p>4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35" calcext:value-type="float">
            <text:p>35</text:p>
          </table:table-cell>
          <table:table-cell table:style-name="ce42" table:formula="of:=([.R7]+1/2*[.Q7])*[.P8]" office:value-type="float" office:value="0" calcext:value-type="float">
            <text:p>0</text:p>
          </table:table-cell>
          <table:table-cell table:style-name="ce44"/>
          <table:table-cell table:style-name="ce48" table:formula="of:=[.S7]*([.M8]-[.P8])" office:value-type="float" office:value="0" calcext:value-type="float">
            <text:p>0</text:p>
          </table:table-cell>
          <table:table-cell table:style-name="ce44"/>
          <table:table-cell table:style-name="ce53"/>
          <table:table-cell table:style-name="ce39" table:formula="of:=([.AC7]+1/2*[.AB7])*(-[.X8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7]+1/2*[.AB7])*[.AA8]" office:value-type="float" office:value="0" calcext:value-type="float">
            <text:p>0</text:p>
          </table:table-cell>
          <table:table-cell table:style-name="ce53"/>
          <table:table-cell table:style-name="ce39" table:formula="of:=[.AD7]*([.X8]-[.AA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number-columns-repeated="4" table:style-name="ce9" office:value-type="string" calcext:value-type="string">
            <text:p>X</text:p>
          </table:table-cell>
          <table:table-cell table:number-columns-repeated="3"/>
          <table:table-cell table:style-name="ce31"/>
          <table:table-cell table:style-name="ce37" office:value-type="float" office:value="3" calcext:value-type="float">
            <text:p>3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HURLEU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9]+[.R9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1" calcext:value-type="float">
            <text:p>21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9]+[.AC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4"/>
          <table:table-cell table:style-name="ce31"/>
          <table:table-cell table:style-name="ce39" table:formula="of:=([.R9]+1/2*[.Q9])*(-[.M1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1" calcext:value-type="float">
            <text:p>-1</text:p>
          </table:table-cell>
          <table:table-cell table:style-name="ce42" table:formula="of:=([.R9]+1/2*[.Q9])*[.P10]" office:value-type="float" office:value="-0" calcext:value-type="float">
            <text:p>0</text:p>
          </table:table-cell>
          <table:table-cell table:style-name="ce44"/>
          <table:table-cell table:style-name="ce48" table:formula="of:=[.S9]*([.M10]-[.P10])" office:value-type="float" office:value="0" calcext:value-type="float">
            <text:p>0</text:p>
          </table:table-cell>
          <table:table-cell table:style-name="ce50"/>
          <table:table-cell table:style-name="ce53"/>
          <table:table-cell table:style-name="ce39" table:formula="of:=([.AC9]+1/2*[.AB9])*(-[.X1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9]+1/2*[.AB9])*[.AA10]" office:value-type="float" office:value="0" calcext:value-type="float">
            <text:p>0</text:p>
          </table:table-cell>
          <table:table-cell table:style-name="ce53"/>
          <table:table-cell table:style-name="ce39" table:formula="of:=[.AD9]*([.X10]-[.AA10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FACTION</text:p>
          </table:table-cell>
          <table:covered-table-cell table:style-name="ce19"/>
          <table:covered-table-cell table:number-columns-repeated="4" table:style-name="ce29"/>
          <table:table-cell table:style-name="ce7" office:value-type="string" calcext:value-type="string">
            <text:p>VS F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INVASION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1]+[.R11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2" calcext:value-type="float">
            <text:p>22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11]+[.AC1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2" office:value-type="string" calcext:value-type="string" table:number-columns-spanned="6" table:number-rows-spanned="1">
            <text:p>A U T O N O M E S</text:p>
          </table:table-cell>
          <table:covered-table-cell table:number-columns-repeated="5"/>
          <table:table-cell table:style-name="ce16" table:formula="of:=1*(IF([.B6]=1;1;0))+3*(IF([.B6]=2;1;0))+5*(IF([.B6]=3;1;0))" office:value-type="float" office:value="0" calcext:value-type="float">
            <text:p>0</text:p>
          </table:table-cell>
          <table:table-cell table:style-name="ce31" table:number-columns-repeated="2"/>
          <table:table-cell table:style-name="ce39" table:formula="of:=([.R11]+1/2*[.Q11])*(-[.M1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43"/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-5" calcext:value-type="float">
            <text:p>-5</text:p>
          </table:table-cell>
          <table:table-cell table:style-name="ce42" table:formula="of:=([.R11]+1/2*[.Q11])*[.P12]" office:value-type="float" office:value="-0" calcext:value-type="float">
            <text:p>0</text:p>
          </table:table-cell>
          <table:table-cell table:style-name="ce44"/>
          <table:table-cell table:style-name="ce48" table:formula="of:=[.S11]*([.M12]-[.P12])" office:value-type="float" office:value="0" calcext:value-type="float">
            <text:p>0</text:p>
          </table:table-cell>
          <table:table-cell table:style-name="ce51"/>
          <table:table-cell table:style-name="ce53"/>
          <table:table-cell table:style-name="ce39" table:formula="of:=([.AC11]+1/2*[.AB11])*(-[.X1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11]+1/2*[.AB11])*[.AA12]" office:value-type="float" office:value="0" calcext:value-type="float">
            <text:p>0</text:p>
          </table:table-cell>
          <table:table-cell table:style-name="ce53"/>
          <table:table-cell table:style-name="ce39" table:formula="of:=[.AD11]*([.X12]-[.AA1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5" calcext:value-type="float">
            <text:p>5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PROTOCOLAIR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3]+[.R13]" office:value-type="float" office:value="0" calcext:value-type="float">
            <text:p>0</text:p>
          </table:table-cell>
          <table:table-cell table:style-name="ce34"/>
          <table:table-cell table:style-name="ce52" office:value-type="float" office:value="23" calcext:value-type="float">
            <text:p>23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13]+[.AC1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7" table:number-rows-spanned="1">
            <text:p>COMMANDANT</text:p>
          </table:table-cell>
          <table:covered-table-cell table:style-name="ce16"/>
          <table:covered-table-cell table:number-columns-repeated="4" table:style-name="ce23"/>
          <table:covered-table-cell/>
          <table:table-cell table:style-name="ce31" table:number-columns-repeated="2"/>
          <table:table-cell table:style-name="ce39" table:formula="of:=([.R13]+1/2*[.Q13])*(-[.M14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4" calcext:value-type="float">
            <text:p>4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R13]+1/2*[.Q13])*[.P14]" office:value-type="float" office:value="0" calcext:value-type="float">
            <text:p>0</text:p>
          </table:table-cell>
          <table:table-cell table:style-name="ce44"/>
          <table:table-cell table:style-name="ce48" table:formula="of:=[.S13]*([.M14]-[.P14])" office:value-type="float" office:value="0" calcext:value-type="float">
            <text:p>0</text:p>
          </table:table-cell>
          <table:table-cell table:style-name="ce51"/>
          <table:table-cell table:style-name="ce54"/>
          <table:table-cell table:style-name="ce39" table:formula="of:=([.AC13]+1/2*[.AB13])*(-[.X1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13]+1/2*[.AB13])*[.AA14]" office:value-type="float" office:value="0" calcext:value-type="float">
            <text:p>0</text:p>
          </table:table-cell>
          <table:table-cell table:style-name="ce53"/>
          <table:table-cell table:style-name="ce39" table:formula="of:=[.AD13]*([.X14]-[.AA1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 table:number-columns-spanned="7" table:number-rows-spanned="1">
            <text:p>X</text:p>
          </table:table-cell>
          <table:covered-table-cell table:style-name="ce16"/>
          <table:covered-table-cell table:number-columns-repeated="4" table:style-name="ce23"/>
          <table:covered-table-cell/>
          <table:table-cell table:style-name="ce31"/>
          <table:table-cell table:style-name="ce37" office:value-type="float" office:value="6" calcext:value-type="float">
            <text:p>6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CYBORG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5]+[.R15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4" calcext:value-type="float">
            <text:p>24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15]+[.AC1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VICTOIRES </text:p>
          </table:table-cell>
          <table:covered-table-cell table:style-name="ce19"/>
          <table:covered-table-cell table:style-name="ce29"/>
          <table:covered-table-cell table:style-name="ce19"/>
          <table:table-cell table:style-name="ce7" office:value-type="string" calcext:value-type="string" table:number-columns-spanned="3" table:number-rows-spanned="1">
            <text:p>DEFAITES</text:p>
          </table:table-cell>
          <table:covered-table-cell table:number-columns-repeated="2" table:style-name="ce19"/>
          <table:table-cell table:style-name="ce31" table:number-columns-repeated="2"/>
          <table:table-cell table:style-name="ce39" table:formula="of:=([.R15]+1/2*[.Q15])*(-[.M16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20" calcext:value-type="float">
            <text:p>20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14" calcext:value-type="float">
            <text:p>14</text:p>
          </table:table-cell>
          <table:table-cell table:style-name="ce42" table:formula="of:=([.R15]+1/2*[.Q15])*[.P16]" office:value-type="float" office:value="0" calcext:value-type="float">
            <text:p>0</text:p>
          </table:table-cell>
          <table:table-cell table:style-name="ce44"/>
          <table:table-cell table:style-name="ce48" table:formula="of:=[.S15]*([.M16]-[.P16])" office:value-type="float" office:value="0" calcext:value-type="float">
            <text:p>0</text:p>
          </table:table-cell>
          <table:table-cell table:style-name="ce51"/>
          <table:table-cell table:style-name="ce53"/>
          <table:table-cell table:style-name="ce39" table:formula="of:=([.AC15]+1/2*[.AB15])*(-[.X1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15]+1/2*[.AB15])*[.AA16]" office:value-type="float" office:value="0" calcext:value-type="float">
            <text:p>0</text:p>
          </table:table-cell>
          <table:table-cell table:style-name="ce53"/>
          <table:table-cell table:style-name="ce39" table:formula="of:=[.AD15]*([.X16]-[.AA1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2"/>
          <table:table-cell table:style-name="ce31"/>
          <table:table-cell table:style-name="ce37" office:value-type="float" office:value="7" calcext:value-type="float">
            <text:p>7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ANTICHA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7]+[.R17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5" calcext:value-type="float">
            <text:p>25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17]+[.AC1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17]+1/2*[.Q17])*(-[.M18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2" calcext:value-type="float">
            <text:p>12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6" calcext:value-type="float">
            <text:p>6</text:p>
          </table:table-cell>
          <table:table-cell table:style-name="ce42" table:formula="of:=([.R17]+1/2*[.Q17])*[.P18]" office:value-type="float" office:value="0" calcext:value-type="float">
            <text:p>0</text:p>
          </table:table-cell>
          <table:table-cell table:style-name="ce44"/>
          <table:table-cell table:style-name="ce48" table:formula="of:=[.S17]*([.M18]-[.P18])" office:value-type="float" office:value="0" calcext:value-type="float">
            <text:p>0</text:p>
          </table:table-cell>
          <table:table-cell table:style-name="ce51"/>
          <table:table-cell table:style-name="ce53"/>
          <table:table-cell table:style-name="ce39" table:formula="of:=([.AC17]+1/2*[.AB17])*(-[.X18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17]+1/2*[.AB17])*[.AA18]" office:value-type="float" office:value="0" calcext:value-type="float">
            <text:p>0</text:p>
          </table:table-cell>
          <table:table-cell table:style-name="ce53"/>
          <table:table-cell table:style-name="ce39" table:formula="of:=[.AD17]*([.X18]-[.AA1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3" office:value-type="string" calcext:value-type="string" table:number-columns-spanned="7" table:number-rows-spanned="1">
            <text:p>VALEUR STRATEGIQUE</text:p>
          </table:table-cell>
          <table:covered-table-cell table:number-columns-repeated="6"/>
          <table:table-cell table:style-name="ce31"/>
          <table:table-cell table:style-name="ce37" office:value-type="float" office:value="8" calcext:value-type="float">
            <text:p>8</text:p>
          </table:table-cell>
          <table:table-cell table:style-name="ce38" office:value-type="string" calcext:value-type="string">
            <text:p>INF</text:p>
          </table:table-cell>
          <table:table-cell table:style-name="ce40" office:value-type="string" calcext:value-type="string" table:number-columns-spanned="5" table:number-rows-spanned="1">
            <text:p>BOMBARDIER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19]+[.R19]" office:value-type="float" office:value="0" calcext:value-type="float">
            <text:p>0</text:p>
          </table:table-cell>
          <table:table-cell table:style-name="ce17"/>
          <table:table-cell table:style-name="ce52" office:value-type="float" office:value="26" calcext:value-type="float">
            <text:p>26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19]+[.AC1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 calcext:value-type="string" table:number-columns-spanned="3" table:number-rows-spanned="1">
            <text:p>Précédente</text:p>
          </table:table-cell>
          <table:covered-table-cell table:style-name="ce14"/>
          <table:covered-table-cell table:style-name="ce30"/>
          <table:table-cell table:style-name="ce14" office:value-type="string" calcext:value-type="string" table:number-columns-spanned="2" table:number-rows-spanned="1">
            <text:p>Actuelle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Terminale</text:p>
          </table:table-cell>
          <table:covered-table-cell table:style-name="ce32"/>
          <table:table-cell table:style-name="ce31" table:number-columns-repeated="2"/>
          <table:table-cell table:style-name="ce39" table:formula="of:=([.R19]+1/2*[.Q19])*(-[.M20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12" calcext:value-type="float">
            <text:p>12</text:p>
          </table:table-cell>
          <table:table-cell table:style-name="ce44"/>
          <table:table-cell table:style-name="ce41" office:value-type="string" calcext:value-type="string">
            <text:p>REQ</text:p>
          </table:table-cell>
          <table:table-cell table:style-name="ce41" office:value-type="float" office:value="6" calcext:value-type="float">
            <text:p>6</text:p>
          </table:table-cell>
          <table:table-cell table:style-name="ce42" table:formula="of:=([.R19]+1/2*[.Q19])*[.P20]" office:value-type="float" office:value="0" calcext:value-type="float">
            <text:p>0</text:p>
          </table:table-cell>
          <table:table-cell table:style-name="ce44"/>
          <table:table-cell table:style-name="ce48" table:formula="of:=[.S19]*([.M20]-[.P20])" office:value-type="float" office:value="0" calcext:value-type="float">
            <text:p>0</text:p>
          </table:table-cell>
          <table:table-cell table:style-name="ce50"/>
          <table:table-cell table:style-name="ce54"/>
          <table:table-cell table:style-name="ce39" table:formula="of:=([.AC19]+1/2*[.AB19])*(-[.X2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19]+1/2*[.AB19])*[.AA20]" office:value-type="float" office:value="0" calcext:value-type="float">
            <text:p>0</text:p>
          </table:table-cell>
          <table:table-cell table:style-name="ce53"/>
          <table:table-cell table:style-name="ce39" table:formula="of:=[.AD19]*([.X20]-[.AA20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3"/>
          <table:table-cell table:style-name="ce16" table:formula="of:=[.S6]+[.S8]+[.S10]+[.S12]+[.S14]+[.S16]+[.S18]+[.S20]+[.S22]+[.S24]+[.S26]+[.S28]+[.S30]+[.S32]+[.S34]+[.S36]+[.S38]+[.S40]+[.AD6]+[.AD8]+[.AD10]+[.AD12]+[.AD14]+[.AD16]+[.AD18]+[.AD20]+[.AD22]+[.AD24]+[.AD30]+[.AD32]+[.AD34]+[.AD36]+[.AD38]+[.AD40]" office:value-type="float" office:value="0" calcext:value-type="float" table:number-columns-spanned="2" table:number-rows-spanned="1">
            <text:p>0</text:p>
          </table:table-cell>
          <table:covered-table-cell table:style-name="ce23"/>
          <table:table-cell table:style-name="ce9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/>
          <table:table-cell table:style-name="ce37" office:value-type="float" office:value="9" calcext:value-type="float">
            <text:p>9</text:p>
          </table:table-cell>
          <table:table-cell table:style-name="ce38" office:value-type="string" calcext:value-type="string">
            <text:p>VEH</text:p>
          </table:table-cell>
          <table:table-cell table:style-name="ce40" office:value-type="string" calcext:value-type="string" table:number-columns-spanned="5" table:number-rows-spanned="1">
            <text:p>ARACHNOIDES</text:p>
          </table:table-cell>
          <table:covered-table-cell table:number-columns-repeated="4" table:style-name="ce17"/>
          <table:table-cell table:style-name="ce46" table:number-columns-repeated="2"/>
          <table:table-cell table:style-name="ce47" table:formula="of:=[.Q21]+[.R21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7" calcext:value-type="float">
            <text:p>27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21]+[.AC2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1]+1/2*[.Q21])*(-[.M22])" office:value-type="float" office:value="-0" calcext:value-type="float">
            <text:p>0</text:p>
          </table:table-cell>
          <table:table-cell table:style-name="ce41" office:value-type="string" calcext:value-type="string">
            <text:p>COM</text:p>
          </table:table-cell>
          <table:table-cell table:style-name="ce43" office:value-type="float" office:value="30" calcext:value-type="float">
            <text:p>30</text:p>
          </table:table-cell>
          <table:table-cell table:style-name="ce44"/>
          <table:table-cell table:style-name="ce42" office:value-type="string" calcext:value-type="string">
            <text:p>REQ</text:p>
          </table:table-cell>
          <table:table-cell table:style-name="ce41"/>
          <table:table-cell table:style-name="ce42" table:formula="of:=([.R21]+1/2*[.Q21])*[.P22]" office:value-type="float" office:value="0" calcext:value-type="float">
            <text:p>0</text:p>
          </table:table-cell>
          <table:table-cell table:style-name="ce44"/>
          <table:table-cell table:style-name="ce48" table:formula="of:=[.S21]*([.M22]-[.P22])" office:value-type="float" office:value="0" calcext:value-type="float">
            <text:p>0</text:p>
          </table:table-cell>
          <table:table-cell table:style-name="ce51"/>
          <table:table-cell table:style-name="ce53"/>
          <table:table-cell table:style-name="ce39" table:formula="of:=([.AC21]+1/2*[.AB21])*(-[.X2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21]+1/2*[.AB21])*[.AA22]" office:value-type="float" office:value="0" calcext:value-type="float">
            <text:p>0</text:p>
          </table:table-cell>
          <table:table-cell table:style-name="ce53"/>
          <table:table-cell table:style-name="ce39" table:formula="of:=[.AD21]*([.X22]-[.AA2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7" table:number-rows-spanned="1">
            <text:p>RENFORTS</text:p>
          </table:table-cell>
          <table:covered-table-cell table:style-name="ce24"/>
          <table:covered-table-cell table:number-columns-repeated="5"/>
          <table:table-cell table:style-name="ce31"/>
          <table:table-cell table:style-name="ce52" office:value-type="float" office:value="10" calcext:value-type="float">
            <text:p>10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Q23]+[.R23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8" calcext:value-type="float">
            <text:p>28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AB23]+[.AC2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5" table:formula="of:=[.F6]+(([.H12]+[.H32])*[.F6]/10)" office:value-type="float" office:value="0" calcext:value-type="float" table:number-columns-spanned="7" table:number-rows-spanned="1">
            <text:p>0</text:p>
          </table:table-cell>
          <table:covered-table-cell table:style-name="ce23"/>
          <table:covered-table-cell table:number-columns-repeated="5"/>
          <table:table-cell table:style-name="ce31"/>
          <table:table-cell table:style-name="ce53"/>
          <table:table-cell table:style-name="ce39" table:formula="of:=([.R23]+1/2*[.Q23])*(-[.M2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R23]+1/2*[.Q23])*[.P24]" office:value-type="float" office:value="0" calcext:value-type="float">
            <text:p>0</text:p>
          </table:table-cell>
          <table:table-cell table:style-name="ce53"/>
          <table:table-cell table:style-name="ce39" table:formula="of:=[.S23]*([.M24]-[.P24])" office:value-type="float" office:value="0" calcext:value-type="float">
            <text:p>0</text:p>
          </table:table-cell>
          <table:table-cell table:style-name="ce51"/>
          <table:table-cell table:style-name="ce54"/>
          <table:table-cell table:style-name="ce39" table:formula="of:=([.AC23]+1/2*[.AB23])*(-[.X2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23]+1/2*[.AB23])*[.AA24]" office:value-type="float" office:value="0" calcext:value-type="float">
            <text:p>0</text:p>
          </table:table-cell>
          <table:table-cell table:style-name="ce53"/>
          <table:table-cell table:style-name="ce39" table:formula="of:=[.AD23]*([.X24]-[.AA2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52" office:value-type="float" office:value="11" calcext:value-type="float">
            <text:p>11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Q25]+[.R25]" office:value-type="float" office:value="0" calcext:value-type="float">
            <text:p>0</text:p>
          </table:table-cell>
          <table:table-cell table:style-name="ce31"/>
          <table:table-cell table:style-name="ce54" table:number-columns-repeated="10"/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COM</text:p>
          </table:table-cell>
          <table:covered-table-cell table:style-name="ce19"/>
          <table:covered-table-cell table:number-columns-repeated="2" table:style-name="ce29"/>
          <table:table-cell table:style-name="ce7" office:value-type="string" calcext:value-type="string" table:number-columns-spanned="3" table:number-rows-spanned="1">
            <text:p>REQ</text:p>
          </table:table-cell>
          <table:covered-table-cell table:number-columns-repeated="2" table:style-name="ce29"/>
          <table:table-cell table:style-name="ce31"/>
          <table:table-cell table:style-name="ce53"/>
          <table:table-cell table:style-name="ce39" table:formula="of:=([.R25]+1/2*[.Q25])*(-[.M2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R25]+1/2*[.Q25])*[.P26]" office:value-type="float" office:value="0" calcext:value-type="float">
            <text:p>0</text:p>
          </table:table-cell>
          <table:table-cell table:style-name="ce53"/>
          <table:table-cell table:style-name="ce39" table:formula="of:=[.S25]*([.M26]-[.P26])" office:value-type="float" office:value="0" calcext:value-type="float">
            <text:p>0</text:p>
          </table:table-cell>
          <table:table-cell table:style-name="ce35"/>
          <table:table-cell table:style-name="ce91" office:value-type="string" calcext:value-type="string" table:number-columns-spanned="10" table:number-rows-spanned="1">
            <text:p>CAPTURE</text:p>
          </table:table-cell>
          <table:covered-table-cell table:number-columns-repeated="9" table:style-name="ce53"/>
          <table:table-cell table:number-columns-repeated="6"/>
        </table:table-row>
        <table:table-row table:style-name="ro2">
          <table:table-cell/>
          <table:table-cell table:style-name="ce16" table:formula="of:=([.B24])+([.K6]+[.K8]+[.K10]+[.K12]+[.K14]+[.K16]+[.K18]+[.K20]+[.K22]+[.K24]+[.K26]+[.K28]+[.K30]+[.K32]+[.K34]+[.K36]+[.K38]+[.K40]+[.V6]+[.V8]+[.V10]+[.V12]+[.V14]+[.V16]+[.V18]+[.V20]+[.V22]+[.V24]+[.V30]+[.V32]+[.V34]+[.V36]+[.V38]+[.V40])" office:value-type="float" office:value="0" calcext:value-type="float" table:number-columns-spanned="4" table:number-rows-spanned="1">
            <text:p>0</text:p>
          </table:table-cell>
          <table:covered-table-cell table:style-name="ce16"/>
          <table:covered-table-cell table:style-name="ce23"/>
          <table:covered-table-cell table:style-name="ce31"/>
          <table:table-cell table:style-name="ce16" table:formula="of:=[.Q6]+[.Q8]+[.Q10]+[.Q12]+[.Q14]+[.Q16]+[.Q18]+[.Q20]+[.Q22]+[.Q24]+[.Q26]+[.Q28]+[.Q30]+[.Q32]+[.Q34]+[.Q36]+[.Q38]+[.Q40]+[.AB6]+[.AB8]+[.AB10]+[.AB12]+[.AB14]+[.AB16]+[.AB18]+[.AB20]+[.AB22]+[.AB24]+[.AB30]+[.AB32]+[.AB34]+[.AB36]+[.AB38]+[.AB40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3"/>
          <table:table-cell table:style-name="ce31"/>
          <table:table-cell table:style-name="ce52" office:value-type="float" office:value="12" calcext:value-type="float">
            <text:p>12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Q27]+[.R27]" office:value-type="float" office:value="0" calcext:value-type="float">
            <text:p>0</text:p>
          </table:table-cell>
          <table:table-cell table:style-name="ce31"/>
          <table:table-cell table:style-name="ce52" office:value-type="string" calcext:value-type="string">
            <text:p>N°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 table:number-columns-spanned="5" table:number-rows-spanned="1">
            <text:p>Nom</text:p>
          </table:table-cell>
          <table:covered-table-cell table:number-columns-repeated="2" table:style-name="ce52"/>
          <table:covered-table-cell table:style-name="ce53"/>
          <table:covered-table-cell table:style-name="ce52"/>
          <table:table-cell table:style-name="ce52" office:value-type="string" calcext:value-type="string" table:number-columns-spanned="2" table:number-rows-spanned="1">
            <text:p>Surv</text:p>
          </table:table-cell>
          <table:covered-table-cell table:style-name="ce53"/>
          <table:table-cell table:style-name="ce52" office:value-type="string" calcext:value-type="string">
            <text:p>Nbr</text:p>
          </table:table-cell>
          <table:table-cell table:number-columns-repeated="6"/>
        </table:table-row>
        <table:table-row table:style-name="ro2">
          <table:table-cell/>
          <table:table-cell table:style-name="ce16" table:number-columns-repeated="7"/>
          <table:table-cell table:style-name="ce31"/>
          <table:table-cell table:style-name="ce53"/>
          <table:table-cell table:style-name="ce39" table:formula="of:=([.R27]+1/2*[.Q27])*(-[.M28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R27]+1/2*[.Q27])*[.P28]" office:value-type="float" office:value="0" calcext:value-type="float">
            <text:p>0</text:p>
          </table:table-cell>
          <table:table-cell table:style-name="ce53"/>
          <table:table-cell table:style-name="ce39" table:formula="of:=[.S27]*([.M28]-[.P28])" office:value-type="float" office:value="0" calcext:value-type="float">
            <text:p>0</text:p>
          </table:table-cell>
          <table:table-cell table:style-name="ce35"/>
          <table:table-cell table:style-name="ce54" table:number-columns-repeated="10"/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52" office:value-type="float" office:value="13" calcext:value-type="float">
            <text:p>13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Q29]+[.R29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29" calcext:value-type="float">
            <text:p>29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29]+[.AC2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53"/>
          <table:table-cell table:style-name="ce39" table:formula="of:=([.R29]+1/2*[.Q29])*(-[.M3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R29]+1/2*[.Q29])*[.P30]" office:value-type="float" office:value="0" calcext:value-type="float">
            <text:p>0</text:p>
          </table:table-cell>
          <table:table-cell table:style-name="ce53"/>
          <table:table-cell table:style-name="ce39" table:formula="of:=[.S29]*([.M30]-[.P30])" office:value-type="float" office:value="0" calcext:value-type="float">
            <text:p>0</text:p>
          </table:table-cell>
          <table:table-cell table:style-name="ce31"/>
          <table:table-cell table:style-name="ce54"/>
          <table:table-cell table:style-name="ce39" table:formula="of:=([.AC29]+1/2*[.AB29])*(-[.X3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29]+1/2*[.AB29])*[.AA30]" office:value-type="float" office:value="0" calcext:value-type="float">
            <text:p>0</text:p>
          </table:table-cell>
          <table:table-cell table:style-name="ce53"/>
          <table:table-cell table:style-name="ce39" table:formula="of:=[.AD29]*([.X30]-[.AA30])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 table:number-columns-repeated="8"/>
          <table:table-cell table:style-name="ce31"/>
          <table:table-cell table:style-name="ce52" office:value-type="float" office:value="14" calcext:value-type="float">
            <text:p>14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Q31]+[.R31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30" calcext:value-type="float">
            <text:p>30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1]+[.AC31]" office:value-type="float" office:value="0" calcext:value-type="float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BONUS <text:s/>DE <text:s/>RENFORTS</text:p>
          </table:table-cell>
          <table:covered-table-cell table:number-columns-repeated="2"/>
          <table:covered-table-cell table:style-name="ce31"/>
          <table:covered-table-cell table:number-columns-repeated="2"/>
          <table:table-cell table:style-name="ce8" office:value-type="float" office:value="0" calcext:value-type="float">
            <text:p>0</text:p>
          </table:table-cell>
          <table:table-cell table:style-name="ce31"/>
          <table:table-cell table:style-name="ce53"/>
          <table:table-cell table:style-name="ce39" table:formula="of:=([.R31]+1/2*[.Q31])*(-[.M3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R31]+1/2*[.Q31])*[.P32]" office:value-type="float" office:value="0" calcext:value-type="float">
            <text:p>0</text:p>
          </table:table-cell>
          <table:table-cell table:style-name="ce53"/>
          <table:table-cell table:style-name="ce39" table:formula="of:=[.S31]*([.M32]-[.P32])" office:value-type="float" office:value="0" calcext:value-type="float">
            <text:p>0</text:p>
          </table:table-cell>
          <table:table-cell table:style-name="ce31"/>
          <table:table-cell table:style-name="ce42"/>
          <table:table-cell table:style-name="ce39" table:formula="of:=([.AC31]+1/2*[.AB31])*(-[.X32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31]+1/2*[.AB31])*[.AA32]" office:value-type="float" office:value="0" calcext:value-type="float">
            <text:p>0</text:p>
          </table:table-cell>
          <table:table-cell table:style-name="ce53"/>
          <table:table-cell table:style-name="ce39" table:formula="of:=[.AD31]*([.X32]-[.AA3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52" office:value-type="float" office:value="15" calcext:value-type="float">
            <text:p>15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Q33]+[.R33]" office:value-type="float" office:value="0" calcext:value-type="float">
            <text:p>0</text:p>
          </table:table-cell>
          <table:table-cell table:style-name="ce31"/>
          <table:table-cell table:style-name="ce52" office:value-type="float" office:value="31" calcext:value-type="float">
            <text:p>31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3]+[.A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 calcext:value-type="string">
            <text:p>N°</text:p>
          </table:table-cell>
          <table:table-cell table:style-name="ce7" office:value-type="string" calcext:value-type="string" table:number-columns-spanned="5" table:number-rows-spanned="1">
            <text:p>GRENADES</text:p>
          </table:table-cell>
          <table:covered-table-cell table:number-columns-repeated="4"/>
          <table:table-cell table:style-name="ce7" office:value-type="string" calcext:value-type="string">
            <text:p>Nbr</text:p>
          </table:table-cell>
          <table:table-cell table:style-name="ce35"/>
          <table:table-cell table:style-name="ce53"/>
          <table:table-cell table:style-name="ce39" table:formula="of:=([.R33]+1/2*[.Q33])*(-[.M3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R33]+1/2*[.Q33])*[.P34]" office:value-type="float" office:value="0" calcext:value-type="float">
            <text:p>0</text:p>
          </table:table-cell>
          <table:table-cell table:style-name="ce53"/>
          <table:table-cell table:style-name="ce39" table:formula="of:=[.S33]*([.M34]-[.P34])" office:value-type="float" office:value="0" calcext:value-type="float">
            <text:p>0</text:p>
          </table:table-cell>
          <table:table-cell table:style-name="ce31"/>
          <table:table-cell table:style-name="ce42"/>
          <table:table-cell table:style-name="ce39" table:formula="of:=([.AC33]+1/2*[.AB33])*(-[.X34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33]+1/2*[.AB33])*[.AA34]" office:value-type="float" office:value="0" calcext:value-type="float">
            <text:p>0</text:p>
          </table:table-cell>
          <table:table-cell table:style-name="ce53"/>
          <table:table-cell table:style-name="ce39" table:formula="of:=[.AD33]*([.X34]-[.AA3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5" calcext:value-type="float">
            <text:p>35</text:p>
          </table:table-cell>
          <table:table-cell table:style-name="ce25" office:value-type="string" calcext:value-type="string" table:number-columns-spanned="5" table:number-rows-spanned="1">
            <text:p>FRAGMENTATION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/>
          <table:table-cell table:style-name="ce52" office:value-type="float" office:value="16" calcext:value-type="float">
            <text:p>16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Q35]+[.R35]" office:value-type="float" office:value="0" calcext:value-type="float">
            <text:p>0</text:p>
          </table:table-cell>
          <table:table-cell/>
          <table:table-cell table:style-name="ce52" office:value-type="float" office:value="32" calcext:value-type="float">
            <text:p>32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5]+[.A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6" calcext:value-type="float">
            <text:p>36</text:p>
          </table:table-cell>
          <table:table-cell table:style-name="ce25" office:value-type="string" calcext:value-type="string" table:number-columns-spanned="5" table:number-rows-spanned="1">
            <text:p>FUMIGENE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/>
          <table:table-cell table:style-name="ce53"/>
          <table:table-cell table:style-name="ce39" table:formula="of:=([.R35]+1/2*[.Q35])*(-[.M3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R35]+1/2*[.Q35])*[.P36]" office:value-type="float" office:value="0" calcext:value-type="float">
            <text:p>0</text:p>
          </table:table-cell>
          <table:table-cell table:style-name="ce53"/>
          <table:table-cell table:style-name="ce39" table:formula="of:=[.S35]*([.M36]-[.P36])" office:value-type="float" office:value="0" calcext:value-type="float">
            <text:p>0</text:p>
          </table:table-cell>
          <table:table-cell/>
          <table:table-cell table:style-name="ce54"/>
          <table:table-cell table:style-name="ce39" table:formula="of:=([.AC35]+1/2*[.AB35])*(-[.X36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35]+1/2*[.AB35])*[.AA36]" office:value-type="float" office:value="0" calcext:value-type="float">
            <text:p>0</text:p>
          </table:table-cell>
          <table:table-cell table:style-name="ce53"/>
          <table:table-cell table:style-name="ce39" table:formula="of:=[.AD35]*([.X36]-[.AA3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7" calcext:value-type="float">
            <text:p>37</text:p>
          </table:table-cell>
          <table:table-cell table:style-name="ce25" office:value-type="string" calcext:value-type="string" table:number-columns-spanned="5" table:number-rows-spanned="1">
            <text:p>FLASHBANG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/>
          <table:table-cell table:style-name="ce52" office:value-type="float" office:value="17" calcext:value-type="float">
            <text:p>17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Q37]+[.R37]" office:value-type="float" office:value="0" calcext:value-type="float">
            <text:p>0</text:p>
          </table:table-cell>
          <table:table-cell/>
          <table:table-cell table:style-name="ce52" office:value-type="float" office:value="33" calcext:value-type="float">
            <text:p>33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7]+[.A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8" calcext:value-type="float">
            <text:p>38</text:p>
          </table:table-cell>
          <table:table-cell table:style-name="ce25" office:value-type="string" calcext:value-type="string" table:number-columns-spanned="5" table:number-rows-spanned="1">
            <text:p>GAZ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/>
          <table:table-cell table:style-name="ce53"/>
          <table:table-cell table:style-name="ce39" table:formula="of:=([.R37]+1/2*[.Q37])*(-[.M38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R37]+1/2*[.Q37])*[.P38]" office:value-type="float" office:value="0" calcext:value-type="float">
            <text:p>0</text:p>
          </table:table-cell>
          <table:table-cell table:style-name="ce53"/>
          <table:table-cell table:style-name="ce39" table:formula="of:=[.S37]*([.M38]-[.P38])" office:value-type="float" office:value="0" calcext:value-type="float">
            <text:p>0</text:p>
          </table:table-cell>
          <table:table-cell/>
          <table:table-cell table:style-name="ce54"/>
          <table:table-cell table:style-name="ce39" table:formula="of:=([.AC37]+1/2*[.AB37])*(-[.X38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37]+1/2*[.AB37])*[.AA38]" office:value-type="float" office:value="0" calcext:value-type="float">
            <text:p>0</text:p>
          </table:table-cell>
          <table:table-cell table:style-name="ce53"/>
          <table:table-cell table:style-name="ce39" table:formula="of:=[.AD37]*([.X38]-[.AA3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9" calcext:value-type="float">
            <text:p>39</text:p>
          </table:table-cell>
          <table:table-cell table:style-name="ce26" office:value-type="string" calcext:value-type="string" table:number-columns-spanned="5" table:number-rows-spanned="1">
            <text:p>FUSION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/>
          <table:table-cell table:style-name="ce52" office:value-type="float" office:value="18" calcext:value-type="float">
            <text:p>18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repeated="2"/>
          <table:table-cell table:style-name="ce63" table:formula="of:=[.Q39]+[.R39]" office:value-type="float" office:value="0" calcext:value-type="float">
            <text:p>0</text:p>
          </table:table-cell>
          <table:table-cell/>
          <table:table-cell table:style-name="ce52" office:value-type="float" office:value="34" calcext:value-type="float">
            <text:p>34</text:p>
          </table:table-cell>
          <table:table-cell table:style-name="ce58"/>
          <table:table-cell table:style-name="ce59" table:number-columns-spanned="5" table:number-rows-spanned="1"/>
          <table:covered-table-cell table:number-columns-repeated="4"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9]+[.A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40" calcext:value-type="float">
            <text:p>40</text:p>
          </table:table-cell>
          <table:table-cell table:style-name="ce26" office:value-type="string" calcext:value-type="string" table:number-columns-spanned="5" table:number-rows-spanned="1">
            <text:p>PLASMA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/>
          <table:table-cell table:style-name="ce53"/>
          <table:table-cell table:style-name="ce39" table:formula="of:=([.R39]+1/2*[.Q39])*(-[.M4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R39]+1/2*[.Q39])*[.P40]" office:value-type="float" office:value="0" calcext:value-type="float">
            <text:p>0</text:p>
          </table:table-cell>
          <table:table-cell table:style-name="ce53"/>
          <table:table-cell table:style-name="ce39" table:formula="of:=[.S39]*([.M40]-[.P40])" office:value-type="float" office:value="0" calcext:value-type="float">
            <text:p>0</text:p>
          </table:table-cell>
          <table:table-cell/>
          <table:table-cell table:style-name="ce54"/>
          <table:table-cell table:style-name="ce39" table:formula="of:=([.AC39]+1/2*[.AB39])*(-[.X40])" office:value-type="float" office:value="-0" calcext:value-type="float">
            <text:p>0</text:p>
          </table:table-cell>
          <table:table-cell table:style-name="ce42" office:value-type="string" calcext:value-type="string">
            <text:p>COM</text:p>
          </table:table-cell>
          <table:table-cell table:style-name="ce60"/>
          <table:table-cell table:style-name="ce53"/>
          <table:table-cell table:style-name="ce42" office:value-type="string" calcext:value-type="string">
            <text:p>REQ</text:p>
          </table:table-cell>
          <table:table-cell table:style-name="ce42"/>
          <table:table-cell table:style-name="ce42" table:formula="of:=([.AC39]+1/2*[.AB39])*[.AA40]" office:value-type="float" office:value="0" calcext:value-type="float">
            <text:p>0</text:p>
          </table:table-cell>
          <table:table-cell table:style-name="ce53"/>
          <table:table-cell table:style-name="ce39" table:formula="of:=[.AD39]*([.X40]-[.AA4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8" table:number-columns-repeated="29"/>
          <table:table-cell table:style-name="ce67"/>
          <table:table-cell table:number-columns-repeated="5"/>
        </table:table-row>
        <table:table-row table:style-name="ro2" table:number-rows-repeated="25">
          <table:table-cell table:style-name="Default"/>
          <table:table-cell table:number-columns-repeated="29"/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29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opperplate Gothic Bold" svg:font-family="'Copperplate Gothic Bold'" style:font-family-generic="swiss" style:font-pitch="variable"/>
    <style:font-face style:name="Franklin Gothic Demi" svg:font-family="'Franklin Gothic Demi'" style:font-family-generic="swiss" style:font-pitch="variable"/>
    <style:font-face style:name="Franklin Gothic Medium Cond" svg:font-family="'Franklin Gothic Medium Cond'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fo:margin-top="0.4cm" fo:margin-bottom="0.499cm" fo:margin-left="0.499cm" fo:margin-right="0.499cm" style:shadow="none" fo:background-color="transparent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0/00/0000</text:date>, <text:time style:data-style-name="N2" text:time-value="0000-00-00T18:32:11.1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Windows_x86 LibreOffice_project/40ff705089295be5be0aae9b15123f687c05b0a</meta:generator>
    <dc:date>2014-06-23T18:52:02.296000000</dc:date>
    <meta:editing-cycles>54</meta:editing-cycles>
    <meta:editing-duration>P2DT9H51M4S</meta:editing-duration>
    <meta:document-statistic meta:table-count="10" meta:cell-count="4061" meta:object-count="0"/>
    <meta:user-defined meta:name="Info 1"/>
    <meta:user-defined meta:name="Info 2"/>
    <meta:user-defined meta:name="Info 3"/>
    <meta:user-defined meta:name="Info 4"/>
  </office:meta>
</office:document-meta>
</file>